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content.xml" manifest:media-type="text/xml"/>
  <manifest:file-entry manifest:full-path="meta.xml" manifest:media-type="text/xml"/>
  <manifest:file-entry manifest:full-path="styles.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Roboto Condensed" svg:font-family="&quot;Roboto Condensed&quot;"/>
    <style:font-face style:name="Yahoo Sans Finance" svg:font-family="&quot;Yahoo Sans Finance&quot;"/>
    <style:font-face style:name="Söhne" svg:font-family="Söhne"/>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2pt solid #000000" fo:border-left="none" fo:border-right="none"/>
    </style:style>
    <style:style style:name="ce3" style:family="table-cell" style:parent-style-name="Default" style:data-style-name="N0">
      <style:table-cell-properties fo:border-top="none" fo:border-bottom="2pt solid #000000" fo:border-left="none" fo:border-right="2pt solid #000000"/>
    </style:style>
    <style:style style:name="ce4" style:family="table-cell" style:parent-style-name="Default" style:data-style-name="N0">
      <style:table-cell-properties style:vertical-align="automatic"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fo:border-top="none" fo:border-bottom="2pt solid #000000" fo:border-left="2pt solid #000000" fo:border-right="none"/>
      <style:text-properties fo:font-weight="bold" style:font-weight-asian="bold" style:font-weight-complex="bold" style:font-family-generic="swiss"/>
    </style:style>
    <style:style style:name="ce6" style:family="table-cell" style:parent-style-name="Default" style:data-style-name="N14">
      <style:table-cell-properties fo:border-top="none" fo:border-bottom="none" fo:border-left="none" fo:border-right="2pt solid #000000"/>
      <style:text-properties style:font-name="Roboto Condensed" style:font-name-asian="Roboto Condensed" style:font-name-complex="Roboto Condensed" fo:font-size="11pt" style:font-size-asian="11pt" style:font-size-complex="11pt" fo:font-weight="bold" style:font-weight-asian="bold" style:font-weight-complex="bold" style:font-family-generic="swiss"/>
    </style:style>
    <style:style style:name="ce7" style:family="table-cell" style:parent-style-name="Default" style:data-style-name="N14">
      <style:table-cell-properties fo:border-top="none" fo:border-bottom="none" fo:border-left="none" fo:border-right="2pt solid #000000"/>
      <style:text-properties fo:color="#1A1A1A" style:font-name="Roboto Condensed" style:font-name-asian="Roboto Condensed" style:font-name-complex="Roboto Condensed" fo:font-size="11pt" style:font-size-asian="11pt" style:font-size-complex="11pt" fo:font-weight="bold" style:font-weight-asian="bold" style:font-weight-complex="bold" style:font-family-generic="swiss"/>
    </style:style>
    <style:style style:name="ce8" style:family="table-cell" style:parent-style-name="Default" style:data-style-name="N14">
      <style:table-cell-properties fo:border-top="thin solid #000000" fo:border-bottom="thin solid #000000" fo:border-left="thin solid #000000" fo:border-right="2pt solid #000000"/>
      <style:text-properties fo:color="#1A1A1A" style:font-name="Roboto Condensed" style:font-name-asian="Roboto Condensed" style:font-name-complex="Roboto Condensed" fo:font-size="11pt" style:font-size-asian="11pt" style:font-size-complex="11pt" fo:font-weight="bold" style:font-weight-asian="bold" style:font-weight-complex="bold" style:font-family-generic="swiss"/>
    </style:style>
    <style:style style:name="ce9" style:family="table-cell" style:parent-style-name="Default" style:data-style-name="N0">
      <style:text-properties fo:font-size="11pt" style:font-size-asian="11pt" style:font-size-complex="11pt" style:font-family-generic="swiss"/>
    </style:style>
    <style:style style:name="ce10" style:family="table-cell" style:parent-style-name="Default" style:data-style-name="N0">
      <style:table-cell-properties fo:border="2pt solid #000000" style:vertical-align="middle" fo:background-color="#00FF00"/>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op="none" fo:border-bottom="2pt solid #000000" fo:border-left="none" fo:border-right="none"/>
      <style:text-properties fo:font-size="11pt" style:font-size-asian="11pt" style:font-size-complex="11pt" style:font-family-generic="swiss"/>
    </style:style>
    <style:style style:name="ce12" style:family="table-cell" style:parent-style-name="Default" style:data-style-name="N37">
      <style:table-cell-properties fo:border-top="2pt solid #000000" fo:border-bottom="thin solid #000000" fo:border-left="2pt solid #000000" fo:border-right="thin solid #000000" fo:background-color="#00FF00"/>
      <style:text-properties fo:font-size="11pt" style:font-size-asian="11pt" style:font-size-complex="11pt" fo:font-weight="bold" style:font-weight-asian="bold" style:font-weight-complex="bold" style:font-family-generic="swiss"/>
    </style:style>
    <style:style style:name="ce13" style:family="table-cell" style:parent-style-name="Default" style:data-style-name="N37">
      <style:table-cell-properties fo:border-top="2pt solid #000000" fo:border-bottom="thin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14" style:family="table-cell" style:parent-style-name="Default" style:data-style-name="N0">
      <style:table-cell-properties fo:border-top="none" fo:border-bottom="2pt solid #000000" fo:border-left="2pt solid #000000" fo:border-right="none" style:vertical-align="middle" fo:background-color="#00FF00"/>
      <style:text-properties fo:color="#000000" fo:font-size="11pt" style:font-size-asian="11pt" style:font-size-complex="11pt" fo:font-weight="bold" style:font-weight-asian="bold" style:font-weight-complex="bold" style:font-family-generic="swiss"/>
    </style:style>
    <style:style style:name="ce15" style:family="table-cell" style:parent-style-name="Currency" style:data-style-name="N37">
      <style:table-cell-properties fo:border-top="none" fo:border-bottom="thin double #000000" fo:border-left="2pt solid #000000" fo:border-right="2pt solid #000000" style:vertical-align="middle" fo:background-color="#00FF00"/>
      <style:text-properties fo:color="#000000" fo:font-size="11pt" style:font-size-asian="11pt" style:font-size-complex="11pt" fo:font-weight="bold" style:font-weight-asian="bold" style:font-weight-complex="bold" style:font-family-generic="swiss"/>
    </style:style>
    <style:style style:name="ce16" style:family="table-cell" style:parent-style-name="Default" style:data-style-name="N37">
      <style:table-cell-properties fo:border-top="thin solid #000000" fo:border-bottom="thin solid #000000" fo:border-left="2pt solid #000000" fo:border-right="thin solid #000000" fo:background-color="#00FF00"/>
      <style:text-properties fo:font-size="11pt" style:font-size-asian="11pt" style:font-size-complex="11pt" fo:font-weight="bold" style:font-weight-asian="bold" style:font-weight-complex="bold" style:font-family-generic="swiss"/>
    </style:style>
    <style:style style:name="ce17" style:family="table-cell" style:parent-style-name="Default" style:data-style-name="N37">
      <style:table-cell-properties fo:border-top="thin solid #000000" fo:border-bottom="thin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18" style:family="table-cell" style:parent-style-name="Default" style:data-style-name="N37">
      <style:table-cell-properties fo:border-top="thin solid #000000" fo:border-bottom="2pt solid #000000" fo:border-left="2pt solid #000000" fo:border-right="thin solid #000000" fo:background-color="#00FF00"/>
      <style:text-properties fo:font-size="11pt" style:font-size-asian="11pt" style:font-size-complex="11pt" fo:font-weight="bold" style:font-weight-asian="bold" style:font-weight-complex="bold" style:font-family-generic="swiss"/>
    </style:style>
    <style:style style:name="ce19" style:family="table-cell" style:parent-style-name="Default" style:data-style-name="N37">
      <style:table-cell-properties fo:border-top="thin solid #000000" fo:border-bottom="2pt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20" style:family="table-cell" style:parent-style-name="Default" style:data-style-name="N14">
      <style:table-cell-properties fo:border-top="thin solid #000000" fo:border-bottom="2pt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21" style:family="table-cell" style:parent-style-name="Default" style:data-style-name="N0">
      <style:table-cell-properties fo:border-top="2pt solid #000000" fo:border-bottom="2pt solid #000000" fo:border-left="2pt solid #000000" fo:border-right="none" style:vertical-align="middle" fo:background-color="#00FF00"/>
      <style:text-properties fo:color="#000000" fo:font-size="11pt" style:font-size-asian="11pt" style:font-size-complex="11pt" fo:font-weight="bold" style:font-weight-asian="bold" style:font-weight-complex="bold" style:font-family-generic="swiss"/>
    </style:style>
    <style:style style:name="ce22" style:family="table-cell" style:parent-style-name="Currency" style:data-style-name="N37">
      <style:table-cell-properties fo:border-top="2pt solid #000000" fo:border-bottom="thin double #000000" fo:border-left="2pt solid #000000" fo:border-right="2pt solid #000000" style:vertical-align="middle" fo:background-color="#00FF00"/>
      <style:text-properties fo:color="#000000" fo:font-size="11pt" style:font-size-asian="11pt" style:font-size-complex="11pt" fo:font-weight="bold" style:font-weight-asian="bold" style:font-weight-complex="bold" style:font-family-generic="swiss"/>
    </style:style>
    <style:style style:name="ce23" style:family="table-cell" style:parent-style-name="Default" style:data-style-name="N0">
      <style:table-cell-properties fo:border="thin solid #000000" fo:background-color="#BFBFBF"/>
      <style:text-properties fo:font-size="11pt" style:font-size-asian="11pt" style:font-size-complex="11pt" fo:font-weight="bold" style:font-weight-asian="bold" style:font-weight-complex="bold" style:font-family-generic="swiss"/>
    </style:style>
    <style:style style:name="ce24" style:family="table-cell" style:parent-style-name="Default" style:data-style-name="N0">
      <style:table-cell-properties fo:border="thin solid #000000"/>
      <style:text-properties fo:font-size="11pt" style:font-size-asian="11pt" style:font-size-complex="11pt" style:font-family-generic="swiss"/>
    </style:style>
    <style:style style:name="ce25" style:family="table-cell" style:parent-style-name="Default" style:data-style-name="N0">
      <style:table-cell-properties fo:border-top="2pt solid #000000" fo:border-bottom="2pt solid #000000" fo:border-left="2pt solid #000000" fo:border-right="2pt solid #000000" style:vertical-align="middle" fo:background-color="#C20EA4"/>
      <style:text-properties fo:color="#FFFFFF" fo:font-size="11pt" style:font-size-asian="11pt" style:font-size-complex="11pt" fo:font-weight="bold" style:font-weight-asian="bold" style:font-weight-complex="bold" style:font-family-generic="swiss"/>
    </style:style>
    <style:style style:name="ce26" style:family="table-cell" style:parent-style-name="Default" style:data-style-name="N0">
      <style:table-cell-properties fo:border-top="2pt solid #000000" fo:border-bottom="2pt solid #000000" fo:border-left="2pt solid #000000" fo:border-right="2pt solid #000000" style:vertical-align="middle" fo:background-color="#C20EA4"/>
      <style:text-properties fo:color="#FFFFFF" fo:font-size="11pt" style:font-size-asian="11pt" style:font-size-complex="11pt" fo:font-weight="bold" style:font-weight-asian="bold" style:font-weight-complex="bold" style:font-family-generic="swiss"/>
    </style:style>
    <style:style style:name="ce27" style:family="table-cell" style:parent-style-name="Default" style:data-style-name="N0">
      <style:table-cell-properties fo:border-top="2pt solid #000000" fo:border-bottom="2pt solid #000000" fo:border-left="2pt solid #000000" fo:border-right="2pt solid #000000" style:vertical-align="middle" fo:background-color="#C20EA4"/>
      <style:text-properties fo:color="#FFFFFF" fo:font-size="11pt" style:font-size-asian="11pt" style:font-size-complex="11pt" fo:font-weight="bold" style:font-weight-asian="bold" style:font-weight-complex="bold" style:font-family-generic="swiss"/>
    </style:style>
    <style:style style:name="ce28" style:family="table-cell" style:parent-style-name="Default" style:data-style-name="N37">
      <style:table-cell-properties fo:border-top="2pt solid #000000" fo:border-bottom="thin solid #000000" fo:border-left="2pt solid #000000" fo:border-right="thin solid #000000" fo:background-color="#C20EA4"/>
      <style:text-properties fo:color="#FFFFFF" fo:font-size="11pt" style:font-size-asian="11pt" style:font-size-complex="11pt" fo:font-weight="bold" style:font-weight-asian="bold" style:font-weight-complex="bold" style:font-family-generic="swiss"/>
    </style:style>
    <style:style style:name="ce29" style:family="table-cell" style:parent-style-name="Default" style:data-style-name="N0">
      <style:table-cell-properties fo:border-top="none" fo:border-bottom="2pt solid #000000" fo:border-left="2pt solid #000000" fo:border-right="none" style:vertical-align="middle" fo:background-color="#C20EA4"/>
      <style:text-properties fo:color="#FFFFFF" fo:font-size="11pt" style:font-size-asian="11pt" style:font-size-complex="11pt" fo:font-weight="bold" style:font-weight-asian="bold" style:font-weight-complex="bold" style:font-family-generic="swiss"/>
    </style:style>
    <style:style style:name="ce30" style:family="table-cell" style:parent-style-name="Default" style:data-style-name="N47">
      <style:table-cell-properties fo:border-top="none" fo:border-bottom="thin double #000000" fo:border-left="2pt solid #000000" fo:border-right="none" style:vertical-align="middle" fo:background-color="#C20EA4"/>
      <style:text-properties fo:color="#FFFFFF" fo:font-size="11pt" style:font-size-asian="11pt" style:font-size-complex="11pt" fo:font-weight="bold" style:font-weight-asian="bold" style:font-weight-complex="bold" style:font-family-generic="swiss"/>
    </style:style>
    <style:style style:name="ce31" style:family="table-cell" style:parent-style-name="Default" style:data-style-name="N37">
      <style:table-cell-properties fo:border-top="thin solid #000000" fo:border-bottom="thin solid #000000" fo:border-left="2pt solid #000000" fo:border-right="thin solid #000000" fo:background-color="#C20EA4"/>
      <style:text-properties fo:color="#FFFFFF" fo:font-size="11pt" style:font-size-asian="11pt" style:font-size-complex="11pt" fo:font-weight="bold" style:font-weight-asian="bold" style:font-weight-complex="bold" style:font-family-generic="swiss"/>
    </style:style>
    <style:style style:name="ce32" style:family="table-cell" style:parent-style-name="Default" style:data-style-name="N37">
      <style:table-cell-properties fo:border-top="thin solid #000000" fo:border-bottom="2pt solid #000000" fo:border-left="2pt solid #000000" fo:border-right="thin solid #000000" fo:background-color="#C20EA4"/>
      <style:text-properties fo:color="#FFFFFF" fo:font-size="11pt" style:font-size-asian="11pt" style:font-size-complex="11pt" fo:font-weight="bold" style:font-weight-asian="bold" style:font-weight-complex="bold" style:font-family-generic="swiss"/>
    </style:style>
    <style:style style:name="ce33" style:family="table-cell" style:parent-style-name="Default" style:data-style-name="N0">
      <style:table-cell-properties fo:border-top="2pt solid #000000" fo:border-bottom="2pt solid #000000" fo:border-left="2pt solid #000000" fo:border-right="none" style:vertical-align="middle" fo:background-color="#C20EA4"/>
      <style:text-properties fo:color="#FFFFFF" fo:font-size="11pt" style:font-size-asian="11pt" style:font-size-complex="11pt" fo:font-weight="bold" style:font-weight-asian="bold" style:font-weight-complex="bold" style:font-family-generic="swiss"/>
    </style:style>
    <style:style style:name="ce34" style:family="table-cell" style:parent-style-name="Default" style:data-style-name="N47">
      <style:table-cell-properties fo:border-top="2pt solid #000000" fo:border-bottom="thin double #000000" fo:border-left="2pt solid #000000" fo:border-right="none" style:vertical-align="middle" fo:background-color="#C20EA4"/>
      <style:text-properties fo:color="#FFFFFF" fo:font-size="11pt" style:font-size-asian="11pt" style:font-size-complex="11pt" fo:font-weight="bold" style:font-weight-asian="bold" style:font-weight-complex="bold" style:font-family-generic="swiss"/>
    </style:style>
    <style:style style:name="ce35" style:family="table-cell" style:parent-style-name="Default" style:data-style-name="N0">
      <style:table-cell-properties fo:border-top="2pt solid #000000" fo:border-bottom="thin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36" style:family="table-cell" style:parent-style-name="Default" style:data-style-name="N42">
      <style:table-cell-properties fo:border-top="2pt solid #000000" fo:border-bottom="thin solid #000000" fo:border-left="thin solid #000000" fo:border-right="none" style:vertical-align="automatic" fo:wrap-option="wrap"/>
      <style:text-properties fo:color="#000000" fo:font-size="11pt" style:font-size-asian="11pt" style:font-size-complex="11pt" fo:font-weight="bold" style:font-weight-asian="bold" style:font-weight-complex="bold" style:font-family-generic="swiss"/>
    </style:style>
    <style:style style:name="ce37" style:family="table-cell" style:parent-style-name="Default" style:data-style-name="N0">
      <style:table-cell-properties fo:border-top="2pt solid #000000" fo:border-bottom="2pt solid #000000" fo:border-left="2pt solid #000000" fo:border-right="none"/>
      <style:text-properties fo:font-size="11pt" style:font-size-asian="11pt" style:font-size-complex="11pt" fo:font-weight="bold" style:font-weight-asian="bold" style:font-weight-complex="bold" style:font-family-generic="swiss"/>
    </style:style>
    <style:style style:name="ce38" style:family="table-cell" style:parent-style-name="Default" style:data-style-name="N14">
      <style:table-cell-properties fo:border-top="2pt solid #000000" fo:border-bottom="2pt solid #000000" fo:border-left="none" fo:border-right="2pt solid #000000"/>
      <style:text-properties fo:font-size="11pt" style:font-size-asian="11pt" style:font-size-complex="11pt" fo:font-weight="bold" style:font-weight-asian="bold" style:font-weight-complex="bold" style:font-family-generic="swiss"/>
    </style:style>
    <style:style style:name="ce39" style:family="table-cell" style:parent-style-name="Default" style:data-style-name="N0">
      <style:table-cell-properties fo:border-top="2pt solid #000000" fo:border-bottom="thin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40" style:family="table-cell" style:parent-style-name="Default" style:data-style-name="N14">
      <style:table-cell-properties fo:border-top="2pt solid #000000" fo:border-bottom="thin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41" style:family="table-cell" style:parent-style-name="Default" style:data-style-name="N0">
      <style:text-properties fo:font-size="11pt" style:font-size-asian="11pt" style:font-size-complex="11pt" fo:font-weight="bold" style:font-weight-asian="bold" style:font-weight-complex="bold" style:font-family-generic="swiss"/>
    </style:style>
    <style:style style:name="ce42" style:family="table-cell" style:parent-style-name="Default" style:data-style-name="N0">
      <style:table-cell-properties fo:border-top="thin solid #000000" fo:border-bottom="thin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43" style:family="table-cell" style:parent-style-name="Default" style:data-style-name="N45">
      <style:table-cell-properties fo:border-top="thin solid #000000" fo:border-bottom="thin solid #000000" fo:border-left="thin solid #000000" fo:border-right="2pt solid #000000" style:vertical-align="automatic" fo:wrap-option="wrap"/>
      <style:text-properties fo:color="#000000" fo:font-size="11pt" style:font-size-asian="11pt" style:font-size-complex="11pt" fo:font-weight="bold" style:font-weight-asian="bold" style:font-weight-complex="bold" style:font-family-generic="swiss"/>
    </style:style>
    <style:style style:name="ce44" style:family="table-cell" style:parent-style-name="Default" style:data-style-name="N0">
      <style:text-properties fo:color="#000000" fo:font-size="11pt" style:font-size-asian="11pt" style:font-size-complex="11pt" fo:font-weight="bold" style:font-weight-asian="bold" style:font-weight-complex="bold" style:font-family-generic="swiss"/>
    </style:style>
    <style:style style:name="ce45" style:family="table-cell" style:parent-style-name="Default" style:data-style-name="N0">
      <style:table-cell-properties fo:border-top="thin solid #000000" fo:border-bottom="thin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46" style:family="table-cell" style:parent-style-name="Default" style:data-style-name="N0">
      <style:table-cell-properties fo:border-top="thin solid #000000" fo:border-bottom="thin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47" style:family="table-cell" style:parent-style-name="Default" style:data-style-name="N0">
      <style:table-cell-properties fo:border-top="thin solid #000000" fo:border-bottom="thin solid #000000" fo:border-left="thin solid #000000" fo:border-right="2pt solid #000000" fo:background-color="#FFFFFF"/>
      <style:text-properties fo:color="#232A31" style:font-name="Yahoo Sans Finance" style:font-name-asian="Yahoo Sans Finance" style:font-name-complex="Yahoo Sans Finance" fo:font-size="11pt" style:font-size-asian="11pt" style:font-size-complex="11pt" fo:font-weight="bold" style:font-weight-asian="bold" style:font-weight-complex="bold"/>
    </style:style>
    <style:style style:name="ce48" style:family="table-cell" style:parent-style-name="Default" style:data-style-name="N42">
      <style:table-cell-properties fo:border-top="thin solid #000000" fo:border-bottom="thin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49" style:family="table-cell" style:parent-style-name="Default" style:data-style-name="N0">
      <style:table-cell-properties fo:border-top="thin solid #000000" fo:border-bottom="thin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50" style:family="table-cell" style:parent-style-name="Default" style:data-style-name="N0">
      <style:table-cell-properties fo:border-top="thin solid #000000" fo:border-bottom="2pt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51" style:family="table-cell" style:parent-style-name="Default" style:data-style-name="N0">
      <style:table-cell-properties fo:border-top="thin solid #000000" fo:border-bottom="2pt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52" style:family="table-cell" style:parent-style-name="Default" style:data-style-name="N0">
      <style:table-cell-properties fo:border-top="thin solid #000000" fo:border-bottom="2pt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53" style:family="table-cell" style:parent-style-name="Default" style:data-style-name="N42">
      <style:table-cell-properties fo:border-top="thin solid #000000" fo:border-bottom="2pt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54" style:family="table-cell" style:parent-style-name="Default" style:data-style-name="N0">
      <style:text-properties fo:color="#000000" fo:font-size="11pt" style:font-size-asian="11pt" style:font-size-complex="11pt" style:font-family-generic="swiss"/>
    </style:style>
    <style:style style:name="ce55" style:family="table-cell" style:parent-style-name="Default" style:data-style-name="N0">
      <style:table-cell-properties fo:border-top="thin solid #000000" fo:border-bottom="thin solid #000000" fo:border-left="2pt solid #000000" fo:border-right="thin solid #000000"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57" style:family="table-cell" style:parent-style-name="Default" style:data-style-name="N0">
      <style:table-cell-properties fo:border-top="thin solid #000000" fo:border-bottom="thin solid #000000" fo:border-left="thin solid #000000" fo:border-right="2pt solid #000000" fo:background-color="#00FF00"/>
      <style:text-properties fo:color="#000000" fo:font-size="11pt" style:font-size-asian="11pt" style:font-size-complex="11pt" fo:font-weight="bold" style:font-weight-asian="bold" style:font-weight-complex="bold" style:font-family-generic="swiss"/>
    </style:style>
    <style:style style:name="ce58" style:family="table-cell" style:parent-style-name="Default" style:data-style-name="N0">
      <style:table-cell-properties fo:border-top="thin solid #000000" fo:border-bottom="thin solid #000000" fo:border-left="2pt solid #000000" fo:border-right="thin solid #000000"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59" style:family="table-cell" style:parent-style-name="Default" style:data-style-name="N0">
      <style:table-cell-properties fo:border-top="thin solid #000000" fo:border-bottom="thin solid #000000" fo:border-left="thin solid #000000" fo:border-right="2pt solid #000000" fo:background-color="#00FF00"/>
      <style:text-properties fo:color="#000000" fo:font-size="11pt" style:font-size-asian="11pt" style:font-size-complex="11pt" fo:font-weight="bold" style:font-weight-asian="bold" style:font-weight-complex="bold" style:font-family-generic="swiss"/>
    </style:style>
    <style:style style:name="ce60" style:family="table-cell" style:parent-style-name="Default" style:data-style-name="N0">
      <style:table-cell-properties fo:border-top="thin solid #000000" fo:border-bottom="thin solid #000000" fo:border-left="2pt solid #000000" fo:border-right="thin solid #000000"/>
      <style:text-properties fo:font-size="11pt" style:font-size-asian="11pt" style:font-size-complex="11pt" fo:font-weight="bold" style:font-weight-asian="bold" style:font-weight-complex="bold" style:font-family-generic="swiss"/>
    </style:style>
    <style:style style:name="ce61" style:family="table-cell" style:parent-style-name="Default" style:data-style-name="N0">
      <style:table-cell-properties fo:border="thin solid #000000"/>
      <style:text-properties fo:font-size="11pt" style:font-size-asian="11pt" style:font-size-complex="11pt" fo:font-weight="bold" style:font-weight-asian="bold" style:font-weight-complex="bold" style:font-family-generic="swiss"/>
    </style:style>
    <style:style style:name="ce62" style:family="table-cell" style:parent-style-name="Default" style:data-style-name="N0">
      <style:table-cell-properties fo:border="thin solid #000000"/>
      <style:text-properties fo:color="#000000" fo:font-size="11pt" style:font-size-asian="11pt" style:font-size-complex="11pt" fo:font-weight="bold" style:font-weight-asian="bold" style:font-weight-complex="bold" style:font-family-generic="swiss"/>
    </style:style>
    <style:style style:name="ce63" style:family="table-cell" style:parent-style-name="Default" style:data-style-name="N0">
      <style:table-cell-properties fo:border="thin solid #000000" fo:background-color="#00FF00"/>
      <style:text-properties fo:color="#000000" fo:font-size="11pt" style:font-size-asian="11pt" style:font-size-complex="11pt" fo:font-weight="bold" style:font-weight-asian="bold" style:font-weight-complex="bold" style:font-family-generic="swiss"/>
    </style:style>
    <style:style style:name="ce64" style:family="table-cell" style:parent-style-name="Default" style:data-style-name="N0">
      <style:table-cell-properties fo:border-top="thin solid #000000" fo:border-bottom="thin solid #000000" fo:border-left="thin solid #000000" fo:border-right="2pt solid #000000"/>
      <style:text-properties fo:color="#FF0000" fo:font-size="11pt" style:font-size-asian="11pt" style:font-size-complex="11pt" fo:font-weight="bold" style:font-weight-asian="bold" style:font-weight-complex="bold" style:font-family-generic="swiss"/>
    </style:style>
    <style:style style:name="ce65" style:family="table-cell" style:parent-style-name="Default" style:data-style-name="N0">
      <style:table-cell-properties fo:border-top="thin solid #000000" fo:border-bottom="thin solid #000000" fo:border-left="2pt solid #000000" fo:border-right="thin solid #000000"/>
      <style:text-properties fo:font-size="11pt" style:font-size-asian="11pt" style:font-size-complex="11pt" fo:font-weight="bold" style:font-weight-asian="bold" style:font-weight-complex="bold" style:font-family-generic="swiss"/>
    </style:style>
    <style:style style:name="ce66" style:family="table-cell" style:parent-style-name="Default" style:data-style-name="N0">
      <style:table-cell-properties fo:border-top="thin solid #000000" fo:border-bottom="thin solid #000000" fo:border-left="thin solid #000000" fo:border-right="2pt solid #000000"/>
      <style:text-properties fo:color="#FF0000" fo:font-size="11pt" style:font-size-asian="11pt" style:font-size-complex="11pt" fo:font-weight="bold" style:font-weight-asian="bold" style:font-weight-complex="bold" style:font-family-generic="swiss"/>
    </style:style>
    <style:style style:name="ce67" style:family="table-cell" style:parent-style-name="Default" style:data-style-name="N0">
      <style:table-cell-properties fo:border="thin solid #000000"/>
      <style:text-properties fo:color="#FF0000" fo:font-size="11pt" style:font-size-asian="11pt" style:font-size-complex="11pt" fo:font-weight="bold" style:font-weight-asian="bold" style:font-weight-complex="bold" style:font-family-generic="swiss"/>
    </style:style>
    <style:style style:name="ce68" style:family="table-cell" style:parent-style-name="Default" style:data-style-name="N0">
      <style:table-cell-properties fo:border-top="thin solid #000000" fo:border-bottom="thin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69" style:family="table-cell" style:parent-style-name="Default" style:data-style-name="N0">
      <style:table-cell-properties fo:border-top="thin solid #000000" fo:border-bottom="thin solid #000000" fo:border-left="2pt solid #000000" fo:border-right="thin solid #000000" fo:background-color="#00FF00"/>
      <style:text-properties fo:color="#000000" fo:font-size="11pt" style:font-size-asian="11pt" style:font-size-complex="11pt" fo:font-weight="bold" style:font-weight-asian="bold" style:font-weight-complex="bold" style:font-family-generic="swiss"/>
    </style:style>
    <style:style style:name="ce70" style:family="table-cell" style:parent-style-name="Default" style:data-style-name="N0">
      <style:table-cell-properties fo:border-top="thin solid #000000" fo:border-bottom="thin solid #000000" fo:border-left="2pt solid #000000" fo:border-right="thin solid #000000" fo:background-color="#00FF00"/>
      <style:text-properties fo:color="#000000" fo:font-size="11pt" style:font-size-asian="11pt" style:font-size-complex="11pt" fo:font-weight="bold" style:font-weight-asian="bold" style:font-weight-complex="bold" style:font-family-generic="swiss"/>
    </style:style>
    <style:style style:name="ce71" style:family="table-cell" style:parent-style-name="Default" style:data-style-name="N0">
      <style:table-cell-properties fo:border-top="thin solid #000000" fo:border-bottom="thin solid #000000" fo:border-left="2pt solid #000000" fo:border-right="thin solid #000000"/>
      <style:text-properties fo:color="#FF0000" fo:font-size="11pt" style:font-size-asian="11pt" style:font-size-complex="11pt" fo:font-weight="bold" style:font-weight-asian="bold" style:font-weight-complex="bold" style:font-family-generic="swiss"/>
    </style:style>
    <style:style style:name="ce72" style:family="table-cell" style:parent-style-name="Default" style:data-style-name="N0">
      <style:table-cell-properties fo:border-top="thin solid #000000" fo:border-bottom="thin solid #000000" fo:border-left="2pt solid #000000" fo:border-right="thin solid #000000"/>
      <style:text-properties fo:color="#FF0000" fo:font-size="11pt" style:font-size-asian="11pt" style:font-size-complex="11pt" fo:font-weight="bold" style:font-weight-asian="bold" style:font-weight-complex="bold" style:font-family-generic="swiss"/>
    </style:style>
    <style:style style:name="ce73" style:family="table-cell" style:parent-style-name="Default" style:data-style-name="N0">
      <style:table-cell-properties fo:border-top="2pt solid #000000" fo:border-bottom="thin solid #000000" fo:border-left="2pt solid #000000" fo:border-right="thin solid #000000" fo:background-color="#BFBFBF"/>
      <style:text-properties fo:font-size="11pt" style:font-size-asian="11pt" style:font-size-complex="11pt" fo:font-weight="bold" style:font-weight-asian="bold" style:font-weight-complex="bold" style:font-family-generic="swiss"/>
    </style:style>
    <style:style style:name="ce74" style:family="table-cell" style:parent-style-name="Default" style:data-style-name="N0">
      <style:table-cell-properties fo:border-top="2pt solid #000000" fo:border-bottom="thin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75" style:family="table-cell" style:parent-style-name="Default" style:data-style-name="N0">
      <style:table-cell-properties fo:border-top="thin solid #000000" fo:border-bottom="2pt solid #000000" fo:border-left="2pt solid #000000" fo:border-right="thin solid #000000" fo:background-color="#BFBFBF"/>
      <style:text-properties fo:font-size="11pt" style:font-size-asian="11pt" style:font-size-complex="11pt" fo:font-weight="bold" style:font-weight-asian="bold" style:font-weight-complex="bold" style:font-family-generic="swiss"/>
    </style:style>
    <style:style style:name="ce76" style:family="table-cell" style:parent-style-name="Currency" style:data-style-name="N1">
      <style:table-cell-properties fo:border-top="thin solid #000000" fo:border-bottom="2pt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77" style:family="table-cell" style:parent-style-name="Default" style:data-style-name="N0">
      <style:table-cell-properties fo:border-top="thin solid #000000" fo:border-bottom="2pt solid #000000" fo:border-left="thin solid #000000" fo:border-right="thin solid #000000"/>
      <style:text-properties fo:font-size="11pt" style:font-size-asian="11pt" style:font-size-complex="11pt" fo:font-weight="bold" style:font-weight-asian="bold" style:font-weight-complex="bold" style:font-family-generic="swiss"/>
    </style:style>
    <style:style style:name="ce78" style:family="table-cell" style:parent-style-name="Default" style:data-style-name="N0">
      <style:table-cell-properties fo:border-top="thin solid #000000" fo:border-bottom="2pt solid #000000" fo:border-left="thin solid #000000" fo:border-right="2pt solid #000000"/>
      <style:text-properties fo:color="#FF0000" fo:font-size="11pt" style:font-size-asian="11pt" style:font-size-complex="11pt" fo:font-weight="bold" style:font-weight-asian="bold" style:font-weight-complex="bold" style:font-family-generic="swiss"/>
    </style:style>
    <style:style style:name="ce79" style:family="table-cell" style:parent-style-name="Default" style:data-style-name="N0">
      <style:table-cell-properties fo:border-top="thin solid #000000" fo:border-bottom="2pt solid #000000" fo:border-left="thin solid #000000" fo:border-right="thin solid #000000"/>
      <style:text-properties fo:font-size="11pt" style:font-size-asian="11pt" style:font-size-complex="11pt" fo:font-weight="bold" style:font-weight-asian="bold" style:font-weight-complex="bold" style:font-family-generic="swiss"/>
    </style:style>
    <style:style style:name="ce80" style:family="table-cell" style:parent-style-name="Default" style:data-style-name="N0">
      <style:table-cell-properties fo:border-top="thin solid #000000" fo:border-bottom="2pt solid #000000" fo:border-left="thin solid #000000" fo:border-right="2pt solid #000000"/>
      <style:text-properties fo:color="#FF0000" fo:font-size="11pt" style:font-size-asian="11pt" style:font-size-complex="11pt" fo:font-weight="bold" style:font-weight-asian="bold" style:font-weight-complex="bold" style:font-family-generic="swiss"/>
    </style:style>
    <style:style style:name="ce81" style:family="table-cell" style:parent-style-name="Default" style:data-style-name="N37">
      <style:table-cell-properties fo:border-top="2pt solid #000000" fo:border-bottom="none" fo:border-left="none" fo:border-right="2pt solid #000000"/>
      <style:text-properties fo:font-size="11pt" style:font-size-asian="11pt" style:font-size-complex="11pt" fo:font-weight="bold" style:font-weight-asian="bold" style:font-weight-complex="bold" style:font-family-generic="swiss"/>
    </style:style>
    <style:style style:name="ce82" style:family="table-cell" style:parent-style-name="Percent" style:data-style-name="N14">
      <style:table-cell-properties fo:border-top="none" fo:border-bottom="2pt solid #000000" fo:border-left="none" fo:border-right="2pt solid #000000" style:vertical-align="automatic"/>
      <style:text-properties fo:font-size="11pt" style:font-size-asian="11pt" style:font-size-complex="11pt" fo:font-weight="bold" style:font-weight-asian="bold" style:font-weight-complex="bold" style:font-family-generic="swiss"/>
    </style:style>
    <style:style style:name="ce83" style:family="table-cell" style:parent-style-name="Percent" style:data-style-name="N14">
      <style:table-cell-properties fo:border-top="none" fo:border-bottom="2pt solid #000000" fo:border-left="none" fo:border-right="2pt solid #000000"/>
      <style:text-properties fo:font-size="11pt" style:font-size-asian="11pt" style:font-size-complex="11pt" fo:font-weight="bold" style:font-weight-asian="bold" style:font-weight-complex="bold" style:font-family-generic="swiss"/>
    </style:style>
    <style:style style:name="ce84" style:family="table-cell" style:parent-style-name="Currency" style:data-style-name="N37">
      <style:table-cell-properties fo:border-top="none" fo:border-bottom="none" fo:border-left="none" fo:border-right="2pt solid #000000" style:vertical-align="automatic"/>
      <style:text-properties fo:font-size="11pt" style:font-size-asian="11pt" style:font-size-complex="11pt" fo:font-weight="bold" style:font-weight-asian="bold" style:font-weight-complex="bold" style:font-family-generic="swiss"/>
    </style:style>
    <style:style style:name="ce85" style:family="table-cell" style:parent-style-name="Currency" style:data-style-name="N37">
      <style:table-cell-properties fo:border-top="none" fo:border-bottom="none" fo:border-left="none" fo:border-right="2pt solid #000000"/>
      <style:text-properties fo:font-size="11pt" style:font-size-asian="11pt" style:font-size-complex="11pt" fo:font-weight="bold" style:font-weight-asian="bold" style:font-weight-complex="bold" style:font-family-generic="swiss"/>
    </style:style>
    <style:style style:name="ce86" style:family="table-cell" style:parent-style-name="Default" style:data-style-name="N0">
      <style:table-cell-properties style:vertical-align="automatic" fo:wrap-option="wrap"/>
      <style:text-properties fo:color="#374151" style:font-name="Söhne" style:font-name-asian="Söhne" style:font-name-complex="Söhne" fo:font-size="11pt" style:font-size-asian="11pt" style:font-size-complex="11pt"/>
    </style:style>
    <style:style style:name="ce87" style:family="table-cell" style:parent-style-name="Default" style:data-style-name="N0">
      <style:table-cell-properties fo:border-top="2pt solid #000000" fo:border-bottom="thin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88" style:family="table-cell" style:parent-style-name="Default" style:data-style-name="N42">
      <style:table-cell-properties fo:border-top="2pt solid #000000" fo:border-bottom="thin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89" style:family="table-cell" style:parent-style-name="Default" style:data-style-name="N0">
      <style:table-cell-properties fo:border-top="2pt solid #000000" fo:border-bottom="2pt solid #000000" fo:border-left="none" fo:border-right="2pt solid #000000"/>
      <style:text-properties fo:font-size="11pt" style:font-size-asian="11pt" style:font-size-complex="11pt" fo:font-weight="bold" style:font-weight-asian="bold" style:font-weight-complex="bold" style:font-family-generic="swiss"/>
    </style:style>
    <style:style style:name="ce90" style:family="table-cell" style:parent-style-name="Default" style:data-style-name="N14">
      <style:table-cell-properties fo:border-top="2pt solid #000000" fo:border-bottom="thin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91" style:family="table-cell" style:parent-style-name="Default" style:data-style-name="N0">
      <style:table-cell-properties fo:border-top="2pt solid #000000" fo:border-bottom="2pt solid #000000" fo:border-left="none" fo:border-right="none"/>
      <style:text-properties fo:font-size="11pt" style:font-size-asian="11pt" style:font-size-complex="11pt" fo:font-weight="bold" style:font-weight-asian="bold" style:font-weight-complex="bold" style:font-family-generic="swiss"/>
    </style:style>
    <style:style style:name="ce92" style:family="table-cell" style:parent-style-name="Default" style:data-style-name="N14">
      <style:table-cell-properties fo:border-top="2pt solid #000000" fo:border-bottom="thin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93" style:family="table-cell" style:parent-style-name="Default" style:data-style-name="N0">
      <style:table-cell-properties fo:border-top="thin solid #000000" fo:border-bottom="thin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94" style:family="table-cell" style:parent-style-name="Default" style:data-style-name="N45">
      <style:table-cell-properties fo:border-top="thin solid #000000" fo:border-bottom="thin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95" style:family="table-cell" style:parent-style-name="Default" style:data-style-name="N0">
      <style:table-cell-properties fo:border-top="thin solid #000000" fo:border-bottom="thin solid #000000" fo:border-left="2pt solid #000000" fo:border-right="thin solid #000000" style:vertical-align="automatic" fo:wrap-option="wrap"/>
      <style:text-properties fo:color="#000000" fo:font-size="11pt" style:font-size-asian="11pt" style:font-size-complex="11pt" fo:font-weight="bold" style:font-weight-asian="bold" style:font-weight-complex="bold" style:font-family-generic="swiss"/>
    </style:style>
    <style:style style:name="ce96" style:family="table-cell" style:parent-style-name="Default" style:data-style-name="N0">
      <style:table-cell-properties fo:border-top="thin solid #000000" fo:border-bottom="thin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97" style:family="table-cell" style:parent-style-name="Default" style:data-style-name="N0">
      <style:table-cell-properties fo:border-top="thin solid #000000" fo:border-bottom="thin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98" style:family="table-cell" style:parent-style-name="Default" style:data-style-name="N42">
      <style:table-cell-properties fo:border-top="thin solid #000000" fo:border-bottom="thin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99" style:family="table-cell" style:parent-style-name="Default" style:data-style-name="N0">
      <style:table-cell-properties fo:border-top="thin solid #000000" fo:border-bottom="2pt solid #000000" fo:border-left="2pt solid #000000" fo:border-right="thin solid #000000"/>
      <style:text-properties fo:color="#000000" fo:font-size="11pt" style:font-size-asian="11pt" style:font-size-complex="11pt" fo:font-weight="bold" style:font-weight-asian="bold" style:font-weight-complex="bold" style:font-family-generic="swiss"/>
    </style:style>
    <style:style style:name="ce100" style:family="table-cell" style:parent-style-name="Default" style:data-style-name="N0">
      <style:table-cell-properties fo:border-top="thin solid #000000" fo:border-bottom="2pt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101" style:family="table-cell" style:parent-style-name="Default" style:data-style-name="N42">
      <style:table-cell-properties fo:border-top="thin solid #000000" fo:border-bottom="2pt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102" style:family="table-cell" style:parent-style-name="Default" style:data-style-name="N42">
      <style:table-cell-properties fo:border-top="thin solid #000000" fo:border-bottom="2pt solid #000000" fo:border-left="thin solid #000000" fo:border-right="2pt solid #000000"/>
      <style:text-properties fo:color="#000000" fo:font-size="11pt" style:font-size-asian="11pt" style:font-size-complex="11pt" fo:font-weight="bold" style:font-weight-asian="bold" style:font-weight-complex="bold" style:font-family-generic="swiss"/>
    </style:style>
    <style:style style:name="ce103" style:family="table-cell" style:parent-style-name="Default" style:data-style-name="N0">
      <style:table-cell-properties fo:border-top="none" fo:border-bottom="none" fo:border-left="2pt solid #000000" fo:border-right="none"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04" style:family="table-cell" style:parent-style-name="Default" style:data-style-name="N0">
      <style:table-cell-properties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05" style:family="table-cell" style:parent-style-name="Default" style:data-style-name="N0">
      <style:table-cell-properties fo:border-top="none" fo:border-bottom="none" fo:border-left="none" fo:border-right="2pt solid #000000" fo:background-color="#00FF00"/>
      <style:text-properties fo:color="#000000" fo:font-size="11pt" style:font-size-asian="11pt" style:font-size-complex="11pt" fo:font-weight="bold" style:font-weight-asian="bold" style:font-weight-complex="bold" style:font-family-generic="swiss"/>
    </style:style>
    <style:style style:name="ce106" style:family="table-cell" style:parent-style-name="Default" style:data-style-name="N0">
      <style:table-cell-properties fo:border-top="none" fo:border-bottom="none" fo:border-left="2pt solid #000000" fo:border-right="none"/>
      <style:text-properties fo:font-size="11pt" style:font-size-asian="11pt" style:font-size-complex="11pt" fo:font-weight="bold" style:font-weight-asian="bold" style:font-weight-complex="bold" style:font-family-generic="swiss"/>
    </style:style>
    <style:style style:name="ce107" style:family="table-cell" style:parent-style-name="Default" style:data-style-name="N0">
      <style:table-cell-properties fo:background-color="#00FF00"/>
      <style:text-properties fo:color="#000000" fo:font-size="11pt" style:font-size-asian="11pt" style:font-size-complex="11pt" fo:font-weight="bold" style:font-weight-asian="bold" style:font-weight-complex="bold" style:font-family-generic="swiss"/>
    </style:style>
    <style:style style:name="ce108" style:family="table-cell" style:parent-style-name="Default" style:data-style-name="N0">
      <style:table-cell-properties fo:border-top="none" fo:border-bottom="none" fo:border-left="none" fo:border-right="2pt solid #000000"/>
      <style:text-properties fo:color="#FF0000" fo:font-size="11pt" style:font-size-asian="11pt" style:font-size-complex="11pt" fo:font-weight="bold" style:font-weight-asian="bold" style:font-weight-complex="bold" style:font-family-generic="swiss"/>
    </style:style>
    <style:style style:name="ce109" style:family="table-cell" style:parent-style-name="Default" style:data-style-name="N0">
      <style:table-cell-properties fo:border-top="none" fo:border-bottom="none" fo:border-left="2pt solid #000000" fo:border-right="none"/>
      <style:text-properties fo:color="#000000" fo:font-size="11pt" style:font-size-asian="11pt" style:font-size-complex="11pt" fo:font-weight="bold" style:font-weight-asian="bold" style:font-weight-complex="bold" style:font-family-generic="swiss"/>
    </style:style>
    <style:style style:name="ce110" style:family="table-cell" style:parent-style-name="Default" style:data-style-name="N0">
      <style:text-properties fo:color="#FF0000" fo:font-size="11pt" style:font-size-asian="11pt" style:font-size-complex="11pt" fo:font-weight="bold" style:font-weight-asian="bold" style:font-weight-complex="bold" style:font-family-generic="swiss"/>
    </style:style>
    <style:style style:name="ce111" style:family="table-cell" style:parent-style-name="Default" style:data-style-name="N0">
      <style:table-cell-properties style:vertical-align="automatic" fo:wrap-option="wrap"/>
      <style:text-properties fo:color="#FF0000" fo:font-size="11pt" style:font-size-asian="11pt" style:font-size-complex="11pt" fo:font-weight="bold" style:font-weight-asian="bold" style:font-weight-complex="bold" style:font-family-generic="swiss"/>
    </style:style>
    <style:style style:name="ce112" style:family="table-cell" style:parent-style-name="Default" style:data-style-name="N0">
      <style:table-cell-properties fo:border-top="none" fo:border-bottom="none" fo:border-left="2pt solid #000000" fo:border-right="none" fo:background-color="#00FF00"/>
      <style:text-properties fo:color="#000000" fo:font-size="11pt" style:font-size-asian="11pt" style:font-size-complex="11pt" fo:font-weight="bold" style:font-weight-asian="bold" style:font-weight-complex="bold" style:font-family-generic="swiss"/>
    </style:style>
    <style:style style:name="ce113" style:family="table-cell" style:parent-style-name="Default" style:data-style-name="N0">
      <style:table-cell-properties fo:border-top="none" fo:border-bottom="none" fo:border-left="2pt solid #000000" fo:border-right="none"/>
      <style:text-properties fo:color="#FF0000" fo:font-size="11pt" style:font-size-asian="11pt" style:font-size-complex="11pt" fo:font-weight="bold" style:font-weight-asian="bold" style:font-weight-complex="bold" style:font-family-generic="swiss"/>
    </style:style>
    <style:style style:name="ce114" style:family="table-cell" style:parent-style-name="Default" style:data-style-name="N0">
      <style:table-cell-properties fo:border-top="none" fo:border-bottom="2pt solid #000000" fo:border-left="none" fo:border-right="none"/>
      <style:text-properties fo:font-size="11pt" style:font-size-asian="11pt" style:font-size-complex="11pt" fo:font-weight="bold" style:font-weight-asian="bold" style:font-weight-complex="bold" style:font-family-generic="swiss"/>
    </style:style>
    <style:style style:name="ce115" style:family="table-cell" style:parent-style-name="Default" style:data-style-name="N0">
      <style:table-cell-properties fo:border-top="none" fo:border-bottom="2pt solid #000000" fo:border-left="none" fo:border-right="2pt solid #000000"/>
      <style:text-properties fo:color="#FF0000" fo:font-size="11pt" style:font-size-asian="11pt" style:font-size-complex="11pt" fo:font-weight="bold" style:font-weight-asian="bold" style:font-weight-complex="bold" style:font-family-generic="swiss"/>
    </style:style>
    <style:style style:name="ce116" style:family="table-cell" style:parent-style-name="Default" style:data-style-name="N37">
      <style:table-cell-properties fo:border-top="2pt solid #000000" fo:border-bottom="2pt solid #000000" fo:border-left="none" fo:border-right="2pt solid #000000"/>
      <style:text-properties fo:font-size="11pt" style:font-size-asian="11pt" style:font-size-complex="11pt" fo:font-weight="bold" style:font-weight-asian="bold" style:font-weight-complex="bold" style:font-family-generic="swiss"/>
    </style:style>
    <style:style style:name="ce117" style:family="table-cell" style:parent-style-name="Default" style:data-style-name="N0">
      <style:table-cell-properties fo:border-top="2pt solid #000000" fo:border-bottom="thin solid #000000" fo:border-left="2pt solid #000000" fo:border-right="thin solid #000000" fo:background-color="#FFFFFF"/>
      <style:text-properties fo:color="#000000" fo:font-size="11pt" style:font-size-asian="11pt" style:font-size-complex="11pt" fo:font-weight="bold" style:font-weight-asian="bold" style:font-weight-complex="bold" style:font-family-generic="swiss"/>
    </style:style>
    <style:style style:name="ce118" style:family="table-cell" style:parent-style-name="Default" style:data-style-name="N14">
      <style:table-cell-properties fo:border-top="2pt solid #000000" fo:border-bottom="thin solid #000000" fo:border-left="thin solid #000000" fo:border-right="2pt solid #000000" fo:background-color="#FFFFFF"/>
      <style:text-properties fo:color="#000000" fo:font-size="11pt" style:font-size-asian="11pt" style:font-size-complex="11pt" style:font-family-generic="swiss"/>
    </style:style>
    <style:style style:name="ce119" style:family="table-cell" style:parent-style-name="Default" style:data-style-name="N0">
      <style:table-cell-properties fo:border="thin solid #000000" fo:background-color="#FFFFFF"/>
      <style:text-properties fo:color="#000000" fo:font-size="11pt" style:font-size-asian="11pt" style:font-size-complex="11pt" fo:font-weight="bold" style:font-weight-asian="bold" style:font-weight-complex="bold" style:font-family-generic="swiss"/>
    </style:style>
    <style:style style:name="ce120" style:family="table-cell" style:parent-style-name="Default" style:data-style-name="N42">
      <style:table-cell-properties fo:border="thin solid #000000" fo:background-color="#FFFFFF"/>
      <style:text-properties fo:font-size="11pt" style:font-size-asian="11pt" style:font-size-complex="11pt" style:font-family-generic="swiss"/>
    </style:style>
    <style:style style:name="ce121" style:family="table-cell" style:parent-style-name="Default" style:data-style-name="N0">
      <style:table-cell-properties fo:border-top="thin solid #000000" fo:border-bottom="thin solid #000000" fo:border-left="2pt solid #000000" fo:border-right="thin solid #000000" fo:background-color="#FFFFFF"/>
      <style:text-properties fo:color="#000000" fo:font-size="11pt" style:font-size-asian="11pt" style:font-size-complex="11pt" fo:font-weight="bold" style:font-weight-asian="bold" style:font-weight-complex="bold" style:font-family-generic="swiss"/>
    </style:style>
    <style:style style:name="ce122" style:family="table-cell" style:parent-style-name="Default" style:data-style-name="N14">
      <style:table-cell-properties fo:border-top="thin solid #000000" fo:border-bottom="thin solid #000000" fo:border-left="thin solid #000000" fo:border-right="2pt solid #000000" fo:background-color="#FFFFFF"/>
      <style:text-properties fo:color="#000000" fo:font-size="11pt" style:font-size-asian="11pt" style:font-size-complex="11pt" style:font-family-generic="swiss"/>
    </style:style>
    <style:style style:name="ce123" style:family="table-cell" style:parent-style-name="Default" style:data-style-name="N0">
      <style:table-cell-properties fo:border-top="thin solid #000000" fo:border-bottom="thin solid #000000" fo:border-left="thin solid #000000" fo:border-right="2pt solid #000000" fo:background-color="#FFFFFF"/>
      <style:text-properties fo:color="#000000" fo:font-size="11pt" style:font-size-asian="11pt" style:font-size-complex="11pt" style:font-family-generic="swiss"/>
    </style:style>
    <style:style style:name="ce124" style:family="table-cell" style:parent-style-name="Default" style:data-style-name="N41">
      <style:table-cell-properties fo:border-top="thin solid #000000" fo:border-bottom="thin solid #000000" fo:border-left="2pt solid #000000" fo:border-right="thin solid #000000" fo:background-color="#FFFFFF"/>
      <style:text-properties fo:color="#000000" fo:font-size="11pt" style:font-size-asian="11pt" style:font-size-complex="11pt" fo:font-weight="bold" style:font-weight-asian="bold" style:font-weight-complex="bold" style:font-family-generic="swiss"/>
    </style:style>
    <style:style style:name="ce125" style:family="table-cell" style:parent-style-name="Default" style:data-style-name="N42">
      <style:table-cell-properties fo:border-top="thin solid #000000" fo:border-bottom="thin solid #000000" fo:border-left="thin solid #000000" fo:border-right="2pt solid #000000" fo:background-color="#FFFFFF"/>
      <style:text-properties fo:color="#000000" fo:font-size="11pt" style:font-size-asian="11pt" style:font-size-complex="11pt" style:font-family-generic="swiss"/>
    </style:style>
    <style:style style:name="ce126" style:family="table-cell" style:parent-style-name="Default" style:data-style-name="N0">
      <style:table-cell-properties fo:border="thin solid #000000" fo:background-color="#FFFFFF"/>
      <style:text-properties fo:font-size="11pt" style:font-size-asian="11pt" style:font-size-complex="11pt" fo:font-weight="bold" style:font-weight-asian="bold" style:font-weight-complex="bold" style:font-family-generic="swiss"/>
    </style:style>
    <style:style style:name="ce127" style:family="table-cell" style:parent-style-name="Default" style:data-style-name="N1">
      <style:table-cell-properties fo:border-top="thin solid #000000" fo:border-bottom="thin solid #000000" fo:border-left="thin solid #000000" fo:border-right="2pt solid #000000" fo:background-color="#FFFFFF"/>
      <style:text-properties fo:color="#000000" fo:font-size="11pt" style:font-size-asian="11pt" style:font-size-complex="11pt" style:font-family-generic="swiss"/>
    </style:style>
    <style:style style:name="ce128" style:family="table-cell" style:parent-style-name="Default" style:data-style-name="N40">
      <style:text-properties fo:color="#000000" fo:font-size="11pt" style:font-size-asian="11pt" style:font-size-complex="11pt" style:font-family-generic="swiss"/>
    </style:style>
    <style:style style:name="ce129" style:family="table-cell" style:parent-style-name="Default" style:data-style-name="N36">
      <style:table-cell-properties fo:border="thin solid #000000" fo:background-color="#FFFFFF"/>
      <style:text-properties fo:font-size="11pt" style:font-size-asian="11pt" style:font-size-complex="11pt" style:font-family-generic="swiss"/>
    </style:style>
    <style:style style:name="ce130" style:family="table-cell" style:parent-style-name="Default" style:data-style-name="N36">
      <style:table-cell-properties fo:border="thin solid #000000"/>
      <style:text-properties fo:font-size="11pt" style:font-size-asian="11pt" style:font-size-complex="11pt" style:font-family-generic="swiss"/>
    </style:style>
    <style:style style:name="ce131" style:family="table-cell" style:parent-style-name="Default" style:data-style-name="N0">
      <style:table-cell-properties fo:border-top="thin solid #000000" fo:border-bottom="2pt solid #000000" fo:border-left="2pt solid #000000" fo:border-right="thin solid #000000" fo:background-color="#FFFFFF"/>
      <style:text-properties fo:font-size="11pt" style:font-size-asian="11pt" style:font-size-complex="11pt" fo:font-weight="bold" style:font-weight-asian="bold" style:font-weight-complex="bold" style:font-family-generic="swiss"/>
    </style:style>
    <style:style style:name="ce132" style:family="table-cell" style:parent-style-name="Default" style:data-style-name="N14">
      <style:table-cell-properties fo:border-top="none" fo:border-bottom="2pt solid #000000" fo:border-left="none" fo:border-right="2pt solid #000000" fo:background-color="#FFFFFF"/>
      <style:text-properties fo:font-size="11pt" style:font-size-asian="11pt" style:font-size-complex="11pt" style:font-family-generic="swiss"/>
    </style:style>
    <style:style style:name="ce133" style:family="table-cell" style:parent-style-name="Currency" style:data-style-name="N37">
      <style:table-cell-properties fo:border="thin solid #000000" fo:background-color="#00FF00"/>
      <style:text-properties fo:color="#000000" fo:font-size="11pt" style:font-size-asian="11pt" style:font-size-complex="11pt" fo:font-weight="bold" style:font-weight-asian="bold" style:font-weight-complex="bold" style:font-family-generic="swiss"/>
    </style:style>
    <style:style style:name="ce134" style:family="table-cell" style:parent-style-name="Default" style:data-style-name="N0">
      <style:table-cell-properties fo:border-top="2pt solid #000000" fo:border-bottom="none" fo:border-left="2pt solid #000000" fo:border-right="none"/>
      <style:text-properties fo:font-size="11pt" style:font-size-asian="11pt" style:font-size-complex="11pt" fo:font-weight="bold" style:font-weight-asian="bold" style:font-weight-complex="bold" style:font-family-generic="swiss"/>
    </style:style>
    <style:style style:name="ce135" style:family="table-cell" style:parent-style-name="Default" style:data-style-name="N0">
      <style:table-cell-properties fo:border-top="2pt solid #000000" fo:border-bottom="none" fo:border-left="none" fo:border-right="none"/>
      <style:text-properties fo:font-size="11pt" style:font-size-asian="11pt" style:font-size-complex="11pt" fo:font-weight="bold" style:font-weight-asian="bold" style:font-weight-complex="bold" style:font-family-generic="swiss"/>
    </style:style>
    <style:style style:name="ce136" style:family="table-cell" style:parent-style-name="Default" style:data-style-name="N0">
      <style:table-cell-properties fo:border-top="2pt solid #000000" fo:border-bottom="none" fo:border-left="thin solid #000000" fo:border-right="thin solid #000000"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37" style:family="table-cell" style:parent-style-name="Default" style:data-style-name="N0">
      <style:table-cell-properties fo:border-top="2pt solid #000000" fo:border-bottom="none" fo:border-left="thin solid #000000" fo:border-right="none"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38" style:family="table-cell" style:parent-style-name="Default" style:data-style-name="N0">
      <style:table-cell-properties fo:border-top="thin solid #000000" fo:border-bottom="none" fo:border-left="thin solid #000000" fo:border-right="thin solid #000000"/>
      <style:text-properties fo:font-size="11pt" style:font-size-asian="11pt" style:font-size-complex="11pt" fo:font-weight="bold" style:font-weight-asian="bold" style:font-weight-complex="bold" style:font-family-generic="swiss"/>
    </style:style>
    <style:style style:name="ce139"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40"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41" style:family="table-cell" style:parent-style-name="Default" style:data-style-name="N20">
      <style:table-cell-properties fo:border="thin solid #000000" fo:background-color="#FFFFFF"/>
      <style:text-properties fo:color="#232A31" style:font-name="Yahoo Sans Finance" style:font-name-asian="Yahoo Sans Finance" style:font-name-complex="Yahoo Sans Finance" fo:font-size="11pt" style:font-size-asian="11pt" style:font-size-complex="11pt"/>
    </style:style>
    <style:style style:name="ce142" style:family="table-cell" style:parent-style-name="Default" style:data-style-name="N0">
      <style:table-cell-properties fo:border="thin solid #000000" fo:background-color="#FFFFFF"/>
      <style:text-properties fo:color="#232A31" style:font-name="Yahoo Sans Finance" style:font-name-asian="Yahoo Sans Finance" style:font-name-complex="Yahoo Sans Finance" fo:font-size="11pt" style:font-size-asian="11pt" style:font-size-complex="11pt"/>
    </style:style>
    <style:style style:name="ce143" style:family="table-cell" style:parent-style-name="Default" style:data-style-name="N38">
      <style:table-cell-properties fo:border="thin solid #000000" style:vertical-align="automatic" style:repeat-content="false"/>
      <style:paragraph-properties fo:text-align="center"/>
      <style:text-properties fo:color="#000000" fo:font-size="11pt" style:font-size-asian="11pt" style:font-size-complex="11pt" style:font-family-generic="swiss"/>
    </style:style>
    <style:style style:name="ce144" style:family="table-cell" style:parent-style-name="Default" style:data-style-name="N39">
      <style:table-cell-properties fo:border-top="thin solid #000000" fo:border-bottom="thin solid #000000" fo:border-left="thin solid #000000" fo:border-right="none" style:vertical-align="automatic" style:repeat-content="false"/>
      <style:paragraph-properties fo:text-align="center"/>
      <style:text-properties fo:color="#000000" fo:font-size="11pt" style:font-size-asian="11pt" style:font-size-complex="11pt" style:font-family-generic="swiss"/>
    </style:style>
    <style:style style:name="ce145" style:family="table-cell" style:parent-style-name="Default" style:data-style-name="N0">
      <style:table-cell-properties fo:border-top="2pt solid #000000" fo:border-bottom="thin solid #000000" fo:border-left="2pt solid #000000"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46" style:family="table-cell" style:parent-style-name="Default" style:data-style-name="N14">
      <style:table-cell-properties fo:border-top="2pt solid #000000" fo:border-bottom="thin solid #000000"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147" style:family="table-cell" style:parent-style-name="Default" style:data-style-name="N0">
      <style:table-cell-properties fo:border-top="2pt solid #000000" fo:border-bottom="thin solid #000000" fo:border-left="none"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48" style:family="table-cell" style:parent-style-name="Default" style:data-style-name="N0">
      <style:table-cell-properties fo:border-top="thin solid #000000" fo:border-bottom="thin solid #000000" fo:border-left="2pt solid #000000"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49" style:family="table-cell" style:parent-style-name="Default" style:data-style-name="N44">
      <style:table-cell-properties fo:border-top="thin solid #000000" fo:border-bottom="thin solid #000000"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150" style:family="table-cell" style:parent-style-name="Default" style:data-style-name="N46">
      <style:table-cell-properties fo:border="thin solid #000000" style:vertical-align="automatic" style:repeat-content="false"/>
      <style:paragraph-properties fo:text-align="center"/>
      <style:text-properties fo:color="#000000" fo:font-size="11pt" style:font-size-asian="11pt" style:font-size-complex="11pt" style:font-family-generic="swiss"/>
    </style:style>
    <style:style style:name="ce151" style:family="table-cell" style:parent-style-name="Default" style:data-style-name="N46">
      <style:table-cell-properties fo:border="thin solid #000000"/>
      <style:text-properties fo:font-size="11pt" style:font-size-asian="11pt" style:font-size-complex="11pt" style:font-family-generic="swiss"/>
    </style:style>
    <style:style style:name="ce152" style:family="table-cell" style:parent-style-name="Default" style:data-style-name="N0">
      <style:table-cell-properties fo:border-top="thin solid #000000" fo:border-bottom="thin solid #000000" fo:border-left="none"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53" style:family="table-cell" style:parent-style-name="Default" style:data-style-name="N0">
      <style:table-cell-properties fo:border-top="thin solid #000000" fo:border-bottom="thin solid #000000"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154" style:family="table-cell" style:parent-style-name="Default" style:data-style-name="N42">
      <style:table-cell-properties fo:border-top="thin solid #000000" fo:border-bottom="thin solid #000000"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155" style:family="table-cell" style:parent-style-name="Default" style:data-style-name="N43">
      <style:text-properties fo:color="#000000" fo:font-size="11pt" style:font-size-asian="11pt" style:font-size-complex="11pt" fo:font-weight="bold" style:font-weight-asian="bold" style:font-weight-complex="bold" style:font-family-generic="swiss"/>
    </style:style>
    <style:style style:name="ce156" style:family="table-cell" style:parent-style-name="Default" style:data-style-name="N45">
      <style:table-cell-properties fo:border-top="thin solid #000000" fo:border-bottom="thin solid #000000"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157" style:family="table-cell" style:parent-style-name="Default" style:data-style-name="N0">
      <style:table-cell-properties fo:border-top="thin solid #000000" fo:border-bottom="none" fo:border-left="2pt solid #000000"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58" style:family="table-cell" style:parent-style-name="Default" style:data-style-name="N42">
      <style:table-cell-properties fo:border-top="thin solid #000000" fo:border-bottom="none"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159" style:family="table-cell" style:parent-style-name="Default" style:data-style-name="N0">
      <style:table-cell-properties fo:border-top="2pt solid #000000" fo:border-bottom="thin solid #000000" fo:border-left="2pt solid #000000"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60" style:family="table-cell" style:parent-style-name="Default" style:data-style-name="N42">
      <style:table-cell-properties fo:border-top="2pt solid #000000" fo:border-bottom="thin solid #000000"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161" style:family="table-cell" style:parent-style-name="Default" style:data-style-name="N0">
      <style:table-cell-properties fo:border-top="thin solid #000000" fo:border-bottom="none"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16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63" style:family="table-cell" style:parent-style-name="Default" style:data-style-name="N0">
      <style:table-cell-properties fo:border-top="thin solid #000000" fo:border-bottom="thin solid #000000" fo:border-left="2pt solid #000000"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64" style:family="table-cell" style:parent-style-name="Default" style:data-style-name="N42">
      <style:table-cell-properties fo:border-top="thin solid #000000" fo:border-bottom="thin solid #000000"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165" style:family="table-cell" style:parent-style-name="Default" style:data-style-name="N0">
      <style:table-cell-properties fo:border-top="thin solid #000000" fo:border-bottom="thin solid #000000" fo:border-left="none"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66" style:family="table-cell" style:parent-style-name="Default" style:data-style-name="N14">
      <style:table-cell-properties fo:border-top="thin solid #000000" fo:border-bottom="thin solid #000000" fo:border-left="thin solid #000000" fo:border-right="2pt solid #000000" style:vertical-align="automatic" fo:background-color="#FFFFFF" style:repeat-content="false"/>
      <style:paragraph-properties fo:text-align="end" fo:margin-right="0cm"/>
      <style:text-properties fo:color="#232A31" fo:font-size="11pt" style:font-size-asian="11pt" style:font-size-complex="11pt" fo:font-weight="bold" style:font-weight-asian="bold" style:font-weight-complex="bold" style:font-family-generic="swiss"/>
    </style:style>
    <style:style style:name="ce167" style:family="table-cell" style:parent-style-name="Default" style:data-style-name="N39">
      <style:table-cell-properties fo:border-top="thin solid #000000" fo:border-bottom="none" fo:border-left="thin solid #000000" fo:border-right="none" style:vertical-align="automatic" style:repeat-content="false"/>
      <style:paragraph-properties fo:text-align="center"/>
      <style:text-properties fo:color="#000000" fo:font-size="11pt" style:font-size-asian="11pt" style:font-size-complex="11pt" style:font-family-generic="swiss"/>
    </style:style>
    <style:style style:name="ce168" style:family="table-cell" style:parent-style-name="Default" style:data-style-name="N14">
      <style:table-cell-properties fo:border-top="none" fo:border-bottom="none" fo:border-left="none" fo:border-right="2pt solid #000000" fo:background-color="#FFFFFF"/>
      <style:text-properties fo:color="#1A1A1A" fo:font-size="11pt" style:font-size-asian="11pt" style:font-size-complex="11pt" fo:font-weight="bold" style:font-weight-asian="bold" style:font-weight-complex="bold" style:font-family-generic="swiss"/>
    </style:style>
    <style:style style:name="ce169" style:family="table-cell" style:parent-style-name="Default" style:data-style-name="N38">
      <style:table-cell-properties fo:border-top="thin solid #000000" fo:border-bottom="thin solid #000000" fo:border-left="thin solid #000000" fo:border-right="none" style:vertical-align="automatic" style:repeat-content="false"/>
      <style:paragraph-properties fo:text-align="center"/>
      <style:text-properties fo:color="#000000" fo:font-size="11pt" style:font-size-asian="11pt" style:font-size-complex="11pt" style:font-family-generic="swiss"/>
    </style:style>
    <style:style style:name="ce170" style:family="table-cell" style:parent-style-name="Default" style:data-style-name="N0">
      <style:table-cell-properties fo:border-top="thin solid #000000" fo:border-bottom="2pt solid #000000" fo:border-left="2pt solid #000000"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71" style:family="table-cell" style:parent-style-name="Default" style:data-style-name="N2">
      <style:table-cell-properties fo:border-top="thin solid #000000" fo:border-bottom="2pt solid #000000" fo:border-left="thin solid #000000" fo:border-right="2pt solid #000000" style:vertical-align="automatic" fo:background-color="#FFFFFF" style:repeat-content="false"/>
      <style:paragraph-properties fo:text-align="end" fo:margin-right="0cm"/>
      <style:text-properties fo:color="#000000" fo:font-size="11pt" style:font-size-asian="11pt" style:font-size-complex="11pt" fo:font-weight="bold" style:font-weight-asian="bold" style:font-weight-complex="bold" style:font-family-generic="swiss"/>
    </style:style>
    <style:style style:name="ce172" style:family="table-cell" style:parent-style-name="Default" style:data-style-name="N0">
      <style:table-cell-properties fo:border-top="thin solid #000000" fo:border-bottom="2pt solid #000000" fo:border-left="none" fo:border-right="thin solid #000000"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73" style:family="table-cell" style:parent-style-name="Default" style:data-style-name="N0">
      <style:table-cell-properties fo:border-top="thin solid #000000" fo:border-bottom="2pt solid #000000" fo:border-left="thin solid #000000" fo:border-right="2pt solid #000000" style:vertical-align="automatic" fo:background-color="#FFFFFF" style:repeat-content="false"/>
      <style:paragraph-properties fo:text-align="end" fo:margin-right="0cm"/>
      <style:text-properties fo:color="#000000" fo:font-size="11pt" style:font-size-asian="11pt" style:font-size-complex="11pt" fo:font-weight="bold" style:font-weight-asian="bold" style:font-weight-complex="bold" style:font-family-generic="swiss"/>
    </style:style>
    <style:style style:name="ce174" style:family="table-cell" style:parent-style-name="Default" style:data-style-name="N39">
      <style:table-cell-properties fo:border="thin solid #000000" style:vertical-align="automatic" style:repeat-content="false"/>
      <style:paragraph-properties fo:text-align="center"/>
      <style:text-properties fo:color="#000000" fo:font-size="11pt" style:font-size-asian="11pt" style:font-size-complex="11pt" style:font-family-generic="swiss"/>
    </style:style>
    <style:style style:name="ce175" style:family="table-cell" style:parent-style-name="Default" style:data-style-name="N0">
      <style:table-cell-properties style:vertical-align="automatic" fo:background-color="#FFFFF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76" style:family="table-cell" style:parent-style-name="Default" style:data-style-name="N0">
      <style:table-cell-properties style:vertical-align="automatic" fo:background-color="#FFFFFF" style:repeat-content="false"/>
      <style:paragraph-properties fo:text-align="end" fo:margin-right="0cm"/>
      <style:text-properties fo:color="#000000" fo:font-size="11pt" style:font-size-asian="11pt" style:font-size-complex="11pt" fo:font-weight="bold" style:font-weight-asian="bold" style:font-weight-complex="bold" style:font-family-generic="swiss"/>
    </style:style>
    <style:style style:name="ce177" style:family="table-cell" style:parent-style-name="Default" style:data-style-name="N39">
      <style:table-cell-properties fo:border-top="none" fo:border-bottom="thin solid #000000" fo:border-left="thin solid #000000" fo:border-right="thin solid #000000" style:vertical-align="automatic" style:repeat-content="false"/>
      <style:paragraph-properties fo:text-align="center"/>
      <style:text-properties fo:color="#000000" fo:font-size="11pt" style:font-size-asian="11pt" style:font-size-complex="11pt" style:font-family-generic="swiss"/>
    </style:style>
    <style:style style:name="ce178" style:family="table-cell" style:parent-style-name="Default" style:data-style-name="N0">
      <style:table-cell-properties fo:border-top="none" fo:border-bottom="2pt solid #000000" fo:border-left="2pt solid #000000" fo:border-right="none"/>
      <style:text-properties fo:color="#000000" fo:font-size="11pt" style:font-size-asian="11pt" style:font-size-complex="11pt" style:font-family-generic="swiss"/>
    </style:style>
    <style:style style:name="ce179" style:family="table-cell" style:parent-style-name="Default" style:data-style-name="N0">
      <style:table-cell-properties fo:border-top="none" fo:border-bottom="2pt solid #000000" fo:border-left="2pt solid #000000" fo:border-right="none"/>
      <style:text-properties fo:color="#000000" fo:font-size="11pt" style:font-size-asian="11pt" style:font-size-complex="11pt" fo:font-weight="bold" style:font-weight-asian="bold" style:font-weight-complex="bold" style:font-family-generic="swiss"/>
    </style:style>
    <style:style style:name="ce180" style:family="table-cell" style:parent-style-name="Default" style:data-style-name="N38">
      <style:table-cell-properties fo:border-top="none" fo:border-bottom="thin double #000000" fo:border-left="none" fo:border-right="2pt solid #000000"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81" style:family="table-cell" style:parent-style-name="Default" style:data-style-name="N39">
      <style:table-cell-properties fo:border-top="none" fo:border-bottom="thin double #000000" fo:border-left="none" fo:border-right="2pt solid #000000"/>
      <style:text-properties fo:color="#000000" fo:font-size="11pt" style:font-size-asian="11pt" style:font-size-complex="11pt" fo:font-weight="bold" style:font-weight-asian="bold" style:font-weight-complex="bold" style:font-family-generic="swiss"/>
    </style:style>
    <style:style style:name="ce182" style:family="table-cell" style:parent-style-name="Default" style:data-style-name="N38">
      <style:table-cell-properties fo:border="thin solid #000000"/>
      <style:text-properties fo:font-size="11pt" style:font-size-asian="11pt" style:font-size-complex="11pt" fo:font-weight="bold" style:font-weight-asian="bold" style:font-weight-complex="bold" style:font-family-generic="swiss"/>
    </style:style>
    <style:style style:name="ce183" style:family="table-cell" style:parent-style-name="Default" style:data-style-name="N38">
      <style:table-cell-properties style:vertical-align="automatic"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84" style:family="table-cell" style:parent-style-name="Default" style:data-style-name="N39">
      <style:text-properties fo:color="#000000" fo:font-size="11pt" style:font-size-asian="11pt" style:font-size-complex="11pt" fo:font-weight="bold" style:font-weight-asian="bold" style:font-weight-complex="bold" style:font-family-generic="swiss"/>
    </style:style>
    <style:style style:name="ce185" style:family="table-cell" style:parent-style-name="Default" style:data-style-name="N0">
      <style:table-cell-properties fo:border-top="thin solid #000000" fo:border-bottom="thin solid #000000" fo:border-left="thin solid #000000" fo:border-right="thin solid #CCCCCC" style:vertical-align="automatic"/>
      <style:paragraph-properties fo:margin-left="0cm" style:writing-mode="lr"/>
      <style:text-properties fo:font-size="11pt" style:font-size-asian="11pt" style:font-size-complex="11pt" fo:font-weight="bold" style:font-weight-asian="bold" style:font-weight-complex="bold" style:font-family-generic="swiss"/>
    </style:style>
    <style:style style:name="ce186" style:family="table-cell" style:parent-style-name="Default" style:data-style-name="N0">
      <style:table-cell-properties fo:border-top="thin solid #000000" fo:border-bottom="thin solid #000000" fo:border-left="thin solid #CCCCCC" fo:border-right="thin solid #000000" style:vertical-align="automatic"/>
      <style:paragraph-properties fo:margin-left="0cm" style:writing-mode="lr"/>
      <style:text-properties fo:font-size="11pt" style:font-size-asian="11pt" style:font-size-complex="11pt" fo:font-weight="bold" style:font-weight-asian="bold" style:font-weight-complex="bold" style:font-family-generic="swiss"/>
    </style:style>
    <style:style style:name="ce187" style:family="table-cell" style:parent-style-name="Default" style:data-style-name="N0">
      <style:table-cell-properties fo:border-top="thin solid #000000" fo:border-bottom="thin solid #000000" fo:border-left="thin solid #000000" fo:border-right="none" style:vertical-align="automatic"/>
      <style:paragraph-properties fo:margin-left="0cm" style:writing-mode="lr"/>
      <style:text-properties fo:font-size="11pt" style:font-size-asian="11pt" style:font-size-complex="11pt" fo:font-weight="bold" style:font-weight-asian="bold" style:font-weight-complex="bold" style:font-family-generic="swiss"/>
    </style:style>
    <style:style style:name="ce188" style:family="table-cell" style:parent-style-name="Default" style:data-style-name="N0">
      <style:table-cell-properties fo:border-top="thin solid #000000" fo:border-bottom="thin solid #000000" fo:border-left="none" fo:border-right="thin solid #000000" style:vertical-align="automatic"/>
      <style:paragraph-properties fo:margin-left="0cm" style:writing-mode="lr"/>
      <style:text-properties fo:font-size="11pt" style:font-size-asian="11pt" style:font-size-complex="11pt" fo:font-weight="bold" style:font-weight-asian="bold" style:font-weight-complex="bold" style:font-family-generic="swiss"/>
    </style:style>
    <style:style style:name="ce189" style:family="table-cell" style:parent-style-name="Default" style:data-style-name="N0">
      <style:table-cell-properties fo:border-top="thin solid #000000" fo:border-bottom="thin solid #CCCCCC" fo:border-left="thin solid #000000" fo:border-right="thin solid #CCCCCC" style:vertical-align="automatic"/>
      <style:paragraph-properties fo:margin-left="0cm" style:writing-mode="lr"/>
      <style:text-properties fo:font-size="11pt" style:font-size-asian="11pt" style:font-size-complex="11pt" style:font-family-generic="swiss"/>
    </style:style>
    <style:style style:name="ce190" style:family="table-cell" style:parent-style-name="Default" style:data-style-name="N0">
      <style:table-cell-properties fo:border-top="thin solid #000000" fo:border-bottom="thin solid #CCCCCC" fo:border-left="thin solid #CCCCCC" fo:border-right="thin solid #CCCCCC" style:vertical-align="automatic"/>
      <style:paragraph-properties fo:margin-left="0cm" style:writing-mode="lr"/>
      <style:text-properties fo:font-size="11pt" style:font-size-asian="11pt" style:font-size-complex="11pt" style:font-family-generic="swiss"/>
    </style:style>
    <style:style style:name="ce191" style:family="table-cell" style:parent-style-name="Default" style:data-style-name="N0">
      <style:table-cell-properties fo:border-top="thin solid #000000" fo:border-bottom="thin solid #CCCCCC" fo:border-left="thin solid #CCCCCC" fo:border-right="thin solid #000000" style:vertical-align="automatic" fo:background-color="#00FF00"/>
      <style:paragraph-properties fo:margin-left="0cm" style:writing-mode="lr"/>
      <style:text-properties fo:font-size="11pt" style:font-size-asian="11pt" style:font-size-complex="11pt" style:font-family-generic="swiss"/>
    </style:style>
    <style:style style:name="ce192" style:family="table-cell" style:parent-style-name="Default" style:data-style-name="N20">
      <style:table-cell-properties fo:border-top="thin solid #CCCCCC" fo:border-bottom="thin solid #000000" fo:border-left="thin solid #000000" fo:border-right="thin solid #CCCCCC" style:vertical-align="automatic" fo:background-color="#FFFFFF"/>
      <style:paragraph-properties fo:margin-left="0cm" style:writing-mode="lr"/>
      <style:text-properties fo:color="#232A31" style:font-name="Yahoo Sans Finance" style:font-name-asian="Yahoo Sans Finance" style:font-name-complex="Yahoo Sans Finance" fo:font-size="11pt" style:font-size-asian="11pt" style:font-size-complex="11pt"/>
    </style:style>
    <style:style style:name="ce193" style:family="table-cell" style:parent-style-name="Default" style:data-style-name="N0">
      <style:table-cell-properties fo:border-top="thin solid #CCCCCC" fo:border-bottom="thin solid #000000" fo:border-left="thin solid #CCCCCC" fo:border-right="thin solid #000000" style:vertical-align="automatic" fo:background-color="#FFFFFF"/>
      <style:paragraph-properties fo:margin-left="0cm" style:writing-mode="lr"/>
      <style:text-properties fo:color="#232A31" style:font-name="Yahoo Sans Finance" style:font-name-asian="Yahoo Sans Finance" style:font-name-complex="Yahoo Sans Finance" fo:font-size="11pt" style:font-size-asian="11pt" style:font-size-complex="11pt"/>
    </style:style>
    <style:style style:name="ce194" style:family="table-cell" style:parent-style-name="Default" style:data-style-name="N0">
      <style:table-cell-properties fo:border-top="thin solid #CCCCCC" fo:border-bottom="thin solid #000000" fo:border-left="thin solid #CCCCCC" fo:border-right="thin solid #000000" style:vertical-align="automatic"/>
      <style:paragraph-properties fo:margin-left="0cm" style:writing-mode="lr"/>
      <style:text-properties fo:font-size="11pt" style:font-size-asian="11pt" style:font-size-complex="11pt" style:font-family-generic="swiss"/>
    </style:style>
    <style:style style:name="ce195" style:family="table-cell" style:parent-style-name="Default" style:data-style-name="N0">
      <style:table-cell-properties fo:border-top="thin solid #CCCCCC" fo:border-bottom="thin solid #000000" fo:border-left="thin solid #000000" fo:border-right="thin solid #000000" style:vertical-align="automatic"/>
      <style:paragraph-properties fo:margin-left="0cm" style:writing-mode="lr"/>
      <style:text-properties fo:font-size="11pt" style:font-size-asian="11pt" style:font-size-complex="11pt" fo:font-weight="bold" style:font-weight-asian="bold" style:font-weight-complex="bold" style:font-family-generic="swiss"/>
    </style:style>
    <style:style style:name="ce196" style:family="table-cell" style:parent-style-name="Default" style:data-style-name="N14">
      <style:table-cell-properties fo:border-top="thin solid #CCCCCC" fo:border-bottom="thin solid #000000" fo:border-left="thin solid #CCCCCC" fo:border-right="thin solid #000000" style:vertical-align="automatic"/>
      <style:paragraph-properties fo:margin-left="0cm" style:writing-mode="lr"/>
      <style:text-properties fo:font-size="11pt" style:font-size-asian="11pt" style:font-size-complex="11pt" style:font-family-generic="swiss"/>
    </style:style>
    <style:style style:name="ce197" style:family="table-cell" style:parent-style-name="Default" style:data-style-name="N0">
      <style:table-cell-properties fo:border-top="thin solid #CCCCCC" fo:border-bottom="thin solid #CCCCCC" fo:border-left="thin solid #000000" fo:border-right="thin solid #CCCCCC" style:vertical-align="automatic"/>
      <style:paragraph-properties fo:margin-left="0cm" style:writing-mode="lr"/>
      <style:text-properties fo:font-size="11pt" style:font-size-asian="11pt" style:font-size-complex="11pt" style:font-family-generic="swiss"/>
    </style:style>
    <style:style style:name="ce198" style:family="table-cell" style:parent-style-name="Default" style:data-style-name="N0">
      <style:table-cell-properties fo:border="thin solid #CCCCCC" style:vertical-align="automatic"/>
      <style:paragraph-properties fo:margin-left="0cm" style:writing-mode="lr"/>
      <style:text-properties fo:font-size="11pt" style:font-size-asian="11pt" style:font-size-complex="11pt" style:font-family-generic="swiss"/>
    </style:style>
    <style:style style:name="ce199" style:family="table-cell" style:parent-style-name="Default" style:data-style-name="N0">
      <style:table-cell-properties fo:border="thin solid #CCCCCC" style:vertical-align="automatic" fo:background-color="#00FF00"/>
      <style:paragraph-properties fo:margin-left="0cm" style:writing-mode="lr"/>
      <style:text-properties fo:font-size="11pt" style:font-size-asian="11pt" style:font-size-complex="11pt" style:font-family-generic="swiss"/>
    </style:style>
    <style:style style:name="ce200" style:family="table-cell" style:parent-style-name="Default" style:data-style-name="N0">
      <style:table-cell-properties fo:border-top="thin solid #CCCCCC" fo:border-bottom="thin solid #CCCCCC" fo:border-left="thin solid #CCCCCC" fo:border-right="thin solid #000000" style:vertical-align="automatic"/>
      <style:paragraph-properties fo:margin-left="0cm" style:writing-mode="lr"/>
      <style:text-properties fo:color="#FF0000" fo:font-size="11pt" style:font-size-asian="11pt" style:font-size-complex="11pt" style:font-family-generic="swiss"/>
    </style:style>
    <style:style style:name="ce201" style:family="table-cell" style:parent-style-name="Default" style:data-style-name="N0">
      <style:table-cell-properties fo:border="thin solid #CCCCCC" style:vertical-align="automatic"/>
      <style:paragraph-properties fo:margin-left="0cm" style:writing-mode="lr"/>
      <style:text-properties fo:color="#FF0000" fo:font-size="11pt" style:font-size-asian="11pt" style:font-size-complex="11pt" style:font-family-generic="swiss"/>
    </style:style>
    <style:style style:name="ce202" style:family="table-cell" style:parent-style-name="Default" style:data-style-name="N0">
      <style:table-cell-properties fo:border-top="thin solid #CCCCCC" fo:border-bottom="thin solid #CCCCCC" fo:border-left="thin solid #CCCCCC" fo:border-right="thin solid #000000" style:vertical-align="automatic" fo:background-color="#00FF00"/>
      <style:paragraph-properties fo:margin-left="0cm" style:writing-mode="lr"/>
      <style:text-properties fo:font-size="11pt" style:font-size-asian="11pt" style:font-size-complex="11pt" style:font-family-generic="swiss"/>
    </style:style>
    <style:style style:name="ce203" style:family="table-cell" style:parent-style-name="Default" style:data-style-name="N0">
      <style:table-cell-properties fo:border-top="thin solid #CCCCCC" fo:border-bottom="thin solid #CCCCCC" fo:border-left="thin solid #000000" fo:border-right="thin solid #CCCCCC" style:vertical-align="automatic" fo:background-color="#00FF00"/>
      <style:paragraph-properties fo:margin-left="0cm" style:writing-mode="lr"/>
      <style:text-properties fo:font-size="11pt" style:font-size-asian="11pt" style:font-size-complex="11pt" style:font-family-generic="swiss"/>
    </style:style>
    <style:style style:name="ce204" style:family="table-cell" style:parent-style-name="Default" style:data-style-name="N0">
      <style:table-cell-properties fo:border-top="thin solid #CCCCCC" fo:border-bottom="thin solid #CCCCCC" fo:border-left="thin solid #000000" fo:border-right="thin solid #CCCCCC" style:vertical-align="automatic"/>
      <style:paragraph-properties fo:margin-left="0cm" style:writing-mode="lr"/>
      <style:text-properties fo:color="#FF0000" fo:font-size="11pt" style:font-size-asian="11pt" style:font-size-complex="11pt" style:font-family-generic="swiss"/>
    </style:style>
    <style:style style:name="ce205" style:family="table-cell" style:parent-style-name="Default" style:data-style-name="N0">
      <style:table-cell-properties fo:border-top="thin solid #CCCCCC" fo:border-bottom="thin solid #000000" fo:border-left="thin solid #000000" fo:border-right="thin solid #CCCCCC" style:vertical-align="automatic"/>
      <style:paragraph-properties fo:margin-left="0cm" style:writing-mode="lr"/>
      <style:text-properties fo:font-size="11pt" style:font-size-asian="11pt" style:font-size-complex="11pt" style:font-family-generic="swiss"/>
    </style:style>
    <style:style style:name="ce206" style:family="table-cell" style:parent-style-name="Default" style:data-style-name="N0">
      <style:table-cell-properties fo:border-top="thin solid #CCCCCC" fo:border-bottom="thin solid #000000" fo:border-left="thin solid #CCCCCC" fo:border-right="thin solid #CCCCCC" style:vertical-align="automatic"/>
      <style:paragraph-properties fo:margin-left="0cm" style:writing-mode="lr"/>
      <style:text-properties fo:font-size="11pt" style:font-size-asian="11pt" style:font-size-complex="11pt" style:font-family-generic="swiss"/>
    </style:style>
    <style:style style:name="ce207" style:family="table-cell" style:parent-style-name="Default" style:data-style-name="N0">
      <style:table-cell-properties fo:border-top="thin solid #CCCCCC" fo:border-bottom="thin solid #000000" fo:border-left="thin solid #CCCCCC" fo:border-right="thin solid #000000" style:vertical-align="automatic"/>
      <style:paragraph-properties fo:margin-left="0cm" style:writing-mode="lr"/>
      <style:text-properties fo:color="#FF0000" fo:font-size="11pt" style:font-size-asian="11pt" style:font-size-complex="11pt" style:font-family-generic="swiss"/>
    </style:style>
    <style:style style:name="ce208" style:family="table-cell" style:parent-style-name="Default" style:data-style-name="N14">
      <style:table-cell-properties fo:border-top="thin solid #CCCCCC" fo:border-bottom="thin solid #000000" fo:border-left="thin solid #CCCCCC" fo:border-right="thin solid #000000" style:vertical-align="automatic" fo:background-color="#FFFFFF"/>
      <style:paragraph-properties fo:margin-left="0cm" style:writing-mode="lr"/>
      <style:text-properties fo:color="#232A31" fo:font-size="11pt" style:font-size-asian="11pt" style:font-size-complex="11pt" style:font-family-generic="swiss"/>
    </style:style>
    <style:style style:name="ce209" style:family="table-cell" style:parent-style-name="Default" style:data-style-name="N14">
      <style:table-cell-properties fo:border-top="thin solid #CCCCCC" fo:border-bottom="thin solid #000000" fo:border-left="thin solid #CCCCCC" fo:border-right="thin solid #000000" style:vertical-align="automatic" fo:background-color="#FFFFFF"/>
      <style:paragraph-properties fo:margin-left="0cm" style:writing-mode="lr"/>
      <style:text-properties fo:color="#1A1A1A" style:font-name="Roboto Condensed" style:font-name-asian="Roboto Condensed" style:font-name-complex="Roboto Condensed" fo:font-size="11pt" style:font-size-asian="11pt" style:font-size-complex="11pt"/>
    </style:style>
    <style:style style:name="ce210" style:family="table-cell" style:parent-style-name="Default" style:data-style-name="N0">
      <style:table-cell-properties fo:border-top="thin solid #000000" fo:border-bottom="thin solid #000000" fo:border-left="thin solid #CCCCCC" fo:border-right="thin solid #000000" style:vertical-align="automatic"/>
      <style:paragraph-properties fo:margin-left="0cm" style:writing-mode="lr"/>
      <style:text-properties fo:font-size="11pt" style:font-size-asian="11pt" style:font-size-complex="11pt" style:font-family-generic="swiss"/>
    </style:style>
    <style:style style:name="ce211" style:family="table-cell" style:parent-style-name="Default" style:data-style-name="N20">
      <style:table-cell-properties fo:border-top="thin solid #CCCCCC" fo:border-bottom="thin solid #CCCCCC" fo:border-left="thin solid #000000" fo:border-right="thin solid #CCCCCC" style:vertical-align="automatic" fo:background-color="#FFFFFF"/>
      <style:paragraph-properties fo:margin-left="0cm" style:writing-mode="lr"/>
      <style:text-properties fo:color="#232A31" style:font-name="Yahoo Sans Finance" style:font-name-asian="Yahoo Sans Finance" style:font-name-complex="Yahoo Sans Finance" fo:font-size="11pt" style:font-size-asian="11pt" style:font-size-complex="11pt"/>
    </style:style>
    <style:style style:name="ce212" style:family="table-cell" style:parent-style-name="Default" style:data-style-name="N0">
      <style:table-cell-properties fo:border-top="thin solid #CCCCCC" fo:border-bottom="thin solid #CCCCCC" fo:border-left="thin solid #CCCCCC" fo:border-right="thin solid #000000" style:vertical-align="automatic" fo:background-color="#FFFFFF"/>
      <style:paragraph-properties fo:margin-left="0cm" style:writing-mode="lr"/>
      <style:text-properties fo:color="#232A31" style:font-name="Yahoo Sans Finance" style:font-name-asian="Yahoo Sans Finance" style:font-name-complex="Yahoo Sans Finance" fo:font-size="11pt" style:font-size-asian="11pt" style:font-size-complex="11pt"/>
    </style:style>
    <style:style style:name="ce213" style:family="table-cell" style:parent-style-name="Default" style:data-style-name="N0">
      <style:table-cell-properties fo:border-top="thin solid #CCCCCC" fo:border-bottom="thin solid #000000" fo:border-left="thin solid #000000" fo:border-right="thin solid #000000" style:vertical-align="automatic"/>
      <style:paragraph-properties fo:margin-left="0cm" style:writing-mode="lr"/>
      <style:text-properties fo:font-size="11pt" style:font-size-asian="11pt" style:font-size-complex="11pt" style:font-family-generic="swiss"/>
    </style:style>
    <style:style style:name="ce214" style:family="table-cell" style:parent-style-name="Default" style:data-style-name="N0">
      <style:table-cell-properties fo:border-top="thin solid #CCCCCC" fo:border-bottom="thin solid #000000" fo:border-left="thin solid #CCCCCC" fo:border-right="thin solid #CCCCCC" style:vertical-align="automatic"/>
      <style:paragraph-properties fo:margin-left="0cm" style:writing-mode="lr"/>
      <style:text-properties fo:font-size="11pt" style:font-size-asian="11pt" style:font-size-complex="11pt" fo:font-weight="bold" style:font-weight-asian="bold" style:font-weight-complex="bold" style:font-family-generic="swiss"/>
    </style:style>
    <style:style style:name="ce215" style:family="table-cell" style:parent-style-name="Default" style:data-style-name="N0">
      <style:table-cell-properties fo:border-top="thin solid #CCCCCC" fo:border-bottom="thin solid #000000" fo:border-left="thin solid #CCCCCC" fo:border-right="thin solid #000000" style:vertical-align="automatic"/>
      <style:paragraph-properties fo:margin-left="0cm" style:writing-mode="lr"/>
      <style:text-properties fo:font-size="11pt" style:font-size-asian="11pt" style:font-size-complex="11pt" fo:font-weight="bold" style:font-weight-asian="bold" style:font-weight-complex="bold" style:font-family-generic="swiss"/>
    </style:style>
    <style:style style:name="ce216" style:family="table-cell" style:parent-style-name="Default" style:data-style-name="N0">
      <style:table-cell-properties fo:border-top="none" fo:border-bottom="2pt solid #000000" fo:border-left="2pt solid #000000" fo:border-right="none" fo:background-color="#00FF00"/>
      <style:text-properties fo:color="#000000" fo:font-size="11pt" style:font-size-asian="11pt" style:font-size-complex="11pt" fo:font-weight="bold" style:font-weight-asian="bold" style:font-weight-complex="bold" style:font-family-generic="swiss"/>
    </style:style>
    <style:style style:name="ce217" style:family="table-cell" style:parent-style-name="Default" style:data-style-name="N0">
      <style:table-cell-properties fo:border-top="thin solid #000000" fo:border-bottom="none" fo:border-left="thin solid #000000" fo:border-right="thin solid #000000" style:vertical-align="automatic" fo:wrap-option="wrap" fo:background-color="#FFFF00"/>
      <style:text-properties fo:font-size="11pt" style:font-size-asian="11pt" style:font-size-complex="11pt" fo:font-weight="bold" style:font-weight-asian="bold" style:font-weight-complex="bold" style:font-family-generic="swiss"/>
    </style:style>
    <style:style style:name="ce218" style:family="table-cell" style:parent-style-name="Default" style:data-style-name="N0">
      <style:table-cell-properties fo:border-top="thin solid #000000" fo:border-bottom="none" fo:border-left="thin solid #000000" fo:border-right="thin solid #000000"/>
      <style:text-properties fo:font-size="11pt" style:font-size-asian="11pt" style:font-size-complex="11pt" style:font-family-generic="swiss"/>
    </style:style>
    <style:style style:name="ce219" style:family="table-cell" style:parent-style-name="Default" style:data-style-name="N0">
      <style:table-cell-properties fo:border-top="2pt solid #000000" fo:border-bottom="thin solid #000000" fo:border-left="2pt solid #000000" fo:border-right="thin solid #000000" fo:background-color="#FFFFFF"/>
      <style:text-properties fo:color="#000000" fo:font-size="11pt" style:font-size-asian="11pt" style:font-size-complex="11pt" fo:font-weight="bold" style:font-weight-asian="bold" style:font-weight-complex="bold" style:font-family-generic="swiss"/>
    </style:style>
    <style:style style:name="ce220" style:family="table-cell" style:parent-style-name="Default" style:data-style-name="N0">
      <style:table-cell-properties fo:border-top="2pt solid #000000" fo:border-bottom="2pt solid #000000" fo:border-left="2pt solid #000000" fo:border-right="thin solid #000000" fo:background-color="#FDD868"/>
      <style:text-properties fo:font-size="11pt" style:font-size-asian="11pt" style:font-size-complex="11pt" fo:font-weight="bold" style:font-weight-asian="bold" style:font-weight-complex="bold" style:font-family-generic="swiss"/>
    </style:style>
    <style:style style:name="ce221" style:family="table-cell" style:parent-style-name="Default" style:data-style-name="N0">
      <style:table-cell-properties fo:border-top="2pt solid #000000" fo:border-bottom="2pt solid #000000" fo:border-left="thin solid #000000" fo:border-right="2pt solid #000000" fo:background-color="#FDD868"/>
      <style:text-properties fo:font-size="11pt" style:font-size-asian="11pt" style:font-size-complex="11pt" fo:font-weight="bold" style:font-weight-asian="bold" style:font-weight-complex="bold" style:font-family-generic="swiss"/>
    </style:style>
    <style:style style:name="ce222" style:family="table-cell" style:parent-style-name="Default" style:data-style-name="N0">
      <style:table-cell-properties fo:border-top="thin solid #000000" fo:border-bottom="thin solid #000000" fo:border-left="2pt solid #000000" fo:border-right="thin solid #000000" fo:background-color="#FFFFFF"/>
      <style:text-properties fo:color="#000000" fo:font-size="11pt" style:font-size-asian="11pt" style:font-size-complex="11pt" fo:font-weight="bold" style:font-weight-asian="bold" style:font-weight-complex="bold" style:font-family-generic="swiss"/>
    </style:style>
    <style:style style:name="ce223" style:family="table-cell" style:parent-style-name="Default" style:data-style-name="N0">
      <style:table-cell-properties fo:border-top="none" fo:border-bottom="thin solid #000000" fo:border-left="thin solid #000000" fo:border-right="thin solid #000000" fo:background-color="#D9E7FD"/>
      <style:text-properties fo:font-size="11pt" style:font-size-asian="11pt" style:font-size-complex="11pt" style:font-family-generic="swiss"/>
    </style:style>
    <style:style style:name="ce224" style:family="table-cell" style:parent-style-name="Default" style:data-style-name="N14">
      <style:table-cell-properties fo:border-top="none" fo:border-bottom="thin solid #000000" fo:border-left="thin solid #000000" fo:border-right="thin solid #000000" style:vertical-align="automatic" fo:wrap-option="wrap" fo:background-color="#D9E7FD"/>
      <style:text-properties fo:color="#232A31" style:font-name="Yahoo Sans Finance" style:font-name-asian="Yahoo Sans Finance" style:font-name-complex="Yahoo Sans Finance" fo:font-size="11pt" style:font-size-asian="11pt" style:font-size-complex="11pt"/>
    </style:style>
    <style:style style:name="ce225" style:family="table-cell" style:parent-style-name="Default" style:data-style-name="N0">
      <style:table-cell-properties fo:border="thin solid #000000" fo:background-color="#D9E7FD"/>
      <style:text-properties fo:font-size="11pt" style:font-size-asian="11pt" style:font-size-complex="11pt" style:font-family-generic="swiss"/>
    </style:style>
    <style:style style:name="ce226" style:family="table-cell" style:parent-style-name="Default" style:data-style-name="N14">
      <style:table-cell-properties fo:border="thin solid #000000" style:vertical-align="automatic" fo:wrap-option="wrap" fo:background-color="#D9E7FD"/>
      <style:text-properties fo:color="#232A31" style:font-name="Yahoo Sans Finance" style:font-name-asian="Yahoo Sans Finance" style:font-name-complex="Yahoo Sans Finance" fo:font-size="11pt" style:font-size-asian="11pt" style:font-size-complex="11pt"/>
    </style:style>
    <style:style style:name="ce227" style:family="table-cell" style:parent-style-name="Default" style:data-style-name="N41">
      <style:table-cell-properties fo:border-top="thin solid #000000" fo:border-bottom="thin solid #000000" fo:border-left="2pt solid #000000" fo:border-right="thin solid #000000" fo:background-color="#FFFFFF"/>
      <style:text-properties fo:color="#000000" fo:font-size="11pt" style:font-size-asian="11pt" style:font-size-complex="11pt" fo:font-weight="bold" style:font-weight-asian="bold" style:font-weight-complex="bold" style:font-family-generic="swiss"/>
    </style:style>
    <style:style style:name="ce228" style:family="table-cell" style:parent-style-name="Default" style:data-style-name="N0">
      <style:table-cell-properties fo:border-top="thin solid #000000" fo:border-bottom="thin solid #000000" fo:border-left="2pt solid #000000" fo:border-right="thin solid #000000" fo:background-color="#FFFFFF"/>
      <style:text-properties fo:font-size="11pt" style:font-size-asian="11pt" style:font-size-complex="11pt" fo:font-weight="bold" style:font-weight-asian="bold" style:font-weight-complex="bold" style:font-family-generic="swiss"/>
    </style:style>
    <style:style style:name="ce229" style:family="table-cell" style:parent-style-name="Default" style:data-style-name="N0">
      <style:table-cell-properties fo:border-top="thin solid #000000" fo:border-bottom="none" fo:border-left="2pt solid #000000" fo:border-right="thin solid #000000" fo:background-color="#FFFFFF"/>
      <style:text-properties fo:color="#000000" fo:font-size="11pt" style:font-size-asian="11pt" style:font-size-complex="11pt" fo:font-weight="bold" style:font-weight-asian="bold" style:font-weight-complex="bold" style:font-family-generic="swiss"/>
    </style:style>
    <style:style style:name="ce230" style:family="table-cell" style:parent-style-name="Default" style:data-style-name="N0">
      <style:table-cell-properties fo:border-top="thin solid #000000" fo:border-bottom="none" fo:border-left="2pt solid #000000" fo:border-right="thin solid #000000"/>
      <style:text-properties fo:font-size="11pt" style:font-size-asian="11pt" style:font-size-complex="11pt" fo:font-weight="bold" style:font-weight-asian="bold" style:font-weight-complex="bold" style:font-family-generic="swiss"/>
    </style:style>
    <style:style style:name="ce231" style:family="table-cell" style:parent-style-name="Default" style:data-style-name="N0">
      <style:table-cell-properties fo:border-top="thin solid #000000" fo:border-bottom="2pt solid #000000" fo:border-left="2pt solid #000000" fo:border-right="thin solid #000000"/>
      <style:text-properties fo:font-size="11pt" style:font-size-asian="11pt" style:font-size-complex="11pt" fo:font-weight="bold" style:font-weight-asian="bold" style:font-weight-complex="bold" style:font-family-generic="swiss"/>
    </style:style>
    <style:style style:name="ce232" style:family="table-cell" style:parent-style-name="Default" style:data-style-name="N0">
      <style:table-cell-properties fo:border-top="2pt solid #000000" fo:border-bottom="2pt solid #000000" fo:border-left="2pt solid #000000" fo:border-right="none" fo:background-color="#C20EA4"/>
      <style:text-properties fo:color="#000000" fo:font-size="11pt" style:font-size-asian="11pt" style:font-size-complex="11pt" fo:font-weight="bold" style:font-weight-asian="bold" style:font-weight-complex="bold" style:font-family-generic="swiss"/>
    </style:style>
    <style:style style:name="ce233" style:family="table-cell" style:parent-style-name="Percent" style:data-style-name="N48">
      <style:table-cell-properties fo:border-top="2pt solid #000000" fo:border-bottom="2pt solid #000000" fo:border-left="none" fo:border-right="2pt solid #000000" fo:background-color="#C20EA4"/>
      <style:text-properties fo:font-size="11pt" style:font-size-asian="11pt" style:font-size-complex="11pt" style:font-family-generic="swiss"/>
    </style:style>
    <style:style style:name="ce234" style:family="table-cell" style:parent-style-name="Default" style:data-style-name="N0">
      <style:table-cell-properties fo:border-top="2pt solid #000000" fo:border-bottom="2pt solid #000000" fo:border-left="2pt solid #000000" fo:border-right="none"/>
      <style:text-properties fo:color="#000000" fo:font-size="11pt" style:font-size-asian="11pt" style:font-size-complex="11pt" fo:font-weight="bold" style:font-weight-asian="bold" style:font-weight-complex="bold" style:font-family-generic="swiss"/>
    </style:style>
    <style:style style:name="ce235" style:family="table-cell" style:parent-style-name="Currency" style:data-style-name="N37">
      <style:table-cell-properties fo:border-top="2pt solid #000000" fo:border-bottom="2pt solid #000000" fo:border-left="none" fo:border-right="2pt solid #000000" fo:background-color="transparent"/>
      <style:text-properties fo:color="#EA4335" fo:font-size="11pt" style:font-size-asian="11pt" style:font-size-complex="11pt" fo:font-weight="bold" style:font-weight-asian="bold" style:font-weight-complex="bold" style:font-family-generic="swiss"/>
    </style:style>
    <style:style style:name="ce236" style:family="table-cell" style:parent-style-name="Default" style:data-style-name="N0">
      <style:table-cell-properties fo:border-top="2pt solid #000000" fo:border-bottom="2pt solid #000000" fo:border-left="2pt solid #000000" fo:border-right="none" fo:background-color="#C20EA4"/>
      <style:text-properties fo:color="#000000" fo:font-size="11pt" style:font-size-asian="11pt" style:font-size-complex="11pt" fo:font-weight="bold" style:font-weight-asian="bold" style:font-weight-complex="bold" style:font-family-generic="swiss"/>
    </style:style>
    <style:style style:name="ce237" style:family="table-cell" style:parent-style-name="Default" style:data-style-name="N0">
      <style:table-cell-properties fo:border="2pt solid #000000" fo:background-color="#C20EA4"/>
      <style:text-properties fo:color="#000000" fo:font-size="11pt" style:font-size-asian="11pt" style:font-size-complex="11pt" fo:font-weight="bold" style:font-weight-asian="bold" style:font-weight-complex="bold" style:font-family-generic="swiss"/>
    </style:style>
    <style:style style:name="ce238" style:family="table-cell" style:parent-style-name="Currency" style:data-style-name="N37">
      <style:table-cell-properties fo:border-top="none" fo:border-bottom="2pt solid #000000" fo:border-left="none" fo:border-right="2pt solid #000000" fo:background-color="#00FF00"/>
      <style:text-properties fo:color="#000000" fo:font-size="11pt" style:font-size-asian="11pt" style:font-size-complex="11pt" fo:font-weight="bold" style:font-weight-asian="bold" style:font-weight-complex="bold" style:font-family-generic="swiss"/>
    </style:style>
    <style:style style:name="ce239" style:family="table-cell" style:parent-style-name="Default" style:data-style-name="N0">
      <style:table-cell-properties fo:border-top="2pt solid #000000" fo:border-bottom="2pt solid #000000" fo:border-left="none" fo:border-right="none" fo:background-color="#C20EA4"/>
      <style:text-properties fo:color="#000000" fo:font-size="11pt" style:font-size-asian="11pt" style:font-size-complex="11pt" fo:font-weight="bold" style:font-weight-asian="bold" style:font-weight-complex="bold" style:font-family-generic="swiss"/>
    </style:style>
    <style:style style:name="ce240" style:family="table-cell" style:parent-style-name="Default" style:data-style-name="N0">
      <style:table-cell-properties fo:border-top="2pt solid #000000" fo:border-bottom="2pt solid #000000" fo:border-left="none" fo:border-right="none" fo:background-color="#00FF00"/>
      <style:text-properties fo:color="#000000" fo:font-size="11pt" style:font-size-asian="11pt" style:font-size-complex="11pt" fo:font-weight="bold" style:font-weight-asian="bold" style:font-weight-complex="bold" style:font-family-generic="swiss"/>
    </style:style>
    <style:style style:name="ce241" style:family="table-cell" style:parent-style-name="Default" style:data-style-name="N0">
      <style:table-cell-properties fo:border-top="2pt solid #000000" fo:border-bottom="2pt solid #000000" fo:border-left="none" fo:border-right="none"/>
      <style:text-properties fo:color="#000000" fo:font-size="11pt" style:font-size-asian="11pt" style:font-size-complex="11pt" fo:font-weight="bold" style:font-weight-asian="bold" style:font-weight-complex="bold" style:font-family-generic="swiss"/>
    </style:style>
    <style:style style:name="ce242" style:family="table-cell" style:parent-style-name="Default" style:data-style-name="N0">
      <style:table-cell-properties style:vertical-align="middle" fo:wrap-option="wrap"/>
      <style:text-properties fo:color="#000000" fo:font-size="11pt" style:font-size-asian="11pt" style:font-size-complex="11pt" fo:font-weight="bold" style:font-weight-asian="bold" style:font-weight-complex="bold" style:font-family-generic="swiss"/>
    </style:style>
    <style:style style:name="ce243" style:family="table-cell" style:parent-style-name="Default" style:data-style-name="N0">
      <style:table-cell-properties style:vertical-align="middle"/>
      <style:text-properties fo:font-size="11pt" style:font-size-asian="11pt" style:font-size-complex="11pt" style:font-family-generic="swiss"/>
    </style:style>
    <style:style style:name="ce244" style:family="table-cell" style:parent-style-name="Default" style:data-style-name="N14">
      <style:table-cell-properties fo:border="thin solid #000000" style:vertical-align="automatic" fo:wrap-option="wrap" fo:background-color="#FFFFFF"/>
      <style:text-properties fo:color="#232A31" style:font-name="Yahoo Sans Finance" style:font-name-asian="Yahoo Sans Finance" style:font-name-complex="Yahoo Sans Finance" fo:font-size="11pt" style:font-size-asian="11pt" style:font-size-complex="11pt"/>
    </style:style>
    <style:style style:name="ce245" style:family="table-cell" style:parent-style-name="Default" style:data-style-name="N14">
      <style:table-cell-properties fo:border-top="2pt solid #000000" fo:border-bottom="thin solid #000000"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246" style:family="table-cell" style:parent-style-name="Default" style:data-style-name="N42">
      <style:table-cell-properties fo:border-top="2pt solid #000000" fo:border-bottom="thin solid #000000" fo:border-left="thin solid #000000" fo:border-right="2pt solid #000000" fo:background-color="#FFFFFF"/>
      <style:text-properties fo:font-size="11pt" style:font-size-asian="11pt" style:font-size-complex="11pt" fo:font-weight="bold" style:font-weight-asian="bold" style:font-weight-complex="bold" style:font-family-generic="swiss"/>
    </style:style>
    <style:style style:name="ce247" style:family="table-cell" style:parent-style-name="Default" style:data-style-name="N14">
      <style:table-cell-properties fo:border-top="thin solid #000000" fo:border-bottom="thin solid #000000"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248" style:family="table-cell" style:parent-style-name="Default" style:data-style-name="N42">
      <style:table-cell-properties fo:border-top="thin solid #000000" fo:border-bottom="thin solid #000000" fo:border-left="thin solid #000000" fo:border-right="2pt solid #000000" fo:background-color="#FFFFFF"/>
      <style:text-properties fo:font-size="11pt" style:font-size-asian="11pt" style:font-size-complex="11pt" fo:font-weight="bold" style:font-weight-asian="bold" style:font-weight-complex="bold" style:font-family-generic="swiss"/>
    </style:style>
    <style:style style:name="ce249" style:family="table-cell" style:parent-style-name="Default" style:data-style-name="N1">
      <style:table-cell-properties fo:border-top="thin solid #000000" fo:border-bottom="none" fo:border-left="thin solid #000000" fo:border-right="2pt solid #000000" fo:background-color="#FFFFFF"/>
      <style:text-properties fo:color="#000000" fo:font-size="11pt" style:font-size-asian="11pt" style:font-size-complex="11pt" fo:font-weight="bold" style:font-weight-asian="bold" style:font-weight-complex="bold" style:font-family-generic="swiss"/>
    </style:style>
    <style:style style:name="ce250" style:family="table-cell" style:parent-style-name="Default" style:data-style-name="N40">
      <style:text-properties fo:color="#000000" fo:font-size="11pt" style:font-size-asian="11pt" style:font-size-complex="11pt" fo:font-weight="bold" style:font-weight-asian="bold" style:font-weight-complex="bold" style:font-family-generic="swiss"/>
    </style:style>
    <style:style style:name="ce251" style:family="table-cell" style:parent-style-name="Default" style:data-style-name="N36">
      <style:table-cell-properties fo:border-top="thin solid #000000" fo:border-bottom="none" fo:border-left="thin solid #000000" fo:border-right="2pt solid #000000"/>
      <style:text-properties fo:font-size="11pt" style:font-size-asian="11pt" style:font-size-complex="11pt" fo:font-weight="bold" style:font-weight-asian="bold" style:font-weight-complex="bold" style:font-family-generic="swiss"/>
    </style:style>
    <style:style style:name="ce252" style:family="table-cell" style:parent-style-name="Default" style:data-style-name="N36">
      <style:table-cell-properties fo:border-top="thin solid #000000" fo:border-bottom="2pt solid #000000" fo:border-left="thin solid #000000" fo:border-right="2pt solid #000000"/>
      <style:text-properties fo:font-size="11pt" style:font-size-asian="11pt" style:font-size-complex="11pt" fo:font-weight="bold" style:font-weight-asian="bold" style:font-weight-complex="bold" style:font-family-generic="swiss"/>
    </style:style>
    <style:style style:name="ce253" style:family="table-cell" style:parent-style-name="Default" style:data-style-name="N19">
      <style:table-cell-properties fo:border-top="none" fo:border-bottom="none" fo:border-left="2pt solid #000000" fo:border-right="2pt solid #000000"/>
      <style:text-properties fo:font-size="11pt" style:font-size-asian="11pt" style:font-size-complex="11pt" fo:font-weight="bold" style:font-weight-asian="bold" style:font-weight-complex="bold" style:font-family-generic="swiss"/>
    </style:style>
    <style:style style:name="ce254" style:family="table-cell" style:parent-style-name="Default" style:data-style-name="N0">
      <style:table-cell-properties style:vertical-align="automatic"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55" style:family="table-cell" style:parent-style-name="Currency" style:data-style-name="N37">
      <style:text-properties fo:font-size="11pt" style:font-size-asian="11pt" style:font-size-complex="11pt" fo:font-weight="bold" style:font-weight-asian="bold" style:font-weight-complex="bold" style:font-family-generic="swiss"/>
    </style:style>
    <style:style style:name="ce256" style:family="table-cell" style:parent-style-name="Default" style:data-style-name="N36">
      <style:text-properties fo:font-size="11pt" style:font-size-asian="11pt" style:font-size-complex="11pt" fo:font-weight="bold" style:font-weight-asian="bold" style:font-weight-complex="bold" style:font-family-generic="swiss"/>
    </style:style>
    <style:style style:name="ce257" style:family="table-cell" style:parent-style-name="Default" style:data-style-name="N19">
      <style:table-cell-properties fo:border-top="none" fo:border-bottom="2pt solid #000000" fo:border-left="2pt solid #000000" fo:border-right="2pt solid #000000"/>
      <style:text-properties fo:font-size="11pt" style:font-size-asian="11pt" style:font-size-complex="11pt" fo:font-weight="bold" style:font-weight-asian="bold" style:font-weight-complex="bold" style:font-family-generic="swiss"/>
    </style:style>
    <style:style style:name="ce258" style:family="table-cell" style:parent-style-name="Default" style:data-style-name="N0">
      <style:table-cell-properties fo:border-top="none" fo:border-bottom="2pt solid #000000" fo:border-left="2pt solid #000000" fo:border-right="none"/>
      <style:text-properties fo:font-size="11pt" style:font-size-asian="11pt" style:font-size-complex="11pt" fo:font-weight="bold" style:font-weight-asian="bold" style:font-weight-complex="bold" style:font-family-generic="swiss"/>
    </style:style>
    <style:style style:name="ce259" style:family="table-cell" style:parent-style-name="Default" style:data-style-name="N0">
      <style:table-cell-properties fo:border-top="none" fo:border-bottom="2pt solid #000000" fo:border-left="none" fo:border-right="none" style:vertical-align="automatic"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60" style:family="table-cell" style:parent-style-name="Currency" style:data-style-name="N37">
      <style:table-cell-properties fo:border-top="none" fo:border-bottom="2pt solid #000000" fo:border-left="none" fo:border-right="none"/>
      <style:text-properties fo:font-size="11pt" style:font-size-asian="11pt" style:font-size-complex="11pt" fo:font-weight="bold" style:font-weight-asian="bold" style:font-weight-complex="bold" style:font-family-generic="swiss"/>
    </style:style>
    <style:style style:name="ce261" style:family="table-cell" style:parent-style-name="Default" style:data-style-name="N37">
      <style:table-cell-properties fo:border-top="none" fo:border-bottom="2pt solid #000000" fo:border-left="none" fo:border-right="2pt solid #000000"/>
      <style:text-properties fo:font-size="11pt" style:font-size-asian="11pt" style:font-size-complex="11pt" fo:font-weight="bold" style:font-weight-asian="bold" style:font-weight-complex="bold" style:font-family-generic="swiss"/>
    </style:style>
    <style:style style:name="ce262" style:family="table-cell" style:parent-style-name="Default" style:data-style-name="N19">
      <style:text-properties fo:font-size="11pt" style:font-size-asian="11pt" style:font-size-complex="11pt" fo:font-weight="bold" style:font-weight-asian="bold" style:font-weight-complex="bold" style:font-family-generic="swiss"/>
    </style:style>
    <style:style style:name="ce263" style:family="table-cell" style:parent-style-name="Default" style:data-style-name="N37">
      <style:text-properties fo:font-size="11pt" style:font-size-asian="11pt" style:font-size-complex="11pt" fo:font-weight="bold" style:font-weight-asian="bold" style:font-weight-complex="bold" style:font-family-generic="swiss"/>
    </style:style>
    <style:style style:name="ce264" style:family="table-cell" style:parent-style-name="Default" style:data-style-name="N19">
      <style:table-cell-properties fo:border-top="2pt solid #000000" fo:border-bottom="none" fo:border-left="2pt solid #000000" fo:border-right="none"/>
      <style:text-properties fo:font-size="11pt" style:font-size-asian="11pt" style:font-size-complex="11pt" fo:font-weight="bold" style:font-weight-asian="bold" style:font-weight-complex="bold" style:font-family-generic="swiss"/>
    </style:style>
    <style:style style:name="ce265" style:family="table-cell" style:parent-style-name="Default" style:data-style-name="N0">
      <style:table-cell-properties fo:border-top="2pt solid #000000" fo:border-bottom="none" fo:border-left="none" fo:border-right="none" style:vertical-align="automatic"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66" style:family="table-cell" style:parent-style-name="Default" style:data-style-name="N36">
      <style:table-cell-properties fo:border-top="2pt solid #000000" fo:border-bottom="none" fo:border-left="none" fo:border-right="none"/>
      <style:text-properties fo:font-size="11pt" style:font-size-asian="11pt" style:font-size-complex="11pt" fo:font-weight="bold" style:font-weight-asian="bold" style:font-weight-complex="bold" style:font-family-generic="swiss"/>
    </style:style>
    <style:style style:name="ce267" style:family="table-cell" style:parent-style-name="Default" style:data-style-name="N19">
      <style:table-cell-properties fo:border-top="none" fo:border-bottom="2pt solid #000000" fo:border-left="2pt solid #000000" fo:border-right="none"/>
      <style:text-properties fo:font-size="11pt" style:font-size-asian="11pt" style:font-size-complex="11pt" fo:font-weight="bold" style:font-weight-asian="bold" style:font-weight-complex="bold" style:font-family-generic="swiss"/>
    </style:style>
    <style:style style:name="ce268" style:family="table-cell" style:parent-style-name="Default" style:data-style-name="N37">
      <style:table-cell-properties fo:border-top="none" fo:border-bottom="2pt solid #000000" fo:border-left="none" fo:border-right="none"/>
      <style:text-properties fo:font-size="11pt" style:font-size-asian="11pt" style:font-size-complex="11pt" fo:font-weight="bold" style:font-weight-asian="bold" style:font-weight-complex="bold" style:font-family-generic="swiss"/>
    </style:style>
    <style:style style:name="ce269" style:family="table-cell" style:parent-style-name="Currency" style:data-style-name="N1">
      <style:table-cell-properties fo:border="thin solid #000000"/>
      <style:text-properties fo:font-size="11pt" style:font-size-asian="11pt" style:font-size-complex="11pt" fo:font-weight="bold" style:font-weight-asian="bold" style:font-weight-complex="bold" style:font-family-generic="swiss"/>
    </style:style>
    <style:style style:name="ce270" style:family="table-cell" style:parent-style-name="Default" style:data-style-name="N19">
      <style:table-cell-properties fo:border-top="none" fo:border-bottom="none" fo:border-left="2pt solid #000000" fo:border-right="2pt solid #000000"/>
      <style:text-properties fo:font-size="11pt" style:font-size-asian="11pt" style:font-size-complex="11pt" fo:font-weight="bold" style:font-weight-asian="bold" style:font-weight-complex="bold" style:font-family-generic="swiss"/>
    </style:style>
    <style:style style:name="ce271" style:family="table-cell" style:parent-style-name="Currency" style:data-style-name="N37">
      <style:table-cell-properties fo:border-top="none" fo:border-bottom="none" fo:border-left="none" fo:border-right="2pt solid #000000"/>
      <style:text-properties fo:font-size="11pt" style:font-size-asian="11pt" style:font-size-complex="11pt" fo:font-weight="bold" style:font-weight-asian="bold" style:font-weight-complex="bold" style:font-family-generic="swiss"/>
    </style:style>
    <style:style style:name="ce272" style:family="table-cell" style:parent-style-name="Default" style:data-style-name="N19">
      <style:table-cell-properties fo:border-top="none" fo:border-bottom="2pt solid #000000" fo:border-left="2pt solid #000000" fo:border-right="2pt solid #000000"/>
      <style:text-properties fo:font-size="11pt" style:font-size-asian="11pt" style:font-size-complex="11pt" fo:font-weight="bold" style:font-weight-asian="bold" style:font-weight-complex="bold" style:font-family-generic="swiss"/>
    </style:style>
    <style:style style:name="ce273" style:family="table-cell" style:parent-style-name="Default" style:data-style-name="N0">
      <style:table-cell-properties fo:border-top="none" fo:border-bottom="2pt solid #000000" fo:border-left="2pt solid #000000" fo:border-right="none"/>
      <style:text-properties fo:font-size="11pt" style:font-size-asian="11pt" style:font-size-complex="11pt" fo:font-weight="bold" style:font-weight-asian="bold" style:font-weight-complex="bold" style:font-family-generic="swiss"/>
    </style:style>
    <style:style style:name="ce274" style:family="table-cell" style:parent-style-name="Default" style:data-style-name="N0">
      <style:table-cell-properties fo:border-top="none" fo:border-bottom="2pt solid #000000" fo:border-left="none" fo:border-right="none"/>
      <style:text-properties fo:font-size="11pt" style:font-size-asian="11pt" style:font-size-complex="11pt" fo:font-weight="bold" style:font-weight-asian="bold" style:font-weight-complex="bold" style:font-family-generic="swiss"/>
    </style:style>
    <style:style style:name="ce275" style:family="table-cell" style:parent-style-name="Default" style:data-style-name="N0">
      <style:table-cell-properties fo:border-top="none" fo:border-bottom="2pt solid #000000" fo:border-left="none" fo:border-right="none" style:vertical-align="automatic"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76" style:family="table-cell" style:parent-style-name="Currency" style:data-style-name="N37">
      <style:table-cell-properties fo:border-top="none" fo:border-bottom="2pt solid #000000" fo:border-left="none" fo:border-right="none"/>
      <style:text-properties fo:font-size="11pt" style:font-size-asian="11pt" style:font-size-complex="11pt" fo:font-weight="bold" style:font-weight-asian="bold" style:font-weight-complex="bold" style:font-family-generic="swiss"/>
    </style:style>
    <style:style style:name="ce277" style:family="table-cell" style:parent-style-name="Default" style:data-style-name="N37">
      <style:table-cell-properties fo:border-top="none" fo:border-bottom="2pt solid #000000" fo:border-left="none" fo:border-right="2pt solid #000000"/>
      <style:text-properties fo:font-size="11pt" style:font-size-asian="11pt" style:font-size-complex="11pt" fo:font-weight="bold" style:font-weight-asian="bold" style:font-weight-complex="bold" style:font-family-generic="swiss"/>
    </style:style>
    <style:style style:name="ce278" style:family="table-cell" style:parent-style-name="Currency" style:data-style-name="N37">
      <style:text-properties fo:font-size="11pt" style:font-size-asian="11pt" style:font-size-complex="11pt" fo:font-weight="bold" style:font-weight-asian="bold" style:font-weight-complex="bold" style:font-family-generic="swiss"/>
    </style:style>
    <style:style style:name="ce279" style:family="table-cell" style:parent-style-name="Default" style:data-style-name="N0">
      <style:table-cell-properties fo:border-top="2pt solid #000000" fo:border-bottom="none" fo:border-left="2pt solid #000000" fo:border-right="2pt solid #000000" style:vertical-align="automatic"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280" style:family="table-cell" style:parent-style-name="Default" style:data-style-name="N0">
      <style:table-cell-properties fo:border-top="none" fo:border-bottom="none" fo:border-left="2pt solid #000000" fo:border-right="2pt solid #000000" style:vertical-align="automatic"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281" style:family="table-cell" style:parent-style-name="Default" style:data-style-name="N0">
      <style:table-cell-properties style:vertical-align="middle"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282" style:family="table-cell" style:parent-style-name="Default" style:data-style-name="N0">
      <style:table-cell-properties fo:border-top="none" fo:border-bottom="none" fo:border-left="none" fo:border-right="2pt solid #000000" style:vertical-align="middle"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283" style:family="table-cell" style:parent-style-name="Default" style:data-style-name="N0">
      <style:table-cell-properties fo:border-top="2pt solid #000000" fo:border-bottom="none" fo:border-left="2pt solid #000000" fo:border-right="none" style:vertical-align="automatic" fo:background-color="#FBBC04" style:repeat-content="false"/>
      <style:paragraph-properties fo:text-align="center"/>
      <style:text-properties fo:color="#000000" fo:font-size="12pt" style:font-size-asian="12pt" style:font-size-complex="12pt" fo:font-weight="bold" style:font-weight-asian="bold" style:font-weight-complex="bold" style:font-family-generic="swiss"/>
    </style:style>
    <style:style style:name="ce284" style:family="table-cell" style:parent-style-name="Default" style:data-style-name="N0">
      <style:table-cell-properties fo:border-top="2pt solid #000000" fo:border-bottom="none" fo:border-left="none" fo:border-right="none" style:vertical-align="automatic" fo:background-color="#FBBC04" style:repeat-content="false"/>
      <style:paragraph-properties fo:text-align="center"/>
      <style:text-properties fo:color="#000000" fo:font-size="12pt" style:font-size-asian="12pt" style:font-size-complex="12pt" fo:font-weight="bold" style:font-weight-asian="bold" style:font-weight-complex="bold" style:font-family-generic="swiss"/>
    </style:style>
    <style:style style:name="ce285" style:family="table-cell" style:parent-style-name="Default" style:data-style-name="N0">
      <style:table-cell-properties fo:border-top="2pt solid #000000" fo:border-bottom="none" fo:border-left="none" fo:border-right="2pt solid #000000" style:vertical-align="automatic" fo:background-color="#FBBC04" style:repeat-content="false"/>
      <style:paragraph-properties fo:text-align="center"/>
      <style:text-properties fo:color="#000000" fo:font-size="12pt" style:font-size-asian="12pt" style:font-size-complex="12pt" fo:font-weight="bold" style:font-weight-asian="bold" style:font-weight-complex="bold" style:font-family-generic="swiss"/>
    </style:style>
    <style:style style:name="ce286" style:family="table-cell" style:parent-style-name="Default" style:data-style-name="N0">
      <style:table-cell-properties fo:border-top="none" fo:border-bottom="none" fo:border-left="2pt solid #000000" fo:border-right="none" style:vertical-align="automatic" style:repeat-content="false"/>
      <style:paragraph-properties fo:text-align="center"/>
      <style:text-properties fo:font-weight="bold" style:font-weight-asian="bold" style:font-weight-complex="bold" style:font-family-generic="swiss"/>
    </style:style>
    <style:style style:name="ce28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88" style:family="table-cell" style:parent-style-name="Default" style:data-style-name="N0">
      <style:table-cell-properties fo:border-top="none" fo:border-bottom="none" fo:border-left="none" fo:border-right="2pt solid #000000" style:vertical-align="automatic" style:repeat-content="false"/>
      <style:paragraph-properties fo:text-align="center"/>
      <style:text-properties fo:font-weight="bold" style:font-weight-asian="bold" style:font-weight-complex="bold" style:font-family-generic="swiss"/>
    </style:style>
    <style:style style:name="ce289" style:family="table-cell" style:parent-style-name="Default" style:data-style-name="N0">
      <style:table-cell-properties fo:border-top="2pt solid #000000" fo:border-bottom="none" fo:border-left="2pt solid #000000" fo:border-right="none" style:vertical-align="automatic" fo:background-color="#FBBC04" style:repeat-content="false"/>
      <style:paragraph-properties fo:text-align="center"/>
      <style:text-properties fo:color="#000000" fo:font-size="28pt" style:font-size-asian="28pt" style:font-size-complex="28pt" style:text-underline-style="solid" style:text-underline-type="single" style:font-family-generic="swiss"/>
    </style:style>
    <style:style style:name="ce290" style:family="table-cell" style:parent-style-name="Default" style:data-style-name="N0">
      <style:table-cell-properties fo:border-top="2pt solid #000000" fo:border-bottom="none" fo:border-left="none" fo:border-right="none" style:vertical-align="automatic" fo:background-color="#FBBC04" style:repeat-content="false"/>
      <style:paragraph-properties fo:text-align="center"/>
      <style:text-properties fo:color="#000000" fo:font-size="28pt" style:font-size-asian="28pt" style:font-size-complex="28pt" style:text-underline-style="solid" style:text-underline-type="single" style:font-family-generic="swiss"/>
    </style:style>
    <style:style style:name="ce291" style:family="table-cell" style:parent-style-name="Default" style:data-style-name="N0">
      <style:table-cell-properties fo:border-top="2pt solid #000000" fo:border-bottom="none" fo:border-left="none" fo:border-right="2pt solid #000000" style:vertical-align="automatic" fo:background-color="#FBBC04" style:repeat-content="false"/>
      <style:paragraph-properties fo:text-align="center"/>
      <style:text-properties fo:color="#000000" fo:font-size="28pt" style:font-size-asian="28pt" style:font-size-complex="28pt" style:text-underline-style="solid" style:text-underline-type="single" style:font-family-generic="swiss"/>
    </style:style>
    <style:style style:name="ce292" style:family="table-cell" style:parent-style-name="Default" style:data-style-name="N0">
      <style:table-cell-properties fo:border-top="none" fo:border-bottom="none" fo:border-left="2pt solid #000000" fo:border-right="none" style:vertical-align="automatic" fo:background-color="#FBBC04" style:repeat-content="false"/>
      <style:paragraph-properties fo:text-align="center"/>
      <style:text-properties fo:color="#000000" fo:font-size="28pt" style:font-size-asian="28pt" style:font-size-complex="28pt" style:text-underline-style="solid" style:text-underline-type="single" style:font-family-generic="swiss"/>
    </style:style>
    <style:style style:name="ce293" style:family="table-cell" style:parent-style-name="Default" style:data-style-name="N0">
      <style:table-cell-properties style:vertical-align="automatic" fo:background-color="#FBBC04" style:repeat-content="false"/>
      <style:paragraph-properties fo:text-align="center"/>
      <style:text-properties fo:color="#000000" fo:font-size="28pt" style:font-size-asian="28pt" style:font-size-complex="28pt" style:text-underline-style="solid" style:text-underline-type="single" style:font-family-generic="swiss"/>
    </style:style>
    <style:style style:name="ce294" style:family="table-cell" style:parent-style-name="Default" style:data-style-name="N0">
      <style:table-cell-properties fo:border-top="none" fo:border-bottom="none" fo:border-left="none" fo:border-right="2pt solid #000000" style:vertical-align="automatic" fo:background-color="#FBBC04" style:repeat-content="false"/>
      <style:paragraph-properties fo:text-align="center"/>
      <style:text-properties fo:color="#000000" fo:font-size="28pt" style:font-size-asian="28pt" style:font-size-complex="28pt" style:text-underline-style="solid" style:text-underline-type="single" style:font-family-generic="swiss"/>
    </style:style>
    <style:style style:name="ce295" style:family="table-cell" style:parent-style-name="Default" style:data-style-name="N0">
      <style:table-cell-properties fo:border-top="none" fo:border-bottom="none" fo:border-left="2pt solid #000000" fo:border-right="none" style:vertical-align="automatic" fo:background-color="#FBBC04" style:repeat-content="false"/>
      <style:paragraph-properties fo:text-align="center"/>
      <style:text-properties fo:color="#000000" fo:font-size="16pt" style:font-size-asian="16pt" style:font-size-complex="16pt" fo:font-weight="bold" style:font-weight-asian="bold" style:font-weight-complex="bold" style:font-family-generic="swiss"/>
    </style:style>
    <style:style style:name="ce296" style:family="table-cell" style:parent-style-name="Default" style:data-style-name="N0">
      <style:table-cell-properties style:vertical-align="automatic" fo:background-color="#FBBC04" style:repeat-content="false"/>
      <style:paragraph-properties fo:text-align="center"/>
      <style:text-properties fo:color="#000000" fo:font-size="16pt" style:font-size-asian="16pt" style:font-size-complex="16pt" fo:font-weight="bold" style:font-weight-asian="bold" style:font-weight-complex="bold" style:font-family-generic="swiss"/>
    </style:style>
    <style:style style:name="ce297" style:family="table-cell" style:parent-style-name="Default" style:data-style-name="N0">
      <style:table-cell-properties fo:border-top="none" fo:border-bottom="none" fo:border-left="none" fo:border-right="2pt solid #000000" style:vertical-align="automatic" fo:background-color="#FBBC04" style:repeat-content="false"/>
      <style:paragraph-properties fo:text-align="center"/>
      <style:text-properties fo:color="#000000" fo:font-size="16pt" style:font-size-asian="16pt" style:font-size-complex="16pt" fo:font-weight="bold" style:font-weight-asian="bold" style:font-weight-complex="bold" style:font-family-generic="swiss"/>
    </style:style>
    <style:style style:name="ce298" style:family="table-cell" style:parent-style-name="Default" style:data-style-name="N0">
      <style:table-cell-properties fo:border-top="none" fo:border-bottom="2pt solid #000000" fo:border-left="2pt solid #000000" fo:border-right="none" style:vertical-align="automatic" fo:background-color="#FBBC04" style:repeat-content="false"/>
      <style:paragraph-properties fo:text-align="center"/>
      <style:text-properties fo:color="#000000" fo:font-size="16pt" style:font-size-asian="16pt" style:font-size-complex="16pt" fo:font-weight="bold" style:font-weight-asian="bold" style:font-weight-complex="bold" style:font-family-generic="swiss"/>
    </style:style>
    <style:style style:name="ce299" style:family="table-cell" style:parent-style-name="Default" style:data-style-name="N0">
      <style:table-cell-properties fo:border-top="none" fo:border-bottom="2pt solid #000000" fo:border-left="none" fo:border-right="none" style:vertical-align="automatic" fo:background-color="#FBBC04" style:repeat-content="false"/>
      <style:paragraph-properties fo:text-align="center"/>
      <style:text-properties fo:color="#000000" fo:font-size="16pt" style:font-size-asian="16pt" style:font-size-complex="16pt" fo:font-weight="bold" style:font-weight-asian="bold" style:font-weight-complex="bold" style:font-family-generic="swiss"/>
    </style:style>
    <style:style style:name="ce300" style:family="table-cell" style:parent-style-name="Default" style:data-style-name="N0">
      <style:table-cell-properties fo:border-top="none" fo:border-bottom="2pt solid #000000" fo:border-left="none" fo:border-right="2pt solid #000000" style:vertical-align="automatic" fo:background-color="#FBBC04" style:repeat-content="false"/>
      <style:paragraph-properties fo:text-align="center"/>
      <style:text-properties fo:color="#000000" fo:font-size="16pt" style:font-size-asian="16pt" style:font-size-complex="16pt" fo:font-weight="bold" style:font-weight-asian="bold" style:font-weight-complex="bold" style:font-family-generic="swiss"/>
    </style:style>
    <style:style style:name="ce301" style:family="table-cell" style:parent-style-name="Default" style:data-style-name="N0">
      <style:table-cell-properties fo:border-top="2pt solid #000000" fo:border-bottom="none" fo:border-left="2pt solid #000000" fo:border-right="2pt solid #000000" style:vertical-align="middle" fo:background-color="#FBBC04"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02" style:family="table-cell" style:parent-style-name="Default" style:data-style-name="N0">
      <style:table-cell-properties fo:border-top="none" fo:border-bottom="2pt solid #000000" fo:border-left="2pt solid #000000" fo:border-right="2pt solid #000000" style:vertical-align="middle" fo:background-color="#FBBC04"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03" style:family="table-cell" style:parent-style-name="Default" style:data-style-name="N0">
      <style:table-cell-properties fo:border-top="2pt solid #000000" fo:border-bottom="none" fo:border-left="none" fo:border-right="none" style:vertical-align="middle" fo:background-color="#FBBC04"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04" style:family="table-cell" style:parent-style-name="Default" style:data-style-name="N0">
      <style:table-cell-properties fo:border-top="2pt solid #000000" fo:border-bottom="none" fo:border-left="none" fo:border-right="2pt solid #000000" style:vertical-align="middle" fo:background-color="#FBBC04"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05" style:family="table-cell" style:parent-style-name="Default" style:data-style-name="N0">
      <style:table-cell-properties fo:border-top="none" fo:border-bottom="2pt solid #000000" fo:border-left="none" fo:border-right="none" style:vertical-align="middle" fo:background-color="#FBBC04"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06" style:family="table-cell" style:parent-style-name="Default" style:data-style-name="N0">
      <style:table-cell-properties fo:border-top="none" fo:border-bottom="2pt solid #000000" fo:border-left="none" fo:border-right="2pt solid #000000" style:vertical-align="middle" fo:background-color="#FBBC04"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07"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08" style:family="table-cell" style:parent-style-name="Default" style:data-style-name="N0">
      <style:table-cell-properties fo:border-top="none" fo:border-bottom="2pt solid #000000" fo:border-left="none" fo:border-right="none" style:vertical-align="middle"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09"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310" style:family="table-cell" style:parent-style-name="Default" style:data-style-name="N0">
      <style:table-cell-properties fo:border-top="none" fo:border-bottom="2pt solid #000000" fo:border-left="2pt solid #000000" fo:border-right="none" style:vertical-align="automatic" style:repeat-content="false"/>
      <style:paragraph-properties fo:text-align="center"/>
      <style:text-properties fo:font-weight="bold" style:font-weight-asian="bold" style:font-weight-complex="bold" style:font-family-generic="swiss"/>
    </style:style>
    <style:style style:name="ce311" style:family="table-cell" style:parent-style-name="Default" style:data-style-name="N0">
      <style:table-cell-properties fo:border-top="none" fo:border-bottom="2pt solid #000000" fo:border-left="none" fo:border-right="none" style:vertical-align="automatic" style:repeat-content="false"/>
      <style:paragraph-properties fo:text-align="center"/>
      <style:text-properties fo:font-weight="bold" style:font-weight-asian="bold" style:font-weight-complex="bold" style:font-family-generic="swiss"/>
    </style:style>
    <style:style style:name="ce312"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text-properties fo:font-weight="bold" style:font-weight-asian="bold" style:font-weight-complex="bold" style:font-family-generic="swiss"/>
    </style:style>
    <style:style style:name="ce313" style:family="table-cell" style:parent-style-name="Default" style:data-style-name="N0">
      <style:table-cell-properties fo:border-top="none" fo:border-bottom="2pt solid #000000" fo:border-left="2pt solid #000000" fo:border-right="none" style:vertical-align="automatic" fo:background-color="#FBBC04"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14" style:family="table-cell" style:parent-style-name="Default" style:data-style-name="N0">
      <style:table-cell-properties fo:border-top="none" fo:border-bottom="2pt solid #000000" fo:border-left="none" fo:border-right="none" style:vertical-align="automatic" fo:background-color="#FBBC04"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15" style:family="table-cell" style:parent-style-name="Default" style:data-style-name="N0">
      <style:table-cell-properties style:vertical-align="automatic" fo:background-color="#FBBC04"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16" style:family="table-cell" style:parent-style-name="Default" style:data-style-name="N0">
      <style:table-cell-properties fo:border-top="none" fo:border-bottom="none" fo:border-left="none" fo:border-right="2pt solid #000000" style:vertical-align="automatic" fo:background-color="#FBBC04"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17"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18" style:family="table-cell" style:parent-style-name="Default" style:data-style-name="N0">
      <style:table-cell-properties fo:border-top="2pt solid #000000" fo:border-bottom="2pt solid #000000" fo:border-left="none" fo:border-right="2pt solid #000000" style:vertical-align="automatic" fo:background-color="#FFFFF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19" style:family="table-cell" style:parent-style-name="Default" style:data-style-name="N0">
      <style:table-cell-properties fo:border-top="2pt solid #000000" fo:border-bottom="2pt solid #000000" fo:border-left="2pt solid #000000" fo:border-right="none" style:vertical-align="automatic" fo:background-color="#BFBFB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20" style:family="table-cell" style:parent-style-name="Default" style:data-style-name="N0">
      <style:table-cell-properties fo:border-top="2pt solid #000000" fo:border-bottom="2pt solid #000000" fo:border-left="none" fo:border-right="none" style:vertical-align="automatic" fo:background-color="#BFBFB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21" style:family="table-cell" style:parent-style-name="Default" style:data-style-name="N0">
      <style:table-cell-properties fo:border-top="2pt solid #000000" fo:border-bottom="2pt solid #000000" fo:border-left="none" fo:border-right="2pt solid #000000" style:vertical-align="automatic" fo:background-color="#BFBFB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22" style:family="table-cell" style:parent-style-name="Default" style:data-style-name="N0">
      <style:table-cell-properties fo:border-top="none" fo:border-bottom="2pt solid #000000" fo:border-left="2pt solid #000000" fo:border-right="none"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23" style:family="table-cell" style:parent-style-name="Default" style:data-style-name="N0">
      <style:table-cell-properties fo:border-top="none" fo:border-bottom="2pt solid #000000" fo:border-left="none" fo:border-right="none"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24" style:family="table-cell" style:parent-style-name="Default" style:data-style-name="N0">
      <style:table-cell-properties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25" style:family="table-cell" style:parent-style-name="Default" style:data-style-name="N0">
      <style:table-cell-properties fo:border-top="none" fo:border-bottom="none" fo:border-left="none"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26" style:family="table-cell" style:parent-style-name="Default" style:data-style-name="N0">
      <style:table-cell-properties fo:border-top="2pt solid #000000" fo:border-bottom="none" fo:border-left="2pt solid #000000" fo:border-right="none" style:vertical-align="middle" fo:wrap-option="wrap" fo:background-color="#00FF00" style:repeat-content="false"/>
      <style:paragraph-properties fo:text-align="start" fo:margin-left="0cm"/>
      <style:text-properties fo:color="#000000" fo:font-size="11pt" style:font-size-asian="11pt" style:font-size-complex="11pt" fo:font-weight="bold" style:font-weight-asian="bold" style:font-weight-complex="bold" style:font-family-generic="swiss"/>
    </style:style>
    <style:style style:name="ce327" style:family="table-cell" style:parent-style-name="Default" style:data-style-name="N0">
      <style:table-cell-properties fo:border-top="2pt solid #000000" fo:border-bottom="none" fo:border-left="none" fo:border-right="none" style:vertical-align="middle" fo:wrap-option="wrap" fo:background-color="#00FF00" style:repeat-content="false"/>
      <style:paragraph-properties fo:text-align="start" fo:margin-left="0cm"/>
      <style:text-properties fo:color="#374151" fo:font-size="11pt" style:font-size-asian="11pt" style:font-size-complex="11pt" fo:font-weight="bold" style:font-weight-asian="bold" style:font-weight-complex="bold" style:font-family-generic="swiss"/>
    </style:style>
    <style:style style:name="ce328" style:family="table-cell" style:parent-style-name="Default" style:data-style-name="N0">
      <style:table-cell-properties fo:border-top="2pt solid #000000" fo:border-bottom="none" fo:border-left="none" fo:border-right="2pt solid #000000" style:vertical-align="middle" fo:wrap-option="wrap" fo:background-color="#00FF00" style:repeat-content="false"/>
      <style:paragraph-properties fo:text-align="start" fo:margin-left="0cm"/>
      <style:text-properties fo:color="#374151" fo:font-size="11pt" style:font-size-asian="11pt" style:font-size-complex="11pt" fo:font-weight="bold" style:font-weight-asian="bold" style:font-weight-complex="bold" style:font-family-generic="swiss"/>
    </style:style>
    <style:style style:name="ce329" style:family="table-cell" style:parent-style-name="Default" style:data-style-name="N0">
      <style:table-cell-properties fo:border-top="none" fo:border-bottom="none" fo:border-left="2pt solid #000000" fo:border-right="none" style:vertical-align="middle" fo:wrap-option="wrap" fo:background-color="#00FF00" style:repeat-content="false"/>
      <style:paragraph-properties fo:text-align="start" fo:margin-left="0cm"/>
      <style:text-properties fo:color="#374151" fo:font-size="11pt" style:font-size-asian="11pt" style:font-size-complex="11pt" fo:font-weight="bold" style:font-weight-asian="bold" style:font-weight-complex="bold" style:font-family-generic="swiss"/>
    </style:style>
    <style:style style:name="ce330" style:family="table-cell" style:parent-style-name="Default" style:data-style-name="N0">
      <style:table-cell-properties style:vertical-align="middle" fo:wrap-option="wrap" fo:background-color="#00FF00" style:repeat-content="false"/>
      <style:paragraph-properties fo:text-align="start" fo:margin-left="0cm"/>
      <style:text-properties fo:color="#374151" fo:font-size="11pt" style:font-size-asian="11pt" style:font-size-complex="11pt" fo:font-weight="bold" style:font-weight-asian="bold" style:font-weight-complex="bold" style:font-family-generic="swiss"/>
    </style:style>
    <style:style style:name="ce331" style:family="table-cell" style:parent-style-name="Default" style:data-style-name="N0">
      <style:table-cell-properties fo:border-top="none" fo:border-bottom="none" fo:border-left="none" fo:border-right="2pt solid #000000" style:vertical-align="middle" fo:wrap-option="wrap" fo:background-color="#00FF00" style:repeat-content="false"/>
      <style:paragraph-properties fo:text-align="start" fo:margin-left="0cm"/>
      <style:text-properties fo:color="#374151" fo:font-size="11pt" style:font-size-asian="11pt" style:font-size-complex="11pt" fo:font-weight="bold" style:font-weight-asian="bold" style:font-weight-complex="bold" style:font-family-generic="swiss"/>
    </style:style>
    <style:style style:name="ce332" style:family="table-cell" style:parent-style-name="Default" style:data-style-name="N0">
      <style:table-cell-properties fo:border-top="none" fo:border-bottom="2pt solid #000000" fo:border-left="2pt solid #000000" fo:border-right="none" style:vertical-align="middle" fo:wrap-option="wrap" fo:background-color="#00FF00" style:repeat-content="false"/>
      <style:paragraph-properties fo:text-align="start" fo:margin-left="0cm"/>
      <style:text-properties fo:color="#374151" fo:font-size="11pt" style:font-size-asian="11pt" style:font-size-complex="11pt" fo:font-weight="bold" style:font-weight-asian="bold" style:font-weight-complex="bold" style:font-family-generic="swiss"/>
    </style:style>
    <style:style style:name="ce333" style:family="table-cell" style:parent-style-name="Default" style:data-style-name="N0">
      <style:table-cell-properties fo:border-top="none" fo:border-bottom="2pt solid #000000" fo:border-left="none" fo:border-right="none" style:vertical-align="middle" fo:wrap-option="wrap" fo:background-color="#00FF00" style:repeat-content="false"/>
      <style:paragraph-properties fo:text-align="start" fo:margin-left="0cm"/>
      <style:text-properties fo:color="#374151" fo:font-size="11pt" style:font-size-asian="11pt" style:font-size-complex="11pt" fo:font-weight="bold" style:font-weight-asian="bold" style:font-weight-complex="bold" style:font-family-generic="swiss"/>
    </style:style>
    <style:style style:name="ce334" style:family="table-cell" style:parent-style-name="Default" style:data-style-name="N0">
      <style:table-cell-properties fo:border-top="none" fo:border-bottom="2pt solid #000000" fo:border-left="none" fo:border-right="2pt solid #000000" style:vertical-align="middle" fo:wrap-option="wrap" fo:background-color="#00FF00" style:repeat-content="false"/>
      <style:paragraph-properties fo:text-align="start" fo:margin-left="0cm"/>
      <style:text-properties fo:color="#374151" fo:font-size="11pt" style:font-size-asian="11pt" style:font-size-complex="11pt" fo:font-weight="bold" style:font-weight-asian="bold" style:font-weight-complex="bold" style:font-family-generic="swiss"/>
    </style:style>
    <style:style style:name="ce335" style:family="table-cell" style:parent-style-name="Default" style:data-style-name="N0">
      <style:table-cell-properties fo:border-top="none" fo:border-bottom="2pt solid #000000" fo:border-left="none"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36" style:family="table-cell" style:parent-style-name="Default" style:data-style-name="N0">
      <style:table-cell-properties fo:border-top="2pt solid #000000" fo:border-bottom="2pt solid #000000" fo:border-left="2pt solid #000000" fo:border-right="none"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37" style:family="table-cell" style:parent-style-name="Default" style:data-style-name="N0">
      <style:table-cell-properties fo:border-top="2pt solid #000000" fo:border-bottom="2pt solid #000000" fo:border-left="none" fo:border-right="none"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38" style:family="table-cell" style:parent-style-name="Default" style:data-style-name="N0">
      <style:table-cell-properties fo:border-top="2pt solid #000000" fo:border-bottom="2pt solid #000000" fo:border-left="none"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39" style:family="table-cell" style:parent-style-name="Default" style:data-style-name="N0">
      <style:table-cell-properties fo:border-top="2pt solid #000000" fo:border-bottom="none" fo:border-left="2pt solid #000000" fo:border-right="2pt solid #000000" style:vertical-align="middle"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0" style:family="table-cell" style:parent-style-name="Default" style:data-style-name="N0">
      <style:table-cell-properties fo:border-top="none" fo:border-bottom="2pt solid #000000" fo:border-left="2pt solid #000000" fo:border-right="2pt solid #000000" style:vertical-align="middle"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1" style:family="table-cell" style:parent-style-name="Default" style:data-style-name="N0">
      <style:table-cell-properties fo:border-top="2pt solid #000000" fo:border-bottom="none" fo:border-left="2pt solid #000000" fo:border-right="none"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2" style:family="table-cell" style:parent-style-name="Default" style:data-style-name="N0">
      <style:table-cell-properties fo:border-top="2pt solid #000000" fo:border-bottom="none" fo:border-left="none" fo:border-right="none"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3" style:family="table-cell" style:parent-style-name="Default" style:data-style-name="N0">
      <style:table-cell-properties fo:border-top="2pt solid #000000" fo:border-bottom="none" fo:border-left="none" fo:border-right="2pt solid #000000"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4" style:family="table-cell" style:parent-style-name="Default" style:data-style-name="N0">
      <style:table-cell-properties fo:border-top="none" fo:border-bottom="none" fo:border-left="2pt solid #000000" fo:border-right="none"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5" style:family="table-cell" style:parent-style-name="Default" style:data-style-name="N0">
      <style:table-cell-properties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6" style:family="table-cell" style:parent-style-name="Default" style:data-style-name="N0">
      <style:table-cell-properties fo:border-top="none" fo:border-bottom="none" fo:border-left="none" fo:border-right="2pt solid #000000"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7" style:family="table-cell" style:parent-style-name="Default" style:data-style-name="N0">
      <style:table-cell-properties fo:border-top="none" fo:border-bottom="2pt solid #000000" fo:border-left="2pt solid #000000" fo:border-right="none"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8" style:family="table-cell" style:parent-style-name="Default" style:data-style-name="N0">
      <style:table-cell-properties fo:border-top="none" fo:border-bottom="2pt solid #000000" fo:border-left="none" fo:border-right="none"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49" style:family="table-cell" style:parent-style-name="Default" style:data-style-name="N0">
      <style:table-cell-properties fo:border-top="none" fo:border-bottom="2pt solid #000000" fo:border-left="none" fo:border-right="2pt solid #000000"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50" style:family="table-cell" style:parent-style-name="Default" style:data-style-name="N0">
      <style:table-cell-properties fo:border-top="2pt solid #000000" fo:border-bottom="none" fo:border-left="2pt solid #000000" fo:border-right="2pt solid #000000" style:vertical-align="middle"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351" style:family="table-cell" style:parent-style-name="Default" style:data-style-name="N0">
      <style:table-cell-properties fo:border-top="none" fo:border-bottom="2pt solid #000000" fo:border-left="2pt solid #000000" fo:border-right="2pt solid #000000" style:vertical-align="middle"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352" style:family="table-cell" style:parent-style-name="Default" style:data-style-name="N0">
      <style:table-cell-properties fo:border-top="2pt solid #000000" fo:border-bottom="2pt solid #000000" fo:border-left="2pt solid #000000" fo:border-right="none" style:vertical-align="middle"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353" style:family="table-cell" style:parent-style-name="Default" style:data-style-name="N0">
      <style:table-cell-properties fo:border-top="2pt solid #000000" fo:border-bottom="2pt solid #000000" fo:border-left="none" fo:border-right="2pt solid #000000" style:vertical-align="middle"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354" style:family="table-cell" style:parent-style-name="Default" style:data-style-name="N0">
      <style:table-cell-properties fo:border-top="2pt solid #000000" fo:border-bottom="thin solid #000000" fo:border-left="2pt solid #000000" fo:border-right="thin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55" style:family="table-cell" style:parent-style-name="Default" style:data-style-name="N0">
      <style:table-cell-properties fo:border-top="2pt solid #000000" fo:border-bottom="thin solid #000000" fo:border-left="thin solid #000000" fo:border-right="thin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56" style:family="table-cell" style:parent-style-name="Default" style:data-style-name="N0">
      <style:table-cell-properties fo:border-top="2pt solid #000000" fo:border-bottom="thin solid #000000" fo:border-left="thin solid #000000"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57" style:family="table-cell" style:parent-style-name="Default" style:data-style-name="N0">
      <style:table-cell-properties fo:border-top="2pt solid #000000" fo:border-bottom="2pt solid #000000" fo:border-left="2pt solid #000000" fo:border-right="none" style:vertical-align="automatic"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358" style:family="table-cell" style:parent-style-name="Default" style:data-style-name="N0">
      <style:table-cell-properties fo:border-top="2pt solid #000000" fo:border-bottom="2pt solid #000000" fo:border-left="none" fo:border-right="none" style:vertical-align="automatic"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359" style:family="table-cell" style:parent-style-name="Default" style:data-style-name="N0">
      <style:table-cell-properties fo:border-top="2pt solid #000000" fo:border-bottom="thin solid #000000" fo:border-left="2pt solid #000000" fo:border-right="thin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60" style:family="table-cell" style:parent-style-name="Default" style:data-style-name="N0">
      <style:table-cell-properties fo:border-top="2pt solid #000000" fo:border-bottom="thin solid #000000" fo:border-left="thin solid #000000" fo:border-right="thin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61" style:family="table-cell" style:parent-style-name="Default" style:data-style-name="N0">
      <style:table-cell-properties fo:border-top="2pt solid #000000" fo:border-bottom="thin solid #000000" fo:border-left="thin solid #000000"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62" style:family="table-cell" style:parent-style-name="Default" style:data-style-name="N0">
      <style:table-cell-properties fo:border-top="2pt solid #000000" fo:border-bottom="none" fo:border-left="2pt solid #000000" fo:border-right="none" style:vertical-align="middle"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363" style:family="table-cell" style:parent-style-name="Default" style:data-style-name="N0">
      <style:table-cell-properties fo:border-top="2pt solid #000000" fo:border-bottom="none" fo:border-left="none" fo:border-right="none" style:vertical-align="middle"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364" style:family="table-cell" style:parent-style-name="Default" style:data-style-name="N0">
      <style:table-cell-properties fo:border-top="none" fo:border-bottom="2pt solid #000000" fo:border-left="2pt solid #000000" fo:border-right="none" style:vertical-align="middle"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65" style:family="table-cell" style:parent-style-name="Default" style:data-style-name="N0">
      <style:table-cell-properties fo:border-top="none" fo:border-bottom="2pt solid #000000" fo:border-left="none" fo:border-right="none" style:vertical-align="middle"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66" style:family="table-cell" style:parent-style-name="Default" style:data-style-name="N0">
      <style:table-cell-properties fo:border-top="none" fo:border-bottom="2pt solid #000000" fo:border-left="none" fo:border-right="2pt solid #000000" style:vertical-align="middle"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67" style:family="table-cell" style:parent-style-name="Default" style:data-style-name="N0">
      <style:table-cell-properties fo:border-top="2pt solid #000000" fo:border-bottom="none" fo:border-left="2pt solid #000000" fo:border-right="none"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368" style:family="table-cell" style:parent-style-name="Default" style:data-style-name="N0">
      <style:table-cell-properties fo:border-top="2pt solid #000000" fo:border-bottom="none" fo:border-left="none" fo:border-right="none"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369" style:family="table-cell" style:parent-style-name="Default" style:data-style-name="N0">
      <style:table-cell-properties fo:border-top="2pt solid #000000" fo:border-bottom="none" fo:border-left="none" fo:border-right="2pt solid #000000"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370" style:family="table-cell" style:parent-style-name="Default" style:data-style-name="N0">
      <style:table-cell-properties fo:border-top="none" fo:border-bottom="none" fo:border-left="2pt solid #000000" fo:border-right="none"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371" style:family="table-cell" style:parent-style-name="Default" style:data-style-name="N0">
      <style:table-cell-properties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372" style:family="table-cell" style:parent-style-name="Default" style:data-style-name="N0">
      <style:table-cell-properties fo:border-top="none" fo:border-bottom="none" fo:border-left="none" fo:border-right="2pt solid #000000"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373" style:family="table-cell" style:parent-style-name="Default" style:data-style-name="N0">
      <style:table-cell-properties fo:border-top="none" fo:border-bottom="2pt solid #000000" fo:border-left="2pt solid #000000" fo:border-right="none"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374" style:family="table-cell" style:parent-style-name="Default" style:data-style-name="N0">
      <style:table-cell-properties fo:border-top="none" fo:border-bottom="2pt solid #000000" fo:border-left="none" fo:border-right="none"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375" style:family="table-cell" style:parent-style-name="Default" style:data-style-name="N0">
      <style:table-cell-properties fo:border-top="none" fo:border-bottom="2pt solid #000000" fo:border-left="none" fo:border-right="2pt solid #000000"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376" style:family="table-cell" style:parent-style-name="Default" style:data-style-name="N0">
      <style:table-cell-properties fo:border-top="thin solid #000000" fo:border-bottom="thin solid #000000" fo:border-left="thin solid #000000" fo:border-right="none" style:vertical-align="automatic" fo:background-color="#00FF00"/>
      <style:paragraph-properties fo:margin-left="0cm" style:writing-mode="lr"/>
      <style:text-properties fo:font-size="11pt" style:font-size-asian="11pt" style:font-size-complex="11pt" fo:font-weight="bold" style:font-weight-asian="bold" style:font-weight-complex="bold" style:font-family-generic="swiss"/>
    </style:style>
    <style:style style:name="ce377" style:family="table-cell" style:parent-style-name="Default" style:data-style-name="N0">
      <style:table-cell-properties fo:border-top="thin solid #000000" fo:border-bottom="thin solid #000000" fo:border-left="none" fo:border-right="thin solid #000000" style:vertical-align="automatic" fo:background-color="#00FF00"/>
      <style:paragraph-properties fo:margin-left="0cm" style:writing-mode="lr"/>
      <style:text-properties fo:font-size="11pt" style:font-size-asian="11pt" style:font-size-complex="11pt" fo:font-weight="bold" style:font-weight-asian="bold" style:font-weight-complex="bold" style:font-family-generic="swiss"/>
    </style:style>
    <style:style style:name="ce378" style:family="table-cell" style:parent-style-name="Default" style:data-style-name="N0">
      <style:table-cell-properties fo:border-top="thin solid #CCCCCC" fo:border-bottom="thin solid #000000" fo:border-left="thin solid #000000" fo:border-right="none" style:vertical-align="automatic" fo:background-color="#00FF00"/>
      <style:paragraph-properties fo:margin-left="0cm" style:writing-mode="lr"/>
      <style:text-properties fo:font-size="11pt" style:font-size-asian="11pt" style:font-size-complex="11pt" fo:font-weight="bold" style:font-weight-asian="bold" style:font-weight-complex="bold" style:font-family-generic="swiss"/>
    </style:style>
    <style:style style:name="ce379" style:family="table-cell" style:parent-style-name="Default" style:data-style-name="N0">
      <style:table-cell-properties fo:border-top="thin solid #CCCCCC" fo:border-bottom="thin solid #000000" fo:border-left="none" fo:border-right="thin solid #000000" style:vertical-align="automatic" fo:background-color="#00FF00"/>
      <style:paragraph-properties fo:margin-left="0cm" style:writing-mode="lr"/>
      <style:text-properties fo:font-size="11pt" style:font-size-asian="11pt" style:font-size-complex="11pt" fo:font-weight="bold" style:font-weight-asian="bold" style:font-weight-complex="bold" style:font-family-generic="swiss"/>
    </style:style>
    <style:style style:name="ce380" style:family="table-cell" style:parent-style-name="Default" style:data-style-name="N0">
      <style:table-cell-properties fo:border-top="none" fo:border-bottom="none" fo:border-left="2pt solid #000000" fo:border-right="none"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81" style:family="table-cell" style:parent-style-name="Percent" style:data-style-name="N49">
      <style:table-cell-properties fo:border-top="2pt solid #000000" fo:border-bottom="2pt solid #000000" fo:border-left="none" fo:border-right="none" style:vertical-align="automatic" fo:background-color="transparent" style:repeat-content="false"/>
      <style:paragraph-properties fo:text-align="center"/>
      <style:text-properties fo:color="#EA4335" fo:font-size="11pt" style:font-size-asian="11pt" style:font-size-complex="11pt" fo:font-weight="bold" style:font-weight-asian="bold" style:font-weight-complex="bold" style:font-family-generic="swiss"/>
    </style:style>
    <style:style style:name="ce382" style:family="table-cell" style:parent-style-name="Percent" style:data-style-name="N49">
      <style:table-cell-properties fo:border-top="2pt solid #000000" fo:border-bottom="2pt solid #000000" fo:border-left="none" fo:border-right="2pt solid #000000" style:vertical-align="automatic" fo:background-color="transparent" style:repeat-content="false"/>
      <style:paragraph-properties fo:text-align="center"/>
      <style:text-properties fo:color="#EA4335" fo:font-size="11pt" style:font-size-asian="11pt" style:font-size-complex="11pt" fo:font-weight="bold" style:font-weight-asian="bold" style:font-weight-complex="bold" style:font-family-generic="swiss"/>
    </style:style>
    <style:style style:name="ce383" style:family="table-cell" style:parent-style-name="Default" style:data-style-name="N0">
      <style:table-cell-properties fo:border-top="2pt solid #000000" fo:border-bottom="2pt solid #000000" fo:border-left="2pt solid #000000" fo:border-right="none" style:vertical-align="middle" fo:background-color="#BFBFB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84" style:family="table-cell" style:parent-style-name="Default" style:data-style-name="N0">
      <style:table-cell-properties fo:border-top="2pt solid #000000" fo:border-bottom="2pt solid #000000" fo:border-left="none" fo:border-right="none" style:vertical-align="middle" fo:background-color="#BFBFB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85" style:family="table-cell" style:parent-style-name="Default" style:data-style-name="N0">
      <style:table-cell-properties fo:border-top="2pt solid #000000" fo:border-bottom="2pt solid #000000" fo:border-left="none" fo:border-right="2pt solid #000000" style:vertical-align="middle" fo:background-color="#BFBFB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86"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87"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88" style:family="table-cell" style:parent-style-name="Default" style:data-style-name="N0">
      <style:table-cell-properties fo:border-top="2pt solid #000000" fo:border-bottom="none" fo:border-left="none" fo:border-right="2pt solid #000000"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89" style:family="table-cell" style:parent-style-name="Default" style:data-style-name="N0">
      <style:table-cell-properties fo:border-top="none" fo:border-bottom="none" fo:border-left="2pt solid #000000" fo:border-right="none"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90" style:family="table-cell" style:parent-style-name="Default" style:data-style-name="N0">
      <style:table-cell-properties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91"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92" style:family="table-cell" style:parent-style-name="Default" style:data-style-name="N0">
      <style:table-cell-properties fo:border-top="none" fo:border-bottom="2pt solid #000000" fo:border-left="2pt solid #000000" fo:border-right="none"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93"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94" style:family="table-cell" style:parent-style-name="Default" style:data-style-name="N0">
      <style:table-cell-properties fo:border-top="none" fo:border-bottom="2pt solid #000000" fo:border-left="none" fo:border-right="2pt solid #000000"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95" style:family="table-cell" style:parent-style-name="Currency" style:data-style-name="N37">
      <style:table-cell-properties fo:border-top="2pt solid #000000" fo:border-bottom="none" fo:border-left="none" fo:border-right="none"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96" style:family="table-cell" style:parent-style-name="Currency" style:data-style-name="N37">
      <style:table-cell-properties fo:border-top="2pt solid #000000" fo:border-bottom="none" fo:border-left="none"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397"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98"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399" style:family="table-cell" style:parent-style-name="Default" style:data-style-name="N0">
      <style:table-cell-properties fo:border-top="2pt solid #000000" fo:border-bottom="none" fo:border-left="none"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00" style:family="table-cell" style:parent-style-name="Default" style:data-style-name="N0">
      <style:table-cell-properties fo:border-top="none" fo:border-bottom="none" fo:border-left="2pt solid #000000" fo:border-right="none"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01"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02"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03" style:family="table-cell" style:parent-style-name="Default" style:data-style-name="N0">
      <style:table-cell-properties fo:border-top="none" fo:border-bottom="2pt solid #000000" fo:border-left="2pt solid #000000" fo:border-right="none"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04"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05" style:family="table-cell" style:parent-style-name="Default" style:data-style-name="N0">
      <style:table-cell-properties fo:border-top="none" fo:border-bottom="2pt solid #000000" fo:border-left="none"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06" style:family="table-cell" style:parent-style-name="Default" style:data-style-name="N0">
      <style:table-cell-properties fo:border-top="2pt solid #000000" fo:border-bottom="none" fo:border-left="none" fo:border-right="none" style:vertical-align="automatic" fo:wrap-option="wrap" style:repeat-content="false"/>
      <style:paragraph-properties fo:text-align="center"/>
      <style:text-properties fo:color="#EA4335" fo:font-size="11pt" style:font-size-asian="11pt" style:font-size-complex="11pt" fo:font-weight="bold" style:font-weight-asian="bold" style:font-weight-complex="bold" style:font-family-generic="swiss"/>
    </style:style>
    <style:style style:name="ce407" style:family="table-cell" style:parent-style-name="Default" style:data-style-name="N0">
      <style:table-cell-properties style:vertical-align="automatic" fo:wrap-option="wrap" style:repeat-content="false"/>
      <style:paragraph-properties fo:text-align="center"/>
      <style:text-properties fo:color="#EA4335" fo:font-size="11pt" style:font-size-asian="11pt" style:font-size-complex="11pt" fo:font-weight="bold" style:font-weight-asian="bold" style:font-weight-complex="bold" style:font-family-generic="swiss"/>
    </style:style>
    <style:style style:name="ce408" style:family="table-cell" style:parent-style-name="Percent" style:data-style-name="N40">
      <style:table-cell-properties fo:border-top="2pt solid #000000" fo:border-bottom="2pt solid #000000" fo:border-left="2pt solid #000000" fo:border-right="none" style:vertical-align="automatic" fo:background-color="#C20EA4" style:repeat-content="false"/>
      <style:paragraph-properties fo:text-align="start" fo:margin-left="0cm"/>
      <style:text-properties fo:color="#000000" fo:font-size="11pt" style:font-size-asian="11pt" style:font-size-complex="11pt" fo:font-weight="bold" style:font-weight-asian="bold" style:font-weight-complex="bold" style:font-family-generic="swiss"/>
    </style:style>
    <style:style style:name="ce409" style:family="table-cell" style:parent-style-name="Percent" style:data-style-name="N40">
      <style:table-cell-properties fo:border-top="2pt solid #000000" fo:border-bottom="2pt solid #000000" fo:border-left="none" fo:border-right="none" style:vertical-align="automatic" fo:background-color="#C20EA4" style:repeat-content="false"/>
      <style:paragraph-properties fo:text-align="start" fo:margin-left="0cm"/>
      <style:text-properties fo:color="#000000" fo:font-size="11pt" style:font-size-asian="11pt" style:font-size-complex="11pt" fo:font-weight="bold" style:font-weight-asian="bold" style:font-weight-complex="bold" style:font-family-generic="swiss"/>
    </style:style>
    <style:style style:name="ce410" style:family="table-cell" style:parent-style-name="Percent" style:data-style-name="N40">
      <style:table-cell-properties fo:border-top="2pt solid #000000" fo:border-bottom="none" fo:border-left="2pt solid #000000" fo:border-right="none" style:vertical-align="automatic" fo:background-color="#00FF00" style:repeat-content="false"/>
      <style:paragraph-properties fo:text-align="start" fo:margin-left="0cm"/>
      <style:text-properties fo:color="#000000" fo:font-size="11pt" style:font-size-asian="11pt" style:font-size-complex="11pt" fo:font-weight="bold" style:font-weight-asian="bold" style:font-weight-complex="bold" style:font-family-generic="swiss"/>
    </style:style>
    <style:style style:name="ce411" style:family="table-cell" style:parent-style-name="Percent" style:data-style-name="N40">
      <style:table-cell-properties fo:border-top="2pt solid #000000" fo:border-bottom="none" fo:border-left="none" fo:border-right="none" style:vertical-align="automatic" fo:background-color="#00FF00" style:repeat-content="false"/>
      <style:paragraph-properties fo:text-align="start" fo:margin-left="0cm"/>
      <style:text-properties fo:color="#000000" fo:font-size="11pt" style:font-size-asian="11pt" style:font-size-complex="11pt" fo:font-weight="bold" style:font-weight-asian="bold" style:font-weight-complex="bold" style:font-family-generic="swiss"/>
    </style:style>
    <style:style style:name="ce412" style:family="table-cell" style:parent-style-name="Currency" style:data-style-name="N37">
      <style:table-cell-properties fo:border-top="2pt solid #000000" fo:border-bottom="none" fo:border-left="none" fo:border-right="none" style:vertical-align="automatic"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13" style:family="table-cell" style:parent-style-name="Currency" style:data-style-name="N37">
      <style:table-cell-properties fo:border-top="2pt solid #000000" fo:border-bottom="none" fo:border-left="none" fo:border-right="2pt solid #000000" style:vertical-align="automatic"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14" style:family="table-cell" style:parent-style-name="Percent" style:data-style-name="N40">
      <style:table-cell-properties fo:border-top="2pt solid #000000" fo:border-bottom="2pt solid #000000" fo:border-left="2pt solid #000000" fo:border-right="none" style:vertical-align="automatic" fo:background-color="transparent" style:repeat-content="false"/>
      <style:paragraph-properties fo:text-align="center"/>
      <style:text-properties fo:color="#EA4335" fo:font-size="11pt" style:font-size-asian="11pt" style:font-size-complex="11pt" fo:font-weight="bold" style:font-weight-asian="bold" style:font-weight-complex="bold" style:font-family-generic="swiss"/>
    </style:style>
    <style:style style:name="ce415" style:family="table-cell" style:parent-style-name="Percent" style:data-style-name="N40">
      <style:table-cell-properties fo:border-top="2pt solid #000000" fo:border-bottom="2pt solid #000000" fo:border-left="none" fo:border-right="none" style:vertical-align="automatic" fo:background-color="transparent" style:repeat-content="false"/>
      <style:paragraph-properties fo:text-align="center"/>
      <style:text-properties fo:color="#EA4335" fo:font-size="11pt" style:font-size-asian="11pt" style:font-size-complex="11pt" fo:font-weight="bold" style:font-weight-asian="bold" style:font-weight-complex="bold" style:font-family-generic="swiss"/>
    </style:style>
    <style:style style:name="ce416" style:family="table-cell" style:parent-style-name="Currency" style:data-style-name="N37">
      <style:table-cell-properties fo:border-top="2pt solid #000000" fo:border-bottom="2pt solid #000000" fo:border-left="none" fo:border-right="none" style:vertical-align="automatic" fo:background-color="#C20EA4"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17" style:family="table-cell" style:parent-style-name="Currency" style:data-style-name="N37">
      <style:table-cell-properties fo:border-top="2pt solid #000000" fo:border-bottom="2pt solid #000000" fo:border-left="none" fo:border-right="2pt solid #000000" style:vertical-align="automatic" fo:background-color="#C20EA4"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18" style:family="table-cell" style:parent-style-name="Default" style:data-style-name="N0">
      <style:table-cell-properties fo:border-top="2pt solid #000000" fo:border-bottom="none" fo:border-left="2pt solid #000000" fo:border-right="none"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19" style:family="table-cell" style:parent-style-name="Default" style:data-style-name="N0">
      <style:table-cell-properties fo:border-top="2pt solid #000000" fo:border-bottom="none" fo:border-left="none" fo:border-right="none"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20" style:family="table-cell" style:parent-style-name="Default" style:data-style-name="N0">
      <style:table-cell-properties fo:border-top="2pt solid #000000" fo:border-bottom="none" fo:border-left="none"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21" style:family="table-cell" style:parent-style-name="Default" style:data-style-name="N0">
      <style:table-cell-properties fo:border-top="2pt solid #000000" fo:border-bottom="none" fo:border-left="2pt solid #000000" fo:border-right="none" style:vertical-align="automatic"/>
      <style:text-properties fo:font-size="11pt" style:font-size-asian="11pt" style:font-size-complex="11pt" fo:font-weight="bold" style:font-weight-asian="bold" style:font-weight-complex="bold" style:font-family-generic="swiss"/>
    </style:style>
    <style:style style:name="ce422" style:family="table-cell" style:parent-style-name="Default" style:data-style-name="N0">
      <style:table-cell-properties fo:border-top="2pt solid #000000" fo:border-bottom="none" fo:border-left="none" fo:border-right="none" style:vertical-align="automatic"/>
      <style:text-properties fo:font-size="11pt" style:font-size-asian="11pt" style:font-size-complex="11pt" fo:font-weight="bold" style:font-weight-asian="bold" style:font-weight-complex="bold" style:font-family-generic="swiss"/>
    </style:style>
    <style:style style:name="ce423"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center"/>
      <style:text-properties fo:font-weight="bold" style:font-weight-asian="bold" style:font-weight-complex="bold" style:font-family-generic="swiss"/>
    </style:style>
    <style:style style:name="ce424" style:family="table-cell" style:parent-style-name="Default" style:data-style-name="N0">
      <style:table-cell-properties fo:border-top="2pt solid #000000" fo:border-bottom="none" fo:border-left="2pt solid #000000" fo:border-right="2pt solid #000000" style:vertical-align="automatic" fo:background-color="#FBBC04" style:repeat-content="false"/>
      <style:paragraph-properties fo:text-align="center"/>
      <style:text-properties fo:color="#000000" fo:font-size="28pt" style:font-size-asian="28pt" style:font-size-complex="28pt" style:text-underline-style="solid" style:text-underline-type="single" style:font-family-generic="swiss"/>
    </style:style>
    <style:style style:name="ce425" style:family="table-cell" style:parent-style-name="Default" style:data-style-name="N0">
      <style:table-cell-properties fo:border-top="none" fo:border-bottom="none" fo:border-left="2pt solid #000000" fo:border-right="2pt solid #000000" style:vertical-align="automatic" fo:background-color="#FBBC04" style:repeat-content="false"/>
      <style:paragraph-properties fo:text-align="center"/>
      <style:text-properties fo:color="#000000" fo:font-size="16pt" style:font-size-asian="16pt" style:font-size-complex="16pt" fo:font-weight="bold" style:font-weight-asian="bold" style:font-weight-complex="bold" style:font-family-generic="swiss"/>
    </style:style>
    <style:style style:name="ce426" style:family="table-cell" style:parent-style-name="Default" style:data-style-name="N0">
      <style:table-cell-properties fo:border-top="none" fo:border-bottom="2pt solid #000000" fo:border-left="2pt solid #000000" fo:border-right="2pt solid #000000" style:vertical-align="automatic" fo:background-color="#FBBC04" style:repeat-content="false"/>
      <style:paragraph-properties fo:text-align="center"/>
      <style:text-properties fo:color="#000000" fo:font-size="16pt" style:font-size-asian="16pt" style:font-size-complex="16pt" fo:font-weight="bold" style:font-weight-asian="bold" style:font-weight-complex="bold" style:font-family-generic="swiss"/>
    </style:style>
    <style:style style:name="ce427" style:family="table-cell" style:parent-style-name="Default" style:data-style-name="N0">
      <style:table-cell-properties fo:border="2pt solid #000000" style:vertical-align="middle" fo:background-color="#FBBC04" style:repeat-content="false"/>
      <style:paragraph-properties fo:text-align="center"/>
      <style:text-properties fo:color="#000000" fo:font-size="14pt" style:font-size-asian="14pt" style:font-size-complex="14pt" fo:font-weight="bold" style:font-weight-asian="bold" style:font-weight-complex="bold" style:font-family-generic="swiss"/>
    </style:style>
    <style:style style:name="ce428" style:family="table-cell" style:parent-style-name="Default" style:data-style-name="N0">
      <style:table-cell-properties fo:border-top="2pt solid #000000" fo:border-bottom="none" fo:border-left="2pt solid #000000" fo:border-right="2pt solid #000000" style:vertical-align="automatic" fo:background-color="#FBBC04" style:repeat-content="false"/>
      <style:paragraph-properties fo:text-align="center"/>
      <style:text-properties fo:color="#000000" fo:font-size="12pt" style:font-size-asian="12pt" style:font-size-complex="12pt" fo:font-weight="bold" style:font-weight-asian="bold" style:font-weight-complex="bold" style:font-family-generic="swiss"/>
    </style:style>
    <style:style style:name="ce429" style:family="table-cell" style:parent-style-name="Default" style:data-style-name="N0">
      <style:table-cell-properties fo:border-top="none" fo:border-bottom="none" fo:border-left="2pt solid #000000" fo:border-right="2pt solid #000000" style:vertical-align="automatic" style:repeat-content="false"/>
      <style:paragraph-properties fo:text-align="center"/>
      <style:text-properties fo:font-weight="bold" style:font-weight-asian="bold" style:font-weight-complex="bold" style:font-family-generic="swiss"/>
    </style:style>
    <style:style style:name="ce430" style:family="table-cell" style:parent-style-name="Default" style:data-style-name="N0">
      <style:table-cell-properties fo:border-top="2pt solid #000000" fo:border-bottom="none" fo:border-left="2pt solid #000000" fo:border-right="2pt solid #000000" style:vertical-align="automatic" fo:background-color="#FBBC04"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31" style:family="table-cell" style:parent-style-name="Default" style:data-style-name="N0">
      <style:table-cell-properties fo:border-top="2pt solid #000000" fo:border-bottom="2pt solid #000000" fo:border-left="2pt solid #000000" fo:border-right="2pt solid #000000" style:vertical-align="automatic" fo:background-color="#FFFFF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32" style:family="table-cell" style:parent-style-name="Default" style:data-style-name="N0">
      <style:table-cell-properties fo:border="2pt solid #000000" style:vertical-align="automatic" fo:background-color="#BFBFB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33" style:family="table-cell" style:parent-style-name="Default" style:data-style-name="N0">
      <style:table-cell-properties fo:border-top="2pt solid #000000" fo:border-bottom="none" fo:border-left="2pt solid #000000"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34" style:family="table-cell" style:parent-style-name="Default" style:data-style-name="N0">
      <style:table-cell-properties fo:border="2pt solid #000000" style:vertical-align="middle" fo:wrap-option="wrap" fo:background-color="#00FF00" style:repeat-content="false"/>
      <style:paragraph-properties fo:text-align="start" fo:margin-left="0cm"/>
      <style:text-properties fo:color="#000000" fo:font-size="11pt" style:font-size-asian="11pt" style:font-size-complex="11pt" fo:font-weight="bold" style:font-weight-asian="bold" style:font-weight-complex="bold" style:font-family-generic="swiss"/>
    </style:style>
    <style:style style:name="ce435" style:family="table-cell" style:parent-style-name="Default" style:data-style-name="N0">
      <style:table-cell-properties fo:border="2pt solid #000000" style:vertical-align="middle" fo:wrap-option="wrap" fo:background-color="#BFBFBF"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36" style:family="table-cell" style:parent-style-name="Default" style:data-style-name="N0">
      <style:table-cell-properties fo:border="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37" style:family="table-cell" style:parent-style-name="Default" style:data-style-name="N0">
      <style:table-cell-properties fo:border="2pt solid #000000" style:vertical-align="middle"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38" style:family="table-cell" style:parent-style-name="Default" style:data-style-name="N0">
      <style:table-cell-properties fo:border="2pt solid #000000" style:vertical-align="middle"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439" style:family="table-cell" style:parent-style-name="Default" style:data-style-name="N0">
      <style:table-cell-properties fo:border-top="2pt solid #000000" fo:border-bottom="thin solid #000000" fo:border-left="2pt solid #000000"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40" style:family="table-cell" style:parent-style-name="Default" style:data-style-name="N0">
      <style:table-cell-properties fo:border-top="2pt solid #000000" fo:border-bottom="thin solid #000000" fo:border-left="2pt solid #000000"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41" style:family="table-cell" style:parent-style-name="Default" style:data-style-name="N0">
      <style:table-cell-properties fo:border-top="2pt solid #000000" fo:border-bottom="2pt solid #000000" fo:border-left="2pt solid #000000" fo:border-right="none" style:vertical-align="middle" fo:background-color="#C20EA4" style:repeat-content="false"/>
      <style:paragraph-properties fo:text-align="center"/>
      <style:text-properties fo:color="#FFFFFF" fo:font-size="11pt" style:font-size-asian="11pt" style:font-size-complex="11pt" fo:font-weight="bold" style:font-weight-asian="bold" style:font-weight-complex="bold" style:font-family-generic="swiss"/>
    </style:style>
    <style:style style:name="ce442" style:family="table-cell" style:parent-style-name="Default" style:data-style-name="N0">
      <style:table-cell-properties fo:border="2pt solid #000000" style:vertical-align="middle"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43" style:family="table-cell" style:parent-style-name="Default" style:data-style-name="N0">
      <style:table-cell-properties fo:border="2pt solid #000000" style:vertical-align="middle" fo:wrap-option="wrap" fo:background-color="#BFBFBF"/>
      <style:text-properties fo:font-size="11pt" style:font-size-asian="11pt" style:font-size-complex="11pt" fo:font-weight="bold" style:font-weight-asian="bold" style:font-weight-complex="bold" style:font-family-generic="swiss"/>
    </style:style>
    <style:style style:name="ce444" style:family="table-cell" style:parent-style-name="Default" style:data-style-name="N0">
      <style:table-cell-properties fo:border="thin solid #000000" style:vertical-align="automatic" fo:background-color="#00FF00"/>
      <style:paragraph-properties fo:margin-left="0cm" style:writing-mode="lr"/>
      <style:text-properties fo:font-size="11pt" style:font-size-asian="11pt" style:font-size-complex="11pt" fo:font-weight="bold" style:font-weight-asian="bold" style:font-weight-complex="bold" style:font-family-generic="swiss"/>
    </style:style>
    <style:style style:name="ce445" style:family="table-cell" style:parent-style-name="Default" style:data-style-name="N0">
      <style:table-cell-properties fo:border-top="none" fo:border-bottom="none" fo:border-left="2pt solid #000000"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46" style:family="table-cell" style:parent-style-name="Default" style:data-style-name="N0">
      <style:table-cell-properties fo:border="2pt solid #000000" style:vertical-align="middle" fo:background-color="#BFBFBF"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47" style:family="table-cell" style:parent-style-name="Default" style:data-style-name="N0">
      <style:table-cell-properties fo:border="2pt solid #000000" style:vertical-align="middle" fo:wrap-option="wrap"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48" style:family="table-cell" style:parent-style-name="Currency" style:data-style-name="N37">
      <style:table-cell-properties fo:border-top="2pt solid #000000" fo:border-bottom="2pt solid #000000" fo:border-left="none" fo:border-right="2pt solid #000000" style:vertical-align="automatic" fo:background-color="#00FF00"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449" style:family="table-cell" style:parent-style-name="Default" style:data-style-name="N0">
      <style:table-cell-properties fo:border="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450" style:family="table-cell" style:parent-style-name="Percent" style:data-style-name="N40">
      <style:table-cell-properties fo:border-top="2pt solid #000000" fo:border-bottom="2pt solid #000000" fo:border-left="2pt solid #000000" fo:border-right="none" style:vertical-align="automatic" fo:background-color="#00FF00" style:repeat-content="false"/>
      <style:paragraph-properties fo:text-align="start" fo:margin-left="0cm"/>
      <style:text-properties fo:color="#000000" fo:font-size="11pt" style:font-size-asian="11pt" style:font-size-complex="11pt" fo:font-weight="bold" style:font-weight-asian="bold" style:font-weight-complex="bold" style:font-family-generic="swiss"/>
    </style:style>
    <style:style style:name="ce451" style:family="table-cell" style:parent-style-name="Default" style:data-style-name="N0">
      <style:table-cell-properties fo:border-top="2pt solid #000000" fo:border-bottom="2pt solid #000000" fo:border-left="2pt solid #000000" fo:border-right="none" style:vertical-align="automatic"/>
      <style:text-properties fo:font-size="11pt" style:font-size-asian="11pt" style:font-size-complex="11pt" fo:font-weight="bold" style:font-weight-asian="bold" style:font-weight-complex="bold" style:font-family-generic="swiss"/>
    </style:style>
    <style:style style:name="ce452" style:family="table-cell" style:parent-style-name="Currency" style:data-style-name="N37">
      <style:table-cell-properties fo:border-top="2pt solid #000000" fo:border-bottom="2pt solid #000000" fo:border-left="none" fo:border-right="2pt solid #000000" style:vertical-align="automatic"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778125cm"/>
    </style:style>
    <style:style style:name="co3" style:family="table-column">
      <style:table-column-properties fo:break-before="auto" style:column-width="2.32833333333333cm"/>
    </style:style>
    <style:style style:name="co4" style:family="table-column">
      <style:table-column-properties fo:break-before="auto" style:column-width="2.619375cm" style:use-optimal-column-width="true"/>
    </style:style>
    <style:style style:name="co5" style:family="table-column">
      <style:table-column-properties fo:break-before="auto" style:column-width="2.56645833333333cm"/>
    </style:style>
    <style:style style:name="co6" style:family="table-column">
      <style:table-column-properties fo:break-before="auto" style:column-width="4.49791666666667cm"/>
    </style:style>
    <style:style style:name="co7" style:family="table-column">
      <style:table-column-properties fo:break-before="auto" style:column-width="4.683125cm"/>
    </style:style>
    <style:style style:name="co8" style:family="table-column">
      <style:table-column-properties fo:break-before="auto" style:column-width="2.54cm"/>
    </style:style>
    <style:style style:name="co9" style:family="table-column">
      <style:table-column-properties fo:break-before="auto" style:column-width="2.27541666666667cm"/>
    </style:style>
    <style:style style:name="co10" style:family="table-column">
      <style:table-column-properties fo:break-before="auto" style:column-width="4.39208333333333cm"/>
    </style:style>
    <style:style style:name="co11" style:family="table-column">
      <style:table-column-properties fo:break-before="auto" style:column-width="4.07458333333333cm"/>
    </style:style>
    <style:style style:name="co12" style:family="table-column">
      <style:table-column-properties fo:break-before="auto" style:column-width="2.43416666666667cm"/>
    </style:style>
    <style:style style:name="co13" style:family="table-column">
      <style:table-column-properties fo:break-before="auto" style:column-width="3.889375cm"/>
    </style:style>
    <style:style style:name="co14" style:family="table-column">
      <style:table-column-properties fo:break-before="auto" style:column-width="1.984375cm"/>
    </style:style>
    <style:style style:name="co15" style:family="table-column">
      <style:table-column-properties fo:break-before="auto" style:column-width="3.59833333333333cm"/>
    </style:style>
    <style:style style:name="co16" style:family="table-column">
      <style:table-column-properties fo:break-before="auto" style:column-width="3.33375cm"/>
    </style:style>
    <style:style style:name="co17" style:family="table-column">
      <style:table-column-properties fo:break-before="auto" style:column-width="4.10104166666667cm"/>
    </style:style>
    <style:style style:name="co18" style:family="table-column">
      <style:table-column-properties fo:break-before="auto" style:column-width="2.38125cm"/>
    </style:style>
    <style:style style:name="co19" style:family="table-column">
      <style:table-column-properties fo:break-before="auto" style:column-width="3.4925cm"/>
    </style:style>
    <style:style style:name="co20" style:family="table-column">
      <style:table-column-properties fo:break-before="auto" style:column-width="3.28083333333333cm"/>
    </style:style>
    <style:style style:name="co21" style:family="table-column">
      <style:table-column-properties fo:break-before="auto" style:column-width="2.59291666666667cm"/>
    </style:style>
    <style:style style:name="co22" style:family="table-column">
      <style:table-column-properties fo:break-before="auto" style:column-width="3.83645833333333cm"/>
    </style:style>
    <style:style style:name="co23" style:family="table-column">
      <style:table-column-properties fo:break-before="auto" style:column-width="3.30729166666667cm"/>
    </style:style>
    <style:style style:name="co24" style:family="table-column">
      <style:table-column-properties fo:break-before="auto" style:column-width="2.32833333333333cm" style:use-optimal-column-width="true"/>
    </style:style>
    <style:style style:name="co25" style:family="table-column">
      <style:table-column-properties fo:break-before="auto" style:column-width="3.46604166666667cm"/>
    </style:style>
    <style:style style:name="co26" style:family="table-column">
      <style:table-column-properties fo:break-before="auto" style:column-width="3.095625cm"/>
    </style:style>
    <style:style style:name="co27" style:family="table-column">
      <style:table-column-properties fo:break-before="auto" style:column-width="3.06916666666667cm"/>
    </style:style>
    <style:style style:name="co28" style:family="table-column">
      <style:table-column-properties fo:break-before="auto" style:column-width="3.81cm"/>
    </style:style>
    <style:style style:name="co29" style:family="table-column">
      <style:table-column-properties fo:break-before="auto" style:column-width="3.22791666666667cm"/>
    </style:style>
    <style:style style:name="co30" style:family="table-column">
      <style:table-column-properties fo:break-before="auto" style:column-width="2.91041666666667cm"/>
    </style:style>
    <style:style style:name="co31" style:family="table-column">
      <style:table-column-properties fo:break-before="auto" style:column-width="2.72520833333333cm"/>
    </style:style>
    <style:style style:name="co32" style:family="table-column">
      <style:table-column-properties fo:break-before="auto" style:column-width="4.31270833333333cm"/>
    </style:style>
    <style:style style:name="co33" style:family="table-column">
      <style:table-column-properties fo:break-before="auto" style:column-width="3.51895833333333cm"/>
    </style:style>
    <style:style style:name="co34" style:family="table-column">
      <style:table-column-properties fo:break-before="auto" style:column-width="3.67770833333333cm"/>
    </style:style>
    <style:style style:name="co35" style:family="table-column">
      <style:table-column-properties fo:break-before="auto" style:column-width="3.94229166666667cm"/>
    </style:style>
    <style:style style:name="co36" style:family="table-column">
      <style:table-column-properties fo:break-before="auto" style:column-width="3.730625cm"/>
    </style:style>
    <style:style style:name="co37" style:family="table-column">
      <style:table-column-properties fo:break-before="auto" style:column-width="3.20145833333333cm"/>
    </style:style>
    <style:style style:name="co38" style:family="table-column">
      <style:table-column-properties fo:break-before="auto" style:column-width="3.75708333333333cm"/>
    </style:style>
    <style:style style:name="co39" style:family="table-column">
      <style:table-column-properties fo:break-before="auto" style:column-width="2.301875cm"/>
    </style:style>
    <style:style style:name="co40" style:family="table-column">
      <style:table-column-properties fo:break-before="auto" style:column-width="5.66208333333333cm"/>
    </style:style>
    <style:style style:name="co41" style:family="table-column">
      <style:table-column-properties fo:break-before="auto" style:column-width="2.16958333333333cm" style:use-optimal-column-width="true"/>
    </style:style>
    <style:style style:name="co42" style:family="table-column">
      <style:table-column-properties fo:break-before="auto" style:column-width="3.65125cm" style:use-optimal-column-width="true"/>
    </style:style>
    <style:style style:name="co43" style:family="table-column">
      <style:table-column-properties fo:break-before="auto" style:column-width="3.254375cm" style:use-optimal-column-width="true"/>
    </style:style>
    <style:style style:name="co44" style:family="table-column">
      <style:table-column-properties fo:break-before="auto" style:column-width="3.30729166666667cm" style:use-optimal-column-width="true"/>
    </style:style>
    <style:style style:name="co45" style:family="table-column">
      <style:table-column-properties fo:break-before="auto" style:column-width="2.43416666666667cm" style:use-optimal-column-width="true"/>
    </style:style>
    <style:style style:name="co46" style:family="table-column">
      <style:table-column-properties fo:break-before="auto" style:column-width="1.95791666666667cm" style:use-optimal-column-width="true"/>
    </style:style>
    <style:style style:name="co47" style:family="table-column">
      <style:table-column-properties fo:break-before="auto" style:column-width="2.06375cm" style:use-optimal-column-width="true"/>
    </style:style>
    <style:style style:name="co48" style:family="table-column">
      <style:table-column-properties fo:break-before="auto" style:column-width="1.77270833333333cm" style:use-optimal-column-width="true"/>
    </style:style>
    <style:style style:name="co49" style:family="table-column">
      <style:table-column-properties fo:break-before="auto" style:column-width="2.40770833333333cm" style:use-optimal-column-width="true"/>
    </style:style>
    <style:style style:name="co50" style:family="table-column">
      <style:table-column-properties fo:break-before="auto" style:column-width="1.71979166666667cm" style:use-optimal-column-width="true"/>
    </style:style>
    <style:style style:name="co51" style:family="table-column">
      <style:table-column-properties fo:break-before="auto" style:column-width="4.15395833333333cm" style:use-optimal-column-width="true"/>
    </style:style>
    <style:style style:name="co52" style:family="table-column">
      <style:table-column-properties fo:break-before="auto" style:column-width="2.2225cm" style:use-optimal-column-width="true"/>
    </style:style>
    <style:style style:name="co53" style:family="table-column">
      <style:table-column-properties fo:break-before="auto" style:column-width="2.19604166666667cm" style:use-optimal-column-width="true"/>
    </style:style>
    <style:style style:name="co54" style:family="table-column">
      <style:table-column-properties fo:break-before="auto" style:column-width="2.69875cm"/>
    </style:style>
    <style:style style:name="co55" style:family="table-column">
      <style:table-column-properties fo:break-before="auto" style:column-width="4.1275cm"/>
    </style:style>
    <style:style style:name="co56" style:family="table-column">
      <style:table-column-properties fo:break-before="auto" style:column-width="3.4925cm" style:use-optimal-column-width="true"/>
    </style:style>
    <style:style style:name="co57" style:family="table-column">
      <style:table-column-properties fo:break-before="auto" style:column-width="4.33916666666667cm"/>
    </style:style>
    <style:style style:name="co58" style:family="table-column">
      <style:table-column-properties fo:break-before="auto" style:column-width="4.47145833333333cm"/>
    </style:style>
    <style:style style:name="co59" style:family="table-column">
      <style:table-column-properties fo:break-before="auto" style:column-width="2.143125cm"/>
    </style:style>
    <style:style style:name="co60" style:family="table-column">
      <style:table-column-properties fo:break-before="auto" style:column-width="3.96875cm"/>
    </style:style>
    <style:style style:name="ro1" style:family="table-row">
      <style:table-row-properties style:row-height="12.75pt" style:use-optimal-row-height="true" fo:break-before="auto"/>
    </style:style>
    <style:style style:name="ro2" style:family="table-row">
      <style:table-row-properties style:row-height="20.25pt" style:use-optimal-row-height="true" fo:break-before="auto"/>
    </style:style>
    <style:style style:name="ro3" style:family="table-row">
      <style:table-row-properties style:row-height="21pt" style:use-optimal-row-height="true" fo:break-before="auto"/>
    </style:style>
    <style:style style:name="ro4" style:family="table-row">
      <style:table-row-properties style:row-height="13.5pt" style:use-optimal-row-height="true" fo:break-before="auto"/>
    </style:style>
    <style:style style:name="ro5" style:family="table-row">
      <style:table-row-properties style:row-height="18pt" style:use-optimal-row-height="true" fo:break-before="auto"/>
    </style:style>
    <style:style style:name="ro6" style:family="table-row">
      <style:table-row-properties style:row-height="18.75pt" style:use-optimal-row-height="true" fo:break-before="auto"/>
    </style:style>
    <style:style style:name="ro7" style:family="table-row">
      <style:table-row-properties style:row-height="24.95pt" style:use-optimal-row-height="false" fo:break-before="auto"/>
    </style:style>
    <style:style style:name="ro8" style:family="table-row">
      <style:table-row-properties style:row-height="15.75pt" style:use-optimal-row-height="false" fo:break-before="auto"/>
    </style:style>
    <style:style style:name="ro9" style:family="table-row">
      <style:table-row-properties style:row-height="15.75pt" style:use-optimal-row-height="true" fo:break-before="auto"/>
    </style:style>
    <style:style style:name="ro10" style:family="table-row">
      <style:table-row-properties style:row-height="15pt" style:use-optimal-row-height="true" fo:break-before="auto"/>
    </style:style>
    <style:style style:name="ro11" style:family="table-row">
      <style:table-row-properties style:row-height="14.25pt" style:use-optimal-row-height="true" fo:break-before="auto"/>
    </style:style>
    <style:style style:name="ro12" style:family="table-row">
      <style:table-row-properties style:row-height="15pt" style:use-optimal-row-height="false" fo:break-before="auto"/>
    </style:style>
    <style:style style:name="ro13" style:family="table-row">
      <style:table-row-properties style:row-height="12.75pt" style:use-optimal-row-height="false" fo:break-before="auto"/>
    </style:style>
    <style:style style:name="ro14" style:family="table-row">
      <style:table-row-properties style:row-height="13.5pt" style:use-optimal-row-height="false" fo:break-before="auto"/>
    </style:style>
    <style:style style:name="ro15" style:family="table-row">
      <style:table-row-properties style:row-height="12.95pt" style:use-optimal-row-height="false" fo:break-before="auto"/>
    </style:style>
    <style:style style:name="ro16" style:family="table-row">
      <style:table-row-properties style:row-height="22.5pt" style:use-optimal-row-height="false" fo:break-before="auto"/>
    </style:style>
    <style:style style:name="ro17" style:family="table-row">
      <style:table-row-properties style:row-height="4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tro" table:style-name="ta1">
        <table:table-column table:style-name="co1" table:number-columns-repeated="9" table:default-cell-style-name="ce1"/>
        <table:table-column table:style-name="co2" table:default-cell-style-name="ce1"/>
        <table:table-column table:style-name="co1" table:number-columns-repeated="16374" table:default-cell-style-name="ce1"/>
        <table:table-row table:style-name="ro1">
          <table:table-cell office:value-type="string" table:number-columns-spanned="18" table:number-rows-spanned="3" table:style-name="ce424">
            <text:p>5 Day Portfolio Hedging Report</text:p>
          </table:table-cell>
          <table:covered-table-cell table:number-columns-repeated="17"/>
          <table:table-cell table:number-columns-repeated="16366"/>
        </table:table-row>
        <table:table-row table:number-rows-repeated="2" table:style-name="ro1">
          <table:covered-table-cell/>
          <table:covered-table-cell table:number-columns-repeated="17"/>
          <table:table-cell table:number-columns-repeated="16366"/>
        </table:table-row>
        <table:table-row table:style-name="ro2">
          <table:table-cell office:value-type="string" table:number-columns-spanned="18" table:number-rows-spanned="1" table:style-name="ce425">
            <text:p>Advisors: Gage King, Lindsay Uhrich, Thinh Nguyen</text:p>
          </table:table-cell>
          <table:covered-table-cell table:number-columns-repeated="17"/>
          <table:table-cell table:number-columns-repeated="16366"/>
        </table:table-row>
        <table:table-row table:style-name="ro3">
          <table:table-cell office:value-type="string" table:number-columns-spanned="18" table:number-rows-spanned="1" table:style-name="ce426">
            <text:p>Client: Mr. Roy Jones</text:p>
          </table:table-cell>
          <table:covered-table-cell table:number-columns-repeated="17"/>
          <table:table-cell table:number-columns-repeated="16366"/>
        </table:table-row>
        <table:table-row table:style-name="ro1">
          <table:table-cell table:number-columns-repeated="16384"/>
        </table:table-row>
        <table:table-row table:style-name="ro4">
          <table:table-cell table:number-columns-repeated="16384" table:style-name="ce1"/>
        </table:table-row>
        <table:table-row table:style-name="ro5">
          <table:table-cell table:style-name="ce1"/>
          <table:table-cell office:value-type="string" table:number-columns-spanned="1" table:number-rows-spanned="2" table:style-name="ce427">
            <text:p>Tab</text:p>
          </table:table-cell>
          <table:table-cell office:value-type="string" table:number-columns-spanned="8" table:number-rows-spanned="2" table:style-name="ce427">
            <text:p>Topic</text:p>
          </table:table-cell>
          <table:covered-table-cell table:number-columns-repeated="7"/>
          <table:table-cell table:style-name="ce4"/>
          <table:table-cell table:style-name="ce1"/>
          <table:table-cell office:value-type="string" table:number-columns-spanned="4" table:number-rows-spanned="1" table:style-name="ce428">
            <text:p>Security</text:p>
          </table:table-cell>
          <table:covered-table-cell table:number-columns-repeated="3"/>
          <table:table-cell table:number-columns-repeated="16368" table:style-name="ce1"/>
        </table:table-row>
        <table:table-row table:style-name="ro6">
          <table:table-cell table:style-name="ce1"/>
          <table:covered-table-cell/>
          <table:covered-table-cell/>
          <table:covered-table-cell table:number-columns-repeated="7"/>
          <table:table-cell table:style-name="ce4"/>
          <table:table-cell table:style-name="ce1"/>
          <table:table-cell office:value-type="error" office:string-value="#VALUE!" table:formula="of:=#VALUE!" table:style-name="ce5">
            <text:p>#VALUE!</text:p>
            <draw:frame draw:z-index="1" draw:id="id0" draw:style-name="a0" draw:name="Picture 1" svg:x="0in" svg:y="0.02083in" svg:width="2.65662in" svg:height="0.20836in" style:rel-width="scale" style:rel-height="scale">
              <draw:image xlink:href="" xlink:type="simple" xlink:show="embed" xlink:actuate="onLoad"/>
              <svg:title/>
              <svg:desc/>
            </draw:frame>
          </table:table-cell>
          <table:table-cell table:number-columns-repeated="2" table:style-name="ce2"/>
          <table:table-cell table:style-name="ce3"/>
          <table:table-cell table:number-columns-repeated="16368" table:style-name="ce1"/>
        </table:table-row>
        <table:table-row table:style-name="ro7">
          <table:table-cell table:style-name="ce1"/>
          <table:table-cell office:value-type="float" office:value="1" table:number-columns-spanned="1" table:number-rows-spanned="2" table:style-name="ce279">
            <text:p>1</text:p>
          </table:table-cell>
          <table:table-cell office:value-type="string" table:number-columns-spanned="8" table:number-rows-spanned="2" table:style-name="ce281">
            <text:p>Short Term Historical Volatility Calculations</text:p>
          </table:table-cell>
          <table:covered-table-cell table:number-columns-repeated="7"/>
          <table:table-cell table:style-name="ce4"/>
          <table:table-cell table:number-columns-repeated="16373" table:style-name="ce1"/>
        </table:table-row>
        <table:table-row table:style-name="ro7">
          <table:table-cell table:style-name="ce1"/>
          <table:covered-table-cell/>
          <table:covered-table-cell/>
          <table:covered-table-cell table:number-columns-repeated="7"/>
          <table:table-cell table:style-name="ce4"/>
          <table:table-cell table:style-name="ce1"/>
          <table:table-cell office:value-type="string" table:number-columns-spanned="4" table:number-rows-spanned="1" table:style-name="ce428">
            <text:p>Stratedgy</text:p>
          </table:table-cell>
          <table:covered-table-cell table:number-columns-repeated="3"/>
          <table:table-cell table:number-columns-repeated="16368" table:style-name="ce1"/>
        </table:table-row>
        <table:table-row table:style-name="ro7">
          <table:table-cell table:style-name="ce1"/>
          <table:table-cell office:value-type="float" office:value="2" table:number-columns-spanned="1" table:number-rows-spanned="2" table:style-name="ce280">
            <text:p>2</text:p>
          </table:table-cell>
          <table:table-cell office:value-type="string" table:number-columns-spanned="8" table:number-rows-spanned="2" table:style-name="ce281">
            <text:p>Calculating European Call Premiums - Black-Sholes-Merton</text:p>
          </table:table-cell>
          <table:covered-table-cell table:number-columns-repeated="7"/>
          <table:table-cell table:style-name="ce4"/>
          <table:table-cell table:style-name="ce1"/>
          <table:table-cell office:value-type="string" table:number-columns-spanned="4" table:number-rows-spanned="1" table:style-name="ce429">
            <text:p>Long Call Options</text:p>
          </table:table-cell>
          <table:covered-table-cell table:number-columns-repeated="3"/>
          <table:table-cell table:number-columns-repeated="16368" table:style-name="ce1"/>
        </table:table-row>
        <table:table-row table:style-name="ro7">
          <table:table-cell table:style-name="ce1"/>
          <table:covered-table-cell/>
          <table:covered-table-cell/>
          <table:covered-table-cell table:number-columns-repeated="7"/>
          <table:table-cell table:style-name="ce4"/>
          <table:table-cell table:style-name="ce1"/>
          <table:table-cell office:value-type="string" table:number-columns-spanned="4" table:number-rows-spanned="1" table:style-name="ce423">
            <text:p>Short Equity</text:p>
          </table:table-cell>
          <table:covered-table-cell table:number-columns-repeated="3"/>
          <table:table-cell table:number-columns-repeated="16368" table:style-name="ce1"/>
        </table:table-row>
        <table:table-row table:style-name="ro7">
          <table:table-cell table:style-name="ce1"/>
          <table:table-cell office:value-type="float" office:value="3" table:number-columns-spanned="1" table:number-rows-spanned="2" table:style-name="ce280">
            <text:p>3</text:p>
          </table:table-cell>
          <table:table-cell office:value-type="string" table:number-columns-spanned="8" table:number-rows-spanned="2" table:style-name="ce281">
            <text:p>Calculating American Call Premiums - Binomial Tree</text:p>
          </table:table-cell>
          <table:covered-table-cell table:number-columns-repeated="7"/>
          <table:table-cell table:number-columns-repeated="16374" table:style-name="ce1"/>
        </table:table-row>
        <table:table-row table:style-name="ro7">
          <table:table-cell table:style-name="ce1"/>
          <table:covered-table-cell/>
          <table:covered-table-cell/>
          <table:covered-table-cell table:number-columns-repeated="7"/>
          <table:table-cell table:number-columns-repeated="16374" table:style-name="ce1"/>
        </table:table-row>
        <table:table-row table:style-name="ro7">
          <table:table-cell table:style-name="ce1"/>
          <table:table-cell office:value-type="float" office:value="4" table:number-columns-spanned="1" table:number-rows-spanned="2" table:style-name="ce280">
            <text:p>4</text:p>
          </table:table-cell>
          <table:table-cell office:value-type="string" table:number-columns-spanned="8" table:number-rows-spanned="2" table:style-name="ce281">
            <text:p>Calculating American Call Premiums - Real Market Values</text:p>
          </table:table-cell>
          <table:covered-table-cell table:number-columns-repeated="7"/>
          <table:table-cell table:number-columns-repeated="16374" table:style-name="ce1"/>
        </table:table-row>
        <table:table-row table:style-name="ro7">
          <table:table-cell/>
          <table:covered-table-cell/>
          <table:covered-table-cell/>
          <table:covered-table-cell table:number-columns-repeated="7"/>
          <table:table-cell table:number-columns-repeated="16374"/>
        </table:table-row>
        <table:table-row table:style-name="ro7">
          <table:table-cell/>
          <table:table-cell office:value-type="float" office:value="5" table:number-columns-spanned="1" table:number-rows-spanned="2" table:style-name="ce307">
            <text:p>5</text:p>
          </table:table-cell>
          <table:table-cell office:value-type="string" table:number-columns-spanned="8" table:number-rows-spanned="2" table:style-name="ce281">
            <text:p>Hedging Results</text:p>
          </table:table-cell>
          <table:covered-table-cell table:number-columns-repeated="7"/>
          <table:table-cell table:number-columns-repeated="16374"/>
        </table:table-row>
        <table:table-row table:style-name="ro7">
          <table:table-cell/>
          <table:covered-table-cell/>
          <table:covered-table-cell/>
          <table:covered-table-cell table:number-columns-repeated="7"/>
          <table:table-cell table:number-columns-repeated="16374"/>
        </table:table-row>
        <table:table-row table:style-name="ro5">
          <table:table-cell/>
          <table:table-cell table:style-name="ce4"/>
          <table:table-cell table:number-columns-repeated="16382" table:style-name="ce1"/>
        </table:table-row>
        <table:table-row table:number-rows-repeated="1048556" table:style-name="ro1">
          <table:table-cell table:number-columns-repeated="16384"/>
        </table:table-row>
      </table:table>
      <table:table table:name="Volatility" table:style-name="ta1">
        <table:table-column table:style-name="co3" table:number-columns-repeated="2"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5" table:default-cell-style-name="ce9"/>
        <table:table-column table:style-name="co3" table:default-cell-style-name="ce9"/>
        <table:table-column table:style-name="co8" table:default-cell-style-name="ce9"/>
        <table:table-column table:style-name="co3" table:number-columns-repeated="3" table:default-cell-style-name="ce9"/>
        <table:table-column table:style-name="co9" table:default-cell-style-name="ce9"/>
        <table:table-column table:style-name="co10" table:default-cell-style-name="ce9"/>
        <table:table-column table:style-name="co3" table:number-columns-repeated="16370" table:default-cell-style-name="ce9"/>
        <table:table-row table:style-name="ro8">
          <table:table-cell office:value-type="string" table:number-columns-spanned="15" table:number-rows-spanned="1" table:style-name="ce432">
            <text:p>Historical Volatility Calculations</text:p>
          </table:table-cell>
          <table:covered-table-cell table:number-columns-repeated="14"/>
          <table:table-cell table:number-columns-repeated="16369"/>
        </table:table-row>
        <table:table-row table:style-name="ro8">
          <table:table-cell office:value-type="string" table:number-columns-spanned="7" table:number-rows-spanned="1" table:style-name="ce430">
            <text:p>Day 1 Volatility Calculations (12/4/23)</text:p>
          </table:table-cell>
          <table:covered-table-cell table:number-columns-repeated="6"/>
          <table:table-cell table:style-name="ce9"/>
          <table:table-cell office:value-type="string" table:number-columns-spanned="7" table:number-rows-spanned="1" table:style-name="ce430">
            <text:p>Day 5 Volatility Calculations (12/8/23)</text:p>
          </table:table-cell>
          <table:covered-table-cell table:number-columns-repeated="6"/>
          <table:table-cell table:number-columns-repeated="16369"/>
        </table:table-row>
        <table:table-row table:style-name="ro9">
          <table:table-cell office:value-type="string" table:style-name="ce134">
            <text:p>Date</text:p>
          </table:table-cell>
          <table:table-cell office:value-type="string" table:style-name="ce135">
            <text:p>Close Price</text:p>
          </table:table-cell>
          <table:table-cell office:value-type="string" table:style-name="ce136">
            <text:p>u</text:p>
          </table:table-cell>
          <table:table-cell office:value-type="string" table:style-name="ce136">
            <text:p>u - u bar</text:p>
          </table:table-cell>
          <table:table-cell office:value-type="string" table:style-name="ce137">
            <text:p>squared</text:p>
          </table:table-cell>
          <table:table-cell office:value-type="string" table:number-columns-spanned="2" table:number-rows-spanned="1" table:style-name="ce431">
            <text:p>12/4/2023 Calculation</text:p>
          </table:table-cell>
          <table:covered-table-cell/>
          <table:table-cell table:style-name="ce9"/>
          <table:table-cell office:value-type="string" table:style-name="ce138">
            <text:p>Date</text:p>
          </table:table-cell>
          <table:table-cell office:value-type="string" table:style-name="ce138">
            <text:p>Close Price</text:p>
          </table:table-cell>
          <table:table-cell office:value-type="string" table:style-name="ce139">
            <text:p>u</text:p>
          </table:table-cell>
          <table:table-cell office:value-type="string" table:style-name="ce139">
            <text:p>u - u bar</text:p>
          </table:table-cell>
          <table:table-cell office:value-type="string" table:style-name="ce140">
            <text:p>squared</text:p>
          </table:table-cell>
          <table:table-cell office:value-type="string" table:number-columns-spanned="2" table:number-rows-spanned="1" table:style-name="ce431">
            <text:p>12/8/2023 Calculation</text:p>
          </table:table-cell>
          <table:covered-table-cell/>
          <table:table-cell table:number-columns-repeated="16369"/>
        </table:table-row>
        <table:table-row table:style-name="ro10">
          <table:table-cell office:value-type="date" office:date-value="2023-11-03T00:00:00" table:style-name="ce141">
            <text:p>03-Thg11-23</text:p>
          </table:table-cell>
          <table:table-cell office:value-type="float" office:value="450.05" table:style-name="ce142">
            <text:p>450,05</text:p>
          </table:table-cell>
          <table:table-cell table:number-columns-repeated="2" table:style-name="ce143"/>
          <table:table-cell table:style-name="ce144"/>
          <table:table-cell office:value-type="string" table:style-name="ce145">
            <text:p>s (Volatility per trading day)</text:p>
          </table:table-cell>
          <table:table-cell office:value-type="percentage" office:value="1.635170394632704E-2" table:formula="of:=SQRT((1/([.G6]-1))*[.E24])" table:style-name="ce146">
            <text:p>1,64%</text:p>
          </table:table-cell>
          <table:table-cell table:style-name="ce9"/>
          <table:table-cell office:value-type="date" office:date-value="2023-11-09T00:00:00" table:style-name="ce141">
            <text:p>09-Thg11-23</text:p>
          </table:table-cell>
          <table:table-cell office:value-type="float" office:value="469.5" table:style-name="ce142">
            <text:p>469,5</text:p>
          </table:table-cell>
          <table:table-cell table:number-columns-repeated="3" table:style-name="ce24"/>
          <table:table-cell office:value-type="string" table:style-name="ce147">
            <text:p>s (Volatility per trading day)</text:p>
          </table:table-cell>
          <table:table-cell office:value-type="percentage" office:value="1.9327875396471132E-2" table:formula="of:=SQRT((1/([.O6]-1))*[.M24])" table:style-name="ce146">
            <text:p>1,93%</text:p>
          </table:table-cell>
          <table:table-cell table:number-columns-repeated="16369"/>
        </table:table-row>
        <table:table-row table:style-name="ro10">
          <table:table-cell office:value-type="date" office:date-value="2023-11-06T00:00:00" table:style-name="ce141">
            <text:p>06-Thg11-23</text:p>
          </table:table-cell>
          <table:table-cell office:value-type="float" office:value="457.51" table:style-name="ce142">
            <text:p>457,51</text:p>
          </table:table-cell>
          <table:table-cell office:value-type="float" office:value="1.6440054697098038E-2" table:formula="of:=LN(([.B5])/([.B4]))" table:style-name="ce143">
            <text:p>0,016440</text:p>
          </table:table-cell>
          <table:table-cell office:value-type="float" office:value="1.4421030214073555E-2" table:formula="of:=[.C5]-[.$C$24]" table:style-name="ce143">
            <text:p>0,014421</text:p>
          </table:table-cell>
          <table:table-cell office:value-type="float" office:value="2.0796611243522237E-4" table:formula="of:=[.D5]^2" table:style-name="ce144">
            <text:p>0,0002079661</text:p>
          </table:table-cell>
          <table:table-cell office:value-type="string" table:style-name="ce148">
            <text:p>Volatility per annum</text:p>
          </table:table-cell>
          <table:table-cell office:value-type="percentage" office:value="0.25957525292480882" table:formula="of:=[.G4]*SQRT(252)" table:style-name="ce149">
            <text:p>25,957525%</text:p>
          </table:table-cell>
          <table:table-cell table:style-name="ce9"/>
          <table:table-cell office:value-type="date" office:date-value="2023-11-10T00:00:00" table:style-name="ce141">
            <text:p>10-Thg11-23</text:p>
          </table:table-cell>
          <table:table-cell office:value-type="float" office:value="483.35" table:style-name="ce142">
            <text:p>483,35</text:p>
          </table:table-cell>
          <table:table-cell office:value-type="float" office:value="2.9072730262296842E-2" table:formula="of:=LN(([.J5])/([.J4]))" table:style-name="ce150">
            <text:p>0,02907</text:p>
          </table:table-cell>
          <table:table-cell office:value-type="float" office:value="2.9471072636862196E-2" table:formula="of:=[.K5]-[.K24]" table:style-name="ce151">
            <text:p>0,02947</text:p>
          </table:table-cell>
          <table:table-cell office:value-type="float" office:value="8.6854412236720769E-4" table:formula="of:=[.L5]^2" table:style-name="ce151">
            <text:p>0,00087</text:p>
          </table:table-cell>
          <table:table-cell office:value-type="string" table:style-name="ce152">
            <text:p>Volatility per annum</text:p>
          </table:table-cell>
          <table:table-cell office:value-type="percentage" office:value="0.30682051002183924" table:formula="of:=[.O4]*SQRT(252)" table:style-name="ce149">
            <text:p>30,682051%</text:p>
          </table:table-cell>
          <table:table-cell table:number-columns-repeated="16369"/>
        </table:table-row>
        <table:table-row table:style-name="ro10">
          <table:table-cell office:value-type="date" office:date-value="2023-11-07T00:00:00" table:style-name="ce141">
            <text:p>07-Thg11-23</text:p>
          </table:table-cell>
          <table:table-cell office:value-type="float" office:value="459.55" table:style-name="ce142">
            <text:p>459,55</text:p>
          </table:table-cell>
          <table:table-cell office:value-type="float" office:value="4.4490074039262011E-3" table:formula="of:=LN(([.B6])/([.B5]))" table:style-name="ce143">
            <text:p>0,004449</text:p>
          </table:table-cell>
          <table:table-cell office:value-type="float" office:value="2.4299829209017193E-3" table:formula="of:=[.C6]-[.$C$24]" table:style-name="ce143">
            <text:p>0,002430</text:p>
          </table:table-cell>
          <table:table-cell office:value-type="float" office:value="5.9048169958740513E-6" table:formula="of:=[.D6]^2" table:style-name="ce144">
            <text:p>0,0000059048</text:p>
          </table:table-cell>
          <table:table-cell office:value-type="string" table:style-name="ce148">
            <text:p>N</text:p>
          </table:table-cell>
          <table:table-cell office:value-type="float" office:value="19" table:style-name="ce153">
            <text:p>19</text:p>
          </table:table-cell>
          <table:table-cell table:style-name="ce9"/>
          <table:table-cell office:value-type="date" office:date-value="2023-11-13T00:00:00" table:style-name="ce141">
            <text:p>13-Thg11-23</text:p>
          </table:table-cell>
          <table:table-cell office:value-type="float" office:value="486.2" table:style-name="ce142">
            <text:p>486,2</text:p>
          </table:table-cell>
          <table:table-cell office:value-type="float" office:value="5.8790329714084131E-3" table:formula="of:=LN(([.J6])/([.J5]))" table:style-name="ce150">
            <text:p>0,00588</text:p>
          </table:table-cell>
          <table:table-cell office:value-type="float" office:value="5.8790329714084131E-3" table:formula="of:=[.K6]-[.C51]" table:style-name="ce151">
            <text:p>0,00588</text:p>
          </table:table-cell>
          <table:table-cell office:value-type="float" office:value="3.4563028678907232E-5" table:formula="of:=[.L6]^2" table:style-name="ce151">
            <text:p>0,00003</text:p>
          </table:table-cell>
          <table:table-cell office:value-type="string" table:style-name="ce152">
            <text:p>N</text:p>
          </table:table-cell>
          <table:table-cell office:value-type="float" office:value="19" table:style-name="ce153">
            <text:p>19</text:p>
          </table:table-cell>
          <table:table-cell table:number-columns-repeated="16369"/>
        </table:table-row>
        <table:table-row table:style-name="ro10">
          <table:table-cell office:value-type="date" office:date-value="2023-11-08T00:00:00" table:style-name="ce141">
            <text:p>08-Thg11-23</text:p>
          </table:table-cell>
          <table:table-cell office:value-type="float" office:value="465.74" table:style-name="ce142">
            <text:p>465,74</text:p>
          </table:table-cell>
          <table:table-cell office:value-type="float" office:value="1.3379788700971128E-2" table:formula="of:=LN(([.B7])/([.B6]))" table:style-name="ce143">
            <text:p>0,013380</text:p>
          </table:table-cell>
          <table:table-cell office:value-type="float" office:value="1.1360764217946646E-2" table:formula="of:=[.C7]-[.$C$24]" table:style-name="ce143">
            <text:p>0,011361</text:p>
          </table:table-cell>
          <table:table-cell office:value-type="float" office:value="1.2906696361577685E-4" table:formula="of:=[.D7]^2" table:style-name="ce144">
            <text:p>0,0001290670</text:p>
          </table:table-cell>
          <table:table-cell office:value-type="string" table:style-name="ce148">
            <text:p>Up</text:p>
          </table:table-cell>
          <table:table-cell office:value-type="float" office:value="1.042234433797063" table:formula="of:=EXP([.G5]*SQRT([.G11]))" table:style-name="ce154">
            <text:p>1,0422</text:p>
          </table:table-cell>
          <table:table-cell table:style-name="ce155"/>
          <table:table-cell office:value-type="date" office:date-value="2023-11-14T00:00:00" table:style-name="ce141">
            <text:p>14-Thg11-23</text:p>
          </table:table-cell>
          <table:table-cell office:value-type="float" office:value="496.56" table:style-name="ce142">
            <text:p>496,56</text:p>
          </table:table-cell>
          <table:table-cell office:value-type="float" office:value="2.108426022337442E-2" table:formula="of:=LN(([.J7])/([.J6]))" table:style-name="ce150">
            <text:p>0,02108</text:p>
          </table:table-cell>
          <table:table-cell office:value-type="float" office:value="2.108426022337442E-2" table:formula="of:=[.K7]-[.C52]" table:style-name="ce151">
            <text:p>0,02108</text:p>
          </table:table-cell>
          <table:table-cell office:value-type="float" office:value="4.4454602916696874E-4" table:formula="of:=[.L7]^2" table:style-name="ce151">
            <text:p>0,00044</text:p>
          </table:table-cell>
          <table:table-cell office:value-type="string" table:style-name="ce152">
            <text:p>Up</text:p>
          </table:table-cell>
          <table:table-cell office:value-type="float" office:value="1.0468002192831414" table:formula="of:=EXP([.O5]*SQRT([.O11]))" table:style-name="ce154">
            <text:p>1,0468</text:p>
          </table:table-cell>
          <table:table-cell table:number-columns-repeated="16369"/>
        </table:table-row>
        <table:table-row table:style-name="ro8">
          <table:table-cell office:value-type="date" office:date-value="2023-11-09T00:00:00" table:style-name="ce141">
            <text:p>09-Thg11-23</text:p>
          </table:table-cell>
          <table:table-cell office:value-type="float" office:value="469.5" table:style-name="ce142">
            <text:p>469,5</text:p>
          </table:table-cell>
          <table:table-cell office:value-type="float" office:value="8.040760143227875E-3" table:formula="of:=LN(([.B8])/([.B7]))" table:style-name="ce143">
            <text:p>0,008041</text:p>
          </table:table-cell>
          <table:table-cell office:value-type="float" office:value="6.0217356602033931E-3" table:formula="of:=[.C8]-[.$C$24]" table:style-name="ce143">
            <text:p>0,006022</text:p>
          </table:table-cell>
          <table:table-cell office:value-type="float" office:value="3.6261300361365192E-5" table:formula="of:=[.D8]^2" table:style-name="ce144">
            <text:p>0,0000362613</text:p>
          </table:table-cell>
          <table:table-cell office:value-type="string" table:style-name="ce148">
            <text:p>Down</text:p>
          </table:table-cell>
          <table:table-cell office:value-type="float" office:value="0.95947703086032687" table:formula="of:=EXP(-[.G5]*SQRT([.G11]))" table:style-name="ce156">
            <text:p>0,95948</text:p>
          </table:table-cell>
          <table:table-cell table:style-name="ce155"/>
          <table:table-cell office:value-type="date" office:date-value="2023-11-15T00:00:00" table:style-name="ce141">
            <text:p>15-Thg11-23</text:p>
          </table:table-cell>
          <table:table-cell office:value-type="float" office:value="488.88" table:style-name="ce142">
            <text:p>488,88</text:p>
          </table:table-cell>
          <table:table-cell office:value-type="float" office:value="-1.5587261518737279E-2" table:formula="of:=LN(([.J8])/([.J7]))" table:style-name="ce150">
            <text:p>-0,01559</text:p>
          </table:table-cell>
          <table:table-cell office:value-type="float" office:value="-1.5587261518737279E-2" table:formula="of:=[.K8]-[.C53]" table:style-name="ce151">
            <text:p>-0,01559</text:p>
          </table:table-cell>
          <table:table-cell office:value-type="float" office:value="2.4296272165350797E-4" table:formula="of:=[.L8]^2" table:style-name="ce151">
            <text:p>0,00024</text:p>
          </table:table-cell>
          <table:table-cell office:value-type="string" table:style-name="ce152">
            <text:p>Down</text:p>
          </table:table-cell>
          <table:table-cell office:value-type="float" office:value="0.9552921193356354" table:formula="of:=EXP(-[.O5]*SQRT([.O11]))" table:style-name="ce156">
            <text:p>0,95529</text:p>
          </table:table-cell>
          <table:table-cell table:number-columns-repeated="16369"/>
        </table:table-row>
        <table:table-row table:style-name="ro10">
          <table:table-cell office:value-type="date" office:date-value="2023-11-10T00:00:00" table:style-name="ce141">
            <text:p>10-Thg11-23</text:p>
          </table:table-cell>
          <table:table-cell office:value-type="float" office:value="483.35" table:style-name="ce142">
            <text:p>483,35</text:p>
          </table:table-cell>
          <table:table-cell office:value-type="float" office:value="2.9072730262296842E-2" table:formula="of:=LN(([.B9])/([.B8]))" table:style-name="ce143">
            <text:p>0,029073</text:p>
          </table:table-cell>
          <table:table-cell office:value-type="float" office:value="2.7053705779272359E-2" table:formula="of:=[.C9]-[.$C$24]" table:style-name="ce143">
            <text:p>0,027054</text:p>
          </table:table-cell>
          <table:table-cell office:value-type="float" office:value="7.3190299639143462E-4" table:formula="of:=[.D9]^2" table:style-name="ce144">
            <text:p>0,0007319030</text:p>
          </table:table-cell>
          <table:table-cell office:value-type="string" table:style-name="ce148">
            <text:p># of days until maturity</text:p>
          </table:table-cell>
          <table:table-cell office:value-type="float" office:value="32" table:style-name="ce153">
            <text:p>32</text:p>
          </table:table-cell>
          <table:table-cell table:style-name="ce9"/>
          <table:table-cell office:value-type="date" office:date-value="2023-11-16T00:00:00" table:style-name="ce141">
            <text:p>16-Thg11-23</text:p>
          </table:table-cell>
          <table:table-cell office:value-type="float" office:value="494.8" table:style-name="ce142">
            <text:p>494,8</text:p>
          </table:table-cell>
          <table:table-cell office:value-type="float" office:value="1.2036579931672722E-2" table:formula="of:=LN(([.J9])/([.J8]))" table:style-name="ce150">
            <text:p>0,01204</text:p>
          </table:table-cell>
          <table:table-cell office:value-type="float" office:value="1.2036579931672722E-2" table:formula="of:=[.K9]-[.C54]" table:style-name="ce151">
            <text:p>0,01204</text:p>
          </table:table-cell>
          <table:table-cell office:value-type="float" office:value="1.4487925645154652E-4" table:formula="of:=[.L9]^2" table:style-name="ce151">
            <text:p>0,00014</text:p>
          </table:table-cell>
          <table:table-cell office:value-type="string" table:style-name="ce152">
            <text:p># of days until maturity</text:p>
          </table:table-cell>
          <table:table-cell office:value-type="float" office:value="28" table:style-name="ce153">
            <text:p>28</text:p>
          </table:table-cell>
          <table:table-cell table:number-columns-repeated="16369"/>
        </table:table-row>
        <table:table-row table:style-name="ro10">
          <table:table-cell office:value-type="date" office:date-value="2023-11-13T00:00:00" table:style-name="ce141">
            <text:p>13-Thg11-23</text:p>
          </table:table-cell>
          <table:table-cell office:value-type="float" office:value="486.2" table:style-name="ce142">
            <text:p>486,2</text:p>
          </table:table-cell>
          <table:table-cell office:value-type="float" office:value="5.8790329714084131E-3" table:formula="of:=LN(([.B10])/([.B9]))" table:style-name="ce143">
            <text:p>0,005879</text:p>
          </table:table-cell>
          <table:table-cell office:value-type="float" office:value="3.8600084883839312E-3" table:formula="of:=[.C10]-[.$C$24]" table:style-name="ce143">
            <text:p>0,003860</text:p>
          </table:table-cell>
          <table:table-cell office:value-type="float" office:value="1.4899665530396002E-5" table:formula="of:=[.D10]^2" table:style-name="ce144">
            <text:p>0,0000148997</text:p>
          </table:table-cell>
          <table:table-cell office:value-type="string" table:style-name="ce157">
            <text:p>T</text:p>
          </table:table-cell>
          <table:table-cell office:value-type="float" office:value="0.12698412698412698" table:formula="of:=[.G9]/252" table:style-name="ce158">
            <text:p>0,1270</text:p>
          </table:table-cell>
          <table:table-cell table:style-name="ce9"/>
          <table:table-cell office:value-type="date" office:date-value="2023-11-17T00:00:00" table:style-name="ce141">
            <text:p>17-Thg11-23</text:p>
          </table:table-cell>
          <table:table-cell office:value-type="float" office:value="492.98" table:style-name="ce142">
            <text:p>492,98</text:p>
          </table:table-cell>
          <table:table-cell office:value-type="float" office:value="-3.6850352498628146E-3" table:formula="of:=LN(([.J10])/([.J9]))" table:style-name="ce150">
            <text:p>-0,00369</text:p>
          </table:table-cell>
          <table:table-cell office:value-type="float" office:value="-3.6850352498628146E-3" table:formula="of:=[.K10]-[.C55]" table:style-name="ce151">
            <text:p>-0,00369</text:p>
          </table:table-cell>
          <table:table-cell office:value-type="float" office:value="1.3579484792731497E-5" table:formula="of:=[.L10]^2" table:style-name="ce151">
            <text:p>0,00001</text:p>
          </table:table-cell>
          <table:table-cell office:value-type="string" table:style-name="ce152">
            <text:p>T</text:p>
          </table:table-cell>
          <table:table-cell office:value-type="float" office:value="0.1111111111111111" table:formula="of:=[.O9]/252" table:style-name="ce154">
            <text:p>0,1111</text:p>
          </table:table-cell>
          <table:table-cell table:number-columns-repeated="16369"/>
        </table:table-row>
        <table:table-row table:style-name="ro10">
          <table:table-cell office:value-type="date" office:date-value="2023-11-14T00:00:00" table:style-name="ce141">
            <text:p>14-Thg11-23</text:p>
          </table:table-cell>
          <table:table-cell office:value-type="float" office:value="496.56" table:style-name="ce142">
            <text:p>496,56</text:p>
          </table:table-cell>
          <table:table-cell office:value-type="float" office:value="2.108426022337442E-2" table:formula="of:=LN(([.B11])/([.B10]))" table:style-name="ce143">
            <text:p>0,021084</text:p>
          </table:table-cell>
          <table:table-cell office:value-type="float" office:value="1.9065235740349937E-2" table:formula="of:=[.C11]-[.$C$24]" table:style-name="ce143">
            <text:p>0,019065</text:p>
          </table:table-cell>
          <table:table-cell office:value-type="float" office:value="3.6348321383511661E-4" table:formula="of:=[.D11]^2" table:style-name="ce144">
            <text:p>0,0003634832</text:p>
          </table:table-cell>
          <table:table-cell office:value-type="string" table:style-name="ce159">
            <text:p>Delta t</text:p>
          </table:table-cell>
          <table:table-cell office:value-type="float" office:value="2.5396825396825397E-2" table:formula="of:=[.G10]/[.G12]" table:style-name="ce160">
            <text:p>0,0254</text:p>
          </table:table-cell>
          <table:table-cell table:style-name="ce9"/>
          <table:table-cell office:value-type="date" office:date-value="2023-11-20T00:00:00" table:style-name="ce141">
            <text:p>20-Thg11-23</text:p>
          </table:table-cell>
          <table:table-cell office:value-type="float" office:value="504.09" table:style-name="ce142">
            <text:p>504,09</text:p>
          </table:table-cell>
          <table:table-cell office:value-type="float" office:value="2.228621828949014E-2" table:formula="of:=LN(([.J11])/([.J10]))" table:style-name="ce150">
            <text:p>0,02229</text:p>
          </table:table-cell>
          <table:table-cell office:value-type="float" office:value="2.228621828949014E-2" table:formula="of:=[.K11]-[.C56]" table:style-name="ce151">
            <text:p>0,02229</text:p>
          </table:table-cell>
          <table:table-cell office:value-type="float" office:value="4.9667552564680486E-4" table:formula="of:=[.L11]^2" table:style-name="ce151">
            <text:p>0,00050</text:p>
          </table:table-cell>
          <table:table-cell office:value-type="string" table:style-name="ce152">
            <text:p>Delta t</text:p>
          </table:table-cell>
          <table:table-cell office:value-type="float" office:value="2.222222222222222E-2" table:formula="of:=[.O10]/[.O12]" table:style-name="ce154">
            <text:p>0,0222</text:p>
          </table:table-cell>
          <table:table-cell table:number-columns-repeated="16369"/>
        </table:table-row>
        <table:table-row table:style-name="ro10">
          <table:table-cell office:value-type="date" office:date-value="2023-11-15T00:00:00" table:style-name="ce141">
            <text:p>15-Thg11-23</text:p>
          </table:table-cell>
          <table:table-cell office:value-type="float" office:value="488.88" table:style-name="ce142">
            <text:p>488,88</text:p>
          </table:table-cell>
          <table:table-cell office:value-type="float" office:value="-1.5587261518737279E-2" table:formula="of:=LN(([.B12])/([.B11]))" table:style-name="ce143">
            <text:p>-0,015587</text:p>
          </table:table-cell>
          <table:table-cell office:value-type="float" office:value="-1.760628600176176E-2" table:formula="of:=[.C12]-[.$C$24]" table:style-name="ce143">
            <text:p>-0,017606</text:p>
          </table:table-cell>
          <table:table-cell office:value-type="float" office:value="3.0998130677583209E-4" table:formula="of:=[.D12]^2" table:style-name="ce144">
            <text:p>0,0003099813</text:p>
          </table:table-cell>
          <table:table-cell office:value-type="string" table:style-name="ce157">
            <text:p>Binomial Tree Steps</text:p>
          </table:table-cell>
          <table:table-cell office:value-type="float" office:value="5" table:style-name="ce161">
            <text:p>5</text:p>
          </table:table-cell>
          <table:table-cell table:style-name="ce9"/>
          <table:table-cell office:value-type="date" office:date-value="2023-11-21T00:00:00" table:style-name="ce141">
            <text:p>21-Thg11-23</text:p>
          </table:table-cell>
          <table:table-cell office:value-type="float" office:value="499.44" table:style-name="ce142">
            <text:p>499,44</text:p>
          </table:table-cell>
          <table:table-cell office:value-type="float" office:value="-9.2673528044716173E-3" table:formula="of:=LN(([.J12])/([.J11]))" table:style-name="ce150">
            <text:p>-0,00927</text:p>
          </table:table-cell>
          <table:table-cell office:value-type="float" office:value="-9.2673528044716173E-3" table:formula="of:=[.K12]-[.C57]" table:style-name="ce151">
            <text:p>-0,00927</text:p>
          </table:table-cell>
          <table:table-cell office:value-type="float" office:value="8.5883828002547945E-5" table:formula="of:=[.L12]^2" table:style-name="ce151">
            <text:p>0,00009</text:p>
          </table:table-cell>
          <table:table-cell office:value-type="string" table:style-name="ce162">
            <text:p>Binomial Tree Steps</text:p>
          </table:table-cell>
          <table:table-cell office:value-type="float" office:value="5" table:style-name="ce161">
            <text:p>5</text:p>
          </table:table-cell>
          <table:table-cell table:number-columns-repeated="16369"/>
        </table:table-row>
        <table:table-row table:style-name="ro10">
          <table:table-cell office:value-type="date" office:date-value="2023-11-16T00:00:00" table:style-name="ce141">
            <text:p>16-Thg11-23</text:p>
          </table:table-cell>
          <table:table-cell office:value-type="float" office:value="494.8" table:style-name="ce142">
            <text:p>494,8</text:p>
          </table:table-cell>
          <table:table-cell office:value-type="float" office:value="1.2036579931672722E-2" table:formula="of:=LN(([.B13])/([.B12]))" table:style-name="ce143">
            <text:p>0,012037</text:p>
          </table:table-cell>
          <table:table-cell office:value-type="float" office:value="1.0017555448648241E-2" table:formula="of:=[.C13]-[.$C$24]" table:style-name="ce143">
            <text:p>0,010018</text:p>
          </table:table-cell>
          <table:table-cell office:value-type="float" office:value="1.0035141716674206E-4" table:formula="of:=[.D13]^2" table:style-name="ce144">
            <text:p>0,0001003514</text:p>
          </table:table-cell>
          <table:table-cell office:value-type="string" table:style-name="ce163">
            <text:p>p</text:p>
          </table:table-cell>
          <table:table-cell office:value-type="float" office:value="0.50532091310328109" table:formula="of:=(EXP([.G15]*[.G11])-[.G8])/([.G7]-[.G8])" table:style-name="ce164">
            <text:p>0,5053</text:p>
          </table:table-cell>
          <table:table-cell table:style-name="ce9"/>
          <table:table-cell office:value-type="date" office:date-value="2023-11-22T00:00:00" table:style-name="ce141">
            <text:p>22-Thg11-23</text:p>
          </table:table-cell>
          <table:table-cell office:value-type="float" office:value="487.16" table:style-name="ce142">
            <text:p>487,16</text:p>
          </table:table-cell>
          <table:table-cell office:value-type="float" office:value="-2.4894859534578921E-2" table:formula="of:=LN(([.J13])/([.J12]))" table:style-name="ce150">
            <text:p>-0,02489</text:p>
          </table:table-cell>
          <table:table-cell office:value-type="float" office:value="-2.4894859534578921E-2" table:formula="of:=[.K13]-[.C58]" table:style-name="ce151">
            <text:p>-0,02489</text:p>
          </table:table-cell>
          <table:table-cell office:value-type="float" office:value="6.1975403124641499E-4" table:formula="of:=[.L13]^2" table:style-name="ce151">
            <text:p>0,00062</text:p>
          </table:table-cell>
          <table:table-cell office:value-type="string" table:style-name="ce165">
            <text:p>p</text:p>
          </table:table-cell>
          <table:table-cell office:value-type="float" office:value="0.50103248496756225" table:formula="of:=(EXP([.O15]*[.O11])-[.O8])/([.O7]-[.O8])" table:style-name="ce164">
            <text:p>0,5010</text:p>
          </table:table-cell>
          <table:table-cell table:number-columns-repeated="16369"/>
        </table:table-row>
        <table:table-row table:style-name="ro10">
          <table:table-cell office:value-type="date" office:date-value="2023-11-17T00:00:00" table:style-name="ce141">
            <text:p>17-Thg11-23</text:p>
          </table:table-cell>
          <table:table-cell office:value-type="float" office:value="492.98" table:style-name="ce142">
            <text:p>492,98</text:p>
          </table:table-cell>
          <table:table-cell office:value-type="float" office:value="-3.6850352498628146E-3" table:formula="of:=LN(([.B14])/([.B13]))" table:style-name="ce143">
            <text:p>-0,003685</text:p>
          </table:table-cell>
          <table:table-cell office:value-type="float" office:value="-5.7040597328872969E-3" table:formula="of:=[.C14]-[.$C$24]" table:style-name="ce143">
            <text:p>-0,005704</text:p>
          </table:table-cell>
          <table:table-cell office:value-type="float" office:value="3.2536297436346299E-5" table:formula="of:=[.D14]^2" table:style-name="ce144">
            <text:p>0,0000325363</text:p>
          </table:table-cell>
          <table:table-cell office:value-type="string" table:style-name="ce148">
            <text:p>Dividend Yield</text:p>
          </table:table-cell>
          <table:table-cell office:value-type="percentage" office:value="2.9999999999999997E-4" table:style-name="ce166">
            <text:p>0,03%</text:p>
          </table:table-cell>
          <table:table-cell table:style-name="ce9"/>
          <table:table-cell office:value-type="date" office:date-value="2023-11-24T00:00:00" table:style-name="ce141">
            <text:p>24-Thg11-23</text:p>
          </table:table-cell>
          <table:table-cell office:value-type="float" office:value="477.76" table:style-name="ce142">
            <text:p>477,76</text:p>
          </table:table-cell>
          <table:table-cell office:value-type="float" office:value="-1.9484096868084201E-2" table:formula="of:=LN(([.J14])/([.J13]))" table:style-name="ce150">
            <text:p>-0,01948</text:p>
          </table:table-cell>
          <table:table-cell office:value-type="float" office:value="-1.9484096868084201E-2" table:formula="of:=[.K14]-[.C59]" table:style-name="ce151">
            <text:p>-0,01948</text:p>
          </table:table-cell>
          <table:table-cell office:value-type="float" office:value="3.7963003076488857E-4" table:formula="of:=[.L14]^2" table:style-name="ce151">
            <text:p>0,00038</text:p>
          </table:table-cell>
          <table:table-cell office:value-type="string" table:style-name="ce152">
            <text:p>Dividend Yield</text:p>
          </table:table-cell>
          <table:table-cell office:value-type="percentage" office:value="2.9999999999999997E-4" table:style-name="ce166">
            <text:p>0,03%</text:p>
          </table:table-cell>
          <table:table-cell table:number-columns-repeated="16369"/>
        </table:table-row>
        <table:table-row table:style-name="ro10">
          <table:table-cell office:value-type="date" office:date-value="2023-11-20T00:00:00" table:style-name="ce141">
            <text:p>20-Thg11-23</text:p>
          </table:table-cell>
          <table:table-cell office:value-type="float" office:value="504.09" table:style-name="ce142">
            <text:p>504,09</text:p>
          </table:table-cell>
          <table:table-cell office:value-type="float" office:value="2.228621828949014E-2" table:formula="of:=LN(([.B15])/([.B14]))" table:style-name="ce143">
            <text:p>0,022286</text:p>
          </table:table-cell>
          <table:table-cell office:value-type="float" office:value="2.0267193806465657E-2" table:formula="of:=[.C15]-[.$C$24]" table:style-name="ce143">
            <text:p>0,020267</text:p>
          </table:table-cell>
          <table:table-cell office:value-type="float" office:value="4.107591447888399E-4" table:formula="of:=[.D15]^2" table:style-name="ce167">
            <text:p>0,0004107591</text:p>
          </table:table-cell>
          <table:table-cell office:value-type="string" table:style-name="ce148">
            <text:p>Risk free rate (Dec 4, 23)</text:p>
          </table:table-cell>
          <table:table-cell office:value-type="percentage" office:value="5.0999999999999997E-2" table:style-name="ce168">
            <text:p>5,10%</text:p>
          </table:table-cell>
          <table:table-cell table:style-name="ce9"/>
          <table:table-cell office:value-type="date" office:date-value="2023-11-27T00:00:00" table:style-name="ce141">
            <text:p>27-Thg11-23</text:p>
          </table:table-cell>
          <table:table-cell office:value-type="float" office:value="482.42" table:style-name="ce142">
            <text:p>482,42</text:p>
          </table:table-cell>
          <table:table-cell office:value-type="float" office:value="9.7065895725517454E-3" table:formula="of:=LN([.J15]/[.J14])" table:style-name="ce150">
            <text:p>0,00971</text:p>
          </table:table-cell>
          <table:table-cell office:value-type="float" office:value="1.0104931947117099E-2" table:formula="of:=[.K15]-[.$K$24]" table:style-name="ce151">
            <text:p>0,01010</text:p>
          </table:table-cell>
          <table:table-cell office:value-type="float" office:value="1.0210964965586778E-4" table:formula="of:=[.L15]^2" table:style-name="ce151">
            <text:p>0,00010</text:p>
          </table:table-cell>
          <table:table-cell office:value-type="string" table:style-name="ce152">
            <text:p>Risk free rate (Dec 8, 23)</text:p>
          </table:table-cell>
          <table:table-cell office:value-type="percentage" office:value="5.1299999999999998E-2" table:style-name="ce146">
            <text:p>5,13%</text:p>
          </table:table-cell>
          <table:table-cell table:number-columns-repeated="16369"/>
        </table:table-row>
        <table:table-row table:style-name="ro10">
          <table:table-cell office:value-type="date" office:date-value="2023-11-21T00:00:00" table:style-name="ce141">
            <text:p>21-Thg11-23</text:p>
          </table:table-cell>
          <table:table-cell office:value-type="float" office:value="499.44" table:style-name="ce142">
            <text:p>499,44</text:p>
          </table:table-cell>
          <table:table-cell office:value-type="float" office:value="-9.2673528044716173E-3" table:formula="of:=LN(([.B16])/([.B15]))" table:style-name="ce143">
            <text:p>-0,009267</text:p>
          </table:table-cell>
          <table:table-cell office:value-type="float" office:value="-1.12863772874961E-2" table:formula="of:=[.C16]-[.$C$24]" table:style-name="ce169">
            <text:p>-0,011286</text:p>
          </table:table-cell>
          <table:table-cell office:value-type="float" office:value="1.2738231227570784E-4" table:formula="of:=[.D16]^2" table:style-name="ce144">
            <text:p>0,0001273823</text:p>
          </table:table-cell>
          <table:table-cell office:value-type="string" table:style-name="ce170">
            <text:p>S(0)</text:p>
          </table:table-cell>
          <table:table-cell office:value-type="float" office:value="452.4" table:style-name="ce171">
            <text:p>452,40</text:p>
          </table:table-cell>
          <table:table-cell table:style-name="ce9"/>
          <table:table-cell office:value-type="date" office:date-value="2023-11-28T00:00:00" table:style-name="ce141">
            <text:p>28-Thg11-23</text:p>
          </table:table-cell>
          <table:table-cell office:value-type="float" office:value="478.21" table:style-name="ce142">
            <text:p>478,21</text:p>
          </table:table-cell>
          <table:table-cell office:value-type="float" office:value="-8.7651373653958742E-3" table:formula="of:=LN([.J16]/[.J15])" table:style-name="ce150">
            <text:p>-0,00877</text:p>
          </table:table-cell>
          <table:table-cell office:value-type="float" office:value="-8.3667949908305204E-3" table:formula="of:=[.K16]-[.$K$24]" table:style-name="ce151">
            <text:p>-0,00837</text:p>
          </table:table-cell>
          <table:table-cell office:value-type="float" office:value="7.0003258418586687E-5" table:formula="of:=[.L16]^2" table:style-name="ce151">
            <text:p>0,00007</text:p>
          </table:table-cell>
          <table:table-cell office:value-type="string" table:style-name="ce172">
            <text:p>S(0)</text:p>
          </table:table-cell>
          <table:table-cell office:value-type="float" office:value="475.06" table:style-name="ce173">
            <text:p>475,06</text:p>
          </table:table-cell>
          <table:table-cell table:number-columns-repeated="16369"/>
        </table:table-row>
        <table:table-row table:style-name="ro10">
          <table:table-cell office:value-type="date" office:date-value="2023-11-22T00:00:00" table:style-name="ce141">
            <text:p>22-Thg11-23</text:p>
          </table:table-cell>
          <table:table-cell office:value-type="float" office:value="487.16" table:style-name="ce142">
            <text:p>487,16</text:p>
          </table:table-cell>
          <table:table-cell office:value-type="float" office:value="-2.4894859534578921E-2" table:formula="of:=LN(([.B17])/([.B16]))" table:style-name="ce143">
            <text:p>-0,024895</text:p>
          </table:table-cell>
          <table:table-cell office:value-type="float" office:value="-2.6913884017603404E-2" table:formula="of:=[.C17]-[.$C$24]" table:style-name="ce169">
            <text:p>-0,026914</text:p>
          </table:table-cell>
          <table:table-cell office:value-type="float" office:value="7.243571529130079E-4" table:formula="of:=[.D17]^2" table:style-name="ce174">
            <text:p>0,0007243572</text:p>
          </table:table-cell>
          <table:table-cell table:style-name="ce175"/>
          <table:table-cell table:style-name="ce176"/>
          <table:table-cell table:style-name="ce9"/>
          <table:table-cell office:value-type="date" office:date-value="2023-11-29T00:00:00" table:style-name="ce141">
            <text:p>29-Thg11-23</text:p>
          </table:table-cell>
          <table:table-cell office:value-type="float" office:value="481.4" table:style-name="ce142">
            <text:p>481,4</text:p>
          </table:table-cell>
          <table:table-cell office:value-type="float" office:value="6.6485587909899911E-3" table:formula="of:=LN([.J17]/[.J16])" table:style-name="ce150">
            <text:p>0,00665</text:p>
          </table:table-cell>
          <table:table-cell office:value-type="float" office:value="7.046901165555345E-3" table:formula="of:=[.K17]-[.$K$24]" table:style-name="ce151">
            <text:p>0,00705</text:p>
          </table:table-cell>
          <table:table-cell office:value-type="float" office:value="4.9658816037105278E-5" table:formula="of:=[.L17]^2" table:style-name="ce151">
            <text:p>0,00005</text:p>
          </table:table-cell>
          <table:table-cell table:number-columns-repeated="16371"/>
        </table:table-row>
        <table:table-row table:style-name="ro11">
          <table:table-cell office:value-type="date" office:date-value="2023-11-24T00:00:00" table:style-name="ce141">
            <text:p>24-Thg11-23</text:p>
          </table:table-cell>
          <table:table-cell office:value-type="float" office:value="477.76" table:style-name="ce142">
            <text:p>477,76</text:p>
          </table:table-cell>
          <table:table-cell office:value-type="float" office:value="-1.9484096868084201E-2" table:formula="of:=LN(([.B18])/([.B17]))" table:style-name="ce143">
            <text:p>-0,019484</text:p>
          </table:table-cell>
          <table:table-cell office:value-type="float" office:value="-2.1503121351108684E-2" table:formula="of:=[.C18]-[.$C$24]" table:style-name="ce169">
            <text:p>-0,021503</text:p>
          </table:table-cell>
          <table:table-cell office:value-type="float" office:value="4.6238422784050616E-4" table:formula="of:=[.D18]^2" table:style-name="ce174">
            <text:p>0,0004623842</text:p>
          </table:table-cell>
          <table:table-cell table:number-columns-repeated="3" table:style-name="ce9"/>
          <table:table-cell office:value-type="date" office:date-value="2023-11-30T00:00:00" table:style-name="ce141">
            <text:p>30-Thg11-23</text:p>
          </table:table-cell>
          <table:table-cell office:value-type="float" office:value="467.7" table:style-name="ce142">
            <text:p>467,7</text:p>
          </table:table-cell>
          <table:table-cell office:value-type="float" office:value="-2.8871460617131042E-2" table:formula="of:=LN([.J18]/[.J17])" table:style-name="ce150">
            <text:p>-0,02887</text:p>
          </table:table-cell>
          <table:table-cell office:value-type="float" office:value="-2.8473118242565688E-2" table:formula="of:=[.K18]-[.$K$24]" table:style-name="ce151">
            <text:p>-0,02847</text:p>
          </table:table-cell>
          <table:table-cell office:value-type="float" office:value="8.1071846245512702E-4" table:formula="of:=[.L18]^2" table:style-name="ce151">
            <text:p>0,00081</text:p>
          </table:table-cell>
          <table:table-cell table:number-columns-repeated="16371"/>
        </table:table-row>
        <table:table-row table:style-name="ro11">
          <table:table-cell office:value-type="date" office:date-value="2023-11-27T00:00:00" table:style-name="ce141">
            <text:p>27-Thg11-23</text:p>
          </table:table-cell>
          <table:table-cell office:value-type="float" office:value="482.42" table:style-name="ce142">
            <text:p>482,42</text:p>
          </table:table-cell>
          <table:table-cell office:value-type="float" office:value="9.7065895725517454E-3" table:formula="of:=LN(([.B19])/([.B18]))" table:style-name="ce143">
            <text:p>0,009707</text:p>
          </table:table-cell>
          <table:table-cell office:value-type="float" office:value="7.6875650895272636E-3" table:formula="of:=[.C19]-[.$C$24]" table:style-name="ce169">
            <text:p>0,007688</text:p>
          </table:table-cell>
          <table:table-cell office:value-type="float" office:value="5.9098657005718326E-5" table:formula="of:=[.D19]^2" table:style-name="ce174">
            <text:p>0,0000590987</text:p>
          </table:table-cell>
          <table:table-cell table:number-columns-repeated="3" table:style-name="ce9"/>
          <table:table-cell office:value-type="date" office:date-value="2023-12-01T00:00:00" table:style-name="ce141">
            <text:p>01-Thg12-23</text:p>
          </table:table-cell>
          <table:table-cell office:value-type="float" office:value="467.65" table:style-name="ce142">
            <text:p>467,65</text:p>
          </table:table-cell>
          <table:table-cell office:value-type="float" office:value="-1.06911851280596E-4" table:formula="of:=LN([.J19]/[.J18])" table:style-name="ce150">
            <text:p>-0,00011</text:p>
          </table:table-cell>
          <table:table-cell office:value-type="float" office:value="2.9143052328475805E-4" table:formula="of:=[.K19]-[.$K$24]" table:style-name="ce151">
            <text:p>0,00029</text:p>
          </table:table-cell>
          <table:table-cell office:value-type="float" office:value="8.4931749902027897E-8" table:formula="of:=[.L19]^2" table:style-name="ce151">
            <text:p>0,00000</text:p>
          </table:table-cell>
          <table:table-cell table:number-columns-repeated="16371"/>
        </table:table-row>
        <table:table-row table:style-name="ro11">
          <table:table-cell office:value-type="date" office:date-value="2023-11-28T00:00:00" table:style-name="ce141">
            <text:p>28-Thg11-23</text:p>
          </table:table-cell>
          <table:table-cell office:value-type="float" office:value="478.21" table:style-name="ce142">
            <text:p>478,21</text:p>
          </table:table-cell>
          <table:table-cell office:value-type="float" office:value="-8.7651373653958742E-3" table:formula="of:=LN(([.B20])/([.B19]))" table:style-name="ce143">
            <text:p>-0,008765</text:p>
          </table:table-cell>
          <table:table-cell office:value-type="float" office:value="-1.0784161848420355E-2" table:formula="of:=[.C20]-[.$C$24]" table:style-name="ce143">
            <text:p>-0,010784</text:p>
          </table:table-cell>
          <table:table-cell office:value-type="float" office:value="1.1629814677292513E-4" table:formula="of:=[.D20]^2" table:style-name="ce177">
            <text:p>0,0001162981</text:p>
          </table:table-cell>
          <table:table-cell table:number-columns-repeated="3" table:style-name="ce9"/>
          <table:table-cell office:value-type="date" office:date-value="2023-12-04T00:00:00" table:style-name="ce141">
            <text:p>04-Thg12-23</text:p>
          </table:table-cell>
          <table:table-cell office:value-type="float" office:value="455.1" table:style-name="ce142">
            <text:p>455,1</text:p>
          </table:table-cell>
          <table:table-cell office:value-type="float" office:value="-2.7202977857963679E-2" table:formula="of:=LN([.J20]/[.J19])" table:style-name="ce150">
            <text:p>-0,02720</text:p>
          </table:table-cell>
          <table:table-cell office:value-type="float" office:value="-2.6804635483398325E-2" table:formula="of:=[.K20]-[.$K$24]" table:style-name="ce151">
            <text:p>-0,02680</text:p>
          </table:table-cell>
          <table:table-cell office:value-type="float" office:value="7.1848848339785656E-4" table:formula="of:=[.L20]^2" table:style-name="ce151">
            <text:p>0,00072</text:p>
          </table:table-cell>
          <table:table-cell table:number-columns-repeated="16371"/>
        </table:table-row>
        <table:table-row table:style-name="ro11">
          <table:table-cell office:value-type="date" office:date-value="2023-11-29T00:00:00" table:style-name="ce141">
            <text:p>29-Thg11-23</text:p>
          </table:table-cell>
          <table:table-cell office:value-type="float" office:value="481.4" table:style-name="ce142">
            <text:p>481,4</text:p>
          </table:table-cell>
          <table:table-cell office:value-type="float" office:value="6.6485587909899911E-3" table:formula="of:=LN(([.B21])/([.B20]))" table:style-name="ce143">
            <text:p>0,006649</text:p>
          </table:table-cell>
          <table:table-cell office:value-type="float" office:value="4.6295343079655093E-3" table:formula="of:=[.C21]-[.$C$24]" table:style-name="ce143">
            <text:p>0,004630</text:p>
          </table:table-cell>
          <table:table-cell office:value-type="float" office:value="2.1432587908629688E-5" table:formula="of:=[.D21]^2" table:style-name="ce174">
            <text:p>0,0000214326</text:p>
          </table:table-cell>
          <table:table-cell table:number-columns-repeated="3" table:style-name="ce9"/>
          <table:table-cell office:value-type="date" office:date-value="2023-12-05T00:00:00" table:style-name="ce141">
            <text:p>05-Thg12-23</text:p>
          </table:table-cell>
          <table:table-cell office:value-type="float" office:value="465.66" table:style-name="ce142">
            <text:p>465,66</text:p>
          </table:table-cell>
          <table:table-cell office:value-type="float" office:value="2.2938579071506243E-2" table:formula="of:=LN([.J21]/[.J20])" table:style-name="ce150">
            <text:p>0,02294</text:p>
          </table:table-cell>
          <table:table-cell office:value-type="float" office:value="2.3336921446071596E-2" table:formula="of:=[.K21]-[.$K$24]" table:style-name="ce151">
            <text:p>0,02334</text:p>
          </table:table-cell>
          <table:table-cell office:value-type="float" office:value="5.4461190258011641E-4" table:formula="of:=[.L21]^2" table:style-name="ce151">
            <text:p>0,00054</text:p>
          </table:table-cell>
          <table:table-cell table:number-columns-repeated="16371"/>
        </table:table-row>
        <table:table-row table:style-name="ro11">
          <table:table-cell office:value-type="date" office:date-value="2023-11-30T00:00:00" table:style-name="ce141">
            <text:p>30-Thg11-23</text:p>
          </table:table-cell>
          <table:table-cell office:value-type="float" office:value="467.7" table:style-name="ce142">
            <text:p>467,7</text:p>
          </table:table-cell>
          <table:table-cell office:value-type="float" office:value="-2.8871460617131042E-2" table:formula="of:=LN(([.B22])/([.B21]))" table:style-name="ce143">
            <text:p>-0,028871</text:p>
          </table:table-cell>
          <table:table-cell office:value-type="float" office:value="-3.0890485100155525E-2" table:formula="of:=[.C22]-[.$C$24]" table:style-name="ce143">
            <text:p>-0,030890</text:p>
          </table:table-cell>
          <table:table-cell office:value-type="float" office:value="9.5422206972293046E-4" table:formula="of:=[.D22]^2" table:style-name="ce174">
            <text:p>0,0009542221</text:p>
          </table:table-cell>
          <table:table-cell table:number-columns-repeated="3" table:style-name="ce9"/>
          <table:table-cell office:value-type="date" office:date-value="2023-12-06T00:00:00" table:style-name="ce141">
            <text:p>06-Thg12-23</text:p>
          </table:table-cell>
          <table:table-cell office:value-type="float" office:value="455.03" table:style-name="ce142">
            <text:p>455,03</text:p>
          </table:table-cell>
          <table:table-cell office:value-type="float" office:value="-2.3092403250773077E-2" table:formula="of:=LN([.J22]/[.J21])" table:style-name="ce150">
            <text:p>-0,02309</text:p>
          </table:table-cell>
          <table:table-cell office:value-type="float" office:value="-2.2694060876207723E-2" table:formula="of:=[.K22]-[.$K$24]" table:style-name="ce151">
            <text:p>-0,02269</text:p>
          </table:table-cell>
          <table:table-cell office:value-type="float" office:value="5.15020399053022E-4" table:formula="of:=[.L22]^2" table:style-name="ce151">
            <text:p>0,00052</text:p>
          </table:table-cell>
          <table:table-cell table:number-columns-repeated="16371"/>
        </table:table-row>
        <table:table-row table:style-name="ro11">
          <table:table-cell office:value-type="date" office:date-value="2023-12-01T00:00:00" table:style-name="ce141">
            <text:p>01-Thg12-23</text:p>
          </table:table-cell>
          <table:table-cell office:value-type="float" office:value="467.65" table:style-name="ce142">
            <text:p>467,65</text:p>
          </table:table-cell>
          <table:table-cell office:value-type="float" office:value="-1.06911851280596E-4" table:formula="of:=LN(([.B23])/([.B22]))" table:style-name="ce143">
            <text:p>-0,000107</text:p>
          </table:table-cell>
          <table:table-cell office:value-type="float" office:value="-2.1259363343050777E-3" table:formula="of:=[.C23]-[.$C$24]" table:style-name="ce143">
            <text:p>-0,002126</text:p>
          </table:table-cell>
          <table:table-cell office:value-type="float" office:value="4.5196052975185112E-6" table:formula="of:=[.D23]^2" table:style-name="ce174">
            <text:p>0,0000045196</text:p>
          </table:table-cell>
          <table:table-cell table:number-columns-repeated="3" table:style-name="ce9"/>
          <table:table-cell office:value-type="date" office:date-value="2023-12-07T00:00:00" table:style-name="ce141">
            <text:p>07-Thg12-23</text:p>
          </table:table-cell>
          <table:table-cell office:value-type="float" office:value="465.96" table:style-name="ce142">
            <text:p>465,96</text:p>
          </table:table-cell>
          <table:table-cell office:value-type="float" office:value="2.3736442688246862E-2" table:formula="of:=LN([.J23]/[.J22])" table:style-name="ce150">
            <text:p>0,02374</text:p>
          </table:table-cell>
          <table:table-cell office:value-type="float" office:value="2.4134785062812216E-2" table:formula="of:=[.K23]-[.$K$24]" table:style-name="ce151">
            <text:p>0,02413</text:p>
            <draw:frame draw:z-index="1" draw:id="id1" draw:style-name="a3" draw:name="TextBox 2" svg:x="0.80208in" svg:y="0in" svg:width="0.00007in" svg:height="0.17741in">
              <draw:text-box>
                <text:p text:style-name="a2" text:class-names="" text:cond-style-name=""><text:span text:style-name="a1" text:class-names=""/></text:p>
              </draw:text-box>
              <svg:title/>
              <svg:desc/>
            </draw:frame>
          </table:table-cell>
          <table:table-cell office:value-type="float" office:value="5.8248785002814371E-4" table:formula="of:=[.L23]^2" table:style-name="ce151">
            <text:p>0,00058</text:p>
          </table:table-cell>
          <table:table-cell table:number-columns-repeated="16371"/>
        </table:table-row>
        <table:table-row table:style-name="ro9">
          <table:table-cell table:style-name="ce178"/>
          <table:table-cell office:value-type="string" table:style-name="ce179">
            <text:p>Mean u</text:p>
          </table:table-cell>
          <table:table-cell office:value-type="float" office:value="2.0190244830244819E-3" table:formula="of:=AVERAGE([.C5:.C23])" table:style-name="ce180">
            <text:p>0,002019</text:p>
          </table:table-cell>
          <table:table-cell office:value-type="string" table:style-name="ce179">
            <text:p>Sum Squared</text:p>
          </table:table-cell>
          <table:table-cell office:value-type="float" office:value="4.8128079950698907E-3" table:formula="of:=SUM([.E4:.E23])" table:style-name="ce181">
            <text:p>0,0048128080</text:p>
          </table:table-cell>
          <table:table-cell table:number-columns-repeated="3" table:style-name="ce9"/>
          <table:table-cell table:style-name="ce24"/>
          <table:table-cell office:value-type="string" table:style-name="ce61">
            <text:p>Mean u</text:p>
          </table:table-cell>
          <table:table-cell office:value-type="float" office:value="-3.9834237456535404E-4" table:formula="of:=AVERAGE([.K5:.K23])" table:style-name="ce182">
            <text:p>-0,000398</text:p>
          </table:table-cell>
          <table:table-cell office:value-type="string" table:style-name="ce61">
            <text:p>Sum Squared</text:p>
          </table:table-cell>
          <table:table-cell office:value-type="float" office:value="6.7242018121472531E-3" table:formula="of:=SUM([.M5:.M23])" table:style-name="ce182">
            <text:p>0,006724</text:p>
          </table:table-cell>
          <table:table-cell table:number-columns-repeated="16371"/>
        </table:table-row>
        <table:table-row table:number-rows-repeated="3" table:style-name="ro10">
          <table:table-cell table:style-name="ce54"/>
          <table:table-cell table:style-name="ce44"/>
          <table:table-cell table:style-name="ce183"/>
          <table:table-cell table:style-name="ce44"/>
          <table:table-cell table:style-name="ce184"/>
          <table:table-cell table:number-columns-repeated="16379" table:style-name="ce9"/>
        </table:table-row>
        <table:table-row table:style-name="ro11">
          <table:table-cell table:number-columns-repeated="16" table:style-name="ce9"/>
          <table:table-cell table:style-name="ce9">
            <draw:custom-shape svg:x="0in" svg:y="0in" svg:width="0.33333in" svg:height="0.33515in" draw:z-index="2" draw:id="id2" draw:style-name="a4" draw:name="AutoShape 1">
              <svg:title/>
              <svg:desc/>
              <draw:enhanced-geometry xmlns:dr3d="urn:oasis:names:tc:opendocument:xmlns:dr3d:1.0" draw:type="non-primitive" svg:viewBox="0 0 21600 21600" draw:enhanced-path="M 0 0 L 21600 0 21600 21600 0 21600 Z N"/>
            </draw:custom-shape>
          </table:table-cell>
          <table:table-cell table:number-columns-repeated="16367"/>
        </table:table-row>
        <table:table-row table:number-rows-repeated="1048548" table:style-name="ro8">
          <table:table-cell table:number-columns-repeated="16384"/>
        </table:table-row>
      </table:table>
      <table:table table:name="European_Call_Black-Scholes" table:style-name="ta1">
        <table:table-column table:style-name="co11" table:default-cell-style-name="ce9"/>
        <table:table-column table:style-name="co12" table:default-cell-style-name="ce9"/>
        <table:table-column table:style-name="co3" table:default-cell-style-name="ce9"/>
        <table:table-column table:style-name="co13" table:default-cell-style-name="ce9"/>
        <table:table-column table:style-name="co14" table:default-cell-style-name="ce9"/>
        <table:table-column table:style-name="co3" table:default-cell-style-name="ce9"/>
        <table:table-column table:style-name="co15" table:default-cell-style-name="ce9"/>
        <table:table-column table:style-name="co16" table:default-cell-style-name="ce9"/>
        <table:table-column table:style-name="co3" table:default-cell-style-name="ce9"/>
        <table:table-column table:style-name="co17" table:default-cell-style-name="ce9"/>
        <table:table-column table:style-name="co18" table:default-cell-style-name="ce9"/>
        <table:table-column table:style-name="co3" table:number-columns-repeated="16373" table:default-cell-style-name="ce9"/>
        <table:table-row table:style-name="ro8">
          <table:table-cell office:value-type="string" table:number-columns-spanned="11" table:number-rows-spanned="1" table:style-name="ce432">
            <text:p>European Call Option Calculations</text:p>
          </table:table-cell>
          <table:covered-table-cell table:number-columns-repeated="10"/>
          <table:table-cell table:number-columns-repeated="16373"/>
        </table:table-row>
        <table:table-row table:style-name="ro8">
          <table:table-cell office:value-type="string" table:number-columns-spanned="5" table:number-rows-spanned="1" table:style-name="ce433">
            <text:p>Day 1 European Call - Black-Scholes-Merton Model</text:p>
          </table:table-cell>
          <table:covered-table-cell table:number-columns-repeated="4"/>
          <table:table-cell table:style-name="ce9"/>
          <table:table-cell office:value-type="string" table:number-columns-spanned="5" table:number-rows-spanned="1" table:style-name="ce433">
            <text:p>Day 5 European Call - Black-Scholes-Merton Model</text:p>
          </table:table-cell>
          <table:covered-table-cell table:number-columns-repeated="4"/>
          <table:table-cell table:number-columns-repeated="16373"/>
        </table:table-row>
        <table:table-row table:style-name="ro10">
          <table:table-cell office:value-type="string" table:style-name="ce117">
            <text:p>Dividend Yield</text:p>
          </table:table-cell>
          <table:table-cell office:value-type="percentage" office:value="2.9999999999999997E-4" table:style-name="ce118">
            <text:p>0,03%</text:p>
          </table:table-cell>
          <table:table-cell table:style-name="ce9"/>
          <table:table-cell office:value-type="string" table:style-name="ce119">
            <text:p>d1</text:p>
          </table:table-cell>
          <table:table-cell office:value-type="float" office:value="0.51988276862399796" table:formula="of:=LN(([.B5]/[.B7])+([.B4]-[.B3]+(([.B8]^2)/2)*[.B6]))/([.B8]*SQRT([.B6]))" table:style-name="ce120">
            <text:p>0,5199</text:p>
          </table:table-cell>
          <table:table-cell table:style-name="ce9"/>
          <table:table-cell office:value-type="string" table:style-name="ce117">
            <text:p>Dividend Yield</text:p>
          </table:table-cell>
          <table:table-cell office:value-type="percentage" office:value="2.9999999999999997E-4" table:style-name="ce118">
            <text:p>0,03%</text:p>
          </table:table-cell>
          <table:table-cell table:style-name="ce9"/>
          <table:table-cell office:value-type="string" table:style-name="ce119">
            <text:p>d1</text:p>
          </table:table-cell>
          <table:table-cell office:value-type="float" office:value="0.93473956212993836" table:formula="of:=LN(([.H5]/[.H7])+([.H4]-[.H3]+(([.H8]^2)/2)*[.H6]))/([.H8]*SQRT([.H6]))" table:style-name="ce120">
            <text:p>0,9347</text:p>
          </table:table-cell>
          <table:table-cell table:number-columns-repeated="16373"/>
        </table:table-row>
        <table:table-row table:style-name="ro10">
          <table:table-cell office:value-type="string" table:style-name="ce121">
            <text:p>Risk free Rate (12.4.23)</text:p>
          </table:table-cell>
          <table:table-cell office:value-type="percentage" office:value="5.0999999999999997E-2" table:style-name="ce122">
            <text:p>5,10%</text:p>
          </table:table-cell>
          <table:table-cell table:style-name="ce9"/>
          <table:table-cell office:value-type="string" table:style-name="ce119">
            <text:p>d2</text:p>
          </table:table-cell>
          <table:table-cell office:value-type="float" office:value="0.42738356371102726" table:formula="of:=[.E3]-([.B8]*SQRT([.B6]))" table:style-name="ce120">
            <text:p>0,4274</text:p>
          </table:table-cell>
          <table:table-cell table:style-name="ce9"/>
          <table:table-cell office:value-type="string" table:style-name="ce121">
            <text:p>Risk free Rate (12.8.23)</text:p>
          </table:table-cell>
          <table:table-cell office:value-type="percentage" office:value="5.1299999999999998E-2" table:style-name="ce122">
            <text:p>5,13%</text:p>
          </table:table-cell>
          <table:table-cell table:style-name="ce9"/>
          <table:table-cell office:value-type="string" table:style-name="ce119">
            <text:p>d2</text:p>
          </table:table-cell>
          <table:table-cell office:value-type="float" office:value="0.83246605878932534" table:formula="of:=[.K3]-([.H8]*SQRT([.H6]))" table:style-name="ce120">
            <text:p>0,8325</text:p>
          </table:table-cell>
          <table:table-cell table:number-columns-repeated="16373"/>
        </table:table-row>
        <table:table-row table:style-name="ro10">
          <table:table-cell office:value-type="string" table:style-name="ce121">
            <text:p>S(0)</text:p>
          </table:table-cell>
          <table:table-cell office:value-type="float" office:value="452.4" table:style-name="ce123">
            <text:p>452,4</text:p>
          </table:table-cell>
          <table:table-cell table:style-name="ce9"/>
          <table:table-cell office:value-type="string" table:style-name="ce119">
            <text:p>N(d1)</text:p>
          </table:table-cell>
          <table:table-cell office:value-type="float" office:value="0.69842735695106073" table:formula="of:=COM.MICROSOFT.NORM.S.DIST([.E3];TRUE)" table:style-name="ce120">
            <text:p>0,6984</text:p>
          </table:table-cell>
          <table:table-cell table:style-name="ce9"/>
          <table:table-cell office:value-type="string" table:style-name="ce121">
            <text:p>S(0)</text:p>
          </table:table-cell>
          <table:table-cell office:value-type="float" office:value="475.06" table:style-name="ce123">
            <text:p>475,06</text:p>
          </table:table-cell>
          <table:table-cell table:style-name="ce9"/>
          <table:table-cell office:value-type="string" table:style-name="ce119">
            <text:p>N(d1)</text:p>
          </table:table-cell>
          <table:table-cell office:value-type="float" office:value="0.82503873344264522" table:formula="of:=COM.MICROSOFT.NORM.S.DIST([.K3];TRUE)" table:style-name="ce120">
            <text:p>0,8250</text:p>
          </table:table-cell>
          <table:table-cell table:number-columns-repeated="16373"/>
        </table:table-row>
        <table:table-row table:style-name="ro10">
          <table:table-cell office:value-type="string" table:style-name="ce124">
            <text:p>T</text:p>
          </table:table-cell>
          <table:table-cell office:value-type="float" office:value="0.12698412698412698" table:formula="of:=32/252" table:style-name="ce125">
            <text:p>0,1270</text:p>
          </table:table-cell>
          <table:table-cell table:style-name="ce9"/>
          <table:table-cell office:value-type="string" table:style-name="ce126">
            <text:p>N(d2)</text:p>
          </table:table-cell>
          <table:table-cell office:value-type="float" office:value="0.66545001150161365" table:formula="of:=COM.MICROSOFT.NORM.S.DIST([.E4];TRUE)" table:style-name="ce120">
            <text:p>0,6655</text:p>
          </table:table-cell>
          <table:table-cell table:style-name="ce9"/>
          <table:table-cell office:value-type="string" table:style-name="ce124">
            <text:p>T</text:p>
          </table:table-cell>
          <table:table-cell office:value-type="float" office:value="0.1111111111111111" table:formula="of:=28/252" table:style-name="ce125">
            <text:p>0,1111</text:p>
          </table:table-cell>
          <table:table-cell table:style-name="ce9"/>
          <table:table-cell office:value-type="string" table:style-name="ce126">
            <text:p>N(d2)</text:p>
          </table:table-cell>
          <table:table-cell office:value-type="float" office:value="0.79742703570075324" table:formula="of:=COM.MICROSOFT.NORM.S.DIST([.K4];TRUE)" table:style-name="ce120">
            <text:p>0,7974</text:p>
          </table:table-cell>
          <table:table-cell table:number-columns-repeated="16373"/>
        </table:table-row>
        <table:table-row table:style-name="ro10">
          <table:table-cell office:value-type="string" table:style-name="ce121">
            <text:p>Strike</text:p>
          </table:table-cell>
          <table:table-cell office:value-type="float" office:value="455" table:style-name="ce127">
            <text:p>455</text:p>
          </table:table-cell>
          <table:table-cell table:style-name="ce128"/>
          <table:table-cell office:value-type="string" table:style-name="ce126">
            <text:p>Market Price</text:p>
          </table:table-cell>
          <table:table-cell office:value-type="float" office:value="23.09" table:style-name="ce129">
            <text:p>$23,09<text:s/></text:p>
          </table:table-cell>
          <table:table-cell table:style-name="ce9"/>
          <table:table-cell office:value-type="string" table:style-name="ce121">
            <text:p>Strike</text:p>
          </table:table-cell>
          <table:table-cell office:value-type="float" office:value="455" table:style-name="ce127">
            <text:p>455</text:p>
          </table:table-cell>
          <table:table-cell table:style-name="ce128"/>
          <table:table-cell office:value-type="string" table:style-name="ce61">
            <text:p>Market Price</text:p>
          </table:table-cell>
          <table:table-cell office:value-type="float" office:value="34.340000000000003" table:style-name="ce130">
            <text:p>$34,34<text:s/></text:p>
          </table:table-cell>
          <table:table-cell table:number-columns-repeated="16373"/>
        </table:table-row>
        <table:table-row table:style-name="ro9">
          <table:table-cell office:value-type="string" table:style-name="ce131">
            <text:p>Volatility per annum</text:p>
          </table:table-cell>
          <table:table-cell office:value-type="percentage" office:value="0.25957524999999998" table:style-name="ce132">
            <text:p>25,96%</text:p>
          </table:table-cell>
          <table:table-cell table:style-name="ce11"/>
          <table:table-cell office:value-type="string" table:style-name="ce63">
            <text:p>European Call Option</text:p>
          </table:table-cell>
          <table:table-cell office:value-type="float" office:value="15.131267986506487" table:formula="of:=([.B5]*EXP(-[.B3]*[.B6])*([.E5]))-([.B7]*EXP(-[.B4]*[.B6])*([.E6]))" table:style-name="ce133">
            <text:p><text:s/>$15,13<text:s/></text:p>
          </table:table-cell>
          <table:table-cell table:style-name="ce9"/>
          <table:table-cell office:value-type="string" table:style-name="ce131">
            <text:p>Volatility per annum</text:p>
          </table:table-cell>
          <table:table-cell office:value-type="percentage" office:value="0.30682051002183924" table:formula="of:=[Volatility.O5]" table:style-name="ce132">
            <text:p>30,68%</text:p>
          </table:table-cell>
          <table:table-cell table:style-name="ce11"/>
          <table:table-cell office:value-type="string" table:style-name="ce63">
            <text:p>European Call Option</text:p>
          </table:table-cell>
          <table:table-cell office:value-type="float" office:value="31.162778957865726" table:formula="of:=([.H5]*EXP(-[.H3]*[.H6])*([.K5]))-([.H7]*EXP(-[.H4]*[.H6])*([.K6]))" table:style-name="ce133">
            <text:p><text:s/>$31,16<text:s/></text:p>
          </table:table-cell>
          <table:table-cell table:number-columns-repeated="16373"/>
        </table:table-row>
        <table:table-row table:style-name="ro11">
          <table:table-cell table:number-columns-repeated="16384" table:style-name="ce9"/>
        </table:table-row>
        <table:table-row table:style-name="ro8">
          <table:table-cell table:number-columns-repeated="16384"/>
        </table:table-row>
        <table:table-row table:style-name="ro12">
          <table:table-cell office:value-type="string" table:number-columns-spanned="5" table:number-rows-spanned="6" table:style-name="ce434">
            <text:p>This data table presents the valuation of a European Call Option on NVIDIA Corporation (NVDA) using the Black-Scholes Model at the beginning of the hedging period. With a strike price of $455, an underlying price of $452.4, and a maturity of 0.127 years, the option's annual volatility is set at 25.9575%. The risk-free rate is 5.10% as of December 4, 2023, with a dividend yield of 0.03%. The model prices the option at $15.13, contrasting with the higher market value of $23.09, highlighting the variations between theoretical and actual market prices.</text:p>
          </table:table-cell>
          <table:covered-table-cell table:number-columns-repeated="4"/>
          <table:table-cell table:style-name="ce9"/>
          <table:table-cell office:value-type="string" table:number-columns-spanned="5" table:number-rows-spanned="6" table:style-name="ce434">
            <text:p>This data table presents the valuation of a European Call Option on NVIDIA Corporation (NVDA) using the Black-Scholes Model at the end of the 5 day hedging period. With a strike price of $455, an underlying price of $475.06, and a maturity of 0.111 years, the option's annual volatility is set at 30.68%. The risk-free rate is 5.13% as of December 8, 2023, with a dividend yield of 0.03%. The model prices the option at $31.16, contrasting with the higher market value of $34.34, highlighting the variations between theoretical and actual market prices.</text:p>
          </table:table-cell>
          <table:covered-table-cell table:number-columns-repeated="4"/>
          <table:table-cell table:number-columns-repeated="16373"/>
        </table:table-row>
        <table:table-row table:style-name="ro13">
          <table:covered-table-cell/>
          <table:covered-table-cell table:number-columns-repeated="4"/>
          <table:table-cell table:style-name="ce9"/>
          <table:covered-table-cell/>
          <table:covered-table-cell table:number-columns-repeated="4"/>
          <table:table-cell table:number-columns-repeated="16373"/>
        </table:table-row>
        <table:table-row table:number-rows-repeated="4" table:style-name="ro8">
          <table:covered-table-cell/>
          <table:covered-table-cell table:number-columns-repeated="4"/>
          <table:table-cell table:style-name="ce9"/>
          <table:covered-table-cell/>
          <table:covered-table-cell table:number-columns-repeated="4"/>
          <table:table-cell table:number-columns-repeated="16373"/>
        </table:table-row>
        <table:table-row table:number-rows-repeated="1048560" table:style-name="ro8">
          <table:table-cell table:number-columns-repeated="16384"/>
        </table:table-row>
      </table:table>
      <table:table table:name="American_Call_-_Historical_Vol_" table:style-name="ta1">
        <table:table-column table:style-name="co19" table:default-cell-style-name="ce9"/>
        <table:table-column table:style-name="co20" table:default-cell-style-name="ce9"/>
        <table:table-column table:style-name="co21" table:default-cell-style-name="ce9"/>
        <table:table-column table:style-name="co22" table:default-cell-style-name="ce9"/>
        <table:table-column table:style-name="co23" table:number-columns-repeated="2" table:default-cell-style-name="ce9"/>
        <table:table-column table:style-name="co24" table:default-cell-style-name="ce9"/>
        <table:table-column table:style-name="co25" table:default-cell-style-name="ce9"/>
        <table:table-column table:style-name="co26" table:default-cell-style-name="ce9"/>
        <table:table-column table:style-name="co20" table:default-cell-style-name="ce9"/>
        <table:table-column table:style-name="co27" table:default-cell-style-name="ce9"/>
        <table:table-column table:style-name="co26" table:default-cell-style-name="ce9"/>
        <table:table-column table:style-name="co28" table:default-cell-style-name="ce9"/>
        <table:table-column table:style-name="co3" table:number-columns-repeated="16371" table:default-cell-style-name="ce9"/>
        <table:table-row table:style-name="ro8">
          <table:table-cell office:value-type="string" table:number-columns-spanned="13" table:number-rows-spanned="1" table:style-name="ce432">
            <text:p>Option Premiums - Using Historical Volatility</text:p>
          </table:table-cell>
          <table:covered-table-cell table:number-columns-repeated="12"/>
          <table:table-cell table:number-columns-repeated="16371"/>
        </table:table-row>
        <table:table-row table:style-name="ro9">
          <table:table-cell office:value-type="string" table:number-columns-spanned="6" table:number-rows-spanned="1" table:style-name="ce433">
            <text:p>Day 1 American Call (12/4/23)</text:p>
          </table:table-cell>
          <table:covered-table-cell table:number-columns-repeated="5"/>
          <table:table-cell table:style-name="ce9"/>
          <table:table-cell office:value-type="string" table:number-columns-spanned="6" table:number-rows-spanned="1" table:style-name="ce433">
            <text:p>Day 5 American Call (12/8/23)</text:p>
          </table:table-cell>
          <table:covered-table-cell table:number-columns-repeated="5"/>
          <table:table-cell table:number-columns-repeated="16371"/>
        </table:table-row>
        <table:table-row table:style-name="ro9">
          <table:table-cell office:value-type="string" table:style-name="ce87">
            <text:p>Up</text:p>
          </table:table-cell>
          <table:table-cell office:value-type="float" office:value="1.042234433797063" table:formula="of:=$$u" table:number-matrix-columns-spanned="1" table:number-matrix-rows-spanned="1" table:style-name="ce88">
            <text:p>1,0422</text:p>
          </table:table-cell>
          <table:table-cell office:value-type="string" table:style-name="ce37">
            <text:p>Sigma</text:p>
          </table:table-cell>
          <table:table-cell office:value-type="float" office:value="0.25957525292480882" table:formula="of:=[Volatility.G5]" table:style-name="ce89">
            <text:p>0,259575253</text:p>
          </table:table-cell>
          <table:table-cell office:value-type="string" table:style-name="ce35">
            <text:p>Dividend Yield</text:p>
          </table:table-cell>
          <table:table-cell office:value-type="percentage" office:value="2.9999999999999997E-4" table:style-name="ce90">
            <text:p>0,03%</text:p>
          </table:table-cell>
          <table:table-cell table:style-name="ce41"/>
          <table:table-cell office:value-type="string" table:style-name="ce87">
            <text:p>Up</text:p>
          </table:table-cell>
          <table:table-cell office:value-type="float" office:value="1.042234433797063" table:formula="of:=$$u" table:number-matrix-columns-spanned="1" table:number-matrix-rows-spanned="1" table:style-name="ce88">
            <text:p>1,0422</text:p>
          </table:table-cell>
          <table:table-cell office:value-type="string" table:style-name="ce91">
            <text:p>Sigma</text:p>
          </table:table-cell>
          <table:table-cell office:value-type="float" office:value="0.30682051002183924" table:formula="of:=[Volatility.O5]" table:style-name="ce89">
            <text:p>0,30682051</text:p>
          </table:table-cell>
          <table:table-cell office:value-type="string" table:style-name="ce35">
            <text:p>Dividend Yield</text:p>
          </table:table-cell>
          <table:table-cell office:value-type="percentage" office:value="2.9999999999999997E-4" table:style-name="ce92">
            <text:p>0,03%</text:p>
          </table:table-cell>
          <table:table-cell table:number-columns-repeated="16371"/>
        </table:table-row>
        <table:table-row table:style-name="ro14">
          <table:table-cell office:value-type="string" table:style-name="ce93">
            <text:p>Down</text:p>
          </table:table-cell>
          <table:table-cell office:value-type="float" office:value="0.95947703086032687" table:formula="of:=$$d" table:number-matrix-columns-spanned="1" table:number-matrix-rows-spanned="1" table:style-name="ce94">
            <text:p>0,95948</text:p>
          </table:table-cell>
          <table:table-cell table:style-name="ce44"/>
          <table:table-cell table:style-name="ce9"/>
          <table:table-cell office:value-type="string" table:style-name="ce42">
            <text:p>Risk free Rate (12.4.23)</text:p>
          </table:table-cell>
          <table:table-cell office:value-type="percentage" office:value="5.0999999999999997E-2" table:style-name="ce6">
            <text:p>5,10%</text:p>
          </table:table-cell>
          <table:table-cell table:style-name="ce41"/>
          <table:table-cell office:value-type="string" table:style-name="ce93">
            <text:p>Down</text:p>
          </table:table-cell>
          <table:table-cell office:value-type="float" office:value="0.95947703086032687" table:formula="of:=$$d" table:number-matrix-columns-spanned="1" table:number-matrix-rows-spanned="1" table:style-name="ce94">
            <text:p>0,95948</text:p>
          </table:table-cell>
          <table:table-cell table:style-name="ce44"/>
          <table:table-cell table:style-name="ce9"/>
          <table:table-cell office:value-type="string" table:style-name="ce95">
            <text:p>Risk free Rate (12.8.23)</text:p>
          </table:table-cell>
          <table:table-cell office:value-type="percentage" office:value="5.1299999999999998E-2" table:style-name="ce7">
            <text:p>5,13%</text:p>
          </table:table-cell>
          <table:table-cell table:number-columns-repeated="16371"/>
        </table:table-row>
        <table:table-row table:style-name="ro10">
          <table:table-cell office:value-type="string" table:style-name="ce93">
            <text:p># of days to maturity</text:p>
          </table:table-cell>
          <table:table-cell office:value-type="float" office:value="32" table:style-name="ce96">
            <text:p>32</text:p>
          </table:table-cell>
          <table:table-cell table:style-name="ce44"/>
          <table:table-cell table:style-name="ce9"/>
          <table:table-cell office:value-type="string" table:style-name="ce42">
            <text:p>S(0)</text:p>
          </table:table-cell>
          <table:table-cell office:value-type="float" office:value="452.4" table:style-name="ce97">
            <text:p>452,4</text:p>
          </table:table-cell>
          <table:table-cell table:style-name="ce41"/>
          <table:table-cell office:value-type="string" table:style-name="ce93">
            <text:p># of days to maturity</text:p>
          </table:table-cell>
          <table:table-cell office:value-type="float" office:value="28" table:style-name="ce96">
            <text:p>28</text:p>
          </table:table-cell>
          <table:table-cell table:style-name="ce44"/>
          <table:table-cell table:style-name="ce9"/>
          <table:table-cell office:value-type="string" table:style-name="ce42">
            <text:p>S(0)</text:p>
          </table:table-cell>
          <table:table-cell office:value-type="float" office:value="475.06" table:style-name="ce46">
            <text:p>475,06</text:p>
          </table:table-cell>
          <table:table-cell table:number-columns-repeated="16371"/>
        </table:table-row>
        <table:table-row table:style-name="ro10">
          <table:table-cell office:value-type="string" table:style-name="ce93">
            <text:p>t</text:p>
          </table:table-cell>
          <table:table-cell office:value-type="float" office:value="0.12698412698412698" table:formula="of:=32/252" table:style-name="ce98">
            <text:p>0,1270</text:p>
          </table:table-cell>
          <table:table-cell table:style-name="ce44"/>
          <table:table-cell table:style-name="ce9"/>
          <table:table-cell office:value-type="string" table:style-name="ce42">
            <text:p>T</text:p>
          </table:table-cell>
          <table:table-cell office:value-type="float" office:value="32" table:style-name="ce97">
            <text:p>32</text:p>
          </table:table-cell>
          <table:table-cell table:style-name="ce41"/>
          <table:table-cell office:value-type="string" table:style-name="ce93">
            <text:p>t</text:p>
          </table:table-cell>
          <table:table-cell office:value-type="float" office:value="0.1111111111111111" table:formula="of:=[.I5]/252" table:style-name="ce98">
            <text:p>0,1111</text:p>
          </table:table-cell>
          <table:table-cell table:style-name="ce44"/>
          <table:table-cell table:style-name="ce9"/>
          <table:table-cell office:value-type="string" table:style-name="ce42">
            <text:p>T</text:p>
          </table:table-cell>
          <table:table-cell office:value-type="float" office:value="28" table:style-name="ce46">
            <text:p>28</text:p>
          </table:table-cell>
          <table:table-cell table:number-columns-repeated="16371"/>
        </table:table-row>
        <table:table-row table:style-name="ro10">
          <table:table-cell office:value-type="string" table:style-name="ce93">
            <text:p>Delta t</text:p>
          </table:table-cell>
          <table:table-cell office:value-type="float" office:value="2.5396825396825397E-2" table:formula="of:=[.B6]/[.B8]" table:style-name="ce98">
            <text:p>0,0254</text:p>
          </table:table-cell>
          <table:table-cell table:style-name="ce44"/>
          <table:table-cell table:style-name="ce9"/>
          <table:table-cell office:value-type="string" table:style-name="ce42">
            <text:p>strike</text:p>
          </table:table-cell>
          <table:table-cell office:value-type="float" office:value="455" table:style-name="ce97">
            <text:p>455</text:p>
          </table:table-cell>
          <table:table-cell table:style-name="ce41"/>
          <table:table-cell office:value-type="string" table:style-name="ce93">
            <text:p>Delta t</text:p>
          </table:table-cell>
          <table:table-cell office:value-type="float" office:value="2.222222222222222E-2" table:formula="of:=[.I6]/[.I8]" table:style-name="ce98">
            <text:p>0,0222</text:p>
          </table:table-cell>
          <table:table-cell table:style-name="ce44"/>
          <table:table-cell table:style-name="ce9"/>
          <table:table-cell office:value-type="string" table:style-name="ce42">
            <text:p>strike</text:p>
          </table:table-cell>
          <table:table-cell office:value-type="float" office:value="455" table:style-name="ce46">
            <text:p>455</text:p>
          </table:table-cell>
          <table:table-cell table:number-columns-repeated="16371"/>
        </table:table-row>
        <table:table-row table:style-name="ro9">
          <table:table-cell office:value-type="string" table:style-name="ce99">
            <text:p>Step of binomial tree</text:p>
          </table:table-cell>
          <table:table-cell office:value-type="float" office:value="5" table:style-name="ce100">
            <text:p>5</text:p>
          </table:table-cell>
          <table:table-cell table:style-name="ce44"/>
          <table:table-cell table:style-name="ce9"/>
          <table:table-cell office:value-type="string" table:style-name="ce50">
            <text:p>p</text:p>
          </table:table-cell>
          <table:table-cell office:value-type="float" office:value="0.50532091310328109" table:formula="of:=$$p" table:number-matrix-columns-spanned="1" table:number-matrix-rows-spanned="1" table:style-name="ce101">
            <text:p>0,5053</text:p>
          </table:table-cell>
          <table:table-cell table:style-name="ce41"/>
          <table:table-cell office:value-type="string" table:style-name="ce99">
            <text:p>Step of binomial tree</text:p>
          </table:table-cell>
          <table:table-cell office:value-type="float" office:value="5" table:style-name="ce100">
            <text:p>5</text:p>
          </table:table-cell>
          <table:table-cell table:style-name="ce44"/>
          <table:table-cell table:style-name="ce9"/>
          <table:table-cell office:value-type="string" table:style-name="ce50">
            <text:p>p</text:p>
          </table:table-cell>
          <table:table-cell office:value-type="float" office:value="0.50532091310328109" table:formula="of:=$$p" table:number-matrix-columns-spanned="1" table:number-matrix-rows-spanned="1" table:style-name="ce102">
            <text:p>0,5053</text:p>
          </table:table-cell>
          <table:table-cell table:number-columns-repeated="16371"/>
        </table:table-row>
        <table:table-row table:style-name="ro11">
          <table:table-cell table:number-columns-repeated="2" table:style-name="ce9"/>
          <table:table-cell table:style-name="ce54"/>
          <table:table-cell table:number-columns-repeated="3" table:style-name="ce9"/>
          <table:table-cell table:style-name="ce54"/>
          <table:table-cell table:number-columns-repeated="2" table:style-name="ce9"/>
          <table:table-cell table:style-name="ce54"/>
          <table:table-cell table:number-columns-repeated="16374" table:style-name="ce9"/>
        </table:table-row>
        <table:table-row table:style-name="ro10">
          <table:table-cell table:number-columns-repeated="2" table:style-name="ce9"/>
          <table:table-cell table:style-name="ce54"/>
          <table:table-cell table:number-columns-repeated="6" table:style-name="ce9"/>
          <table:table-cell table:style-name="ce54"/>
          <table:table-cell table:number-columns-repeated="16374" table:style-name="ce9"/>
        </table:table-row>
        <table:table-row table:style-name="ro9">
          <table:table-cell office:value-type="string" table:number-columns-spanned="6" table:number-rows-spanned="1" table:style-name="ce436">
            <text:p>American Call Binomial Tree (5 Step Payoffs)</text:p>
          </table:table-cell>
          <table:covered-table-cell table:number-columns-repeated="5"/>
          <table:table-cell table:style-name="ce9"/>
          <table:table-cell office:value-type="string" table:number-columns-spanned="6" table:number-rows-spanned="1" table:style-name="ce436">
            <text:p>American Call Binomial Tree (5 Step Payoffs)</text:p>
          </table:table-cell>
          <table:covered-table-cell table:number-columns-repeated="5"/>
          <table:table-cell table:number-columns-repeated="16371"/>
        </table:table-row>
        <table:table-row table:style-name="ro10">
          <table:table-cell table:style-name="ce103"/>
          <table:table-cell table:number-columns-repeated="4" table:style-name="ce104"/>
          <table:table-cell office:value-type="float" office:value="556.35203848064077" table:formula="of:=[.E13]*[.B3]" table:style-name="ce105">
            <text:p>556,3520385</text:p>
          </table:table-cell>
          <table:table-cell table:style-name="ce9"/>
          <table:table-cell table:style-name="ce103"/>
          <table:table-cell table:number-columns-repeated="4" table:style-name="ce104"/>
          <table:table-cell office:value-type="float" office:value="584.21883156634226" table:formula="of:=[.L13]*[.I3]" table:style-name="ce105">
            <text:p>584,2188316</text:p>
          </table:table-cell>
          <table:table-cell table:number-columns-repeated="16371"/>
        </table:table-row>
        <table:table-row table:style-name="ro10">
          <table:table-cell table:style-name="ce106"/>
          <table:table-cell table:style-name="ce41"/>
          <table:table-cell table:number-columns-repeated="2" table:style-name="ce44"/>
          <table:table-cell office:value-type="float" office:value="533.80700199449552" table:formula="of:=[.D14]*[.B3]" table:style-name="ce107">
            <text:p>533,807002</text:p>
          </table:table-cell>
          <table:table-cell office:value-type="float" office:value="101.35203848064077" table:formula="of:=MAX([.F12]-[.$F$7];0)" table:style-name="ce108">
            <text:p>101,3520385</text:p>
          </table:table-cell>
          <table:table-cell table:style-name="ce9"/>
          <table:table-cell table:style-name="ce106"/>
          <table:table-cell table:style-name="ce41"/>
          <table:table-cell table:number-columns-repeated="2" table:style-name="ce44"/>
          <table:table-cell office:value-type="float" office:value="560.54454988396355" table:formula="of:=[.K14]*[.I3]" table:style-name="ce107">
            <text:p>560,5445499</text:p>
          </table:table-cell>
          <table:table-cell office:value-type="float" office:value="129.21883156634226" table:formula="of:=MAX([.M12]-[.$M$7];0)" table:style-name="ce108">
            <text:p>129,2188316</text:p>
          </table:table-cell>
          <table:table-cell table:number-columns-repeated="16371"/>
        </table:table-row>
        <table:table-row table:style-name="ro10">
          <table:table-cell table:style-name="ce109"/>
          <table:table-cell table:number-columns-repeated="2" table:style-name="ce41"/>
          <table:table-cell office:value-type="float" office:value="512.17555732613118" table:formula="of:=[.C15]*[.B3]" table:style-name="ce107">
            <text:p>512,1755573</text:p>
          </table:table-cell>
          <table:table-cell office:value-type="float" office:value="79.395953829065121" table:formula="of:=MAX([.E13]-[.$F$7];EXP((-[.$F$4])*[.$B$7])*(([.F13]*[.$F$8])+[.F15]*(1-[.$F$8])))" table:style-name="ce110">
            <text:p>79,39595383</text:p>
          </table:table-cell>
          <table:table-cell office:value-type="float" office:value="512.17555732613118" table:formula="of:=[.E13]*[.B4]" table:style-name="ce105">
            <text:p>512,1755573</text:p>
          </table:table-cell>
          <table:table-cell table:style-name="ce9"/>
          <table:table-cell table:style-name="ce109"/>
          <table:table-cell table:number-columns-repeated="2" table:style-name="ce41"/>
          <table:table-cell office:value-type="float" office:value="537.82962038760377" table:formula="of:=[.J15]*[.I3]" table:style-name="ce107">
            <text:p>537,8296204</text:p>
          </table:table-cell>
          <table:table-cell office:value-type="float" office:value="106.14997896009555" table:formula="of:=MAX([.L13]-[.M7];EXP((-[.M4])*[.I7])*(([.M13]*[.M8])+[.M15]*(1-[.M8])))" table:style-name="ce110">
            <text:p>106,149979</text:p>
          </table:table-cell>
          <table:table-cell office:value-type="float" office:value="537.82962038760377" table:formula="of:=[.L13]*[.I4]" table:style-name="ce105">
            <text:p>537,8296204</text:p>
          </table:table-cell>
          <table:table-cell table:number-columns-repeated="16371"/>
        </table:table-row>
        <table:table-row table:style-name="ro10">
          <table:table-cell table:style-name="ce109"/>
          <table:table-cell table:style-name="ce41"/>
          <table:table-cell office:value-type="float" office:value="491.42068302250954" table:formula="of:=[.B16]*[.B3]" table:style-name="ce107">
            <text:p>491,420683</text:p>
          </table:table-cell>
          <table:table-cell office:value-type="float" office:value="58.352698656229798" table:formula="of:=MAX([.D14]-[.$F$7];EXP((-[.$F$4])*[.$B$7])*(([.E14]*[.$F$8])+[.E16]*(1-[.$F$8])))" table:style-name="ce110">
            <text:p>58,35269866</text:p>
          </table:table-cell>
          <table:table-cell office:value-type="float" office:value="491.42068302250948" table:formula="of:=[.D14]*[.B4]" table:style-name="ce107">
            <text:p>491,420683</text:p>
          </table:table-cell>
          <table:table-cell office:value-type="float" office:value="57.175557326131184" table:formula="of:=MAX([.F14]-[.$F$7];0)" table:style-name="ce108">
            <text:p>57,17555733</text:p>
          </table:table-cell>
          <table:table-cell table:style-name="ce9"/>
          <table:table-cell table:style-name="ce109"/>
          <table:table-cell table:style-name="ce41"/>
          <table:table-cell office:value-type="float" office:value="516.03516727823478" table:formula="of:=[.I16]*[.I3]" table:style-name="ce107">
            <text:p>516,0351673</text:p>
          </table:table-cell>
          <table:table-cell office:value-type="float" office:value="83.737110372913193" table:formula="of:=MAX(EXP((-[.M4])*[.I7])*(([.L14]*[.M8])+[.L16]*(1-[.M8]));[.K14]-[.M7])" table:style-name="ce110">
            <text:p>83,73711037</text:p>
          </table:table-cell>
          <table:table-cell office:value-type="float" office:value="516.03516727823478" table:formula="of:=[.K14]*[.I4]" table:style-name="ce107">
            <text:p>516,0351673</text:p>
          </table:table-cell>
          <table:table-cell office:value-type="float" office:value="82.829620387603768" table:formula="of:=MAX([.M14]-[.$M$7];0)" table:style-name="ce108">
            <text:p>82,82962039</text:p>
          </table:table-cell>
          <table:table-cell table:number-columns-repeated="16371"/>
        </table:table-row>
        <table:table-row table:style-name="ro10">
          <table:table-cell table:style-name="ce109"/>
          <table:table-cell office:value-type="float" office:value="471.50685784979129" table:formula="of:=[.A17]*[.B3]" table:style-name="ce107">
            <text:p>471,5068578</text:p>
          </table:table-cell>
          <table:table-cell office:value-type="float" office:value="40.709349840771281" table:formula="of:=MAX([.C15]-[.$F$7];EXP((-[.$F$4])*[.$B$7])*(([.D15]*[.$F$8])+[.D17]*(1-[.$F$8])))" table:style-name="ce110">
            <text:p>40,70934984</text:p>
          </table:table-cell>
          <table:table-cell office:value-type="float" office:value="471.50685784979129" table:formula="of:=[.C15]*[.B4]" table:style-name="ce107">
            <text:p>471,5068578</text:p>
          </table:table-cell>
          <table:table-cell office:value-type="float" office:value="37.009634857079064" table:formula="of:=MAX([.E15]-[.$F$7];EXP((-[.$F$4])*[.$B$7])*(([.F15]*[.$F$8])+[.F17]*(1-[.$F$8])))" table:style-name="ce110">
            <text:p>37,00963486</text:p>
          </table:table-cell>
          <table:table-cell office:value-type="float" office:value="471.50685784979123" table:formula="of:=[.E15]*[.B4]" table:style-name="ce105">
            <text:p>471,5068578</text:p>
          </table:table-cell>
          <table:table-cell table:style-name="ce9"/>
          <table:table-cell table:style-name="ce109"/>
          <table:table-cell office:value-type="float" office:value="495.12389011963279" table:formula="of:=[.H17]*[.I3]" table:style-name="ce107">
            <text:p>495,1238901</text:p>
          </table:table-cell>
          <table:table-cell office:value-type="float" office:value="62.530446151395715" table:formula="of:=MAX([.J15]-[.M7]; EXP((-[.M4])*[.I7])*(([.K15]*[.M8])+[.K17]*(1-[.M8])))" table:style-name="ce111">
            <text:p>62,53044615</text:p>
          </table:table-cell>
          <table:table-cell office:value-type="float" office:value="495.12389011963279" table:formula="of:=[.J15]*[.I4]" table:style-name="ce107">
            <text:p>495,1238901</text:p>
          </table:table-cell>
          <table:table-cell office:value-type="float" office:value="61.03516727823478" table:formula="of:=MAX([.L15]-[.M7];[.L20]*(([.M15]*[.M8])+[.M17]*(1-[.M8])))" table:style-name="ce111">
            <text:p>61,03516728</text:p>
          </table:table-cell>
          <table:table-cell office:value-type="float" office:value="495.12389011963279" table:formula="of:=[.L15]*[.I4]" table:style-name="ce105">
            <text:p>495,1238901</text:p>
          </table:table-cell>
          <table:table-cell table:number-columns-repeated="16371"/>
        </table:table-row>
        <table:table-row table:style-name="ro10">
          <table:table-cell office:value-type="float" office:value="452.4" table:formula="of:=[.F5]" table:style-name="ce112">
            <text:p>452,4</text:p>
          </table:table-cell>
          <table:table-cell office:value-type="float" office:value="27.25366421769878" table:formula="of:=MAX([.B16]-[.$F$7];EXP((-[.$F$4])*[.$B$7])*(([.C16]*[.$F$8])+[.C18]*(1-[.$F$8])))" table:style-name="ce110">
            <text:p>27,25366422</text:p>
          </table:table-cell>
          <table:table-cell office:value-type="float" office:value="452.4" table:formula="of:=[.B16]*[.B4]" table:style-name="ce107">
            <text:p>452,4</text:p>
          </table:table-cell>
          <table:table-cell office:value-type="float" office:value="22.793106957167083" table:formula="of:=MAX([.D16]-[.$F$7];EXP((-[.$F$4])*[.$B$7])*(([.E16]*[.$F$8])+[.E18]*(1-[.$F$8])))" table:style-name="ce110">
            <text:p>22,79310696</text:p>
          </table:table-cell>
          <table:table-cell office:value-type="float" office:value="452.4" table:formula="of:=[.D16]*[.B4]" table:style-name="ce107">
            <text:p>452,4</text:p>
          </table:table-cell>
          <table:table-cell office:value-type="float" office:value="16.506857849791231" table:formula="of:=MAX([.F16]-[.$F$7];0)" table:style-name="ce108">
            <text:p>16,50685785</text:p>
          </table:table-cell>
          <table:table-cell table:style-name="ce86"/>
          <table:table-cell office:value-type="float" office:value="475.06" table:formula="of:=[.M5]" table:style-name="ce112">
            <text:p>475,06</text:p>
          </table:table-cell>
          <table:table-cell office:value-type="float" office:value="44.384682069600764" table:formula="of:=MAX(EXP(-[.M4]*[.I7])*(([.J16]*[.M8])+([.J18]*(1-[.M8])));[.I16]-[.M7])" table:style-name="ce110">
            <text:p>44,38468207</text:p>
          </table:table-cell>
          <table:table-cell office:value-type="float" office:value="475.06" table:formula="of:=[.I16]*[.I4]" table:style-name="ce107">
            <text:p>475,06</text:p>
          </table:table-cell>
          <table:table-cell office:value-type="float" office:value="41.011756855817723" table:formula="of:=MAX(EXP((-[.M4])*[.I7])*(([.L16]*[.M8])+[.L18]*(1-[.M8]));[.K16]-[.M7])" table:style-name="ce110">
            <text:p>41,01175686</text:p>
          </table:table-cell>
          <table:table-cell office:value-type="float" office:value="475.06" table:formula="of:=[.K16]*[.I4]" table:style-name="ce107">
            <text:p>475,06</text:p>
          </table:table-cell>
          <table:table-cell office:value-type="float" office:value="40.12389011963279" table:formula="of:=MAX([.M16]-[.$M$7];0)" table:style-name="ce108">
            <text:p>40,12389012</text:p>
          </table:table-cell>
          <table:table-cell table:number-columns-repeated="16371"/>
        </table:table-row>
        <table:table-row table:style-name="ro10">
          <table:table-cell office:value-type="float" office:value="17.657679055735528" table:formula="of:=MAX([.A17]-[.$F$7];EXP((-[.$F$4])*[.$B$7])*(([.B17]*[.$F$8])+[.B19]*(1-[.$F$8])))" table:style-name="ce113">
            <text:p>17,65767906</text:p>
          </table:table-cell>
          <table:table-cell office:value-type="float" office:value="434.06740876121188" table:formula="of:=[.A17]*[.B4]" table:style-name="ce107">
            <text:p>434,0674088</text:p>
          </table:table-cell>
          <table:table-cell office:value-type="float" office:value="13.579917601543739" table:formula="of:=MAX([.C17]-[.$F$7];EXP((-[.$F$4])*[.$B$7])*(([.D17]*[.$F$8])+[.D19]*(1-[.$F$8])))" table:style-name="ce110">
            <text:p>13,5799176</text:p>
          </table:table-cell>
          <table:table-cell office:value-type="float" office:value="434.06740876121188" table:formula="of:=[.C17]*[.B4]" table:style-name="ce107">
            <text:p>434,0674088</text:p>
          </table:table-cell>
          <table:table-cell office:value-type="float" office:value="8.3304635565885459" table:formula="of:=MAX([.E17]-[.$F$7];EXP((-[.$F$4])*[.$B$7])*(([.F17]*[.$F$8])+[.F19]*(1-[.$F$8])))" table:style-name="ce110">
            <text:p>8,330463557</text:p>
          </table:table-cell>
          <table:table-cell office:value-type="float" office:value="434.06740876121188" table:formula="of:=[.E17]*[.B4]" table:style-name="ce105">
            <text:p>434,0674088</text:p>
          </table:table-cell>
          <table:table-cell table:style-name="ce86"/>
          <table:table-cell office:value-type="float" office:value="30.209505759471341" table:formula="of:=MAX(EXP((-[.M4])*[.I7])*(([.M8]*[.I17])+[.I19]*(1-[.M8]));[.H17]-[.M7])" table:style-name="ce113">
            <text:p>30,20950576</text:p>
          </table:table-cell>
          <table:table-cell office:value-type="float" office:value="455.80915828050689" table:formula="of:=[.H17]*[.I4]" table:style-name="ce107">
            <text:p>455,8091583</text:p>
          </table:table-cell>
          <table:table-cell office:value-type="float" office:value="25.950899589961224" table:formula="of:=MAX(EXP((-[.M4])*[.I7])*(([.M8]*[.K17])+[.K19]*(1-[.M8]));[.J17]-[.M7])" table:style-name="ce110">
            <text:p>25,95089959</text:p>
          </table:table-cell>
          <table:table-cell office:value-type="float" office:value="455.80915828050689" table:formula="of:=[.J17]*[.I4]" table:style-name="ce107">
            <text:p>455,8091583</text:p>
          </table:table-cell>
          <table:table-cell office:value-type="float" office:value="20.652157587342092" table:formula="of:=MAX([.L17]-[.M7];EXP((-[.M4])*[.I7])*(([.M17]*[.M8])+[.M19]*(1-[.M8])))" table:style-name="ce111">
            <text:p>20,65215759</text:p>
          </table:table-cell>
          <table:table-cell office:value-type="float" office:value="455.80915828050689" table:formula="of:=[.L17]*[.I4]" table:style-name="ce105">
            <text:p>455,8091583</text:p>
          </table:table-cell>
          <table:table-cell table:number-columns-repeated="16371"/>
        </table:table-row>
        <table:table-row table:style-name="ro10">
          <table:table-cell table:style-name="ce109"/>
          <table:table-cell office:value-type="float" office:value="7.9015232056228237" table:formula="of:=MAX([.B18]-[.$F$7];EXP((-[.$F$4])*[.$B$7])*(([.C18]*[.$F$8])+[.C20]*(1-[.$F$8])))" table:style-name="ce110">
            <text:p>7,901523206</text:p>
          </table:table-cell>
          <table:table-cell office:value-type="float" office:value="416.47770855144341" table:formula="of:=[.B18]*[.B4]" table:style-name="ce107">
            <text:p>416,4777086</text:p>
          </table:table-cell>
          <table:table-cell office:value-type="float" office:value="4.2041086013548954" table:formula="of:=MAX([.D18]-[.$F$7];EXP((-[.$F$4])*[.$B$7])*(([.E18]*[.$F$8])+[.E20]*(1-[.$F$8])))" table:style-name="ce110">
            <text:p>4,204108601</text:p>
          </table:table-cell>
          <table:table-cell office:value-type="float" office:value="416.47770855144341" table:formula="of:=[.D18]*[.B4]" table:style-name="ce107">
            <text:p>416,4777086</text:p>
          </table:table-cell>
          <table:table-cell office:value-type="float" office:value="0" table:formula="of:=MAX([.F18]-[.$F$7];0)" table:style-name="ce108">
            <text:p>0</text:p>
          </table:table-cell>
          <table:table-cell table:style-name="ce9"/>
          <table:table-cell table:style-name="ce109"/>
          <table:table-cell office:value-type="float" office:value="15.79904299463101" table:formula="of:=MAX(EXP((-[.M4])*[.I7])*(([.M8]*[.J18])+[.J20]*(1-[.M8]));[.I18]-[.M7])" table:style-name="ce110">
            <text:p>15,79904299</text:p>
          </table:table-cell>
          <table:table-cell office:value-type="float" office:value="437.33841782592555" table:formula="of:=[.I18]*[.I4]" table:style-name="ce107">
            <text:p>437,3384178</text:p>
          </table:table-cell>
          <table:table-cell office:value-type="float" office:value="10.625882924264301" table:formula="of:=MAX([.K18]-[.M7];EXP((-[.M4])*[.I7])*(([.L18]*[.M8])+[.L20]*(1-[.M8])))" table:style-name="ce111">
            <text:p>10,62588292</text:p>
          </table:table-cell>
          <table:table-cell office:value-type="float" office:value="437.33841782592555" table:formula="of:=[.K18]*[.I4]" table:style-name="ce107">
            <text:p>437,3384178</text:p>
          </table:table-cell>
          <table:table-cell office:value-type="float" office:value="0.80915828050689242" table:formula="of:=MAX([.M18]-[.$M$7];0)" table:style-name="ce108">
            <text:p>0,809158281</text:p>
          </table:table-cell>
          <table:table-cell table:number-columns-repeated="16371"/>
        </table:table-row>
        <table:table-row table:style-name="ro10">
          <table:table-cell table:style-name="ce109"/>
          <table:table-cell table:style-name="ce41"/>
          <table:table-cell office:value-type="float" office:value="2.1216741435724145" table:formula="of:=MAX([.C19]-[.$F$7];EXP((-[.$F$4])*[.$B$7])*(([.D19]*[.$F$8])+[.D21]*(1-[.$F$8])))" table:style-name="ce110">
            <text:p>2,121674144</text:p>
          </table:table-cell>
          <table:table-cell office:value-type="float" office:value="399.60079522045152" table:formula="of:=[.C19]*[.B4]" table:style-name="ce107">
            <text:p>399,6007952</text:p>
          </table:table-cell>
          <table:table-cell office:value-type="float" office:value="0" table:formula="of:=MAX([.E19]-[.$F$7];EXP((-[.$F$4])*[.$B$7])*(([.F19]*[.$F$8])+[.F21]*(1-[.$F$8])))" table:style-name="ce110">
            <text:p>0</text:p>
          </table:table-cell>
          <table:table-cell office:value-type="float" office:value="399.60079522045152" table:formula="of:=[.E19]*[.B4]" table:style-name="ce105">
            <text:p>399,6007952</text:p>
          </table:table-cell>
          <table:table-cell table:style-name="ce9"/>
          <table:table-cell table:style-name="ce109"/>
          <table:table-cell table:style-name="ce41"/>
          <table:table-cell office:value-type="float" office:value="5.4652237556163108" table:formula="of:=MAX([.J19]-[.M7]; EXP((-[.M4])*[.I7])*(([.K19]*[.M8])+[.K21]*(1-[.M8])))" table:style-name="ce111">
            <text:p>5,465223756</text:p>
          </table:table-cell>
          <table:table-cell office:value-type="float" office:value="419.61616661677209" table:formula="of:=[.J19]*[.I4]" table:style-name="ce107">
            <text:p>419,6161666</text:p>
          </table:table-cell>
          <table:table-cell office:value-type="float" office:value="0.40841873829779096" table:formula="of:=EXP((-[.M4])*[.I7])*([.M19]*[.M8])" table:style-name="ce110">
            <text:p>0,408418738</text:p>
          </table:table-cell>
          <table:table-cell office:value-type="float" office:value="419.61616661677209" table:formula="of:=[.L19]*[.I4]" table:style-name="ce105">
            <text:p>419,6161666</text:p>
          </table:table-cell>
          <table:table-cell table:number-columns-repeated="16371"/>
        </table:table-row>
        <table:table-row table:style-name="ro9">
          <table:table-cell table:style-name="ce109"/>
          <table:table-cell table:number-columns-repeated="2" table:style-name="ce44"/>
          <table:table-cell office:value-type="float" office:value="0" table:formula="of:=MAX([.D20]-[.$F$7];EXP((-[.$F$4])*[.$B$7])*(([.E20]*[.$F$8])+[.E22]*(1-[.$F$8])))" table:style-name="ce110">
            <text:p>0</text:p>
          </table:table-cell>
          <table:table-cell office:value-type="float" office:value="383.40778452754432" table:formula="of:=[.D20]*[.B4]" table:style-name="ce107">
            <text:p>383,4077845</text:p>
          </table:table-cell>
          <table:table-cell office:value-type="float" office:value="0" table:formula="of:=MAX([.F20]-[.$F$7];0)" table:style-name="ce108">
            <text:p>0</text:p>
          </table:table-cell>
          <table:table-cell table:style-name="ce9"/>
          <table:table-cell office:value-type="string" table:style-name="ce109">
            <text:p>*Delta if hedging started on 12/8/23</text:p>
          </table:table-cell>
          <table:table-cell table:number-columns-repeated="2" table:style-name="ce44"/>
          <table:table-cell office:value-type="float" office:value="0.20614738773761904" table:formula="of:=EXP((-[.M4])*[.I7])*([.M8]*[.L20])" table:style-name="ce110">
            <text:p>0,206147388</text:p>
          </table:table-cell>
          <table:table-cell office:value-type="float" office:value="402.6120736464527" table:formula="of:=[.K20]*[.I4]" table:style-name="ce107">
            <text:p>402,6120736</text:p>
          </table:table-cell>
          <table:table-cell office:value-type="float" office:value="0" table:formula="of:=MAX([.M20]-[.$M$7];0)" table:style-name="ce108">
            <text:p>0</text:p>
          </table:table-cell>
          <table:table-cell table:number-columns-repeated="16371"/>
        </table:table-row>
        <table:table-row table:style-name="ro10">
          <table:table-cell office:value-type="string" table:style-name="ce73">
            <text:p>DELTA</text:p>
          </table:table-cell>
          <table:table-cell office:value-type="float" office:value="0.51689171403911405" table:formula="of:= ([.B17]-[.B19])/([.B16]-[.B18])" table:style-name="ce74">
            <text:p>0,516891714</text:p>
          </table:table-cell>
          <table:table-cell table:number-columns-repeated="2" table:style-name="ce41"/>
          <table:table-cell office:value-type="float" office:value="0" table:formula="of:=MAX([.E21]-[.$F$7];EXP((-[.$F$4])*[.$B$7])*(([.F21]*[.$F$8])+[.F23]*(1-[.$F$8])))" table:style-name="ce110">
            <text:p>0</text:p>
          </table:table-cell>
          <table:table-cell office:value-type="float" office:value="367.87096270722418" table:formula="of:=[.E21]*[.B4]" table:style-name="ce105">
            <text:p>367,8709627</text:p>
          </table:table-cell>
          <table:table-cell table:style-name="ce9"/>
          <table:table-cell office:value-type="string" table:style-name="ce73">
            <text:p>DELTA</text:p>
          </table:table-cell>
          <table:table-cell office:value-type="float" office:value="0.72709739422720465" table:formula="of:= ([.I17]-[.I19])/([.I16]-[.I18])" table:style-name="ce74">
            <text:p>0,727097394</text:p>
          </table:table-cell>
          <table:table-cell table:number-columns-repeated="2" table:style-name="ce41"/>
          <table:table-cell office:value-type="float" office:value="0" table:style-name="ce110">
            <text:p>0</text:p>
          </table:table-cell>
          <table:table-cell office:value-type="float" office:value="386.29703701081769" table:formula="of:=[.L21]*[.I4]" table:style-name="ce105">
            <text:p>386,297037</text:p>
          </table:table-cell>
          <table:table-cell table:number-columns-repeated="16371"/>
        </table:table-row>
        <table:table-row table:style-name="ro8">
          <table:table-cell office:value-type="string" table:style-name="ce75">
            <text:p># of Shares Shorted</text:p>
          </table:table-cell>
          <table:table-cell office:value-type="float" office:value="516.89171403911405" table:formula="of:=[.B22]*1000" table:style-name="ce76">
            <text:p>517</text:p>
          </table:table-cell>
          <table:table-cell table:number-columns-repeated="3" table:style-name="ce114"/>
          <table:table-cell office:value-type="float" office:value="0" table:formula="of:=MAX([.F22]-[.$F$7];0)" table:style-name="ce115">
            <text:p>0</text:p>
          </table:table-cell>
          <table:table-cell table:style-name="ce9"/>
          <table:table-cell office:value-type="string" table:style-name="ce75">
            <text:p># of Shares Shorted</text:p>
          </table:table-cell>
          <table:table-cell office:value-type="float" office:value="727.09739422720463" table:formula="of:=[.I22]*1000" table:style-name="ce76">
            <text:p>727</text:p>
          </table:table-cell>
          <table:table-cell table:number-columns-repeated="3" table:style-name="ce114"/>
          <table:table-cell office:value-type="float" office:value="0" table:formula="of:=MAX([.M22]-[.$M$7];0)" table:style-name="ce115">
            <text:p>0</text:p>
          </table:table-cell>
          <table:table-cell table:number-columns-repeated="16371"/>
        </table:table-row>
        <table:table-row table:style-name="ro8">
          <table:table-cell table:number-columns-repeated="16384" table:style-name="ce9"/>
        </table:table-row>
        <table:table-row table:style-name="ro8">
          <table:table-cell table:style-name="ce9"/>
          <table:table-cell office:value-type="string" table:number-columns-spanned="1" table:number-rows-spanned="2" table:style-name="ce437">
            <text:p>Binomial Tree</text:p>
          </table:table-cell>
          <table:table-cell office:value-type="string" table:number-columns-spanned="2" table:number-rows-spanned="1" table:style-name="ce336">
            <text:p>Calculated Option Premium</text:p>
          </table:table-cell>
          <table:covered-table-cell/>
          <table:table-cell office:value-type="float" office:value="17.657679055735528" table:formula="of:=[.A18]" table:style-name="ce81">
            <text:p><text:s/>$17,66<text:s/></text:p>
          </table:table-cell>
          <table:table-cell table:number-columns-repeated="3" table:style-name="ce9"/>
          <table:table-cell office:value-type="string" table:number-columns-spanned="1" table:number-rows-spanned="2" table:style-name="ce437">
            <text:p>Binomial Tree</text:p>
          </table:table-cell>
          <table:table-cell office:value-type="string" table:number-columns-spanned="2" table:number-rows-spanned="1" table:style-name="ce336">
            <text:p>Calculated Option Premium</text:p>
          </table:table-cell>
          <table:covered-table-cell/>
          <table:table-cell office:value-type="float" office:value="30.209505759471341" table:formula="of:=[.H18]" table:style-name="ce116">
            <text:p><text:s/>$30,21<text:s/></text:p>
          </table:table-cell>
          <table:table-cell table:number-columns-repeated="16372" table:style-name="ce9"/>
        </table:table-row>
        <table:table-row table:style-name="ro8">
          <table:table-cell table:style-name="ce9"/>
          <table:covered-table-cell/>
          <table:table-cell office:value-type="string" table:number-columns-spanned="2" table:number-rows-spanned="1" table:style-name="ce336">
            <text:p>Calculated Implied Volatility<text:s/></text:p>
          </table:table-cell>
          <table:covered-table-cell/>
          <table:table-cell office:value-type="percentage" office:value="0.25957525292480882" table:formula="of:=[Volatility.G5]" table:style-name="ce82">
            <text:p>25,96%</text:p>
          </table:table-cell>
          <table:table-cell table:number-columns-repeated="3" table:style-name="ce9"/>
          <table:covered-table-cell/>
          <table:table-cell office:value-type="string" table:number-columns-spanned="2" table:number-rows-spanned="1" table:style-name="ce336">
            <text:p>Calculated Implied Volatility<text:s/></text:p>
          </table:table-cell>
          <table:covered-table-cell/>
          <table:table-cell office:value-type="percentage" office:value="0.30682051002183924" table:formula="of:=[Volatility.O5]" table:style-name="ce82">
            <text:p>30,68%</text:p>
          </table:table-cell>
          <table:table-cell table:number-columns-repeated="16372" table:style-name="ce9"/>
        </table:table-row>
        <table:table-row table:style-name="ro8">
          <table:table-cell table:style-name="ce9"/>
          <table:table-cell office:value-type="string" table:number-columns-spanned="1" table:number-rows-spanned="2" table:style-name="ce438">
            <text:p>Yahoo Finance</text:p>
          </table:table-cell>
          <table:table-cell office:value-type="string" table:number-columns-spanned="2" table:number-rows-spanned="1" table:style-name="ce438">
            <text:p>Actual Option Premium</text:p>
          </table:table-cell>
          <table:covered-table-cell/>
          <table:table-cell office:value-type="float" office:value="23.09" table:style-name="ce84">
            <text:p><text:s/>$23,09<text:s/></text:p>
          </table:table-cell>
          <table:table-cell table:number-columns-repeated="3" table:style-name="ce9"/>
          <table:table-cell office:value-type="string" table:number-columns-spanned="1" table:number-rows-spanned="2" table:style-name="ce438">
            <text:p>Yahoo Finance</text:p>
          </table:table-cell>
          <table:table-cell office:value-type="string" table:number-columns-spanned="2" table:number-rows-spanned="1" table:style-name="ce438">
            <text:p>Actual Option Premium</text:p>
          </table:table-cell>
          <table:covered-table-cell/>
          <table:table-cell office:value-type="float" office:value="34.340000000000003" table:style-name="ce84">
            <text:p><text:s/>$34,34<text:s/></text:p>
          </table:table-cell>
          <table:table-cell table:number-columns-repeated="16372" table:style-name="ce9"/>
        </table:table-row>
        <table:table-row table:style-name="ro8">
          <table:table-cell table:style-name="ce9"/>
          <table:covered-table-cell/>
          <table:table-cell office:value-type="string" table:number-columns-spanned="2" table:number-rows-spanned="1" table:style-name="ce438">
            <text:p>Actual Implied Volatility</text:p>
          </table:table-cell>
          <table:covered-table-cell/>
          <table:table-cell office:value-type="percentage" office:value="0.375" table:formula="of:=0.375" table:style-name="ce82">
            <text:p>37,50%</text:p>
          </table:table-cell>
          <table:table-cell table:number-columns-repeated="3" table:style-name="ce9"/>
          <table:covered-table-cell/>
          <table:table-cell office:value-type="string" table:number-columns-spanned="2" table:number-rows-spanned="1" table:style-name="ce438">
            <text:p>Actual Implied Volatility</text:p>
          </table:table-cell>
          <table:covered-table-cell/>
          <table:table-cell office:value-type="percentage" office:value="0.36980000000000002" table:style-name="ce82">
            <text:p>36,98%</text:p>
          </table:table-cell>
          <table:table-cell table:number-columns-repeated="16372" table:style-name="ce9"/>
        </table:table-row>
        <table:table-row table:style-name="ro8">
          <table:table-cell table:number-columns-repeated="16384"/>
        </table:table-row>
        <table:table-row table:style-name="ro8">
          <table:table-cell office:value-type="string" table:number-columns-spanned="6" table:number-rows-spanned="5" table:style-name="ce435">
            <text:p>Using a binomial tree model with a historically calculated implied volatility of 25.96%, we found the option premium of the January 19th, 455 Call on NVDA to be $17.66 on the first day of hedging. However, Yahoo Finance shows the actual call option price at $23.09, with a higher implied volatility of 37.50%. This difference indicates that our model might be underestimating the market's perceived risk, leading to an undervaluation of the option in comparison to its market price.</text:p>
          </table:table-cell>
          <table:covered-table-cell table:number-columns-repeated="5"/>
          <table:table-cell table:style-name="ce9"/>
          <table:table-cell office:value-type="string" table:number-columns-spanned="6" table:number-rows-spanned="5" table:style-name="ce435">
            <text:p>Using a binomial tree model with an implied volatility of 30.68%, we found the option premium of the January 19th, 455 Call on NVDA to be $30.21 on the final day of hedging. However, Yahoo Finance shows the actual call option price at $34.34, with a higher implied volatility of 36.98%. This difference indicates that our model might be underestimating the market's perceived risk, leading to an undervaluation of the option in comparison to its market price.</text:p>
          </table:table-cell>
          <table:covered-table-cell table:number-columns-repeated="5"/>
          <table:table-cell table:number-columns-repeated="16371"/>
        </table:table-row>
        <table:table-row table:number-rows-repeated="4" table:style-name="ro8">
          <table:covered-table-cell/>
          <table:covered-table-cell table:number-columns-repeated="5"/>
          <table:table-cell table:style-name="ce9"/>
          <table:covered-table-cell/>
          <table:covered-table-cell table:number-columns-repeated="5"/>
          <table:table-cell table:number-columns-repeated="16371"/>
        </table:table-row>
        <table:table-row table:style-name="ro8">
          <table:table-cell table:number-columns-repeated="16384"/>
        </table:table-row>
        <table:table-row table:style-name="ro8">
          <table:table-cell table:style-name="ce9">
            <draw:frame draw:z-index="1" draw:id="id3" draw:style-name="a5" draw:name="Picture 4" svg:x="0.125in" svg:y="0.01042in" svg:width="7.52111in" svg:height="6.16123in" style:rel-width="scale" style:rel-height="scale">
              <draw:image xlink:href="" xlink:type="simple" xlink:show="embed" xlink:actuate="onLoad"/>
              <svg:title/>
              <svg:desc/>
            </draw:frame>
          </table:table-cell>
          <table:table-cell table:number-columns-repeated="6" table:style-name="ce9"/>
          <table:table-cell table:style-name="ce9">
            <draw:frame draw:z-index="2" draw:id="id4" draw:style-name="a6" draw:name="Picture 6" svg:x="0.125in" svg:y="0in" svg:width="7.54065in" svg:height="6.12053in" style:rel-width="scale" style:rel-height="scale">
              <draw:image xlink:href="" xlink:type="simple" xlink:show="embed" xlink:actuate="onLoad"/>
              <svg:title/>
              <svg:desc/>
            </draw:frame>
          </table:table-cell>
          <table:table-cell table:number-columns-repeated="16376" table:style-name="ce9"/>
        </table:table-row>
        <table:table-row table:style-name="ro8">
          <table:table-cell table:number-columns-repeated="16384"/>
        </table:table-row>
        <table:table-row table:style-name="ro8">
          <table:table-cell table:number-columns-repeated="6" table:style-name="ce9"/>
          <table:table-cell table:style-name="ce54"/>
          <table:table-cell table:number-columns-repeated="16377" table:style-name="ce9"/>
        </table:table-row>
        <table:table-row table:style-name="ro8">
          <table:table-cell table:number-columns-repeated="16384"/>
        </table:table-row>
        <table:table-row table:style-name="ro8">
          <table:table-cell table:number-columns-repeated="6" table:style-name="ce9"/>
          <table:table-cell table:style-name="ce54"/>
          <table:table-cell table:number-columns-repeated="16377" table:style-name="ce9"/>
        </table:table-row>
        <table:table-row table:number-rows-repeated="5" table:style-name="ro8">
          <table:table-cell table:number-columns-repeated="16384"/>
        </table:table-row>
        <table:table-row table:style-name="ro8">
          <table:table-cell table:number-columns-repeated="6" table:style-name="ce9"/>
          <table:table-cell table:style-name="ce54"/>
          <table:table-cell table:number-columns-repeated="16377" table:style-name="ce9"/>
        </table:table-row>
        <table:table-row table:number-rows-repeated="1048530" table:style-name="ro8">
          <table:table-cell table:number-columns-repeated="16384"/>
        </table:table-row>
      </table:table>
      <table:table table:name="American_Call_-_Real_Values__" table:style-name="ta1">
        <table:table-column table:style-name="co19" table:default-cell-style-name="ce9"/>
        <table:table-column table:style-name="co20" table:default-cell-style-name="ce9"/>
        <table:table-column table:style-name="co21" table:default-cell-style-name="ce9"/>
        <table:table-column table:style-name="co22" table:default-cell-style-name="ce9"/>
        <table:table-column table:style-name="co23" table:number-columns-repeated="2" table:default-cell-style-name="ce9"/>
        <table:table-column table:style-name="co24" table:default-cell-style-name="ce9"/>
        <table:table-column table:style-name="co29" table:default-cell-style-name="ce9"/>
        <table:table-column table:style-name="co30" table:default-cell-style-name="ce9"/>
        <table:table-column table:style-name="co31" table:default-cell-style-name="ce9"/>
        <table:table-column table:style-name="co32" table:default-cell-style-name="ce9"/>
        <table:table-column table:style-name="co2" table:default-cell-style-name="ce9"/>
        <table:table-column table:style-name="co31" table:default-cell-style-name="ce9"/>
        <table:table-column table:style-name="co3" table:number-columns-repeated="16371" table:default-cell-style-name="ce9"/>
        <table:table-row table:style-name="ro8">
          <table:table-cell office:value-type="string" table:number-columns-spanned="13" table:number-rows-spanned="1" table:style-name="ce432">
            <text:p>Option Premiums - Real Market Implied Volatility</text:p>
          </table:table-cell>
          <table:covered-table-cell table:number-columns-repeated="12"/>
          <table:table-cell table:number-columns-repeated="16371"/>
        </table:table-row>
        <table:table-row table:style-name="ro9">
          <table:table-cell office:value-type="string" table:number-columns-spanned="6" table:number-rows-spanned="1" table:style-name="ce433">
            <text:p>American Call<text:s/></text:p>
          </table:table-cell>
          <table:covered-table-cell table:number-columns-repeated="5"/>
          <table:table-cell table:style-name="ce9"/>
          <table:table-cell office:value-type="string" table:number-columns-spanned="6" table:number-rows-spanned="1" table:style-name="ce433">
            <text:p>American Call<text:s/></text:p>
          </table:table-cell>
          <table:covered-table-cell table:number-columns-repeated="5"/>
          <table:table-cell table:number-columns-repeated="16371"/>
        </table:table-row>
        <table:table-row table:style-name="ro9">
          <table:table-cell office:value-type="string" table:style-name="ce35">
            <text:p>Up</text:p>
          </table:table-cell>
          <table:table-cell office:value-type="float" office:value="1.0615832549110651" table:formula="of:=EXP($$ImpliedVol*SQRT([.B7]))" table:number-matrix-columns-spanned="1" table:number-matrix-rows-spanned="1" table:style-name="ce36">
            <text:p>1,0616</text:p>
          </table:table-cell>
          <table:table-cell office:value-type="string" table:style-name="ce37">
            <text:p>Sigma</text:p>
          </table:table-cell>
          <table:table-cell office:value-type="percentage" office:value="0.375" table:style-name="ce38">
            <text:p>37,50%</text:p>
          </table:table-cell>
          <table:table-cell office:value-type="string" table:style-name="ce39">
            <text:p>Dividend Yield</text:p>
          </table:table-cell>
          <table:table-cell office:value-type="percentage" office:value="2.9999999999999997E-4" table:style-name="ce40">
            <text:p>0,03%</text:p>
          </table:table-cell>
          <table:table-cell table:style-name="ce41"/>
          <table:table-cell office:value-type="string" table:style-name="ce35">
            <text:p>Up</text:p>
          </table:table-cell>
          <table:table-cell office:value-type="float" office:value="1.056674306377605" table:formula="of:=EXP([.K3]*SQRT([.I7]))" table:style-name="ce36">
            <text:p>1,0567</text:p>
          </table:table-cell>
          <table:table-cell office:value-type="string" table:style-name="ce37">
            <text:p>Sigma</text:p>
          </table:table-cell>
          <table:table-cell office:value-type="percentage" office:value="0.36980000000000002" table:style-name="ce38">
            <text:p>36,98%</text:p>
          </table:table-cell>
          <table:table-cell office:value-type="string" table:style-name="ce39">
            <text:p>Dividend Yield</text:p>
          </table:table-cell>
          <table:table-cell office:value-type="percentage" office:value="2.9999999999999997E-4" table:style-name="ce40">
            <text:p>0,03%</text:p>
          </table:table-cell>
          <table:table-cell table:number-columns-repeated="16371"/>
        </table:table-row>
        <table:table-row table:style-name="ro10">
          <table:table-cell office:value-type="string" table:style-name="ce42">
            <text:p>Down</text:p>
          </table:table-cell>
          <table:table-cell office:value-type="float" office:value="0.94198923671208024" table:formula="of:=EXP(-$$ImpliedVol*SQRT([.B7]))" table:number-matrix-columns-spanned="1" table:number-matrix-rows-spanned="1" table:style-name="ce43">
            <text:p>0,94199</text:p>
          </table:table-cell>
          <table:table-cell table:style-name="ce44"/>
          <table:table-cell table:style-name="ce9"/>
          <table:table-cell office:value-type="string" table:style-name="ce45">
            <text:p>Risk free <text:s/>(12.4.23)</text:p>
          </table:table-cell>
          <table:table-cell office:value-type="percentage" office:value="5.0999999999999997E-2" table:style-name="ce8">
            <text:p>5,10%</text:p>
          </table:table-cell>
          <table:table-cell table:style-name="ce41"/>
          <table:table-cell office:value-type="string" table:style-name="ce42">
            <text:p>Down</text:p>
          </table:table-cell>
          <table:table-cell office:value-type="float" office:value="0.94636539751601356" table:formula="of:=EXP(-[.K3]*SQRT([.I7]))" table:style-name="ce43">
            <text:p>0,94637</text:p>
          </table:table-cell>
          <table:table-cell table:style-name="ce44"/>
          <table:table-cell table:style-name="ce9"/>
          <table:table-cell office:value-type="string" table:style-name="ce45">
            <text:p>Risk free <text:s/>(12.8.23)</text:p>
          </table:table-cell>
          <table:table-cell office:value-type="percentage" office:value="5.1299999999999998E-2" table:style-name="ce8">
            <text:p>5,13%</text:p>
          </table:table-cell>
          <table:table-cell table:number-columns-repeated="16371"/>
        </table:table-row>
        <table:table-row table:style-name="ro10">
          <table:table-cell office:value-type="string" table:style-name="ce42">
            <text:p># of days to maturity</text:p>
          </table:table-cell>
          <table:table-cell office:value-type="float" office:value="32" table:style-name="ce46">
            <text:p>32</text:p>
          </table:table-cell>
          <table:table-cell table:style-name="ce44"/>
          <table:table-cell table:style-name="ce9"/>
          <table:table-cell office:value-type="string" table:style-name="ce45">
            <text:p>S(0)</text:p>
          </table:table-cell>
          <table:table-cell office:value-type="float" office:value="452.4" table:style-name="ce47">
            <text:p>452,4</text:p>
          </table:table-cell>
          <table:table-cell table:style-name="ce41"/>
          <table:table-cell office:value-type="string" table:style-name="ce42">
            <text:p># of days to maturity</text:p>
          </table:table-cell>
          <table:table-cell office:value-type="float" office:value="28" table:style-name="ce46">
            <text:p>28</text:p>
          </table:table-cell>
          <table:table-cell table:style-name="ce44"/>
          <table:table-cell table:style-name="ce9"/>
          <table:table-cell office:value-type="string" table:style-name="ce45">
            <text:p>S(0)</text:p>
          </table:table-cell>
          <table:table-cell office:value-type="float" office:value="475.06" table:style-name="ce47">
            <text:p>475,06</text:p>
          </table:table-cell>
          <table:table-cell table:number-columns-repeated="16371"/>
        </table:table-row>
        <table:table-row table:style-name="ro10">
          <table:table-cell office:value-type="string" table:style-name="ce42">
            <text:p>t</text:p>
          </table:table-cell>
          <table:table-cell office:value-type="float" office:value="0.12698412698412698" table:formula="of:=$$t" table:number-matrix-columns-spanned="1" table:number-matrix-rows-spanned="1" table:style-name="ce48">
            <text:p>0,1270</text:p>
          </table:table-cell>
          <table:table-cell table:style-name="ce44"/>
          <table:table-cell table:style-name="ce9"/>
          <table:table-cell office:value-type="string" table:style-name="ce45">
            <text:p>T</text:p>
          </table:table-cell>
          <table:table-cell office:value-type="float" office:value="32" table:style-name="ce49">
            <text:p>32</text:p>
          </table:table-cell>
          <table:table-cell table:style-name="ce41"/>
          <table:table-cell office:value-type="string" table:style-name="ce42">
            <text:p>t</text:p>
          </table:table-cell>
          <table:table-cell office:value-type="float" office:value="0.1111111111111111" table:formula="of:=[.I5]/252" table:style-name="ce48">
            <text:p>0,1111</text:p>
          </table:table-cell>
          <table:table-cell table:style-name="ce44"/>
          <table:table-cell table:style-name="ce9"/>
          <table:table-cell office:value-type="string" table:style-name="ce45">
            <text:p>T</text:p>
          </table:table-cell>
          <table:table-cell office:value-type="float" office:value="28" table:style-name="ce49">
            <text:p>28</text:p>
          </table:table-cell>
          <table:table-cell table:number-columns-repeated="16371"/>
        </table:table-row>
        <table:table-row table:style-name="ro10">
          <table:table-cell office:value-type="string" table:style-name="ce42">
            <text:p>Delta t</text:p>
          </table:table-cell>
          <table:table-cell office:value-type="float" office:value="2.5396825396825397E-2" table:formula="of:=$$DeltaT" table:number-matrix-columns-spanned="1" table:number-matrix-rows-spanned="1" table:style-name="ce48">
            <text:p>0,0254</text:p>
          </table:table-cell>
          <table:table-cell table:style-name="ce44"/>
          <table:table-cell table:style-name="ce9"/>
          <table:table-cell office:value-type="string" table:style-name="ce45">
            <text:p>strike</text:p>
          </table:table-cell>
          <table:table-cell office:value-type="float" office:value="455" table:style-name="ce49">
            <text:p>455</text:p>
          </table:table-cell>
          <table:table-cell table:style-name="ce41"/>
          <table:table-cell office:value-type="string" table:style-name="ce42">
            <text:p>Delta t</text:p>
          </table:table-cell>
          <table:table-cell office:value-type="float" office:value="2.222222222222222E-2" table:formula="of:=[.I6]/[.I8]" table:style-name="ce48">
            <text:p>0,0222</text:p>
          </table:table-cell>
          <table:table-cell table:style-name="ce44"/>
          <table:table-cell table:style-name="ce9"/>
          <table:table-cell office:value-type="string" table:style-name="ce45">
            <text:p>strike</text:p>
          </table:table-cell>
          <table:table-cell office:value-type="float" office:value="455" table:style-name="ce49">
            <text:p>455</text:p>
          </table:table-cell>
          <table:table-cell table:number-columns-repeated="16371"/>
        </table:table-row>
        <table:table-row table:style-name="ro9">
          <table:table-cell office:value-type="string" table:style-name="ce50">
            <text:p>Step of binomial tree</text:p>
          </table:table-cell>
          <table:table-cell office:value-type="float" office:value="5" table:style-name="ce51">
            <text:p>5</text:p>
          </table:table-cell>
          <table:table-cell table:style-name="ce44"/>
          <table:table-cell table:style-name="ce9"/>
          <table:table-cell office:value-type="string" table:style-name="ce52">
            <text:p>p</text:p>
          </table:table-cell>
          <table:table-cell office:value-type="float" office:value="0.49590139590106797" table:formula="of:=(EXP([.F4]*[.B7])-[.B4])/([.B3]-[.B4])" table:style-name="ce53">
            <text:p>0,4959</text:p>
          </table:table-cell>
          <table:table-cell table:style-name="ce41"/>
          <table:table-cell office:value-type="string" table:style-name="ce50">
            <text:p>Step of binomial tree</text:p>
          </table:table-cell>
          <table:table-cell office:value-type="float" office:value="5" table:style-name="ce51">
            <text:p>5</text:p>
          </table:table-cell>
          <table:table-cell table:style-name="ce44"/>
          <table:table-cell table:style-name="ce9"/>
          <table:table-cell office:value-type="string" table:style-name="ce52">
            <text:p>p</text:p>
          </table:table-cell>
          <table:table-cell office:value-type="float" office:value="0.49656236378613189" table:formula="of:=(EXP([.M4]*[.I7])-[.I4])/([.I3]-[.I4])" table:style-name="ce53">
            <text:p>0,4966</text:p>
          </table:table-cell>
          <table:table-cell table:number-columns-repeated="16371"/>
        </table:table-row>
        <table:table-row table:style-name="ro11">
          <table:table-cell table:number-columns-repeated="2" table:style-name="ce9"/>
          <table:table-cell table:style-name="ce54"/>
          <table:table-cell table:number-columns-repeated="6" table:style-name="ce9"/>
          <table:table-cell table:style-name="ce54"/>
          <table:table-cell table:number-columns-repeated="16374" table:style-name="ce9"/>
        </table:table-row>
        <table:table-row table:style-name="ro10">
          <table:table-cell table:number-columns-repeated="2" table:style-name="ce9"/>
          <table:table-cell table:style-name="ce54"/>
          <table:table-cell table:number-columns-repeated="6" table:style-name="ce9"/>
          <table:table-cell table:style-name="ce54"/>
          <table:table-cell table:number-columns-repeated="16374" table:style-name="ce9"/>
        </table:table-row>
        <table:table-row table:style-name="ro10">
          <table:table-cell office:value-type="string" table:number-columns-spanned="6" table:number-rows-spanned="1" table:style-name="ce440">
            <text:p>American Call Binomial Tree (5 Step Payoffs)</text:p>
          </table:table-cell>
          <table:covered-table-cell table:number-columns-repeated="5"/>
          <table:table-cell table:style-name="ce9"/>
          <table:table-cell office:value-type="string" table:number-columns-spanned="6" table:number-rows-spanned="1" table:style-name="ce439">
            <text:p>American Call Binomial Tree (5 Step Payoffs)</text:p>
          </table:table-cell>
          <table:covered-table-cell table:number-columns-repeated="5"/>
          <table:table-cell table:number-columns-repeated="16371"/>
        </table:table-row>
        <table:table-row table:style-name="ro10">
          <table:table-cell table:style-name="ce55"/>
          <table:table-cell table:number-columns-repeated="4" table:style-name="ce56"/>
          <table:table-cell office:value-type="float" office:value="609.94811524571116" table:formula="of:=[.E13]*[.B3]" table:style-name="ce57">
            <text:p>609,9481152</text:p>
          </table:table-cell>
          <table:table-cell table:style-name="ce9"/>
          <table:table-cell table:style-name="ce58"/>
          <table:table-cell table:number-columns-repeated="4" table:style-name="ce56"/>
          <table:table-cell office:value-type="float" office:value="625.82686406704863" table:formula="of:=[.L13]*[.I3]" table:style-name="ce59">
            <text:p>625,8268641</text:p>
          </table:table-cell>
          <table:table-cell table:number-columns-repeated="16371"/>
        </table:table-row>
        <table:table-row table:style-name="ro10">
          <table:table-cell table:style-name="ce60"/>
          <table:table-cell table:style-name="ce61"/>
          <table:table-cell table:number-columns-repeated="2" table:style-name="ce62"/>
          <table:table-cell office:value-type="float" office:value="574.56455951427949" table:formula="of:=[.D14]*[.B3]" table:style-name="ce63">
            <text:p>574,5645595</text:p>
          </table:table-cell>
          <table:table-cell office:value-type="float" office:value="154.94811524571116" table:formula="of:=MAX([.F12]-[.$F$7];0)" table:style-name="ce64">
            <text:p>154,9481152</text:p>
          </table:table-cell>
          <table:table-cell table:style-name="ce54"/>
          <table:table-cell table:style-name="ce65"/>
          <table:table-cell table:style-name="ce61"/>
          <table:table-cell table:number-columns-repeated="2" table:style-name="ce62"/>
          <table:table-cell office:value-type="float" office:value="592.26088898901264" table:formula="of:=[.K14]*[.I3]" table:style-name="ce63">
            <text:p>592,260889</text:p>
          </table:table-cell>
          <table:table-cell office:value-type="float" office:value="170.82686406704863" table:formula="of:=MAX([.M12]-[.$F$7];0)" table:style-name="ce66">
            <text:p>170,8268641</text:p>
          </table:table-cell>
          <table:table-cell table:number-columns-repeated="16371"/>
        </table:table-row>
        <table:table-row table:style-name="ro10">
          <table:table-cell table:style-name="ce45"/>
          <table:table-cell table:number-columns-repeated="2" table:style-name="ce61"/>
          <table:table-cell office:value-type="float" office:value="541.23363085866879" table:formula="of:=[.C15]*[.B3]" table:style-name="ce63">
            <text:p>541,2336309</text:p>
          </table:table-cell>
          <table:table-cell office:value-type="float" office:value="120.15351134884907" table:formula="of:=MAX([.E13]-[.$F$7];EXP((-[.$F$4])*[.$B$7])*(([.F13]*[.$F$8])+[.F15]*(1-[.$F$8])))" table:style-name="ce67">
            <text:p>120,1535113</text:p>
          </table:table-cell>
          <table:table-cell office:value-type="float" office:value="541.23363085866879" table:formula="of:=[.E13]*[.B4]" table:style-name="ce57">
            <text:p>541,2336309</text:p>
          </table:table-cell>
          <table:table-cell table:style-name="ce9"/>
          <table:table-cell table:style-name="ce68"/>
          <table:table-cell table:number-columns-repeated="2" table:style-name="ce61"/>
          <table:table-cell office:value-type="float" office:value="560.49521164127452" table:formula="of:=[.J15]*[.I3]" table:style-name="ce63">
            <text:p>560,4952116</text:p>
          </table:table-cell>
          <table:table-cell office:value-type="float" office:value="137.71478027812446" table:formula="of:=MAX([.L13]-[.$F$7];EXP((-[.$F$4])*[.$B$7])*(([.M13]*[.$F$8])+[.M15]*(1-[.$F$8])))" table:style-name="ce67">
            <text:p>137,7147803</text:p>
          </table:table-cell>
          <table:table-cell office:value-type="float" office:value="560.49521164127452" table:formula="of:=[.L13]*[.I4]" table:style-name="ce59">
            <text:p>560,4952116</text:p>
          </table:table-cell>
          <table:table-cell table:number-columns-repeated="16371"/>
        </table:table-row>
        <table:table-row table:style-name="ro10">
          <table:table-cell table:style-name="ce45"/>
          <table:table-cell table:style-name="ce61"/>
          <table:table-cell office:value-type="float" office:value="509.83625481546528" table:formula="of:=[.B16]*[.B3]" table:style-name="ce63">
            <text:p>509,8362548</text:p>
          </table:table-cell>
          <table:table-cell office:value-type="float" office:value="87.41077218876741" table:formula="of:=MAX([.D14]-[.$F$7];EXP((-[.$F$4])*[.$B$7])*(([.E14]*[.$F$8])+[.E16]*(1-[.$F$8])))" table:style-name="ce67">
            <text:p>87,41077219</text:p>
          </table:table-cell>
          <table:table-cell office:value-type="float" office:value="509.83625481546522" table:formula="of:=[.D14]*[.B4]" table:style-name="ce63">
            <text:p>509,8362548</text:p>
          </table:table-cell>
          <table:table-cell office:value-type="float" office:value="86.233630858668789" table:formula="of:=MAX([.F14]-[.$F$7];0)" table:style-name="ce64">
            <text:p>86,23363086</text:p>
          </table:table-cell>
          <table:table-cell table:style-name="ce54"/>
          <table:table-cell table:style-name="ce68"/>
          <table:table-cell table:style-name="ce61"/>
          <table:table-cell office:value-type="float" office:value="530.43327377071694" table:formula="of:=[.I16]*[.I3]" table:style-name="ce63">
            <text:p>530,4332738</text:p>
          </table:table-cell>
          <table:table-cell office:value-type="float" office:value="106.41674886539116" table:formula="of:=MAX([.K14]-[.$F$7];EXP((-[.$F$4])*[.$B$7])*(([.L14]*[.$F$8])+[.L16]*(1-[.$F$8])))" table:style-name="ce67">
            <text:p>106,4167489</text:p>
          </table:table-cell>
          <table:table-cell office:value-type="float" office:value="530.43327377071694" table:formula="of:=[.K14]*[.I4]" table:style-name="ce63">
            <text:p>530,4332738</text:p>
          </table:table-cell>
          <table:table-cell office:value-type="float" office:value="105.49521164127452" table:formula="of:=MAX([.M14]-[.$F$7];0)" table:style-name="ce66">
            <text:p>105,4952116</text:p>
          </table:table-cell>
          <table:table-cell table:number-columns-repeated="16371"/>
        </table:table-row>
        <table:table-row table:style-name="ro10">
          <table:table-cell table:style-name="ce45"/>
          <table:table-cell office:value-type="float" office:value="480.26026452176581" table:formula="of:=[.A17]*[.B3]" table:style-name="ce63">
            <text:p>480,2602645</text:p>
          </table:table-cell>
          <table:table-cell office:value-type="float" office:value="60.281397583939665" table:formula="of:=MAX([.C15]-[.$F$7];EXP((-[.$F$4])*[.$B$7])*(([.D15]*[.$F$8])+[.D17]*(1-[.$F$8])))" table:style-name="ce67">
            <text:p>60,28139758</text:p>
          </table:table-cell>
          <table:table-cell office:value-type="float" office:value="480.26026452176581" table:formula="of:=[.C15]*[.B4]" table:style-name="ce63">
            <text:p>480,2602645</text:p>
          </table:table-cell>
          <table:table-cell office:value-type="float" office:value="55.425206650034816" table:formula="of:=MAX([.E15]-[.$F$7];EXP((-[.$F$4])*[.$B$7])*(([.F15]*[.$F$8])+[.F17]*(1-[.$F$8])))" table:style-name="ce67">
            <text:p>55,42520665</text:p>
          </table:table-cell>
          <table:table-cell office:value-type="float" office:value="480.26026452176575" table:formula="of:=[.E15]*[.B4]" table:style-name="ce57">
            <text:p>480,2602645</text:p>
          </table:table-cell>
          <table:table-cell table:style-name="ce9"/>
          <table:table-cell table:style-name="ce68"/>
          <table:table-cell office:value-type="float" office:value="501.98369598774502" table:formula="of:=[.H17]*[.I3]" table:style-name="ce63">
            <text:p>501,983696</text:p>
          </table:table-cell>
          <table:table-cell office:value-type="float" office:value="77.526603337451832" table:formula="of:=MAX([.J15]-[.$F$7];EXP((-[.$F$4])*[.$B$7])*(([.K15]*[.$F$8])+[.K17]*(1-[.$F$8])))" table:style-name="ce67">
            <text:p>77,52660334</text:p>
          </table:table-cell>
          <table:table-cell office:value-type="float" office:value="501.98369598774497" table:formula="of:=[.J15]*[.I4]" table:style-name="ce63">
            <text:p>501,983696</text:p>
          </table:table-cell>
          <table:table-cell office:value-type="float" office:value="75.901264372464397" table:formula="of:=MAX([.L15]-[.$F$7];EXP((-[.$F$4])*[.$B$7])*(([.M15]*[.$F$8])+[.M17]*(1-[.$F$8])))" table:style-name="ce67">
            <text:p>75,90126437</text:p>
          </table:table-cell>
          <table:table-cell office:value-type="float" office:value="501.98369598774497" table:formula="of:=[.L15]*[.I4]" table:style-name="ce59">
            <text:p>501,983696</text:p>
          </table:table-cell>
          <table:table-cell table:number-columns-repeated="16371"/>
        </table:table-row>
        <table:table-row table:style-name="ro10">
          <table:table-cell office:value-type="float" office:value="452.4" table:formula="of:=[.F5]" table:style-name="ce69">
            <text:p>452,4</text:p>
          </table:table-cell>
          <table:table-cell office:value-type="float" office:value="39.839980198047549" table:formula="of:=MAX([.B16]-[.$F$7];EXP((-[.$F$4])*[.$B$7])*(([.C16]*[.$F$8])+[.C18]*(1-[.$F$8])))" table:style-name="ce67">
            <text:p>39,8399802</text:p>
          </table:table-cell>
          <table:table-cell office:value-type="float" office:value="452.39999999999992" table:formula="of:=[.B16]*[.B4]" table:style-name="ce63">
            <text:p>452,4</text:p>
          </table:table-cell>
          <table:table-cell office:value-type="float" office:value="33.748165240144367" table:formula="of:=MAX([.D16]-[.$F$7];EXP((-[.$F$4])*[.$B$7])*(([.E16]*[.$F$8])+[.E18]*(1-[.$F$8])))" table:style-name="ce67">
            <text:p>33,74816524</text:p>
          </table:table-cell>
          <table:table-cell office:value-type="float" office:value="452.39999999999992" table:formula="of:=[.D16]*[.B4]" table:style-name="ce63">
            <text:p>452,4</text:p>
          </table:table-cell>
          <table:table-cell office:value-type="float" office:value="25.260264521765748" table:formula="of:=MAX([.F16]-[.$F$7];0)" table:style-name="ce64">
            <text:p>25,26026452</text:p>
          </table:table-cell>
          <table:table-cell table:style-name="ce9"/>
          <table:table-cell office:value-type="float" office:value="475.06" table:formula="of:=[.M5]" table:style-name="ce70">
            <text:p>475,06</text:p>
          </table:table-cell>
          <table:table-cell office:value-type="float" office:value="53.610377622012308" table:formula="of:=MAX([.I16]-[.$F$7];EXP((-[.$F$4])*[.$B$7])*(([.J16]*[.$F$8])+[.J18]*(1-[.$F$8])))" table:style-name="ce67">
            <text:p>53,61037762</text:p>
          </table:table-cell>
          <table:table-cell office:value-type="float" office:value="475.06" table:formula="of:=[.I16]*[.I4]" table:style-name="ce63">
            <text:p>475,06</text:p>
          </table:table-cell>
          <table:table-cell office:value-type="float" office:value="49.305570963311595" table:formula="of:=MAX([.K16]-[.$F$7];EXP((-[.$F$4])*[.$B$7])*(([.L16]*[.$F$8])+[.L18]*(1-[.$F$8])))" table:style-name="ce67">
            <text:p>49,30557096</text:p>
          </table:table-cell>
          <table:table-cell office:value-type="float" office:value="475.05999999999995" table:formula="of:=[.K16]*[.I4]" table:style-name="ce63">
            <text:p>475,06</text:p>
          </table:table-cell>
          <table:table-cell office:value-type="float" office:value="46.983695987744966" table:formula="of:=MAX([.M16]-[.$F$7];0)" table:style-name="ce66">
            <text:p>46,98369599</text:p>
          </table:table-cell>
          <table:table-cell table:number-columns-repeated="16371"/>
        </table:table-row>
        <table:table-row table:style-name="ro10">
          <table:table-cell office:value-type="float" office:value="25.454071364896883" table:formula="of:=MAX([.A17]-[.$F$7];EXP((-[.$F$4])*[.$B$7])*(([.B17]*[.$F$8])+[.B19]*(1-[.$F$8])))" table:style-name="ce71">
            <text:p>25,45407136</text:p>
          </table:table-cell>
          <table:table-cell office:value-type="float" office:value="426.15593068854508" table:formula="of:=[.A17]*[.B4]" table:style-name="ce63">
            <text:p>426,1559307</text:p>
          </table:table-cell>
          <table:table-cell office:value-type="float" office:value="19.833394897574511" table:formula="of:=MAX([.C17]-[.$F$7];EXP((-[.$F$4])*[.$B$7])*(([.D17]*[.$F$8])+[.D19]*(1-[.$F$8])))" table:style-name="ce67">
            <text:p>19,8333949</text:p>
          </table:table-cell>
          <table:table-cell office:value-type="float" office:value="426.15593068854503" table:formula="of:=[.C17]*[.B4]" table:style-name="ce63">
            <text:p>426,1559307</text:p>
          </table:table-cell>
          <table:table-cell office:value-type="float" office:value="12.510386010122442" table:formula="of:=MAX([.E17]-[.$F$7];EXP((-[.$F$4])*[.$B$7])*(([.F17]*[.$F$8])+[.F19]*(1-[.$F$8])))" table:style-name="ce67">
            <text:p>12,51038601</text:p>
          </table:table-cell>
          <table:table-cell office:value-type="float" office:value="426.15593068854503" table:formula="of:=[.E17]*[.B4]" table:style-name="ce57">
            <text:p>426,1559307</text:p>
          </table:table-cell>
          <table:table-cell table:style-name="ce9"/>
          <table:table-cell office:value-type="float" office:value="35.532829906004416" table:formula="of:=MAX([.H17]-[.$F$7];EXP((-[.$F$4])*[.$B$7])*(([.I17]*[.$F$8])+[.I19]*(1-[.$F$8])))" table:style-name="ce72">
            <text:p>35,53282991</text:p>
          </table:table-cell>
          <table:table-cell office:value-type="float" office:value="449.58034574395742" table:formula="of:=[.H17]*[.I4]" table:style-name="ce63">
            <text:p>449,5803457</text:p>
          </table:table-cell>
          <table:table-cell office:value-type="float" office:value="30.220893047410048" table:formula="of:=MAX([.J17]-[.$F$7];EXP((-[.$F$4])*[.$B$7])*(([.K17]*[.$F$8])+[.K19]*(1-[.$F$8])))" table:style-name="ce67">
            <text:p>30,22089305</text:p>
          </table:table-cell>
          <table:table-cell office:value-type="float" office:value="449.58034574395742" table:formula="of:=[.J17]*[.I4]" table:style-name="ce63">
            <text:p>449,5803457</text:p>
          </table:table-cell>
          <table:table-cell office:value-type="float" office:value="23.269121844803355" table:formula="of:=MAX([.L17]-[.$F$7];EXP((-[.$F$4])*[.$B$7])*(([.M17]*[.$F$8])+[.M19]*(1-[.$F$8])))" table:style-name="ce67">
            <text:p>23,26912184</text:p>
          </table:table-cell>
          <table:table-cell office:value-type="float" office:value="449.58034574395737" table:formula="of:=[.L17]*[.I4]" table:style-name="ce59">
            <text:p>449,5803457</text:p>
          </table:table-cell>
          <table:table-cell table:number-columns-repeated="16371"/>
        </table:table-row>
        <table:table-row table:style-name="ro10">
          <table:table-cell table:style-name="ce45"/>
          <table:table-cell office:value-type="float" office:value="11.367537955784053" table:formula="of:=MAX([.B18]-[.$F$7];EXP((-[.$F$4])*[.$B$7])*(([.C18]*[.$F$8])+[.C20]*(1-[.$F$8])))" table:style-name="ce67">
            <text:p>11,36753796</text:p>
          </table:table-cell>
          <table:table-cell office:value-type="float" office:value="401.43429986962877" table:formula="of:=[.B18]*[.B4]" table:style-name="ce63">
            <text:p>401,4342999</text:p>
          </table:table-cell>
          <table:table-cell office:value-type="float" office:value="6.1958875366253263" table:formula="of:=MAX([.D18]-[.$F$7];EXP((-[.$F$4])*[.$B$7])*(([.E18]*[.$F$8])+[.E20]*(1-[.$F$8])))" table:style-name="ce67">
            <text:p>6,195887537</text:p>
          </table:table-cell>
          <table:table-cell office:value-type="float" office:value="401.43429986962872" table:formula="of:=[.D18]*[.B4]" table:style-name="ce63">
            <text:p>401,4342999</text:p>
          </table:table-cell>
          <table:table-cell office:value-type="float" office:value="0" table:formula="of:=MAX([.F18]-[.$F$7];0)" table:style-name="ce64">
            <text:p>0</text:p>
          </table:table-cell>
          <table:table-cell table:style-name="ce9"/>
          <table:table-cell table:style-name="ce68"/>
          <table:table-cell office:value-type="float" office:value="17.840601082437541" table:formula="of:=MAX([.I18]-[.$F$7];EXP((-[.$F$4])*[.$B$7])*(([.J18]*[.$F$8])+[.J20]*(1-[.$F$8])))" table:style-name="ce67">
            <text:p>17,84060108</text:p>
          </table:table-cell>
          <table:table-cell office:value-type="float" office:value="425.46728261536708" table:formula="of:=[.I18]*[.I4]" table:style-name="ce63">
            <text:p>425,4672826</text:p>
          </table:table-cell>
          <table:table-cell office:value-type="float" office:value="11.524253680883998" table:formula="of:=MAX([.K18]-[.$F$7];EXP((-[.$F$4])*[.$B$7])*(([.L18]*[.$F$8])+[.L20]*(1-[.$F$8])))" table:style-name="ce67">
            <text:p>11,52425368</text:p>
          </table:table-cell>
          <table:table-cell office:value-type="float" office:value="425.46728261536708" table:formula="of:=[.K18]*[.I4]" table:style-name="ce63">
            <text:p>425,4672826</text:p>
          </table:table-cell>
          <table:table-cell office:value-type="float" office:value="0" table:formula="of:=MAX([.M18]-[.$F$7];0)" table:style-name="ce66">
            <text:p>0</text:p>
          </table:table-cell>
          <table:table-cell table:number-columns-repeated="16371"/>
        </table:table-row>
        <table:table-row table:style-name="ro10">
          <table:table-cell table:style-name="ce45"/>
          <table:table-cell table:style-name="ce61"/>
          <table:table-cell office:value-type="float" office:value="3.0685721715898784" table:formula="of:=MAX([.C19]-[.$F$7];EXP((-[.$F$4])*[.$B$7])*(([.D19]*[.$F$8])+[.D21]*(1-[.$F$8])))" table:style-name="ce67">
            <text:p>3,068572172</text:p>
          </table:table-cell>
          <table:table-cell office:value-type="float" office:value="378.14678972423997" table:formula="of:=[.C19]*[.B4]" table:style-name="ce63">
            <text:p>378,1467897</text:p>
          </table:table-cell>
          <table:table-cell office:value-type="float" office:value="0" table:formula="of:=MAX([.E19]-[.$F$7];EXP((-[.$F$4])*[.$B$7])*(([.F19]*[.$F$8])+[.F21]*(1-[.$F$8])))" table:style-name="ce67">
            <text:p>0</text:p>
          </table:table-cell>
          <table:table-cell office:value-type="float" office:value="378.14678972423991" table:formula="of:=[.E19]*[.B4]" table:style-name="ce57">
            <text:p>378,1467897</text:p>
          </table:table-cell>
          <table:table-cell table:style-name="ce9"/>
          <table:table-cell table:style-name="ce68"/>
          <table:table-cell table:style-name="ce61"/>
          <table:table-cell office:value-type="float" office:value="5.7074961310165735" table:formula="of:=MAX([.J19]-[.$F$7];EXP((-[.$F$4])*[.$B$7])*(([.K19]*[.$F$8])+[.K21]*(1-[.$F$8])))" table:style-name="ce67">
            <text:p>5,707496131</text:p>
          </table:table-cell>
          <table:table-cell office:value-type="float" office:value="402.64751404234994" table:formula="of:=[.J19]*[.I4]" table:style-name="ce63">
            <text:p>402,647514</text:p>
          </table:table-cell>
          <table:table-cell office:value-type="float" office:value="0" table:formula="of:=MAX([.L19]-[.$F$7];EXP((-[.$F$4])*[.$B$7])*(([.M19]*[.$F$8])+[.M21]*(1-[.$F$8])))" table:style-name="ce67">
            <text:p>0</text:p>
          </table:table-cell>
          <table:table-cell office:value-type="float" office:value="402.64751404234994" table:formula="of:=[.L19]*[.I4]" table:style-name="ce59">
            <text:p>402,647514</text:p>
          </table:table-cell>
          <table:table-cell table:number-columns-repeated="16371"/>
        </table:table-row>
        <table:table-row table:style-name="ro9">
          <table:table-cell table:style-name="ce45"/>
          <table:table-cell table:number-columns-repeated="2" table:style-name="ce62"/>
          <table:table-cell office:value-type="float" office:value="0" table:formula="of:=MAX([.D20]-[.$F$7];EXP((-[.$F$4])*[.$B$7])*(([.E20]*[.$F$8])+[.E22]*(1-[.$F$8])))" table:style-name="ce67">
            <text:p>0</text:p>
          </table:table-cell>
          <table:table-cell office:value-type="float" office:value="356.21020581746029" table:formula="of:=[.D20]*[.B4]" table:style-name="ce63">
            <text:p>356,2102058</text:p>
          </table:table-cell>
          <table:table-cell office:value-type="float" office:value="0" table:formula="of:=MAX([.F20]-[.$F$7];0)" table:style-name="ce64">
            <text:p>0</text:p>
          </table:table-cell>
          <table:table-cell table:style-name="ce54"/>
          <table:table-cell office:value-type="string" table:style-name="ce68">
            <text:p>*Delta if hedging started on 12/8/23</text:p>
          </table:table-cell>
          <table:table-cell table:number-columns-repeated="2" table:style-name="ce62"/>
          <table:table-cell office:value-type="float" office:value="0" table:formula="of:=MAX([.K20]-[.$F$7];EXP((-[.$F$4])*[.$B$7])*(([.L20]*[.$F$8])+[.L22]*(1-[.$F$8])))" table:style-name="ce67">
            <text:p>0</text:p>
          </table:table-cell>
          <table:table-cell office:value-type="float" office:value="381.05167468552315" table:formula="of:=[.K20]*[.I4]" table:style-name="ce63">
            <text:p>381,0516747</text:p>
          </table:table-cell>
          <table:table-cell office:value-type="float" office:value="0" table:formula="of:=MAX([.M20]-[.$F$7];0)" table:style-name="ce66">
            <text:p>0</text:p>
          </table:table-cell>
          <table:table-cell table:number-columns-repeated="16371"/>
        </table:table-row>
        <table:table-row table:style-name="ro10">
          <table:table-cell office:value-type="string" table:style-name="ce73">
            <text:p>DELTA</text:p>
          </table:table-cell>
          <table:table-cell office:value-type="float" office:value="0.52625067577823259" table:formula="of:= ([.B17]-[.B19])/([.B16]-[.B18])" table:style-name="ce74">
            <text:p>0,526250676</text:p>
          </table:table-cell>
          <table:table-cell table:number-columns-repeated="2" table:style-name="ce61"/>
          <table:table-cell office:value-type="float" office:value="0" table:formula="of:=MAX([.E21]-[.$F$7];EXP((-[.$F$4])*[.$B$7])*(([.F21]*[.$F$8])+[.F23]*(1-[.$F$8])))" table:style-name="ce67">
            <text:p>0</text:p>
          </table:table-cell>
          <table:table-cell office:value-type="float" office:value="335.5461798870424" table:formula="of:=[.E21]*[.B4]" table:style-name="ce57">
            <text:p>335,5461799</text:p>
          </table:table-cell>
          <table:table-cell table:style-name="ce9"/>
          <table:table-cell office:value-type="string" table:style-name="ce73">
            <text:p>DELTA</text:p>
          </table:table-cell>
          <table:table-cell office:value-type="float" office:value="0.68258568151022481" table:formula="of:= ([.I17]-[.I19])/([.I16]-[.I18])" table:style-name="ce74">
            <text:p>0,682585682</text:p>
          </table:table-cell>
          <table:table-cell table:number-columns-repeated="2" table:style-name="ce61"/>
          <table:table-cell office:value-type="float" office:value="0" table:formula="of:=MAX([.L21]-[.$F$7];EXP((-[.$F$4])*[.$B$7])*(([.M21]*[.$F$8])+[.M23]*(1-[.$F$8])))" table:style-name="ce67">
            <text:p>0</text:p>
          </table:table-cell>
          <table:table-cell office:value-type="float" office:value="360.61411958790779" table:formula="of:=[.L21]*[.I4]" table:style-name="ce59">
            <text:p>360,6141196</text:p>
          </table:table-cell>
          <table:table-cell table:number-columns-repeated="16371"/>
        </table:table-row>
        <table:table-row table:style-name="ro8">
          <table:table-cell office:value-type="string" table:style-name="ce75">
            <text:p># of Shares Shorted</text:p>
          </table:table-cell>
          <table:table-cell office:value-type="float" office:value="526.25067577823256" table:formula="of:=[.B22]*1000" table:style-name="ce76">
            <text:p>526</text:p>
          </table:table-cell>
          <table:table-cell table:number-columns-repeated="3" table:style-name="ce77"/>
          <table:table-cell office:value-type="float" office:value="0" table:formula="of:=MAX([.F22]-[.$F$7];0)" table:style-name="ce78">
            <text:p>0</text:p>
          </table:table-cell>
          <table:table-cell table:style-name="ce9"/>
          <table:table-cell office:value-type="string" table:style-name="ce75">
            <text:p># of Shares Shorted</text:p>
          </table:table-cell>
          <table:table-cell office:value-type="float" office:value="682.58568151022484" table:formula="of:=[.I22]*1000" table:style-name="ce76">
            <text:p>683</text:p>
          </table:table-cell>
          <table:table-cell table:number-columns-repeated="3" table:style-name="ce79"/>
          <table:table-cell office:value-type="float" office:value="0" table:formula="of:=MAX([.M22]-[.$F$7];0)" table:style-name="ce80">
            <text:p>0</text:p>
          </table:table-cell>
          <table:table-cell table:number-columns-repeated="16371"/>
        </table:table-row>
        <table:table-row table:style-name="ro8">
          <table:table-cell table:number-columns-repeated="16384" table:style-name="ce9"/>
        </table:table-row>
        <table:table-row table:style-name="ro8">
          <table:table-cell table:style-name="ce9"/>
          <table:table-cell office:value-type="string" table:number-columns-spanned="1" table:number-rows-spanned="2" table:style-name="ce437">
            <text:p>Binomial Tree</text:p>
          </table:table-cell>
          <table:table-cell office:value-type="string" table:number-columns-spanned="2" table:number-rows-spanned="1" table:style-name="ce336">
            <text:p>Calculated Option Premium</text:p>
          </table:table-cell>
          <table:covered-table-cell/>
          <table:table-cell office:value-type="float" office:value="25.454071364896883" table:formula="of:=[.A18]" table:style-name="ce81">
            <text:p><text:s/>$25,45<text:s/></text:p>
          </table:table-cell>
          <table:table-cell table:number-columns-repeated="3" table:style-name="ce9"/>
          <table:table-cell office:value-type="string" table:number-columns-spanned="1" table:number-rows-spanned="2" table:style-name="ce437">
            <text:p>Binomial Tree</text:p>
          </table:table-cell>
          <table:table-cell office:value-type="string" table:number-columns-spanned="2" table:number-rows-spanned="1" table:style-name="ce336">
            <text:p>Calculated Option Premium</text:p>
          </table:table-cell>
          <table:covered-table-cell/>
          <table:table-cell office:value-type="float" office:value="35.532829906004416" table:formula="of:=[.H18]" table:style-name="ce81">
            <text:p><text:s/>$35,53<text:s/></text:p>
          </table:table-cell>
          <table:table-cell table:number-columns-repeated="16372" table:style-name="ce9"/>
        </table:table-row>
        <table:table-row table:style-name="ro8">
          <table:table-cell table:style-name="ce9"/>
          <table:covered-table-cell/>
          <table:table-cell office:value-type="string" table:number-columns-spanned="2" table:number-rows-spanned="1" table:style-name="ce357">
            <text:p>Actual Implied Volatility</text:p>
          </table:table-cell>
          <table:covered-table-cell/>
          <table:table-cell office:value-type="percentage" office:value="0.375" table:formula="of:=[.D3]" table:style-name="ce82">
            <text:p>37,50%</text:p>
          </table:table-cell>
          <table:table-cell table:number-columns-repeated="3" table:style-name="ce9"/>
          <table:covered-table-cell/>
          <table:table-cell office:value-type="string" table:number-columns-spanned="2" table:number-rows-spanned="1" table:style-name="ce357">
            <text:p>Actual Implied Volatility</text:p>
          </table:table-cell>
          <table:covered-table-cell/>
          <table:table-cell office:value-type="percentage" office:value="0.36980000000000002" table:formula="of:=[.K3]" table:style-name="ce83">
            <text:p>36,98%</text:p>
          </table:table-cell>
          <table:table-cell table:number-columns-repeated="16372" table:style-name="ce9"/>
        </table:table-row>
        <table:table-row table:style-name="ro8">
          <table:table-cell table:style-name="ce9"/>
          <table:table-cell office:value-type="string" table:number-columns-spanned="1" table:number-rows-spanned="2" table:style-name="ce438">
            <text:p>Yahoo Finance</text:p>
          </table:table-cell>
          <table:table-cell office:value-type="string" table:number-columns-spanned="2" table:number-rows-spanned="1" table:style-name="ce438">
            <text:p>Actual Option Premium</text:p>
          </table:table-cell>
          <table:covered-table-cell/>
          <table:table-cell office:value-type="float" office:value="23.09" table:style-name="ce84">
            <text:p><text:s/>$23,09<text:s/></text:p>
          </table:table-cell>
          <table:table-cell table:number-columns-repeated="3" table:style-name="ce9"/>
          <table:table-cell office:value-type="string" table:number-columns-spanned="1" table:number-rows-spanned="2" table:style-name="ce438">
            <text:p>Yahoo Finance</text:p>
          </table:table-cell>
          <table:table-cell office:value-type="string" table:number-columns-spanned="2" table:number-rows-spanned="1" table:style-name="ce438">
            <text:p>Actual Option Premium</text:p>
          </table:table-cell>
          <table:covered-table-cell/>
          <table:table-cell office:value-type="float" office:value="34.340000000000003" table:style-name="ce85">
            <text:p><text:s/>$34,34<text:s/></text:p>
          </table:table-cell>
          <table:table-cell table:number-columns-repeated="16372" table:style-name="ce9"/>
        </table:table-row>
        <table:table-row table:style-name="ro8">
          <table:table-cell table:style-name="ce9"/>
          <table:covered-table-cell/>
          <table:table-cell office:value-type="string" table:number-columns-spanned="2" table:number-rows-spanned="1" table:style-name="ce438">
            <text:p>Actual Implied Volatility</text:p>
          </table:table-cell>
          <table:covered-table-cell/>
          <table:table-cell office:value-type="percentage" office:value="0.375" table:formula="of:=0.375" table:style-name="ce82">
            <text:p>37,50%</text:p>
          </table:table-cell>
          <table:table-cell table:number-columns-repeated="3" table:style-name="ce9"/>
          <table:covered-table-cell/>
          <table:table-cell office:value-type="string" table:number-columns-spanned="2" table:number-rows-spanned="1" table:style-name="ce438">
            <text:p>Actual Implied Volatility</text:p>
          </table:table-cell>
          <table:covered-table-cell/>
          <table:table-cell office:value-type="percentage" office:value="0.36980000000000002" table:style-name="ce83">
            <text:p>36,98%</text:p>
          </table:table-cell>
          <table:table-cell table:number-columns-repeated="16372" table:style-name="ce9"/>
        </table:table-row>
        <table:table-row table:style-name="ro8">
          <table:table-cell table:number-columns-repeated="6" table:style-name="ce9"/>
          <table:table-cell table:style-name="ce86"/>
          <table:table-cell table:number-columns-repeated="16377" table:style-name="ce9"/>
        </table:table-row>
        <table:table-row table:style-name="ro8">
          <table:table-cell office:value-type="string" table:number-columns-spanned="6" table:number-rows-spanned="5" table:style-name="ce435">
            <text:p>This was our attempt to find the true market price of the January 19th NVDA 455 Call onthe first day of hedging. Our binomial tree model calculated an option premium of $25.45 using the options true implied volatility of 37.50%. In contrast, Yahoo Finance lists the actual call option price at $23.09 with an implied volatility of 37.50%, so our calculated option premium (25.45) is larger than the one from Yahoo Finance.</text:p>
          </table:table-cell>
          <table:covered-table-cell table:number-columns-repeated="5"/>
          <table:table-cell table:style-name="ce86"/>
          <table:table-cell office:value-type="string" table:number-columns-spanned="6" table:number-rows-spanned="5" table:style-name="ce435">
            <text:p>This was our attempt to find the true market price of the January 19th NVDA 455 Call at the end of the hedging period. Our binomial tree model calculated an option premium of $35.53 with the option's true implied volatility of 36.98%. In contrast, Yahoo Finance lists the actual call option price at $34.34 with an implied volatility of 36.98%, so our calculated option premium ($35.53) is larger than the one from Yahoo Finance.</text:p>
          </table:table-cell>
          <table:covered-table-cell table:number-columns-repeated="5"/>
          <table:table-cell table:number-columns-repeated="16371"/>
        </table:table-row>
        <table:table-row table:number-rows-repeated="4" table:style-name="ro8">
          <table:covered-table-cell/>
          <table:covered-table-cell table:number-columns-repeated="5"/>
          <table:table-cell table:style-name="ce9"/>
          <table:covered-table-cell/>
          <table:covered-table-cell table:number-columns-repeated="5"/>
          <table:table-cell table:number-columns-repeated="16371"/>
        </table:table-row>
        <table:table-row table:style-name="ro8">
          <table:table-cell table:style-name="ce9">
            <draw:frame draw:z-index="1" draw:id="id5" draw:style-name="a7" draw:name="Picture 1" svg:x="0.01042in" svg:y="0.1875in" svg:width="7.52065in" svg:height="6.16053in" style:rel-width="scale" style:rel-height="scale">
              <draw:image xlink:href="" xlink:type="simple" xlink:show="embed" xlink:actuate="onLoad"/>
              <svg:title/>
              <svg:desc/>
            </draw:frame>
          </table:table-cell>
          <table:table-cell table:number-columns-repeated="5"/>
          <table:table-cell table:style-name="ce9">
            <draw:frame draw:z-index="2" draw:id="id6" draw:style-name="a8" draw:name="Picture 2" svg:x="0.90625in" svg:y="0.19792in" svg:width="7.54065in" svg:height="6.12053in" style:rel-width="scale" style:rel-height="scale">
              <draw:image xlink:href="" xlink:type="simple" xlink:show="embed" xlink:actuate="onLoad"/>
              <svg:title/>
              <svg:desc/>
            </draw:frame>
          </table:table-cell>
          <table:table-cell table:number-columns-repeated="16377"/>
        </table:table-row>
        <table:table-row table:number-rows-repeated="1048541" table:style-name="ro8">
          <table:table-cell table:number-columns-repeated="16384"/>
        </table:table-row>
      </table:table>
      <table:table table:name="Hedging_Results" table:style-name="ta1">
        <table:table-column table:style-name="co33" table:default-cell-style-name="ce9"/>
        <table:table-column table:style-name="co34" table:default-cell-style-name="ce9"/>
        <table:table-column table:style-name="co35" table:default-cell-style-name="ce9"/>
        <table:table-column table:style-name="co36" table:default-cell-style-name="ce9"/>
        <table:table-column table:style-name="co37" table:default-cell-style-name="ce9"/>
        <table:table-column table:style-name="co38" table:default-cell-style-name="ce9"/>
        <table:table-column table:style-name="co25" table:default-cell-style-name="ce9"/>
        <table:table-column table:style-name="co39" table:default-cell-style-name="ce9"/>
        <table:table-column table:style-name="co40" table:number-columns-repeated="3" table:default-cell-style-name="ce9"/>
        <table:table-column table:style-name="co41" table:number-columns-repeated="2" table:default-cell-style-name="ce9"/>
        <table:table-column table:style-name="co42" table:default-cell-style-name="ce9"/>
        <table:table-column table:style-name="co43" table:default-cell-style-name="ce9"/>
        <table:table-column table:style-name="co41" table:default-cell-style-name="ce9"/>
        <table:table-column table:style-name="co44" table:default-cell-style-name="ce9"/>
        <table:table-column table:style-name="co45" table:default-cell-style-name="ce9"/>
        <table:table-column table:style-name="co1" table:number-columns-repeated="16366" table:default-cell-style-name="ce9"/>
        <table:table-row table:style-name="ro9">
          <table:table-cell office:value-type="string" table:number-columns-spanned="10" table:number-rows-spanned="1" table:style-name="ce432">
            <text:p>Portfolio Hedging Report</text:p>
          </table:table-cell>
          <table:covered-table-cell table:number-columns-repeated="9"/>
          <table:table-cell table:number-columns-repeated="16374"/>
        </table:table-row>
        <table:table-row table:style-name="ro9">
          <table:table-cell office:value-type="string" table:number-columns-spanned="7" table:number-rows-spanned="1" table:style-name="ce442">
            <text:p>Portfolio Hedging (Historical Volatility)</text:p>
          </table:table-cell>
          <table:covered-table-cell table:number-columns-repeated="6"/>
          <table:table-cell table:number-columns-repeated="3" table:style-name="ce41"/>
          <table:table-cell table:number-columns-repeated="16374"/>
        </table:table-row>
        <table:table-row table:style-name="ro9">
          <table:table-cell table:style-name="ce10"/>
          <table:table-cell office:value-type="string" table:style-name="ce10">
            <text:p>Stock</text:p>
          </table:table-cell>
          <table:table-cell office:value-type="string" table:style-name="ce10">
            <text:p>Position</text:p>
          </table:table-cell>
          <table:table-cell office:value-type="string" table:style-name="ce10">
            <text:p>Strike Price</text:p>
          </table:table-cell>
          <table:table-cell office:value-type="string" table:style-name="ce10">
            <text:p>Quantity</text:p>
          </table:table-cell>
          <table:table-cell office:value-type="string" table:style-name="ce10">
            <text:p>Price</text:p>
          </table:table-cell>
          <table:table-cell office:value-type="string" table:style-name="ce10">
            <text:p>Portfolio Value</text:p>
          </table:table-cell>
          <table:table-cell table:number-columns-repeated="3" table:style-name="ce41"/>
          <table:table-cell table:number-columns-repeated="16374"/>
        </table:table-row>
        <table:table-row table:style-name="ro9">
          <table:table-cell office:value-type="date" office:date-value="2023-12-04T00:00:00" table:style-name="ce253">
            <text:p>04/12/2023</text:p>
          </table:table-cell>
          <table:table-cell office:value-type="string" table:style-name="ce106">
            <text:p>NVDA</text:p>
          </table:table-cell>
          <table:table-cell office:value-type="string" table:style-name="ce41">
            <text:p>American Call Options</text:p>
          </table:table-cell>
          <table:table-cell office:value-type="float" office:value="455" table:style-name="ce254">
            <text:p>455</text:p>
          </table:table-cell>
          <table:table-cell office:value-type="float" office:value="10" table:style-name="ce254">
            <text:p>10</text:p>
          </table:table-cell>
          <table:table-cell office:value-type="float" office:value="17.657679055735528" table:style-name="ce255">
            <text:p><text:s/>$17,66<text:s/></text:p>
          </table:table-cell>
          <table:table-cell office:value-type="float" office:value="-17657.679055735527" table:formula="of:=-[.E4]*[.F4]*100" table:style-name="ce85">
            <text:p><text:s/>$(17.657,68)</text:p>
          </table:table-cell>
          <table:table-cell table:style-name="ce41"/>
          <table:table-cell table:number-columns-repeated="2" table:style-name="ce256"/>
          <table:table-cell table:number-columns-repeated="16374"/>
        </table:table-row>
        <table:table-row table:style-name="ro9">
          <table:table-cell table:style-name="ce257"/>
          <table:table-cell office:value-type="string" table:style-name="ce258">
            <text:p>NVDA</text:p>
          </table:table-cell>
          <table:table-cell office:value-type="string" table:style-name="ce114">
            <text:p>Shorted Shares of Stock</text:p>
          </table:table-cell>
          <table:table-cell table:style-name="ce114"/>
          <table:table-cell office:value-type="float" office:value="-517" table:formula="of:=-517" table:style-name="ce259">
            <text:p>-517</text:p>
          </table:table-cell>
          <table:table-cell office:value-type="float" office:value="452.4" table:style-name="ce260">
            <text:p><text:s/>$452,40<text:s/></text:p>
          </table:table-cell>
          <table:table-cell office:value-type="float" office:value="233890.8" table:formula="of:=ABS([.E5]*[.F5])" table:style-name="ce261">
            <text:p><text:s/>$233.890,80<text:s/></text:p>
          </table:table-cell>
          <table:table-cell table:style-name="ce41"/>
          <table:table-cell office:value-type="string" table:style-name="ce12">
            <text:p>Return on American Call</text:p>
          </table:table-cell>
          <table:table-cell office:value-type="float" office:value="12552.320944264473" table:formula="of:=1000*([.F8]-[.F4])" table:style-name="ce13">
            <text:p><text:s/>$12.552,32<text:s/></text:p>
          </table:table-cell>
          <table:table-cell table:number-columns-repeated="16374"/>
        </table:table-row>
        <table:table-row table:style-name="ro9">
          <table:table-cell table:style-name="ce262"/>
          <table:table-cell table:number-columns-repeated="3" table:style-name="ce41"/>
          <table:table-cell table:style-name="ce254"/>
          <table:table-cell office:value-type="string" table:style-name="ce14">
            <text:p>Total Portfolio Value</text:p>
          </table:table-cell>
          <table:table-cell office:value-type="float" office:value="216233.12094426446" table:formula="of:=[.G4]+[.G5]" table:style-name="ce15">
            <text:p><text:s/>$216.233,12<text:s/></text:p>
          </table:table-cell>
          <table:table-cell table:style-name="ce41"/>
          <table:table-cell office:value-type="string" table:style-name="ce16">
            <text:p>Return on Shorted Shares</text:p>
          </table:table-cell>
          <table:table-cell office:value-type="float" office:value="-11715.220000000001" table:formula="of:=[.G9]-[.G5]" table:style-name="ce17">
            <text:p><text:s/>$(11.715,22)</text:p>
          </table:table-cell>
          <table:table-cell table:number-columns-repeated="16374"/>
        </table:table-row>
        <table:table-row table:style-name="ro10">
          <table:table-cell table:style-name="ce262"/>
          <table:table-cell table:number-columns-repeated="3" table:style-name="ce41"/>
          <table:table-cell table:style-name="ce254"/>
          <table:table-cell table:style-name="ce255"/>
          <table:table-cell table:style-name="ce263"/>
          <table:table-cell table:style-name="ce41"/>
          <table:table-cell office:value-type="string" table:style-name="ce18">
            <text:p>Change in Portfolio Value</text:p>
          </table:table-cell>
          <table:table-cell office:value-type="float" office:value="837.10094426447176" table:formula="of:=[.J5]+[.J6]" table:style-name="ce19">
            <text:p><text:s/>$837,10<text:s/></text:p>
          </table:table-cell>
          <table:table-cell table:number-columns-repeated="16374"/>
        </table:table-row>
        <table:table-row table:style-name="ro10">
          <table:table-cell office:value-type="date" office:date-value="2023-12-08T00:00:00" table:style-name="ce264">
            <text:p>08/12/2023</text:p>
          </table:table-cell>
          <table:table-cell table:style-name="ce135"/>
          <table:table-cell office:value-type="string" office:string-value="American Call Options" table:formula="of:=[.C4]" table:style-name="ce135">
            <text:p>American Call Options</text:p>
          </table:table-cell>
          <table:table-cell office:value-type="float" office:value="455" table:style-name="ce265">
            <text:p>455</text:p>
          </table:table-cell>
          <table:table-cell office:value-type="float" office:value="10" table:style-name="ce265">
            <text:p>10</text:p>
          </table:table-cell>
          <table:table-cell office:value-type="float" office:value="30.21" table:style-name="ce266">
            <text:p>$30,21<text:s/></text:p>
          </table:table-cell>
          <table:table-cell office:value-type="float" office:value="-5105.3581114710505" table:formula="of:=[.G4]+([.E8]*[.F8]*100)+[.G4]" table:style-name="ce81">
            <text:p><text:s/>$(5.105,36)</text:p>
          </table:table-cell>
          <table:table-cell table:style-name="ce263"/>
          <table:table-cell office:value-type="string" table:style-name="ce18">
            <text:p>Percentage change in PV</text:p>
          </table:table-cell>
          <table:table-cell office:value-type="percentage" office:value="3.8712891929272952E-3" table:formula="of:=[.J7]/[.G6]" table:style-name="ce20">
            <text:p>0,39%</text:p>
          </table:table-cell>
          <table:table-cell table:number-columns-repeated="16374"/>
        </table:table-row>
        <table:table-row table:style-name="ro10">
          <table:table-cell table:style-name="ce267"/>
          <table:table-cell table:style-name="ce114"/>
          <table:table-cell office:value-type="string" office:string-value="Shorted Shares of Stock" table:formula="of:=[.C5]" table:style-name="ce114">
            <text:p>Shorted Shares of Stock</text:p>
          </table:table-cell>
          <table:table-cell table:style-name="ce114"/>
          <table:table-cell office:value-type="float" office:value="-517" table:formula="of:=-517" table:style-name="ce259">
            <text:p>-517</text:p>
          </table:table-cell>
          <table:table-cell office:value-type="float" office:value="475.06" table:style-name="ce268">
            <text:p><text:s/>$475,06<text:s/></text:p>
          </table:table-cell>
          <table:table-cell office:value-type="float" office:value="222175.58" table:formula="of:=[.G5]-([.F9]-[.F5])*517" table:style-name="ce261">
            <text:p><text:s/>$222.175,58<text:s/></text:p>
          </table:table-cell>
          <table:table-cell table:number-columns-repeated="2" table:style-name="ce263"/>
          <table:table-cell table:style-name="ce262"/>
          <table:table-cell table:number-columns-repeated="16374"/>
        </table:table-row>
        <table:table-row table:style-name="ro9">
          <table:table-cell table:style-name="ce262"/>
          <table:table-cell table:number-columns-repeated="3" table:style-name="ce41"/>
          <table:table-cell table:style-name="ce254"/>
          <table:table-cell office:value-type="string" table:style-name="ce21">
            <text:p>Total Portfolio Value</text:p>
          </table:table-cell>
          <table:table-cell office:value-type="float" office:value="217070.22188852893" table:formula="of:=[.G9]+[.G8]" table:style-name="ce22">
            <text:p><text:s/>$217.070,22<text:s/></text:p>
          </table:table-cell>
          <table:table-cell table:number-columns-repeated="2" table:style-name="ce263"/>
          <table:table-cell table:style-name="ce262"/>
          <table:table-cell table:number-columns-repeated="16374"/>
        </table:table-row>
        <table:table-row table:style-name="ro10">
          <table:table-cell table:style-name="ce262"/>
          <table:table-cell office:value-type="string" table:style-name="ce23">
            <text:p>DELTA</text:p>
          </table:table-cell>
          <table:table-cell office:value-type="float" office:value="0.51689171403911405" table:formula="of:=['American_Call_-_Historical_Vol_'.B22]" table:style-name="ce61">
            <text:p>0,516891714</text:p>
          </table:table-cell>
          <table:table-cell table:style-name="ce41"/>
          <table:table-cell table:style-name="ce254"/>
          <table:table-cell table:number-columns-repeated="4" table:style-name="ce263"/>
          <table:table-cell table:style-name="ce262"/>
          <table:table-cell table:number-columns-repeated="16374"/>
        </table:table-row>
        <table:table-row table:style-name="ro10">
          <table:table-cell table:style-name="ce262"/>
          <table:table-cell office:value-type="string" table:style-name="ce23">
            <text:p># of Shares Shorted</text:p>
          </table:table-cell>
          <table:table-cell office:value-type="float" office:value="516.89171403911405" table:formula="of:=[.C11]*1000" table:style-name="ce269">
            <text:p>517</text:p>
          </table:table-cell>
          <table:table-cell table:style-name="ce41"/>
          <table:table-cell table:style-name="ce254"/>
          <table:table-cell table:number-columns-repeated="3" table:style-name="ce263"/>
          <table:table-cell table:style-name="ce256"/>
          <table:table-cell table:style-name="ce262"/>
          <table:table-cell table:number-columns-repeated="16374"/>
        </table:table-row>
        <table:table-row table:style-name="ro10">
          <table:table-cell table:style-name="ce262"/>
          <table:table-cell table:number-columns-repeated="3" table:style-name="ce41"/>
          <table:table-cell table:style-name="ce254"/>
          <table:table-cell table:number-columns-repeated="4" table:style-name="ce263"/>
          <table:table-cell table:style-name="ce262"/>
          <table:table-cell table:number-columns-repeated="16374"/>
        </table:table-row>
        <table:table-row table:style-name="ro10">
          <table:table-cell table:style-name="ce262"/>
          <table:table-cell table:number-columns-repeated="3" table:style-name="ce41"/>
          <table:table-cell table:style-name="ce254"/>
          <table:table-cell table:style-name="ce41"/>
          <table:table-cell table:number-columns-repeated="4" table:style-name="ce263"/>
          <table:table-cell table:number-columns-repeated="16374"/>
        </table:table-row>
        <table:table-row table:style-name="ro10">
          <table:table-cell office:value-type="string" table:number-columns-spanned="7" table:number-rows-spanned="1" table:style-name="ce441">
            <text:p>Portfolio Hedging (Real Market Values)<text:s/></text:p>
          </table:table-cell>
          <table:covered-table-cell table:number-columns-repeated="6"/>
          <table:table-cell table:style-name="ce263"/>
          <table:table-cell table:number-columns-repeated="2" table:style-name="ce41"/>
          <table:table-cell table:number-columns-repeated="16374"/>
        </table:table-row>
        <table:table-row table:style-name="ro10">
          <table:table-cell table:style-name="ce25"/>
          <table:table-cell office:value-type="string" table:style-name="ce26">
            <text:p>Stock</text:p>
          </table:table-cell>
          <table:table-cell office:value-type="string" table:style-name="ce26">
            <text:p>Position</text:p>
          </table:table-cell>
          <table:table-cell office:value-type="string" table:style-name="ce26">
            <text:p>Strike Price</text:p>
          </table:table-cell>
          <table:table-cell office:value-type="string" table:style-name="ce26">
            <text:p>Quantity</text:p>
          </table:table-cell>
          <table:table-cell office:value-type="string" table:style-name="ce26">
            <text:p>Price</text:p>
          </table:table-cell>
          <table:table-cell office:value-type="string" table:style-name="ce27">
            <text:p>Portfolio Value</text:p>
          </table:table-cell>
          <table:table-cell table:style-name="ce263"/>
          <table:table-cell table:number-columns-repeated="2" table:style-name="ce41"/>
          <table:table-cell table:number-columns-repeated="16374"/>
        </table:table-row>
        <table:table-row table:style-name="ro10">
          <table:table-cell office:value-type="date" office:date-value="2023-12-04T00:00:00" table:style-name="ce270">
            <text:p>04/12/2023</text:p>
          </table:table-cell>
          <table:table-cell office:value-type="string" table:style-name="ce106">
            <text:p>NVDA</text:p>
          </table:table-cell>
          <table:table-cell office:value-type="string" table:style-name="ce41">
            <text:p>American Call Options</text:p>
          </table:table-cell>
          <table:table-cell office:value-type="float" office:value="455" table:style-name="ce254">
            <text:p>455</text:p>
          </table:table-cell>
          <table:table-cell office:value-type="float" office:value="10" table:style-name="ce254">
            <text:p>10</text:p>
          </table:table-cell>
          <table:table-cell office:value-type="float" office:value="23.09" table:style-name="ce255">
            <text:p><text:s/>$23,09<text:s/></text:p>
          </table:table-cell>
          <table:table-cell office:value-type="float" office:value="-23090" table:formula="of:=-[.E17]*[.F17]*100" table:style-name="ce271">
            <text:p><text:s/>$(23.090,00)</text:p>
          </table:table-cell>
          <table:table-cell table:number-columns-repeated="3" table:style-name="ce41"/>
          <table:table-cell table:number-columns-repeated="16374"/>
        </table:table-row>
        <table:table-row table:style-name="ro10">
          <table:table-cell table:style-name="ce272"/>
          <table:table-cell office:value-type="string" table:style-name="ce273">
            <text:p>NVDA</text:p>
          </table:table-cell>
          <table:table-cell office:value-type="string" table:style-name="ce274">
            <text:p>Shorted Shares of Stock</text:p>
          </table:table-cell>
          <table:table-cell table:style-name="ce274"/>
          <table:table-cell office:value-type="float" office:value="-526" table:formula="of:=-526" table:style-name="ce275">
            <text:p>-526</text:p>
          </table:table-cell>
          <table:table-cell office:value-type="float" office:value="452.4" table:style-name="ce276">
            <text:p><text:s/>$452,40<text:s/></text:p>
          </table:table-cell>
          <table:table-cell office:value-type="float" office:value="237962.4" table:formula="of:=ABS([.E18]*[.F18])" table:style-name="ce277">
            <text:p><text:s/>$237.962,40<text:s/></text:p>
          </table:table-cell>
          <table:table-cell table:style-name="ce41"/>
          <table:table-cell office:value-type="string" table:style-name="ce28">
            <text:p>Return on American Call</text:p>
          </table:table-cell>
          <table:table-cell office:value-type="float" office:value="11250" table:formula="of:=([.E21]*[.F21]*100)+[.G17]" table:style-name="ce13">
            <text:p><text:s/>$11.250,00<text:s/></text:p>
          </table:table-cell>
          <table:table-cell table:number-columns-repeated="16374"/>
        </table:table-row>
        <table:table-row table:style-name="ro10">
          <table:table-cell table:style-name="ce262"/>
          <table:table-cell table:number-columns-repeated="3" table:style-name="ce41"/>
          <table:table-cell table:style-name="ce254"/>
          <table:table-cell office:value-type="string" table:style-name="ce29">
            <text:p>Total Portfolio Value</text:p>
          </table:table-cell>
          <table:table-cell office:value-type="currency" office:value="214872.4" table:formula="of:=[.G17]+[.G18]" table:style-name="ce30">
            <text:p><text:s/>$214.872,40<text:s/></text:p>
          </table:table-cell>
          <table:table-cell table:style-name="ce41"/>
          <table:table-cell office:value-type="string" table:style-name="ce31">
            <text:p>Return on Shorted Shares</text:p>
          </table:table-cell>
          <table:table-cell office:value-type="float" office:value="-11919.160000000003" table:formula="of:=[.G22]-[.G18]" table:style-name="ce17">
            <text:p><text:s/>$(11.919,16)</text:p>
          </table:table-cell>
          <table:table-cell table:number-columns-repeated="16374"/>
        </table:table-row>
        <table:table-row table:style-name="ro15">
          <table:table-cell table:style-name="ce262"/>
          <table:table-cell table:number-columns-repeated="3" table:style-name="ce41"/>
          <table:table-cell table:style-name="ce254"/>
          <table:table-cell table:style-name="ce278"/>
          <table:table-cell table:style-name="ce263"/>
          <table:table-cell table:style-name="ce41"/>
          <table:table-cell office:value-type="string" table:style-name="ce32">
            <text:p>Return on Portfolio</text:p>
          </table:table-cell>
          <table:table-cell office:value-type="float" office:value="-669.16000000000349" table:formula="of:=[.J18]+[.J19]" table:style-name="ce19">
            <text:p><text:s/>$(669,16)</text:p>
          </table:table-cell>
          <table:table-cell table:number-columns-repeated="16374"/>
        </table:table-row>
        <table:table-row table:style-name="ro10">
          <table:table-cell office:value-type="date" office:date-value="2023-12-08T00:00:00" table:style-name="ce264">
            <text:p>08/12/2023</text:p>
          </table:table-cell>
          <table:table-cell table:style-name="ce135"/>
          <table:table-cell office:value-type="string" office:string-value="American Call Options" table:formula="of:=[.C17]" table:style-name="ce135">
            <text:p>American Call Options</text:p>
          </table:table-cell>
          <table:table-cell office:value-type="float" office:value="455" table:style-name="ce265">
            <text:p>455</text:p>
          </table:table-cell>
          <table:table-cell office:value-type="float" office:value="10" table:style-name="ce265">
            <text:p>10</text:p>
          </table:table-cell>
          <table:table-cell office:value-type="float" office:value="34.340000000000003" table:style-name="ce266">
            <text:p>$34,34<text:s/></text:p>
          </table:table-cell>
          <table:table-cell office:value-type="float" office:value="-11840" table:formula="of:=[.G17]+[.J18]" table:style-name="ce81">
            <text:p><text:s/>$(11.840,00)</text:p>
          </table:table-cell>
          <table:table-cell table:style-name="ce41"/>
          <table:table-cell office:value-type="string" table:style-name="ce32">
            <text:p>Percentage change in PV</text:p>
          </table:table-cell>
          <table:table-cell office:value-type="percentage" office:value="-3.1142203465871071E-3" table:formula="of:=[.J20]/[.G19]" table:style-name="ce20">
            <text:p>-0,31%</text:p>
          </table:table-cell>
          <table:table-cell table:number-columns-repeated="16374"/>
        </table:table-row>
        <table:table-row table:style-name="ro10">
          <table:table-cell table:style-name="ce267"/>
          <table:table-cell table:style-name="ce114"/>
          <table:table-cell office:value-type="string" office:string-value="Shorted Shares of Stock" table:formula="of:=[.C18]" table:style-name="ce114">
            <text:p>Shorted Shares of Stock</text:p>
          </table:table-cell>
          <table:table-cell table:style-name="ce114"/>
          <table:table-cell office:value-type="float" office:value="-526" table:formula="of:=-526" table:style-name="ce259">
            <text:p>-526</text:p>
          </table:table-cell>
          <table:table-cell office:value-type="float" office:value="475.06" table:style-name="ce268">
            <text:p><text:s/>$475,06<text:s/></text:p>
          </table:table-cell>
          <table:table-cell office:value-type="float" office:value="226043.24" table:formula="of:=([.F22]-[.F18])*[.E22]+[.G18]" table:style-name="ce261">
            <text:p><text:s/>$226.043,24<text:s/></text:p>
          </table:table-cell>
          <table:table-cell table:number-columns-repeated="3" table:style-name="ce41"/>
          <table:table-cell table:number-columns-repeated="16374"/>
        </table:table-row>
        <table:table-row table:style-name="ro9">
          <table:table-cell table:style-name="ce262"/>
          <table:table-cell table:number-columns-repeated="3" table:style-name="ce41"/>
          <table:table-cell table:style-name="ce254"/>
          <table:table-cell office:value-type="string" table:style-name="ce33">
            <text:p>Total Portfolio Value</text:p>
          </table:table-cell>
          <table:table-cell office:value-type="currency" office:value="214203.24" table:formula="of:=[.G21]+[.G22]" table:style-name="ce34">
            <text:p><text:s/>$214.203,24<text:s/></text:p>
          </table:table-cell>
          <table:table-cell table:number-columns-repeated="3" table:style-name="ce41"/>
          <table:table-cell table:number-columns-repeated="16374"/>
        </table:table-row>
        <table:table-row table:style-name="ro10">
          <table:table-cell table:style-name="ce262"/>
          <table:table-cell office:value-type="string" table:style-name="ce23">
            <text:p>DELTA</text:p>
          </table:table-cell>
          <table:table-cell office:value-type="float" office:value="0.52625067577823259" table:formula="of:=['American_Call_-_Real_Values__'.B22]" table:style-name="ce74">
            <text:p>0,526250676</text:p>
          </table:table-cell>
          <table:table-cell table:style-name="ce41"/>
          <table:table-cell table:style-name="ce254"/>
          <table:table-cell table:number-columns-repeated="2" table:style-name="ce263"/>
          <table:table-cell table:number-columns-repeated="3" table:style-name="ce41"/>
          <table:table-cell table:number-columns-repeated="16374"/>
        </table:table-row>
        <table:table-row table:style-name="ro9">
          <table:table-cell table:style-name="ce262"/>
          <table:table-cell office:value-type="string" table:style-name="ce23">
            <text:p># of Shares Shorted</text:p>
          </table:table-cell>
          <table:table-cell office:value-type="float" office:value="526.25067577823256" table:formula="of:=[.C24]*1000" table:style-name="ce76">
            <text:p>526</text:p>
          </table:table-cell>
          <table:table-cell table:style-name="ce41"/>
          <table:table-cell table:style-name="ce254"/>
          <table:table-cell table:number-columns-repeated="2" table:style-name="ce263"/>
          <table:table-cell table:number-columns-repeated="3" table:style-name="ce41"/>
          <table:table-cell table:number-columns-repeated="16374"/>
        </table:table-row>
        <table:table-row table:number-rows-repeated="2" table:style-name="ro10">
          <table:table-cell table:number-columns-repeated="10" table:style-name="ce41"/>
          <table:table-cell table:number-columns-repeated="16374"/>
        </table:table-row>
        <table:table-row table:style-name="ro10">
          <table:table-cell office:value-type="string" table:number-columns-spanned="7" table:number-rows-spanned="9" table:style-name="ce443">
            <text:p>In this analysis of two distinct hedging strategies for an options portfolio with NVIDIA Corporation (NVDA) call options, we observe slightly differing outcomes. The strategy based on historical volatility, which involved shorting 517 shares, led to a slight portfolio value increase of 0.39% between December 4 and December 8, 2023. The ending portfolio value stood at $217,070.22, reflecting an absolute change of $837.10 and demonstrating a stable hedging outcome. This same strategy under the true market prices and implied volatility of the NVDA call options led to a slight decrease of -0.31% between December 4th and December 8th, 2023. The ending value sood at $214,203.24, reflecting an absolute change of -$669.16 which also demonstrates a stable hedging outcome as the portfolio drawdown was less than half a percent.</text:p>
          </table:table-cell>
          <table:covered-table-cell table:number-columns-repeated="6"/>
          <table:table-cell table:number-columns-repeated="3" table:style-name="ce41"/>
          <table:table-cell table:number-columns-repeated="16374"/>
        </table:table-row>
        <table:table-row table:number-rows-repeated="8" table:style-name="ro10">
          <table:covered-table-cell/>
          <table:covered-table-cell table:number-columns-repeated="6"/>
          <table:table-cell table:number-columns-repeated="3" table:style-name="ce41"/>
          <table:table-cell table:number-columns-repeated="16374"/>
        </table:table-row>
        <table:table-row table:number-rows-repeated="4" table:style-name="ro10">
          <table:table-cell table:number-columns-repeated="10" table:style-name="ce41"/>
          <table:table-cell table:number-columns-repeated="16374"/>
        </table:table-row>
        <table:table-row table:style-name="ro10">
          <table:table-cell table:number-columns-repeated="8" table:style-name="ce41"/>
          <table:table-cell office:value-type="string" table:style-name="ce41">
            <text:p>.</text:p>
          </table:table-cell>
          <table:table-cell table:style-name="ce41"/>
          <table:table-cell table:number-columns-repeated="16374"/>
        </table:table-row>
        <table:table-row table:number-rows-repeated="2" table:style-name="ro10">
          <table:table-cell table:number-columns-repeated="10" table:style-name="ce41"/>
          <table:table-cell table:number-columns-repeated="16374"/>
        </table:table-row>
        <table:table-row table:number-rows-repeated="1048533" table:style-name="ro11">
          <table:table-cell table:number-columns-repeated="16384"/>
        </table:table-row>
      </table:table>
      <table:table table:name="Extra_Credit_1" table:style-name="ta1">
        <table:table-column table:style-name="co46" table:default-cell-style-name="ce9"/>
        <table:table-column table:style-name="co47" table:default-cell-style-name="ce9"/>
        <table:table-column table:style-name="co48" table:default-cell-style-name="ce9"/>
        <table:table-column table:style-name="co49" table:default-cell-style-name="ce9"/>
        <table:table-column table:style-name="co50" table:default-cell-style-name="ce9"/>
        <table:table-column table:style-name="co1" table:default-cell-style-name="ce9"/>
        <table:table-column table:style-name="co51" table:default-cell-style-name="ce9"/>
        <table:table-column table:style-name="co52" table:default-cell-style-name="ce9"/>
        <table:table-column table:style-name="co53" table:default-cell-style-name="ce9"/>
        <table:table-column table:style-name="co30" table:default-cell-style-name="ce9"/>
        <table:table-column table:style-name="co54" table:default-cell-style-name="ce9"/>
        <table:table-column table:style-name="co52" table:default-cell-style-name="ce9"/>
        <table:table-column table:style-name="co50" table:number-columns-repeated="2" table:default-cell-style-name="ce9"/>
        <table:table-column table:style-name="co1" table:number-columns-repeated="16370" table:default-cell-style-name="ce9"/>
        <table:table-row table:style-name="ro10">
          <table:table-cell office:value-type="string" table:style-name="ce185">
            <text:p>Date</text:p>
          </table:table-cell>
          <table:table-cell office:value-type="string" table:style-name="ce186">
            <text:p>Close Price</text:p>
          </table:table-cell>
          <table:table-cell office:value-type="string" table:style-name="ce186">
            <text:p>u</text:p>
          </table:table-cell>
          <table:table-cell office:value-type="string" table:style-name="ce186">
            <text:p>u - u bar</text:p>
          </table:table-cell>
          <table:table-cell office:value-type="string" table:style-name="ce186">
            <text:p>squared</text:p>
          </table:table-cell>
          <table:table-cell table:style-name="ce9"/>
          <table:table-cell office:value-type="string" table:style-name="ce187">
            <text:p>Inputs</text:p>
          </table:table-cell>
          <table:table-cell table:style-name="ce188"/>
          <table:table-cell table:style-name="ce9"/>
          <table:table-cell table:style-name="ce189"/>
          <table:table-cell table:number-columns-repeated="3" table:style-name="ce190"/>
          <table:table-cell office:value-type="float" office:value="596.48958359999995" table:style-name="ce191">
            <text:p>596,4895836</text:p>
          </table:table-cell>
          <table:table-cell table:number-columns-repeated="16370"/>
        </table:table-row>
        <table:table-row table:style-name="ro10">
          <table:table-cell office:value-type="date" office:date-value="2023-11-08T00:00:00" table:style-name="ce192">
            <text:p>08-Thg11-23</text:p>
          </table:table-cell>
          <table:table-cell office:value-type="float" office:value="465.74" table:style-name="ce193">
            <text:p>465,74</text:p>
          </table:table-cell>
          <table:table-cell table:number-columns-repeated="3" table:style-name="ce194"/>
          <table:table-cell table:style-name="ce9"/>
          <table:table-cell office:value-type="string" table:style-name="ce195">
            <text:p>Implied Volatility</text:p>
          </table:table-cell>
          <table:table-cell office:value-type="percentage" office:value="0.36399999999999999" table:style-name="ce196">
            <text:p>36,40%</text:p>
          </table:table-cell>
          <table:table-cell table:style-name="ce9"/>
          <table:table-cell table:style-name="ce197"/>
          <table:table-cell table:number-columns-repeated="2" table:style-name="ce198"/>
          <table:table-cell office:value-type="float" office:value="560.77585629999999" table:style-name="ce199">
            <text:p>560,7758563</text:p>
          </table:table-cell>
          <table:table-cell office:value-type="float" office:value="126.4895836" table:style-name="ce200">
            <text:p>126,4895836</text:p>
          </table:table-cell>
          <table:table-cell table:number-columns-repeated="16370"/>
        </table:table-row>
        <table:table-row table:style-name="ro10">
          <table:table-cell office:value-type="date" office:date-value="2023-11-09T00:00:00" table:style-name="ce192">
            <text:p>09-Thg11-23</text:p>
          </table:table-cell>
          <table:table-cell office:value-type="float" office:value="469.5" table:style-name="ce193">
            <text:p>469,5</text:p>
          </table:table-cell>
          <table:table-cell office:value-type="float" office:value="8.0409999999999995E-3" table:style-name="ce194">
            <text:p>0,008041</text:p>
          </table:table-cell>
          <table:table-cell office:value-type="float" office:value="9.2650000000000007E-3" table:style-name="ce194">
            <text:p>0,009265</text:p>
          </table:table-cell>
          <table:table-cell office:value-type="float" office:value="8.6000000000000003E-5" table:style-name="ce194">
            <text:p>0,000086</text:p>
          </table:table-cell>
          <table:table-cell table:style-name="ce9"/>
          <table:table-cell office:value-type="string" table:style-name="ce195">
            <text:p>N</text:p>
          </table:table-cell>
          <table:table-cell office:value-type="float" office:value="19" table:style-name="ce194">
            <text:p>19</text:p>
          </table:table-cell>
          <table:table-cell table:style-name="ce9"/>
          <table:table-cell table:style-name="ce197"/>
          <table:table-cell table:style-name="ce198"/>
          <table:table-cell office:value-type="float" office:value="527.20042339999998" table:style-name="ce199">
            <text:p>527,2004234</text:p>
          </table:table-cell>
          <table:table-cell office:value-type="float" office:value="91.458212680000003" table:style-name="ce201">
            <text:p>91,45821268</text:p>
          </table:table-cell>
          <table:table-cell office:value-type="float" office:value="527.20042339999998" table:style-name="ce202">
            <text:p>527,2004234</text:p>
          </table:table-cell>
          <table:table-cell table:number-columns-repeated="16370"/>
        </table:table-row>
        <table:table-row table:style-name="ro10">
          <table:table-cell office:value-type="date" office:date-value="2023-11-10T00:00:00" table:style-name="ce192">
            <text:p>10-Thg11-23</text:p>
          </table:table-cell>
          <table:table-cell office:value-type="float" office:value="483.35" table:style-name="ce193">
            <text:p>483,35</text:p>
          </table:table-cell>
          <table:table-cell office:value-type="float" office:value="2.9073000000000002E-2" table:style-name="ce194">
            <text:p>0,029073</text:p>
          </table:table-cell>
          <table:table-cell office:value-type="float" office:value="3.0297000000000001E-2" table:style-name="ce194">
            <text:p>0,030297</text:p>
          </table:table-cell>
          <table:table-cell office:value-type="float" office:value="9.1799999999999998E-4" table:style-name="ce194">
            <text:p>0,000918</text:p>
          </table:table-cell>
          <table:table-cell table:style-name="ce9"/>
          <table:table-cell office:value-type="string" table:style-name="ce195">
            <text:p>Up</text:p>
          </table:table-cell>
          <table:table-cell office:value-type="float" office:value="1.0637000000000001" table:style-name="ce194">
            <text:p>1,0637</text:p>
          </table:table-cell>
          <table:table-cell table:style-name="ce9"/>
          <table:table-cell table:style-name="ce197"/>
          <table:table-cell office:value-type="float" office:value="495.63525829999998" table:style-name="ce199">
            <text:p>495,6352583</text:p>
          </table:table-cell>
          <table:table-cell office:value-type="float" office:value="59.586025139999997" table:style-name="ce201">
            <text:p>59,58602514</text:p>
          </table:table-cell>
          <table:table-cell office:value-type="float" office:value="495.63525829999998" table:style-name="ce199">
            <text:p>495,6352583</text:p>
          </table:table-cell>
          <table:table-cell office:value-type="float" office:value="57.200423360000002" table:style-name="ce200">
            <text:p>57,20042336</text:p>
          </table:table-cell>
          <table:table-cell table:number-columns-repeated="16370"/>
        </table:table-row>
        <table:table-row table:style-name="ro10">
          <table:table-cell office:value-type="date" office:date-value="2023-11-13T00:00:00" table:style-name="ce192">
            <text:p>13-Thg11-23</text:p>
          </table:table-cell>
          <table:table-cell office:value-type="float" office:value="486.2" table:style-name="ce193">
            <text:p>486,2</text:p>
          </table:table-cell>
          <table:table-cell office:value-type="float" office:value="5.8789999999999997E-3" table:style-name="ce194">
            <text:p>0,005879</text:p>
          </table:table-cell>
          <table:table-cell office:value-type="float" office:value="7.1029999999999999E-3" table:style-name="ce194">
            <text:p>0,007103</text:p>
          </table:table-cell>
          <table:table-cell office:value-type="float" office:value="5.0000000000000002E-5" table:style-name="ce194">
            <text:p>0,00005</text:p>
          </table:table-cell>
          <table:table-cell table:style-name="ce9"/>
          <table:table-cell office:value-type="string" table:style-name="ce195">
            <text:p>Down</text:p>
          </table:table-cell>
          <table:table-cell office:value-type="float" office:value="0.94010000000000005" table:style-name="ce194">
            <text:p>0,9401</text:p>
          </table:table-cell>
          <table:table-cell table:style-name="ce9"/>
          <table:table-cell office:value-type="float" office:value="465.96" table:style-name="ce203">
            <text:p>465,96</text:p>
          </table:table-cell>
          <table:table-cell office:value-type="float" office:value="36.598224010000003" table:style-name="ce201">
            <text:p>36,59822401</text:p>
          </table:table-cell>
          <table:table-cell office:value-type="float" office:value="465.96" table:style-name="ce199">
            <text:p>465,96</text:p>
          </table:table-cell>
          <table:table-cell office:value-type="float" office:value="28.349459639999999" table:style-name="ce201">
            <text:p>28,34945964</text:p>
          </table:table-cell>
          <table:table-cell office:value-type="float" office:value="465.96" table:style-name="ce202">
            <text:p>465,96</text:p>
          </table:table-cell>
          <table:table-cell table:number-columns-repeated="16370"/>
        </table:table-row>
        <table:table-row table:style-name="ro10">
          <table:table-cell office:value-type="date" office:date-value="2023-11-14T00:00:00" table:style-name="ce192">
            <text:p>14-Thg11-23</text:p>
          </table:table-cell>
          <table:table-cell office:value-type="float" office:value="496.56" table:style-name="ce193">
            <text:p>496,56</text:p>
          </table:table-cell>
          <table:table-cell office:value-type="float" office:value="2.1083999999999999E-2" table:style-name="ce194">
            <text:p>0,021084</text:p>
          </table:table-cell>
          <table:table-cell office:value-type="float" office:value="2.2308999999999999E-2" table:style-name="ce194">
            <text:p>0,022309</text:p>
          </table:table-cell>
          <table:table-cell office:value-type="float" office:value="4.9799999999999996E-4" table:style-name="ce194">
            <text:p>0,000498</text:p>
          </table:table-cell>
          <table:table-cell table:style-name="ce9"/>
          <table:table-cell office:value-type="string" table:style-name="ce195">
            <text:p># of days until maturity</text:p>
          </table:table-cell>
          <table:table-cell office:value-type="float" office:value="29" table:style-name="ce194">
            <text:p>29</text:p>
          </table:table-cell>
          <table:table-cell table:style-name="ce9"/>
          <table:table-cell office:value-type="float" office:value="21.640908029999999" table:style-name="ce204">
            <text:p>21,64090803</text:p>
          </table:table-cell>
          <table:table-cell office:value-type="float" office:value="438.06149370000003" table:style-name="ce199">
            <text:p>438,0614937</text:p>
          </table:table-cell>
          <table:table-cell office:value-type="float" office:value="14.05045303" table:style-name="ce201">
            <text:p>14,05045303</text:p>
          </table:table-cell>
          <table:table-cell office:value-type="float" office:value="438.06149370000003" table:style-name="ce199">
            <text:p>438,0614937</text:p>
          </table:table-cell>
          <table:table-cell office:value-type="float" office:value="0" table:style-name="ce200">
            <text:p>0</text:p>
          </table:table-cell>
          <table:table-cell table:number-columns-repeated="16370"/>
        </table:table-row>
        <table:table-row table:style-name="ro10">
          <table:table-cell office:value-type="date" office:date-value="2023-11-15T00:00:00" table:style-name="ce192">
            <text:p>15-Thg11-23</text:p>
          </table:table-cell>
          <table:table-cell office:value-type="float" office:value="488.88" table:style-name="ce193">
            <text:p>488,88</text:p>
          </table:table-cell>
          <table:table-cell office:value-type="float" office:value="-1.5587E-2" table:style-name="ce194">
            <text:p>-0,015587</text:p>
          </table:table-cell>
          <table:table-cell office:value-type="float" office:value="-1.4363000000000001E-2" table:style-name="ce194">
            <text:p>-0,014363</text:p>
          </table:table-cell>
          <table:table-cell office:value-type="float" office:value="2.0599999999999999E-4" table:style-name="ce194">
            <text:p>0,000206</text:p>
          </table:table-cell>
          <table:table-cell table:style-name="ce9"/>
          <table:table-cell office:value-type="string" table:style-name="ce195">
            <text:p>t</text:p>
          </table:table-cell>
          <table:table-cell office:value-type="float" office:value="0.11509999999999999" table:style-name="ce194">
            <text:p>0,1151</text:p>
          </table:table-cell>
          <table:table-cell table:style-name="ce9"/>
          <table:table-cell table:style-name="ce197"/>
          <table:table-cell office:value-type="float" office:value="6.9636329190000001" table:style-name="ce201">
            <text:p>6,963632919</text:p>
          </table:table-cell>
          <table:table-cell office:value-type="float" office:value="411.83335970000002" table:style-name="ce199">
            <text:p>411,8333597</text:p>
          </table:table-cell>
          <table:table-cell office:value-type="float" office:value="0" table:style-name="ce201">
            <text:p>0</text:p>
          </table:table-cell>
          <table:table-cell office:value-type="float" office:value="411.83335970000002" table:style-name="ce202">
            <text:p>411,8333597</text:p>
          </table:table-cell>
          <table:table-cell table:number-columns-repeated="16370"/>
        </table:table-row>
        <table:table-row table:style-name="ro10">
          <table:table-cell office:value-type="date" office:date-value="2023-11-16T00:00:00" table:style-name="ce192">
            <text:p>16-Thg11-23</text:p>
          </table:table-cell>
          <table:table-cell office:value-type="float" office:value="494.8" table:style-name="ce193">
            <text:p>494,8</text:p>
          </table:table-cell>
          <table:table-cell office:value-type="float" office:value="1.2037000000000001E-2" table:style-name="ce194">
            <text:p>0,012037</text:p>
          </table:table-cell>
          <table:table-cell office:value-type="float" office:value="1.3261E-2" table:style-name="ce194">
            <text:p>0,013261</text:p>
          </table:table-cell>
          <table:table-cell office:value-type="float" office:value="1.76E-4" table:style-name="ce194">
            <text:p>0,000176</text:p>
          </table:table-cell>
          <table:table-cell table:style-name="ce9"/>
          <table:table-cell office:value-type="string" table:style-name="ce195">
            <text:p>Delta t</text:p>
          </table:table-cell>
          <table:table-cell office:value-type="float" office:value="2.8799999999999999E-2" table:style-name="ce194">
            <text:p>0,0288</text:p>
          </table:table-cell>
          <table:table-cell table:style-name="ce9"/>
          <table:table-cell table:style-name="ce197"/>
          <table:table-cell table:style-name="ce198"/>
          <table:table-cell office:value-type="float" office:value="0" table:style-name="ce201">
            <text:p>0</text:p>
          </table:table-cell>
          <table:table-cell office:value-type="float" office:value="387.17558750000001" table:style-name="ce199">
            <text:p>387,1755875</text:p>
          </table:table-cell>
          <table:table-cell office:value-type="float" office:value="0" table:style-name="ce200">
            <text:p>0</text:p>
          </table:table-cell>
          <table:table-cell table:number-columns-repeated="16370"/>
        </table:table-row>
        <table:table-row table:style-name="ro10">
          <table:table-cell office:value-type="date" office:date-value="2023-11-17T00:00:00" table:style-name="ce192">
            <text:p>17-Thg11-23</text:p>
          </table:table-cell>
          <table:table-cell office:value-type="float" office:value="492.98" table:style-name="ce193">
            <text:p>492,98</text:p>
          </table:table-cell>
          <table:table-cell office:value-type="float" office:value="-3.6849999999999999E-3" table:style-name="ce194">
            <text:p>-0,003685</text:p>
          </table:table-cell>
          <table:table-cell office:value-type="float" office:value="-2.4610000000000001E-3" table:style-name="ce194">
            <text:p>-0,002461</text:p>
          </table:table-cell>
          <table:table-cell office:value-type="float" office:value="6.0000000000000002E-6" table:style-name="ce194">
            <text:p>0,000006</text:p>
          </table:table-cell>
          <table:table-cell table:style-name="ce9"/>
          <table:table-cell office:value-type="string" table:style-name="ce195">
            <text:p>Binomial Tree Steps</text:p>
          </table:table-cell>
          <table:table-cell office:value-type="float" office:value="4" table:style-name="ce194">
            <text:p>4</text:p>
          </table:table-cell>
          <table:table-cell table:style-name="ce9"/>
          <table:table-cell table:style-name="ce197"/>
          <table:table-cell table:number-columns-repeated="2" table:style-name="ce198"/>
          <table:table-cell office:value-type="float" office:value="0" table:style-name="ce201">
            <text:p>0</text:p>
          </table:table-cell>
          <table:table-cell office:value-type="float" office:value="363.99415440000001" table:style-name="ce202">
            <text:p>363,9941544</text:p>
          </table:table-cell>
          <table:table-cell table:number-columns-repeated="16370"/>
        </table:table-row>
        <table:table-row table:style-name="ro10">
          <table:table-cell office:value-type="date" office:date-value="2023-11-20T00:00:00" table:style-name="ce192">
            <text:p>20-Thg11-23</text:p>
          </table:table-cell>
          <table:table-cell office:value-type="float" office:value="504.09" table:style-name="ce193">
            <text:p>504,09</text:p>
          </table:table-cell>
          <table:table-cell office:value-type="float" office:value="2.2286E-2" table:style-name="ce194">
            <text:p>0,022286</text:p>
          </table:table-cell>
          <table:table-cell office:value-type="float" office:value="2.3511000000000001E-2" table:style-name="ce194">
            <text:p>0,023511</text:p>
          </table:table-cell>
          <table:table-cell office:value-type="float" office:value="5.53E-4" table:style-name="ce194">
            <text:p>0,000553</text:p>
          </table:table-cell>
          <table:table-cell table:style-name="ce9"/>
          <table:table-cell office:value-type="string" table:style-name="ce195">
            <text:p>p</text:p>
          </table:table-cell>
          <table:table-cell office:value-type="float" office:value="0.49630000000000002" table:style-name="ce194">
            <text:p>0,4963</text:p>
          </table:table-cell>
          <table:table-cell table:style-name="ce9"/>
          <table:table-cell table:style-name="ce205"/>
          <table:table-cell table:number-columns-repeated="3" table:style-name="ce206"/>
          <table:table-cell office:value-type="float" office:value="0" table:style-name="ce207">
            <text:p>0</text:p>
          </table:table-cell>
          <table:table-cell table:number-columns-repeated="16370"/>
        </table:table-row>
        <table:table-row table:style-name="ro10">
          <table:table-cell office:value-type="date" office:date-value="2023-11-21T00:00:00" table:style-name="ce192">
            <text:p>21-Thg11-23</text:p>
          </table:table-cell>
          <table:table-cell office:value-type="float" office:value="499.44" table:style-name="ce193">
            <text:p>499,44</text:p>
          </table:table-cell>
          <table:table-cell office:value-type="float" office:value="-9.2669999999999992E-3" table:style-name="ce194">
            <text:p>-0,009267</text:p>
          </table:table-cell>
          <table:table-cell office:value-type="float" office:value="-8.0429999999999998E-3" table:style-name="ce194">
            <text:p>-0,008043</text:p>
          </table:table-cell>
          <table:table-cell office:value-type="float" office:value="6.4999999999999994E-5" table:style-name="ce194">
            <text:p>0,000065</text:p>
          </table:table-cell>
          <table:table-cell table:style-name="ce9"/>
          <table:table-cell office:value-type="string" table:style-name="ce195">
            <text:p>Dividend Yield</text:p>
          </table:table-cell>
          <table:table-cell office:value-type="percentage" office:value="4.0000000000000002E-4" table:style-name="ce208">
            <text:p>0,04%</text:p>
          </table:table-cell>
          <table:table-cell table:number-columns-repeated="16376" table:style-name="ce9"/>
        </table:table-row>
        <table:table-row table:style-name="ro10">
          <table:table-cell office:value-type="date" office:date-value="2023-11-22T00:00:00" table:style-name="ce192">
            <text:p>22-Thg11-23</text:p>
          </table:table-cell>
          <table:table-cell office:value-type="float" office:value="487.16" table:style-name="ce193">
            <text:p>487,16</text:p>
          </table:table-cell>
          <table:table-cell office:value-type="float" office:value="-2.4895E-2" table:style-name="ce194">
            <text:p>-0,024895</text:p>
          </table:table-cell>
          <table:table-cell office:value-type="float" office:value="-2.367E-2" table:style-name="ce194">
            <text:p>-0,02367</text:p>
          </table:table-cell>
          <table:table-cell office:value-type="float" office:value="5.5999999999999995E-4" table:style-name="ce194">
            <text:p>0,00056</text:p>
          </table:table-cell>
          <table:table-cell table:style-name="ce9"/>
          <table:table-cell office:value-type="string" table:style-name="ce195">
            <text:p>Risk free rate (Dec 7, 23)</text:p>
          </table:table-cell>
          <table:table-cell office:value-type="percentage" office:value="5.0500000000000003E-2" table:style-name="ce209">
            <text:p>5,05%</text:p>
          </table:table-cell>
          <table:table-cell table:style-name="ce9"/>
          <table:table-cell office:value-type="string" table:number-columns-spanned="2" table:number-rows-spanned="1" table:style-name="ce444">
            <text:p>DELTA</text:p>
          </table:table-cell>
          <table:covered-table-cell/>
          <table:table-cell office:value-type="float" office:value="0.51472387330000002" table:style-name="ce210">
            <text:p>0,514723873</text:p>
          </table:table-cell>
          <table:table-cell table:number-columns-repeated="16372" table:style-name="ce9"/>
        </table:table-row>
        <table:table-row table:style-name="ro10">
          <table:table-cell office:value-type="date" office:date-value="2023-11-24T00:00:00" table:style-name="ce192">
            <text:p>24-Thg11-23</text:p>
          </table:table-cell>
          <table:table-cell office:value-type="float" office:value="477.76" table:style-name="ce193">
            <text:p>477,76</text:p>
          </table:table-cell>
          <table:table-cell office:value-type="float" office:value="-1.9484000000000001E-2" table:style-name="ce194">
            <text:p>-0,019484</text:p>
          </table:table-cell>
          <table:table-cell office:value-type="float" office:value="-1.8259999999999998E-2" table:style-name="ce194">
            <text:p>-0,01826</text:p>
          </table:table-cell>
          <table:table-cell office:value-type="float" office:value="3.3300000000000002E-4" table:style-name="ce194">
            <text:p>0,000333</text:p>
          </table:table-cell>
          <table:table-cell table:style-name="ce9"/>
          <table:table-cell office:value-type="string" table:style-name="ce195">
            <text:p>S(0)</text:p>
          </table:table-cell>
          <table:table-cell office:value-type="float" office:value="465.96" table:style-name="ce194">
            <text:p>465,96</text:p>
          </table:table-cell>
          <table:table-cell table:style-name="ce9"/>
          <table:table-cell office:value-type="string" table:number-columns-spanned="2" table:number-rows-spanned="1" table:style-name="ce444">
            <text:p>Number of stock need to short</text:p>
          </table:table-cell>
          <table:covered-table-cell/>
          <table:table-cell office:value-type="float" office:value="514.72387330000004" table:style-name="ce194">
            <text:p>514,7238733</text:p>
          </table:table-cell>
          <table:table-cell table:number-columns-repeated="16372" table:style-name="ce9"/>
        </table:table-row>
        <table:table-row table:style-name="ro10">
          <table:table-cell office:value-type="date" office:date-value="2023-11-27T00:00:00" table:style-name="ce192">
            <text:p>27-Thg11-23</text:p>
          </table:table-cell>
          <table:table-cell office:value-type="float" office:value="482.42" table:style-name="ce193">
            <text:p>482,42</text:p>
          </table:table-cell>
          <table:table-cell office:value-type="float" office:value="9.7070000000000004E-3" table:style-name="ce194">
            <text:p>0,009707</text:p>
          </table:table-cell>
          <table:table-cell office:value-type="float" office:value="1.0931E-2" table:style-name="ce194">
            <text:p>0,010931</text:p>
          </table:table-cell>
          <table:table-cell office:value-type="float" office:value="1.1900000000000001E-4" table:style-name="ce194">
            <text:p>0,000119</text:p>
          </table:table-cell>
          <table:table-cell table:style-name="ce9"/>
          <table:table-cell office:value-type="string" table:style-name="ce195">
            <text:p>Strike Price</text:p>
          </table:table-cell>
          <table:table-cell office:value-type="float" office:value="470" table:style-name="ce194">
            <text:p>470</text:p>
          </table:table-cell>
          <table:table-cell table:number-columns-repeated="16376" table:style-name="ce9"/>
        </table:table-row>
        <table:table-row table:style-name="ro11">
          <table:table-cell office:value-type="date" office:date-value="2023-11-28T00:00:00" table:style-name="ce192">
            <text:p>28-Thg11-23</text:p>
          </table:table-cell>
          <table:table-cell office:value-type="float" office:value="478.21" table:style-name="ce193">
            <text:p>478,21</text:p>
          </table:table-cell>
          <table:table-cell office:value-type="float" office:value="-8.7650000000000002E-3" table:style-name="ce194">
            <text:p>-0,008765</text:p>
          </table:table-cell>
          <table:table-cell office:value-type="float" office:value="-7.541E-3" table:style-name="ce194">
            <text:p>-0,007541</text:p>
          </table:table-cell>
          <table:table-cell office:value-type="float" office:value="5.7000000000000003E-5" table:style-name="ce194">
            <text:p>0,000057</text:p>
          </table:table-cell>
          <table:table-cell table:number-columns-repeated="16379" table:style-name="ce9"/>
        </table:table-row>
        <table:table-row table:style-name="ro11">
          <table:table-cell office:value-type="date" office:date-value="2023-11-29T00:00:00" table:style-name="ce192">
            <text:p>29-Thg11-23</text:p>
          </table:table-cell>
          <table:table-cell office:value-type="float" office:value="481.4" table:style-name="ce193">
            <text:p>481,4</text:p>
          </table:table-cell>
          <table:table-cell office:value-type="float" office:value="6.6490000000000004E-3" table:style-name="ce194">
            <text:p>0,006649</text:p>
          </table:table-cell>
          <table:table-cell office:value-type="float" office:value="7.8729999999999998E-3" table:style-name="ce194">
            <text:p>0,007873</text:p>
          </table:table-cell>
          <table:table-cell office:value-type="float" office:value="6.2000000000000003E-5" table:style-name="ce194">
            <text:p>0,000062</text:p>
          </table:table-cell>
          <table:table-cell table:style-name="ce9"/>
          <table:table-cell table:style-name="ce9">
            <draw:frame draw:z-index="1" draw:id="id7" draw:style-name="a9" draw:name="Picture 1" svg:x="0in" svg:y="0in" svg:width="5in" svg:height="2.96875in" style:rel-width="scale" style:rel-height="scale">
              <draw:image xlink:href="" xlink:type="simple" xlink:show="embed" xlink:actuate="onLoad"/>
              <svg:title/>
              <svg:desc/>
            </draw:frame>
          </table:table-cell>
          <table:table-cell table:number-columns-repeated="4" table:style-name="ce9"/>
          <table:table-cell table:style-name="ce9">
            <draw:frame draw:z-index="2" draw:id="id8" draw:style-name="a10" draw:name="Picture 2" svg:x="0in" svg:y="0in" svg:width="4.98958in" svg:height="3.23958in" style:rel-width="scale" style:rel-height="scale">
              <draw:image xlink:href="" xlink:type="simple" xlink:show="embed" xlink:actuate="onLoad"/>
              <svg:title/>
              <svg:desc/>
            </draw:frame>
          </table:table-cell>
          <table:table-cell table:number-columns-repeated="16372" table:style-name="ce9"/>
        </table:table-row>
        <table:table-row table:style-name="ro11">
          <table:table-cell office:value-type="date" office:date-value="2023-11-30T00:00:00" table:style-name="ce192">
            <text:p>30-Thg11-23</text:p>
          </table:table-cell>
          <table:table-cell office:value-type="float" office:value="467.7" table:style-name="ce193">
            <text:p>467,7</text:p>
          </table:table-cell>
          <table:table-cell office:value-type="float" office:value="-2.8871000000000001E-2" table:style-name="ce194">
            <text:p>-0,028871</text:p>
          </table:table-cell>
          <table:table-cell office:value-type="float" office:value="-2.7647000000000001E-2" table:style-name="ce194">
            <text:p>-0,027647</text:p>
          </table:table-cell>
          <table:table-cell office:value-type="float" office:value="7.6400000000000003E-4" table:style-name="ce194">
            <text:p>0,000764</text:p>
          </table:table-cell>
          <table:table-cell table:number-columns-repeated="16379"/>
        </table:table-row>
        <table:table-row table:style-name="ro11">
          <table:table-cell office:value-type="date" office:date-value="2023-12-01T00:00:00" table:style-name="ce192">
            <text:p>01-Thg12-23</text:p>
          </table:table-cell>
          <table:table-cell office:value-type="float" office:value="467.65" table:style-name="ce193">
            <text:p>467,65</text:p>
          </table:table-cell>
          <table:table-cell office:value-type="float" office:value="-1.07E-4" table:style-name="ce194">
            <text:p>-0,000107</text:p>
          </table:table-cell>
          <table:table-cell office:value-type="float" office:value="1.1180000000000001E-3" table:style-name="ce194">
            <text:p>0,001118</text:p>
          </table:table-cell>
          <table:table-cell office:value-type="float" office:value="9.9999999999999995E-7" table:style-name="ce194">
            <text:p>0,000001</text:p>
          </table:table-cell>
          <table:table-cell table:number-columns-repeated="16379"/>
        </table:table-row>
        <table:table-row table:style-name="ro11">
          <table:table-cell office:value-type="date" office:date-value="2023-12-04T00:00:00" table:style-name="ce192">
            <text:p>04-Thg12-23</text:p>
          </table:table-cell>
          <table:table-cell office:value-type="float" office:value="455.1" table:style-name="ce193">
            <text:p>455,1</text:p>
          </table:table-cell>
          <table:table-cell office:value-type="float" office:value="-2.7203000000000001E-2" table:style-name="ce194">
            <text:p>-0,027203</text:p>
          </table:table-cell>
          <table:table-cell office:value-type="float" office:value="-2.5978999999999999E-2" table:style-name="ce194">
            <text:p>-0,025979</text:p>
          </table:table-cell>
          <table:table-cell office:value-type="float" office:value="6.7500000000000004E-4" table:style-name="ce194">
            <text:p>0,000675</text:p>
          </table:table-cell>
          <table:table-cell table:number-columns-repeated="16379"/>
        </table:table-row>
        <table:table-row table:style-name="ro11">
          <table:table-cell office:value-type="date" office:date-value="2023-12-05T00:00:00" table:style-name="ce192">
            <text:p>05-Thg12-23</text:p>
          </table:table-cell>
          <table:table-cell office:value-type="float" office:value="465.66" table:style-name="ce193">
            <text:p>465,66</text:p>
          </table:table-cell>
          <table:table-cell office:value-type="float" office:value="2.2939000000000001E-2" table:style-name="ce194">
            <text:p>0,022939</text:p>
          </table:table-cell>
          <table:table-cell office:value-type="float" office:value="2.4163E-2" table:style-name="ce194">
            <text:p>0,024163</text:p>
          </table:table-cell>
          <table:table-cell office:value-type="float" office:value="5.8399999999999999E-4" table:style-name="ce194">
            <text:p>0,000584</text:p>
          </table:table-cell>
          <table:table-cell table:number-columns-repeated="16379"/>
        </table:table-row>
        <table:table-row table:style-name="ro11">
          <table:table-cell office:value-type="date" office:date-value="2023-12-06T00:00:00" table:style-name="ce211">
            <text:p>06-Thg12-23</text:p>
          </table:table-cell>
          <table:table-cell office:value-type="float" office:value="455.03" table:style-name="ce212">
            <text:p>455,03</text:p>
          </table:table-cell>
          <table:table-cell office:value-type="float" office:value="-2.3092000000000001E-2" table:style-name="ce194">
            <text:p>-0,023092</text:p>
          </table:table-cell>
          <table:table-cell office:value-type="float" office:value="-2.1867999999999999E-2" table:style-name="ce194">
            <text:p>-0,021868</text:p>
          </table:table-cell>
          <table:table-cell office:value-type="float" office:value="4.7800000000000002E-4" table:style-name="ce194">
            <text:p>0,000478</text:p>
          </table:table-cell>
          <table:table-cell table:number-columns-repeated="16379"/>
        </table:table-row>
        <table:table-row table:style-name="ro10">
          <table:table-cell table:style-name="ce213"/>
          <table:table-cell office:value-type="string" table:style-name="ce214">
            <text:p>Mean u</text:p>
          </table:table-cell>
          <table:table-cell office:value-type="float" office:value="-1.224E-3" table:style-name="ce215">
            <text:p>-0,001224</text:p>
          </table:table-cell>
          <table:table-cell office:value-type="string" table:style-name="ce214">
            <text:p>Sum Squared</text:p>
          </table:table-cell>
          <table:table-cell office:value-type="float" office:value="6.1919999999999996E-3" table:style-name="ce215">
            <text:p>0,006192</text:p>
          </table:table-cell>
          <table:table-cell table:number-columns-repeated="16379"/>
        </table:table-row>
        <table:table-row table:number-rows-repeated="13" table:style-name="ro11">
          <table:table-cell table:number-columns-repeated="16384"/>
        </table:table-row>
        <table:table-row table:style-name="ro11">
          <table:table-cell table:style-name="ce9">
            <draw:frame draw:z-index="3" draw:id="id9" draw:style-name="a11" draw:name="Ảnh 3" svg:x="0.27083in" svg:y="0.07292in" svg:width="23.57292in" svg:height="2.17708in" style:rel-width="scale" style:rel-height="scale">
              <draw:image xlink:href="" xlink:type="simple" xlink:show="embed" xlink:actuate="onLoad"/>
              <svg:title/>
              <svg:desc/>
            </draw:frame>
          </table:table-cell>
          <table:table-cell table:number-columns-repeated="16383"/>
        </table:table-row>
        <table:table-row table:number-rows-repeated="1048540" table:style-name="ro11">
          <table:table-cell table:number-columns-repeated="16384"/>
        </table:table-row>
      </table:table>
      <table:table table:name="Extra_Credit_#2_(Solver)" table:style-name="ta1">
        <table:table-column table:style-name="co55" table:default-cell-style-name="ce9"/>
        <table:table-column table:style-name="co56" table:default-cell-style-name="ce9"/>
        <table:table-column table:style-name="co1" table:default-cell-style-name="ce9"/>
        <table:table-column table:style-name="co57" table:default-cell-style-name="ce9"/>
        <table:table-column table:style-name="co1" table:number-columns-repeated="2" table:default-cell-style-name="ce9"/>
        <table:table-column table:style-name="co22" table:default-cell-style-name="ce9"/>
        <table:table-column table:style-name="co1" table:number-columns-repeated="2" table:default-cell-style-name="ce9"/>
        <table:table-column table:style-name="co58" table:default-cell-style-name="ce9"/>
        <table:table-column table:style-name="co59" table:default-cell-style-name="ce9"/>
        <table:table-column table:style-name="co1" table:default-cell-style-name="ce9"/>
        <table:table-column table:style-name="co60" table:default-cell-style-name="ce9"/>
        <table:table-column table:style-name="co1" table:number-columns-repeated="16371" table:default-cell-style-name="ce9"/>
        <table:table-row table:style-name="ro16">
          <table:table-cell office:value-type="string" table:style-name="ce216">
            <text:p>Close Price 12/12/2023</text:p>
          </table:table-cell>
          <table:table-cell office:value-type="float" office:value="476.57" table:style-name="ce216">
            <text:p>476,57</text:p>
          </table:table-cell>
          <table:table-cell table:style-name="ce9"/>
          <table:table-cell office:value-type="string" table:number-columns-spanned="5" table:number-rows-spanned="1" table:style-name="ce445">
            <text:p>Optimal Black-Scholes-Merton Model</text:p>
          </table:table-cell>
          <table:covered-table-cell table:number-columns-repeated="4"/>
          <table:table-cell table:style-name="ce9"/>
          <table:table-cell office:value-type="string" table:number-columns-spanned="5" table:number-rows-spanned="1" table:style-name="ce445">
            <text:p>Original Black-Scholes-Merton Model</text:p>
          </table:table-cell>
          <table:covered-table-cell table:number-columns-repeated="4"/>
          <table:table-cell table:number-columns-repeated="16370"/>
        </table:table-row>
        <table:table-row table:style-name="ro17">
          <table:table-cell office:value-type="string" table:style-name="ce217">
            <text:p>Call option data with expiry 1/19/24 as of close 12/12/23</text:p>
          </table:table-cell>
          <table:table-cell table:style-name="ce218"/>
          <table:table-cell table:style-name="ce9"/>
          <table:table-cell office:value-type="string" table:style-name="ce219">
            <text:p>Dividend Yield</text:p>
          </table:table-cell>
          <table:table-cell office:value-type="percentage" office:value="2.9999999999999997E-4" table:style-name="ce245">
            <text:p>0,03%</text:p>
          </table:table-cell>
          <table:table-cell table:style-name="ce41"/>
          <table:table-cell office:value-type="string" table:style-name="ce219">
            <text:p>d1</text:p>
          </table:table-cell>
          <table:table-cell office:value-type="float" office:value="0.87551784551500489" table:formula="of:=LN(([.E4]/[.E6])+([.E3]-[.E2]+(([.G13]^2)/2)*[.E5]))/([.G13]*SQRT([.E5]))" table:style-name="ce246">
            <text:p>0,8755</text:p>
          </table:table-cell>
          <table:table-cell table:style-name="ce41"/>
          <table:table-cell office:value-type="string" table:style-name="ce219">
            <text:p>Dividend Yield</text:p>
          </table:table-cell>
          <table:table-cell office:value-type="percentage" office:value="2.9999999999999997E-4" table:style-name="ce245">
            <text:p>0,03%</text:p>
          </table:table-cell>
          <table:table-cell table:style-name="ce41"/>
          <table:table-cell office:value-type="string" table:style-name="ce219">
            <text:p>d1</text:p>
          </table:table-cell>
          <table:table-cell office:value-type="float" office:value="0.85832417534119576" table:formula="of:=LN(([.K4]/[.K6])+([.K3]-[.K2]+(([.K7]^2)/2)*[.K5]))/([.K7]*SQRT([.K5]))" table:style-name="ce246">
            <text:p>0,8583</text:p>
          </table:table-cell>
          <table:table-cell table:number-columns-repeated="16370"/>
        </table:table-row>
        <table:table-row table:style-name="ro9">
          <table:table-cell office:value-type="string" table:style-name="ce220">
            <text:p>Strike Price</text:p>
          </table:table-cell>
          <table:table-cell office:value-type="string" table:style-name="ce221">
            <text:p>Implied Volatility</text:p>
          </table:table-cell>
          <table:table-cell table:style-name="ce9"/>
          <table:table-cell office:value-type="string" table:style-name="ce222">
            <text:p>Risk free Rate (12.12.23)</text:p>
          </table:table-cell>
          <table:table-cell office:value-type="percentage" office:value="5.1400000000000001E-2" table:style-name="ce247">
            <text:p>5,14%</text:p>
          </table:table-cell>
          <table:table-cell table:style-name="ce41"/>
          <table:table-cell office:value-type="string" table:style-name="ce222">
            <text:p>d2</text:p>
          </table:table-cell>
          <table:table-cell office:value-type="float" office:value="0.76146546164274176" table:formula="of:=[.H2]-([.G13]*SQRT([.E5]))" table:style-name="ce248">
            <text:p>0,7615</text:p>
          </table:table-cell>
          <table:table-cell table:style-name="ce41"/>
          <table:table-cell office:value-type="string" table:style-name="ce222">
            <text:p>Risk free Rate (12.12.23)</text:p>
          </table:table-cell>
          <table:table-cell office:value-type="percentage" office:value="5.1400000000000001E-2" table:style-name="ce247">
            <text:p>5,14%</text:p>
          </table:table-cell>
          <table:table-cell table:style-name="ce41"/>
          <table:table-cell office:value-type="string" table:style-name="ce222">
            <text:p>d2</text:p>
          </table:table-cell>
          <table:table-cell office:value-type="float" office:value="0.74167084276985429" table:formula="of:=[.N2]-([.K7]*SQRT([.K5]))" table:style-name="ce248">
            <text:p>0,7417</text:p>
          </table:table-cell>
          <table:table-cell table:number-columns-repeated="16370"/>
        </table:table-row>
        <table:table-row table:style-name="ro10">
          <table:table-cell office:value-type="float" office:value="100" table:style-name="ce223">
            <text:p><text:a xlink:href="https://finance.yahoo.com/quote/NVDA/options?strike=100&amp;straddle=false">100</text:a></text:p>
          </table:table-cell>
          <table:table-cell office:value-type="percentage" office:value="2.1231" table:style-name="ce224">
            <text:p>212,31%</text:p>
          </table:table-cell>
          <table:table-cell table:style-name="ce9"/>
          <table:table-cell office:value-type="string" table:style-name="ce222">
            <text:p>S(0)</text:p>
          </table:table-cell>
          <table:table-cell office:value-type="float" office:value="476.57" table:style-name="ce153">
            <text:p>476,57</text:p>
          </table:table-cell>
          <table:table-cell table:style-name="ce41"/>
          <table:table-cell office:value-type="string" table:style-name="ce222">
            <text:p>N(d1)</text:p>
          </table:table-cell>
          <table:table-cell office:value-type="float" office:value="0.8093538976887944" table:formula="of:=COM.MICROSOFT.NORM.S.DIST([.H2];TRUE)" table:style-name="ce248">
            <text:p>0,8094</text:p>
          </table:table-cell>
          <table:table-cell table:style-name="ce41"/>
          <table:table-cell office:value-type="string" table:style-name="ce222">
            <text:p>S(0)</text:p>
          </table:table-cell>
          <table:table-cell office:value-type="float" office:value="476.57" table:style-name="ce153">
            <text:p>476,57</text:p>
          </table:table-cell>
          <table:table-cell table:style-name="ce41"/>
          <table:table-cell office:value-type="string" table:style-name="ce222">
            <text:p>N(d1)</text:p>
          </table:table-cell>
          <table:table-cell office:value-type="float" office:value="0.80464325811115378" table:formula="of:=COM.MICROSOFT.NORM.S.DIST([.N2];TRUE)" table:style-name="ce248">
            <text:p>0,8046</text:p>
          </table:table-cell>
          <table:table-cell table:number-columns-repeated="16370"/>
        </table:table-row>
        <table:table-row table:style-name="ro10">
          <table:table-cell office:value-type="float" office:value="105" table:style-name="ce225">
            <text:p><text:a xlink:href="https://finance.yahoo.com/quote/NVDA/options?strike=105&amp;straddle=false">105</text:a></text:p>
          </table:table-cell>
          <table:table-cell office:value-type="percentage" office:value="2.1659999999999999" table:style-name="ce226">
            <text:p>216,60%</text:p>
          </table:table-cell>
          <table:table-cell table:style-name="ce9"/>
          <table:table-cell office:value-type="string" table:style-name="ce227">
            <text:p>T</text:p>
          </table:table-cell>
          <table:table-cell office:value-type="float" office:value="9.5238095238095233E-2" table:formula="of:=24/252" table:style-name="ce154">
            <text:p>0,0952</text:p>
          </table:table-cell>
          <table:table-cell table:style-name="ce41"/>
          <table:table-cell office:value-type="string" table:style-name="ce228">
            <text:p>N(d2)</text:p>
          </table:table-cell>
          <table:table-cell office:value-type="float" office:value="0.77681044963936052" table:formula="of:=COM.MICROSOFT.NORM.S.DIST([.H3];TRUE)" table:style-name="ce248">
            <text:p>0,7768</text:p>
          </table:table-cell>
          <table:table-cell table:style-name="ce41"/>
          <table:table-cell office:value-type="string" table:style-name="ce227">
            <text:p>T</text:p>
          </table:table-cell>
          <table:table-cell office:value-type="float" office:value="9.5238095238095233E-2" table:formula="of:=24/252" table:style-name="ce154">
            <text:p>0,0952</text:p>
          </table:table-cell>
          <table:table-cell table:style-name="ce41"/>
          <table:table-cell office:value-type="string" table:style-name="ce228">
            <text:p>N(d2)</text:p>
          </table:table-cell>
          <table:table-cell office:value-type="float" office:value="0.77085660513856391" table:formula="of:=COM.MICROSOFT.NORM.S.DIST([.N3];TRUE)" table:style-name="ce248">
            <text:p>0,7709</text:p>
          </table:table-cell>
          <table:table-cell table:number-columns-repeated="16370"/>
        </table:table-row>
        <table:table-row table:style-name="ro9">
          <table:table-cell office:value-type="float" office:value="110" table:style-name="ce225">
            <text:p><text:a xlink:href="https://finance.yahoo.com/quote/NVDA/options?strike=110&amp;straddle=false">110</text:a></text:p>
          </table:table-cell>
          <table:table-cell office:value-type="percentage" office:value="1.9453" table:style-name="ce226">
            <text:p>194,53%</text:p>
          </table:table-cell>
          <table:table-cell table:style-name="ce9"/>
          <table:table-cell office:value-type="string" table:style-name="ce229">
            <text:p>Strike</text:p>
          </table:table-cell>
          <table:table-cell office:value-type="float" office:value="455" table:style-name="ce249">
            <text:p>455</text:p>
          </table:table-cell>
          <table:table-cell table:style-name="ce250"/>
          <table:table-cell office:value-type="string" table:style-name="ce230">
            <text:p>Market Price</text:p>
          </table:table-cell>
          <table:table-cell office:value-type="float" office:value="33.979999999999997" table:style-name="ce251">
            <text:p>$33,98<text:s/></text:p>
          </table:table-cell>
          <table:table-cell table:style-name="ce41"/>
          <table:table-cell office:value-type="string" table:style-name="ce229">
            <text:p>Strike</text:p>
          </table:table-cell>
          <table:table-cell office:value-type="float" office:value="455" table:style-name="ce249">
            <text:p>455</text:p>
          </table:table-cell>
          <table:table-cell table:style-name="ce250"/>
          <table:table-cell office:value-type="string" table:style-name="ce231">
            <text:p>Market Price</text:p>
          </table:table-cell>
          <table:table-cell office:value-type="float" office:value="33.979999999999997" table:style-name="ce252">
            <text:p>$33,98<text:s/></text:p>
          </table:table-cell>
          <table:table-cell table:number-columns-repeated="16370"/>
        </table:table-row>
        <table:table-row table:style-name="ro9">
          <table:table-cell office:value-type="float" office:value="115" table:style-name="ce225">
            <text:p><text:a xlink:href="https://finance.yahoo.com/quote/NVDA/options?strike=115&amp;straddle=false">115</text:a></text:p>
          </table:table-cell>
          <table:table-cell office:value-type="percentage" office:value="2.0566" table:style-name="ce226">
            <text:p>205,66%</text:p>
          </table:table-cell>
          <table:table-cell table:style-name="ce9"/>
          <table:table-cell office:value-type="string" table:style-name="ce232">
            <text:p>Implied Volatility</text:p>
          </table:table-cell>
          <table:table-cell office:value-type="percentage" office:value="0.378" table:style-name="ce233">
            <text:p>37,8%</text:p>
          </table:table-cell>
          <table:table-cell table:style-name="ce11"/>
          <table:table-cell office:value-type="string" table:style-name="ce234">
            <text:p>European Call Option</text:p>
          </table:table-cell>
          <table:table-cell office:value-type="float" office:value="33.979999999999961" table:formula="of:=([.E4]*EXP(-[.E2]*[.E5])*([.H4]))-([.E6]*EXP(-[.E3]*[.E5])*([.H5]))" table:style-name="ce235">
            <text:p><text:s/>$33,98<text:s/></text:p>
          </table:table-cell>
          <table:table-cell table:style-name="ce9"/>
          <table:table-cell office:value-type="string" table:style-name="ce236">
            <text:p>Implied Volatility</text:p>
          </table:table-cell>
          <table:table-cell office:value-type="float" office:value="0.378" table:style-name="ce237">
            <text:p>0,378</text:p>
          </table:table-cell>
          <table:table-cell table:style-name="ce11"/>
          <table:table-cell office:value-type="string" table:style-name="ce216">
            <text:p>European Call Option</text:p>
          </table:table-cell>
          <table:table-cell office:value-type="float" office:value="34.430885093983875" table:formula="of:=([.K4]*EXP(-[.K2]*[.K5])*([.N4]))-([.K6]*EXP(-[.K3]*[.K5])*([.N5]))" table:style-name="ce238">
            <text:p><text:s/>$34,43<text:s/></text:p>
          </table:table-cell>
          <table:table-cell table:number-columns-repeated="16370"/>
        </table:table-row>
        <table:table-row table:style-name="ro10">
          <table:table-cell office:value-type="float" office:value="120" table:style-name="ce225">
            <text:p><text:a xlink:href="https://finance.yahoo.com/quote/NVDA/options?strike=120&amp;straddle=false">120</text:a></text:p>
          </table:table-cell>
          <table:table-cell office:value-type="percentage" office:value="2.0884" table:style-name="ce226">
            <text:p>208,84%</text:p>
          </table:table-cell>
          <table:table-cell table:number-columns-repeated="16382" table:style-name="ce9"/>
        </table:table-row>
        <table:table-row table:style-name="ro9">
          <table:table-cell office:value-type="float" office:value="125" table:style-name="ce225">
            <text:p><text:a xlink:href="https://finance.yahoo.com/quote/NVDA/options?strike=125&amp;straddle=false">125</text:a></text:p>
          </table:table-cell>
          <table:table-cell office:value-type="percentage" office:value="1.9863" table:style-name="ce226">
            <text:p>198,63%</text:p>
          </table:table-cell>
          <table:table-cell table:style-name="ce9"/>
          <table:table-cell office:value-type="string" table:number-columns-spanned="5" table:number-rows-spanned="1" table:style-name="ce436">
            <text:p>Finding Optimal Implied Volatility Using Solver</text:p>
          </table:table-cell>
          <table:covered-table-cell table:number-columns-repeated="4"/>
          <table:table-cell table:number-columns-repeated="16376" table:style-name="ce9"/>
        </table:table-row>
        <table:table-row table:style-name="ro9">
          <table:table-cell office:value-type="float" office:value="130" table:style-name="ce225">
            <text:p><text:a xlink:href="https://finance.yahoo.com/quote/NVDA/options?strike=130&amp;straddle=false">130</text:a></text:p>
          </table:table-cell>
          <table:table-cell office:value-type="percentage" office:value="1.877" table:style-name="ce226">
            <text:p>187,70%</text:p>
          </table:table-cell>
          <table:table-cell table:style-name="ce9"/>
          <table:table-cell office:value-type="string" table:number-columns-spanned="2" table:number-rows-spanned="1" table:style-name="ce451">
            <text:p>Minimize (Objective Cell)</text:p>
          </table:table-cell>
          <table:covered-table-cell/>
          <table:table-cell table:style-name="ce135"/>
          <table:table-cell office:value-type="float" office:value="1.2621774483536189E-27" table:formula="of:=([.G11]-[.G12])^2" table:number-columns-spanned="2" table:number-rows-spanned="1" table:style-name="ce452">
            <text:p><text:s/>$0,00<text:s/></text:p>
          </table:table-cell>
          <table:covered-table-cell/>
          <table:table-cell table:number-columns-repeated="16376" table:style-name="ce9"/>
        </table:table-row>
        <table:table-row table:style-name="ro9">
          <table:table-cell office:value-type="float" office:value="135" table:style-name="ce225">
            <text:p><text:a xlink:href="https://finance.yahoo.com/quote/NVDA/options?strike=135&amp;straddle=false">135</text:a></text:p>
          </table:table-cell>
          <table:table-cell office:value-type="percentage" office:value="1.8695999999999999" table:style-name="ce226">
            <text:p>186,96%</text:p>
          </table:table-cell>
          <table:table-cell table:style-name="ce9"/>
          <table:table-cell office:value-type="string" table:number-columns-spanned="2" table:number-rows-spanned="1" table:style-name="ce408">
            <text:p>Market Call Premium</text:p>
          </table:table-cell>
          <table:covered-table-cell/>
          <table:table-cell table:style-name="ce239"/>
          <table:table-cell office:value-type="float" office:value="33.979999999999997" table:formula="of:=[.H6]" table:number-columns-spanned="2" table:number-rows-spanned="1" table:style-name="ce417">
            <text:p><text:s/>$33,98<text:s/></text:p>
          </table:table-cell>
          <table:covered-table-cell/>
          <table:table-cell table:style-name="ce9">
            <draw:frame draw:z-index="2" draw:id="id11" draw:style-name="a13" draw:name="Ảnh 3" svg:x="0.66667in" svg:y="0.09375in" svg:width="7.58333in" svg:height="4.58594in" style:rel-width="scale" style:rel-height="scale">
              <draw:image xlink:href="" xlink:type="simple" xlink:show="embed" xlink:actuate="onLoad"/>
              <svg:title/>
              <svg:desc/>
            </draw:frame>
          </table:table-cell>
          <table:table-cell table:number-columns-repeated="16375" table:style-name="ce9"/>
        </table:table-row>
        <table:table-row table:style-name="ro9">
          <table:table-cell office:value-type="float" office:value="140" table:style-name="ce225">
            <text:p><text:a xlink:href="https://finance.yahoo.com/quote/NVDA/options?strike=140&amp;straddle=false">140</text:a></text:p>
          </table:table-cell>
          <table:table-cell office:value-type="percentage" office:value="1.7817000000000001" table:style-name="ce226">
            <text:p>178,17%</text:p>
          </table:table-cell>
          <table:table-cell table:style-name="ce9"/>
          <table:table-cell office:value-type="string" table:number-columns-spanned="2" table:number-rows-spanned="1" table:style-name="ce450">
            <text:p>New European Call Premium</text:p>
          </table:table-cell>
          <table:covered-table-cell/>
          <table:table-cell table:style-name="ce240"/>
          <table:table-cell office:value-type="float" office:value="33.979999999999961" table:formula="of:=([.E4]*EXP(-[.E2]*[.E5])*([.H4]))-([.E6]*EXP(-[.E3]*[.E5])*([.H5]))" table:number-columns-spanned="2" table:number-rows-spanned="1" table:style-name="ce448">
            <text:p><text:s/>$33,98<text:s/></text:p>
          </table:table-cell>
          <table:covered-table-cell/>
          <table:table-cell table:number-columns-repeated="16376" table:style-name="ce9"/>
        </table:table-row>
        <table:table-row table:style-name="ro9">
          <table:table-cell office:value-type="float" office:value="145" table:style-name="ce225">
            <text:p><text:a xlink:href="https://finance.yahoo.com/quote/NVDA/options?strike=145&amp;straddle=false">145</text:a></text:p>
          </table:table-cell>
          <table:table-cell office:value-type="percentage" office:value="1.5537000000000001" table:style-name="ce226">
            <text:p>155,37%</text:p>
          </table:table-cell>
          <table:table-cell table:style-name="ce9"/>
          <table:table-cell office:value-type="string" table:number-columns-spanned="2" table:number-rows-spanned="1" table:style-name="ce414">
            <text:p>Optimal Implied Volatility</text:p>
          </table:table-cell>
          <table:covered-table-cell/>
          <table:table-cell table:style-name="ce241"/>
          <table:table-cell office:value-type="percentage" office:value="0.36957196295570588" table:number-columns-spanned="2" table:number-rows-spanned="1" table:style-name="ce382">
            <text:p>36,95720%</text:p>
          </table:table-cell>
          <table:covered-table-cell/>
          <table:table-cell table:number-columns-repeated="16376" table:style-name="ce9"/>
        </table:table-row>
        <table:table-row table:style-name="ro11">
          <table:table-cell office:value-type="float" office:value="150" table:style-name="ce225">
            <text:p><text:a xlink:href="https://finance.yahoo.com/quote/NVDA/options?strike=150&amp;straddle=false">150</text:a></text:p>
          </table:table-cell>
          <table:table-cell office:value-type="percentage" office:value="1.7461" table:style-name="ce226">
            <text:p>174,61%</text:p>
          </table:table-cell>
          <table:table-cell table:style-name="ce9"/>
          <table:table-cell office:value-type="string" table:number-columns-spanned="5" table:number-rows-spanned="3" table:style-name="ce406">
            <text:p>*Cell G15 shows the optimal volatility given by solver. Change cell G15 to a new volatility percentage and run solver to bring the European Call back to the Market price level.</text:p>
          </table:table-cell>
          <table:covered-table-cell table:number-columns-repeated="4"/>
          <table:table-cell table:number-columns-repeated="16376" table:style-name="ce9"/>
        </table:table-row>
        <table:table-row table:style-name="ro11">
          <table:table-cell office:value-type="float" office:value="155" table:style-name="ce225">
            <text:p><text:a xlink:href="https://finance.yahoo.com/quote/NVDA/options?strike=155&amp;straddle=false">155</text:a></text:p>
          </table:table-cell>
          <table:table-cell office:value-type="percentage" office:value="1.6997" table:style-name="ce226">
            <text:p>169,97%</text:p>
          </table:table-cell>
          <table:table-cell table:style-name="ce9"/>
          <table:covered-table-cell/>
          <table:covered-table-cell table:number-columns-repeated="4"/>
          <table:table-cell table:number-columns-repeated="16376" table:style-name="ce9"/>
        </table:table-row>
        <table:table-row table:style-name="ro13">
          <table:table-cell office:value-type="float" office:value="160" table:style-name="ce225">
            <text:p><text:a xlink:href="https://finance.yahoo.com/quote/NVDA/options?strike=160&amp;straddle=false">160</text:a></text:p>
          </table:table-cell>
          <table:table-cell office:value-type="percentage" office:value="1.583" table:style-name="ce226">
            <text:p>158,30%</text:p>
          </table:table-cell>
          <table:table-cell table:style-name="ce9"/>
          <table:covered-table-cell/>
          <table:covered-table-cell table:number-columns-repeated="4"/>
          <table:table-cell table:number-columns-repeated="16376" table:style-name="ce9"/>
        </table:table-row>
        <table:table-row table:style-name="ro10">
          <table:table-cell office:value-type="float" office:value="165" table:style-name="ce225">
            <text:p><text:a xlink:href="https://finance.yahoo.com/quote/NVDA/options?strike=165&amp;straddle=false">165</text:a></text:p>
          </table:table-cell>
          <table:table-cell office:value-type="percentage" office:value="1.6328" table:style-name="ce226">
            <text:p>163,28%</text:p>
          </table:table-cell>
          <table:table-cell table:number-columns-repeated="16382" table:style-name="ce9"/>
        </table:table-row>
        <table:table-row table:style-name="ro9">
          <table:table-cell office:value-type="float" office:value="170" table:style-name="ce225">
            <text:p><text:a xlink:href="https://finance.yahoo.com/quote/NVDA/options?strike=170&amp;straddle=false">170</text:a></text:p>
          </table:table-cell>
          <table:table-cell office:value-type="percentage" office:value="1.5952" table:style-name="ce226">
            <text:p>159,52%</text:p>
          </table:table-cell>
          <table:table-cell table:style-name="ce9"/>
          <table:table-cell office:value-type="string" table:number-columns-spanned="5" table:number-rows-spanned="1" table:style-name="ce432">
            <text:p>Solver Explanation</text:p>
          </table:table-cell>
          <table:covered-table-cell table:number-columns-repeated="4"/>
          <table:table-cell table:number-columns-repeated="16376" table:style-name="ce9"/>
        </table:table-row>
        <table:table-row table:style-name="ro13">
          <table:table-cell office:value-type="float" office:value="175" table:style-name="ce225">
            <text:p><text:a xlink:href="https://finance.yahoo.com/quote/NVDA/options?strike=175&amp;straddle=false">175</text:a></text:p>
          </table:table-cell>
          <table:table-cell office:value-type="percentage" office:value="1.5376000000000001" table:style-name="ce226">
            <text:p>153,76%</text:p>
          </table:table-cell>
          <table:table-cell table:style-name="ce9"/>
          <table:table-cell office:value-type="string" table:number-columns-spanned="5" table:number-rows-spanned="16" table:style-name="ce449">
            <text:p>Base on the Black-Scholes-Merton Model, we calculated the European Call option price as $34.43, which is slightly higher than the market price of $33.98. We can use solver to find the optimal volatility that sets the European Call Price equal to the Market Price. To do this, we must set an objective cell that represents the difference of these option premiums, squared. Next, we must set this objective cell to "Min" which allows solver to find the optimal volatility at the minimum difference between the two option prices, or zero. Finally, we set the changing variable as the Optimal Implied Volatility cell and solve. As you can see, solver finds the optimal volatility to be 36.96% which is nearly a perccent lower than the implied volatility given by the market. This is because the European Call Price of $34.43 is higher than the Market Price of $33.98. Thus, implied volatility on our European Call option must fall to meet the Market premium.<text:s text:c="19"/></text:p>
          </table:table-cell>
          <table:covered-table-cell table:number-columns-repeated="4"/>
          <table:table-cell table:style-name="ce9"/>
          <table:table-cell table:number-columns-repeated="7" table:style-name="ce242"/>
          <table:table-cell table:number-columns-repeated="16368"/>
        </table:table-row>
        <table:table-row table:style-name="ro10">
          <table:table-cell office:value-type="float" office:value="180" table:style-name="ce225">
            <text:p><text:a xlink:href="https://finance.yahoo.com/quote/NVDA/options?strike=180&amp;straddle=false">180</text:a></text:p>
          </table:table-cell>
          <table:table-cell office:value-type="percentage" office:value="1.5178" table:style-name="ce226">
            <text:p>151,78%</text:p>
          </table:table-cell>
          <table:table-cell table:style-name="ce9"/>
          <table:covered-table-cell/>
          <table:covered-table-cell table:number-columns-repeated="4"/>
          <table:table-cell table:style-name="ce9"/>
          <table:table-cell table:number-columns-repeated="7" table:style-name="ce242"/>
          <table:table-cell table:number-columns-repeated="16368"/>
        </table:table-row>
        <table:table-row table:style-name="ro13">
          <table:table-cell office:value-type="float" office:value="185" table:style-name="ce225">
            <text:p><text:a xlink:href="https://finance.yahoo.com/quote/NVDA/options?strike=185&amp;straddle=false">185</text:a></text:p>
          </table:table-cell>
          <table:table-cell office:value-type="percentage" office:value="1.4584999999999999" table:style-name="ce226">
            <text:p>145,85%</text:p>
          </table:table-cell>
          <table:table-cell table:style-name="ce9"/>
          <table:covered-table-cell/>
          <table:covered-table-cell table:number-columns-repeated="4"/>
          <table:table-cell table:style-name="ce9"/>
          <table:table-cell table:number-columns-repeated="7" table:style-name="ce242"/>
          <table:table-cell table:number-columns-repeated="16368"/>
        </table:table-row>
        <table:table-row table:style-name="ro10">
          <table:table-cell office:value-type="float" office:value="190" table:style-name="ce225">
            <text:p><text:a xlink:href="https://finance.yahoo.com/quote/NVDA/options?strike=190&amp;straddle=false">190</text:a></text:p>
          </table:table-cell>
          <table:table-cell office:value-type="percentage" office:value="1.4625999999999999" table:style-name="ce226">
            <text:p>146,26%</text:p>
          </table:table-cell>
          <table:table-cell table:style-name="ce9"/>
          <table:covered-table-cell/>
          <table:covered-table-cell table:number-columns-repeated="4"/>
          <table:table-cell table:style-name="ce9"/>
          <table:table-cell table:number-columns-repeated="7" table:style-name="ce242"/>
          <table:table-cell table:number-columns-repeated="16368"/>
        </table:table-row>
        <table:table-row table:style-name="ro10">
          <table:table-cell office:value-type="float" office:value="195" table:style-name="ce225">
            <text:p><text:a xlink:href="https://finance.yahoo.com/quote/NVDA/options?strike=195&amp;straddle=false">195</text:a></text:p>
          </table:table-cell>
          <table:table-cell office:value-type="percentage" office:value="1.2954000000000001" table:style-name="ce226">
            <text:p>129,54%</text:p>
          </table:table-cell>
          <table:table-cell table:style-name="ce9"/>
          <table:covered-table-cell/>
          <table:covered-table-cell table:number-columns-repeated="4"/>
          <table:table-cell table:style-name="ce9"/>
          <table:table-cell table:number-columns-repeated="7" table:style-name="ce242"/>
          <table:table-cell table:number-columns-repeated="16368"/>
        </table:table-row>
        <table:table-row table:style-name="ro11">
          <table:table-cell office:value-type="float" office:value="200" table:style-name="ce225">
            <text:p><text:a xlink:href="https://finance.yahoo.com/quote/NVDA/options?strike=200&amp;straddle=false">200</text:a></text:p>
          </table:table-cell>
          <table:table-cell office:value-type="percentage" office:value="1.4004000000000001" table:style-name="ce226">
            <text:p>140,04%</text:p>
          </table:table-cell>
          <table:table-cell table:style-name="ce9"/>
          <table:covered-table-cell/>
          <table:covered-table-cell table:number-columns-repeated="4"/>
          <table:table-cell table:number-columns-repeated="3" table:style-name="ce9"/>
          <table:table-cell table:style-name="ce9">
            <draw:frame draw:z-index="3" draw:id="id12" draw:style-name="a14" draw:name="Ink 22" svg:x="0.23155in" svg:y="0.08967in" svg:width="1.02087in" svg:height="0.06969in" style:rel-width="scale" style:rel-height="scale">
              <draw:image xlink:href="" xlink:type="simple" xlink:show="embed" xlink:actuate="onLoad"/>
              <svg:title/>
              <svg:desc/>
            </draw:frame>
          </table:table-cell>
          <table:table-cell table:number-columns-repeated="4" table:style-name="ce9"/>
          <table:table-cell table:style-name="ce9">
            <draw:frame draw:z-index="4" draw:id="id13" draw:style-name="a15" draw:name="Ink 23" svg:x="0.12915in" svg:y="0.11565in" svg:width="0.51772in" svg:height="0.0315in" style:rel-width="scale" style:rel-height="scale">
              <draw:image xlink:href="" xlink:type="simple" xlink:show="embed" xlink:actuate="onLoad"/>
              <svg:title/>
              <svg:desc/>
            </draw:frame>
          </table:table-cell>
          <table:table-cell table:number-columns-repeated="16367"/>
        </table:table-row>
        <table:table-row table:style-name="ro11">
          <table:table-cell office:value-type="float" office:value="205" table:style-name="ce225">
            <text:p><text:a xlink:href="https://finance.yahoo.com/quote/NVDA/options?strike=205&amp;straddle=false">205</text:a></text:p>
          </table:table-cell>
          <table:table-cell office:value-type="percentage" office:value="1.3637999999999999" table:style-name="ce226">
            <text:p>136,38%</text:p>
          </table:table-cell>
          <table:table-cell table:style-name="ce9"/>
          <table:covered-table-cell/>
          <table:covered-table-cell table:number-columns-repeated="4"/>
          <table:table-cell table:number-columns-repeated="16376" table:style-name="ce9"/>
        </table:table-row>
        <table:table-row table:style-name="ro11">
          <table:table-cell office:value-type="float" office:value="210" table:style-name="ce225">
            <text:p><text:a xlink:href="https://finance.yahoo.com/quote/NVDA/options?strike=210&amp;straddle=false">210</text:a></text:p>
          </table:table-cell>
          <table:table-cell office:value-type="percentage" office:value="1.3762000000000001" table:style-name="ce226">
            <text:p>137,62%</text:p>
          </table:table-cell>
          <table:table-cell table:style-name="ce9"/>
          <table:covered-table-cell/>
          <table:covered-table-cell table:number-columns-repeated="4"/>
          <table:table-cell table:number-columns-repeated="16376" table:style-name="ce9"/>
        </table:table-row>
        <table:table-row table:style-name="ro11">
          <table:table-cell office:value-type="float" office:value="215" table:style-name="ce225">
            <text:p><text:a xlink:href="https://finance.yahoo.com/quote/NVDA/options?strike=215&amp;straddle=false">215</text:a></text:p>
          </table:table-cell>
          <table:table-cell office:value-type="percentage" office:value="1.2703" table:style-name="ce226">
            <text:p>127,03%</text:p>
          </table:table-cell>
          <table:table-cell table:style-name="ce9"/>
          <table:covered-table-cell/>
          <table:covered-table-cell table:number-columns-repeated="4"/>
          <table:table-cell table:number-columns-repeated="16376" table:style-name="ce9"/>
        </table:table-row>
        <table:table-row table:style-name="ro11">
          <table:table-cell office:value-type="float" office:value="220" table:style-name="ce225">
            <text:p><text:a xlink:href="https://finance.yahoo.com/quote/NVDA/options?strike=220&amp;straddle=false">220</text:a></text:p>
          </table:table-cell>
          <table:table-cell office:value-type="percentage" office:value="1.2746999999999999" table:style-name="ce226">
            <text:p>127,47%</text:p>
          </table:table-cell>
          <table:table-cell table:style-name="ce9"/>
          <table:covered-table-cell/>
          <table:covered-table-cell table:number-columns-repeated="4"/>
          <table:table-cell table:number-columns-repeated="16376" table:style-name="ce9"/>
        </table:table-row>
        <table:table-row table:style-name="ro11">
          <table:table-cell office:value-type="float" office:value="225" table:style-name="ce225">
            <text:p><text:a xlink:href="https://finance.yahoo.com/quote/NVDA/options?strike=225&amp;straddle=false">225</text:a></text:p>
          </table:table-cell>
          <table:table-cell office:value-type="percentage" office:value="1.1884999999999999" table:style-name="ce226">
            <text:p>118,85%</text:p>
          </table:table-cell>
          <table:table-cell table:style-name="ce9"/>
          <table:covered-table-cell/>
          <table:covered-table-cell table:number-columns-repeated="4"/>
          <table:table-cell table:number-columns-repeated="16376" table:style-name="ce9"/>
        </table:table-row>
        <table:table-row table:style-name="ro11">
          <table:table-cell office:value-type="float" office:value="230" table:style-name="ce225">
            <text:p><text:a xlink:href="https://finance.yahoo.com/quote/NVDA/options?strike=230&amp;straddle=false">230</text:a></text:p>
          </table:table-cell>
          <table:table-cell office:value-type="percentage" office:value="1.2188000000000001" table:style-name="ce226">
            <text:p>121,88%</text:p>
          </table:table-cell>
          <table:table-cell table:style-name="ce9"/>
          <table:covered-table-cell/>
          <table:covered-table-cell table:number-columns-repeated="4"/>
          <table:table-cell table:number-columns-repeated="16376" table:style-name="ce9"/>
        </table:table-row>
        <table:table-row table:style-name="ro11">
          <table:table-cell office:value-type="float" office:value="235" table:style-name="ce225">
            <text:p><text:a xlink:href="https://finance.yahoo.com/quote/NVDA/options?strike=235&amp;straddle=false">235</text:a></text:p>
          </table:table-cell>
          <table:table-cell office:value-type="percentage" office:value="1.2056" table:style-name="ce226">
            <text:p>120,56%</text:p>
          </table:table-cell>
          <table:table-cell table:style-name="ce9"/>
          <table:covered-table-cell/>
          <table:covered-table-cell table:number-columns-repeated="4"/>
          <table:table-cell table:number-columns-repeated="16376" table:style-name="ce9"/>
        </table:table-row>
        <table:table-row table:style-name="ro11">
          <table:table-cell office:value-type="float" office:value="240" table:style-name="ce225">
            <text:p><text:a xlink:href="https://finance.yahoo.com/quote/NVDA/options?strike=240&amp;straddle=false">240</text:a></text:p>
          </table:table-cell>
          <table:table-cell office:value-type="percentage" office:value="1.1646000000000001" table:style-name="ce226">
            <text:p>116,46%</text:p>
          </table:table-cell>
          <table:table-cell table:style-name="ce9"/>
          <table:covered-table-cell/>
          <table:covered-table-cell table:number-columns-repeated="4"/>
          <table:table-cell table:number-columns-repeated="16376" table:style-name="ce9"/>
        </table:table-row>
        <table:table-row table:style-name="ro11">
          <table:table-cell office:value-type="float" office:value="245" table:style-name="ce225">
            <text:p><text:a xlink:href="https://finance.yahoo.com/quote/NVDA/options?strike=245&amp;straddle=false">245</text:a></text:p>
          </table:table-cell>
          <table:table-cell office:value-type="percentage" office:value="1.1394" table:style-name="ce226">
            <text:p>113,94%</text:p>
          </table:table-cell>
          <table:table-cell table:style-name="ce9"/>
          <table:covered-table-cell/>
          <table:covered-table-cell table:number-columns-repeated="4"/>
          <table:table-cell table:number-columns-repeated="16376" table:style-name="ce9"/>
        </table:table-row>
        <table:table-row table:style-name="ro10">
          <table:table-cell office:value-type="float" office:value="250" table:style-name="ce225">
            <text:p><text:a xlink:href="https://finance.yahoo.com/quote/NVDA/options?strike=250&amp;straddle=false">250</text:a></text:p>
          </table:table-cell>
          <table:table-cell office:value-type="percentage" office:value="1.1117999999999999" table:style-name="ce226">
            <text:p>111,18%</text:p>
          </table:table-cell>
          <table:table-cell table:style-name="ce9"/>
          <table:covered-table-cell/>
          <table:covered-table-cell table:number-columns-repeated="4"/>
          <table:table-cell table:number-columns-repeated="16376" table:style-name="ce9"/>
        </table:table-row>
        <table:table-row table:style-name="ro11">
          <table:table-cell office:value-type="float" office:value="255" table:style-name="ce225">
            <text:p><text:a xlink:href="https://finance.yahoo.com/quote/NVDA/options?strike=255&amp;straddle=false">255</text:a></text:p>
          </table:table-cell>
          <table:table-cell office:value-type="percentage" office:value="1.0298" table:style-name="ce226">
            <text:p>102,98%</text:p>
          </table:table-cell>
          <table:table-cell table:number-columns-repeated="16382" table:style-name="ce9"/>
        </table:table-row>
        <table:table-row table:style-name="ro11">
          <table:table-cell office:value-type="float" office:value="260" table:style-name="ce225">
            <text:p><text:a xlink:href="https://finance.yahoo.com/quote/NVDA/options?strike=260&amp;straddle=false">260</text:a></text:p>
          </table:table-cell>
          <table:table-cell office:value-type="percentage" office:value="1.0603" table:style-name="ce226">
            <text:p>106,03%</text:p>
          </table:table-cell>
          <table:table-cell table:number-columns-repeated="16382" table:style-name="ce9"/>
        </table:table-row>
        <table:table-row table:style-name="ro11">
          <table:table-cell office:value-type="float" office:value="265" table:style-name="ce225">
            <text:p><text:a xlink:href="https://finance.yahoo.com/quote/NVDA/options?strike=265&amp;straddle=false">265</text:a></text:p>
          </table:table-cell>
          <table:table-cell office:value-type="percentage" office:value="1.044" table:style-name="ce226">
            <text:p>104,40%</text:p>
          </table:table-cell>
          <table:table-cell table:number-columns-repeated="16382" table:style-name="ce9"/>
        </table:table-row>
        <table:table-row table:style-name="ro11">
          <table:table-cell office:value-type="float" office:value="270" table:style-name="ce225">
            <text:p><text:a xlink:href="https://finance.yahoo.com/quote/NVDA/options?strike=270&amp;straddle=false">270</text:a></text:p>
          </table:table-cell>
          <table:table-cell office:value-type="percentage" office:value="1.01" table:style-name="ce226">
            <text:p>101,00%</text:p>
          </table:table-cell>
          <table:table-cell table:number-columns-repeated="16382" table:style-name="ce9"/>
        </table:table-row>
        <table:table-row table:style-name="ro10">
          <table:table-cell office:value-type="float" office:value="275" table:style-name="ce225">
            <text:p><text:a xlink:href="https://finance.yahoo.com/quote/NVDA/options?strike=275&amp;straddle=false">275</text:a></text:p>
          </table:table-cell>
          <table:table-cell office:value-type="percentage" office:value="0.98660000000000003" table:style-name="ce226">
            <text:p>98,66%</text:p>
          </table:table-cell>
          <table:table-cell table:number-columns-repeated="2" table:style-name="ce9"/>
          <table:table-cell table:number-columns-repeated="4" table:style-name="ce243"/>
          <table:table-cell table:style-name="ce9"/>
          <table:table-cell table:style-name="ce9">
            <draw:frame draw:z-index="1" draw:id="id10" draw:style-name="a12" draw:name="Biểu đồ 2" svg:x="0.01042in" svg:y="0.1875in" svg:width="7.51042in" svg:height="4.88542in" style:rel-width="scale" style:rel-height="scale">
              <draw:object xlink:href="Object 1/" xlink:type="simple" xlink:show="embed" xlink:actuate="onLoad"/>
              <svg:title/>
              <svg:desc/>
            </draw:frame>
          </table:table-cell>
          <table:table-cell table:number-columns-repeated="16374"/>
        </table:table-row>
        <table:table-row table:style-name="ro9">
          <table:table-cell office:value-type="float" office:value="280" table:style-name="ce225">
            <text:p><text:a xlink:href="https://finance.yahoo.com/quote/NVDA/options?strike=280&amp;straddle=false">280</text:a></text:p>
          </table:table-cell>
          <table:table-cell office:value-type="percentage" office:value="0.96089999999999998" table:style-name="ce226">
            <text:p>96,09%</text:p>
          </table:table-cell>
          <table:table-cell table:style-name="ce9"/>
          <table:table-cell office:value-type="string" table:number-columns-spanned="5" table:number-rows-spanned="1" table:style-name="ce446">
            <text:p>Volatility Smile</text:p>
          </table:table-cell>
          <table:covered-table-cell table:number-columns-repeated="4"/>
          <table:table-cell table:number-columns-repeated="16376" table:style-name="ce9"/>
        </table:table-row>
        <table:table-row table:style-name="ro13">
          <table:table-cell office:value-type="float" office:value="285" table:style-name="ce225">
            <text:p><text:a xlink:href="https://finance.yahoo.com/quote/NVDA/options?strike=285&amp;straddle=false">285</text:a></text:p>
          </table:table-cell>
          <table:table-cell office:value-type="percentage" office:value="0.88109999999999999" table:style-name="ce226">
            <text:p>88,11%</text:p>
          </table:table-cell>
          <table:table-cell table:style-name="ce9"/>
          <table:table-cell office:value-type="string" table:number-columns-spanned="5" table:number-rows-spanned="18" table:style-name="ce447">
            <text:p>The analysis indicates a notable trend where the minimum implied volatility, standing at 34.47%, aligns with an out-of-the-money option at a strike price of 510. This figure is substantially above the underlying asset's closing price, confirming its out-of-the-money status. In contrast, the option that appears most at-the-money, with a strike price of 480, exhibits a slightly higher implied volatility of 35.54%.</text:p>
            <text:p/>
            <text:p>Additionally, the implied volatility curve against strike prices demonstrates a skew. This skewness implies that the market anticipates lower volatility for options that are further out-of-the-money. The descending pattern of implied volatilities, starting from an excessive 212.31% at a strike price of 100 and progressively diminishing as the strike prices escalate, stabilizes into a tighter range between 34.67% and 37.33% as the strike prices approach the upper level of 600.</text:p>
          </table:table-cell>
          <table:covered-table-cell table:number-columns-repeated="4"/>
          <table:table-cell table:number-columns-repeated="2" table:style-name="ce242"/>
          <table:table-cell table:number-columns-repeated="16374"/>
        </table:table-row>
        <table:table-row table:style-name="ro10">
          <table:table-cell office:value-type="float" office:value="290" table:style-name="ce225">
            <text:p><text:a xlink:href="https://finance.yahoo.com/quote/NVDA/options?strike=290&amp;straddle=false">290</text:a></text:p>
          </table:table-cell>
          <table:table-cell office:value-type="percentage" office:value="0.91279999999999994" table:style-name="ce226">
            <text:p>91,28%</text:p>
          </table:table-cell>
          <table:table-cell table:style-name="ce9"/>
          <table:covered-table-cell/>
          <table:covered-table-cell table:number-columns-repeated="4"/>
          <table:table-cell table:number-columns-repeated="2" table:style-name="ce242"/>
          <table:table-cell table:number-columns-repeated="16374"/>
        </table:table-row>
        <table:table-row table:style-name="ro13">
          <table:table-cell office:value-type="float" office:value="295" table:style-name="ce225">
            <text:p><text:a xlink:href="https://finance.yahoo.com/quote/NVDA/options?strike=295&amp;straddle=false">295</text:a></text:p>
          </table:table-cell>
          <table:table-cell office:value-type="percentage" office:value="0.86599999999999999" table:style-name="ce226">
            <text:p>86,60%</text:p>
          </table:table-cell>
          <table:table-cell table:style-name="ce9"/>
          <table:covered-table-cell/>
          <table:covered-table-cell table:number-columns-repeated="4"/>
          <table:table-cell table:number-columns-repeated="2" table:style-name="ce242"/>
          <table:table-cell table:number-columns-repeated="16374"/>
        </table:table-row>
        <table:table-row table:style-name="ro10">
          <table:table-cell office:value-type="float" office:value="300" table:style-name="ce225">
            <text:p><text:a xlink:href="https://finance.yahoo.com/quote/NVDA/options?strike=300&amp;straddle=false">300</text:a></text:p>
          </table:table-cell>
          <table:table-cell office:value-type="percentage" office:value="0.86770000000000003" table:style-name="ce226">
            <text:p>86,77%</text:p>
          </table:table-cell>
          <table:table-cell table:style-name="ce9"/>
          <table:covered-table-cell/>
          <table:covered-table-cell table:number-columns-repeated="4"/>
          <table:table-cell table:number-columns-repeated="2" table:style-name="ce242"/>
          <table:table-cell table:number-columns-repeated="16374"/>
        </table:table-row>
        <table:table-row table:style-name="ro10">
          <table:table-cell office:value-type="float" office:value="305" table:style-name="ce225">
            <text:p><text:a xlink:href="https://finance.yahoo.com/quote/NVDA/options?strike=305&amp;straddle=false">305</text:a></text:p>
          </table:table-cell>
          <table:table-cell office:value-type="percentage" office:value="0.84730000000000005" table:style-name="ce226">
            <text:p>84,73%</text:p>
          </table:table-cell>
          <table:table-cell table:style-name="ce9"/>
          <table:covered-table-cell/>
          <table:covered-table-cell table:number-columns-repeated="4"/>
          <table:table-cell table:number-columns-repeated="2" table:style-name="ce242"/>
          <table:table-cell table:number-columns-repeated="16374"/>
        </table:table-row>
        <table:table-row table:style-name="ro10">
          <table:table-cell office:value-type="float" office:value="310" table:style-name="ce225">
            <text:p><text:a xlink:href="https://finance.yahoo.com/quote/NVDA/options?strike=310&amp;straddle=false">310</text:a></text:p>
          </table:table-cell>
          <table:table-cell office:value-type="percentage" office:value="0.82120000000000004" table:style-name="ce226">
            <text:p>82,12%</text:p>
          </table:table-cell>
          <table:table-cell table:style-name="ce9"/>
          <table:covered-table-cell/>
          <table:covered-table-cell table:number-columns-repeated="4"/>
          <table:table-cell table:number-columns-repeated="2" table:style-name="ce242"/>
          <table:table-cell table:number-columns-repeated="16374"/>
        </table:table-row>
        <table:table-row table:style-name="ro10">
          <table:table-cell office:value-type="float" office:value="315" table:style-name="ce225">
            <text:p><text:a xlink:href="https://finance.yahoo.com/quote/NVDA/options?strike=315&amp;straddle=false">315</text:a></text:p>
          </table:table-cell>
          <table:table-cell office:value-type="percentage" office:value="0.79920000000000002" table:style-name="ce226">
            <text:p>79,92%</text:p>
          </table:table-cell>
          <table:table-cell table:style-name="ce9"/>
          <table:covered-table-cell/>
          <table:covered-table-cell table:number-columns-repeated="4"/>
          <table:table-cell table:number-columns-repeated="2" table:style-name="ce242"/>
          <table:table-cell table:number-columns-repeated="16374"/>
        </table:table-row>
        <table:table-row table:style-name="ro10">
          <table:table-cell office:value-type="float" office:value="320" table:style-name="ce225">
            <text:p><text:a xlink:href="https://finance.yahoo.com/quote/NVDA/options?strike=320&amp;straddle=false">320</text:a></text:p>
          </table:table-cell>
          <table:table-cell office:value-type="percentage" office:value="0.78420000000000001" table:style-name="ce226">
            <text:p>78,42%</text:p>
          </table:table-cell>
          <table:table-cell table:style-name="ce9"/>
          <table:covered-table-cell/>
          <table:covered-table-cell table:number-columns-repeated="4"/>
          <table:table-cell table:number-columns-repeated="2" table:style-name="ce242"/>
          <table:table-cell table:number-columns-repeated="16374"/>
        </table:table-row>
        <table:table-row table:style-name="ro10">
          <table:table-cell office:value-type="float" office:value="325" table:style-name="ce225">
            <text:p><text:a xlink:href="https://finance.yahoo.com/quote/NVDA/options?strike=325&amp;straddle=false">325</text:a></text:p>
          </table:table-cell>
          <table:table-cell office:value-type="percentage" office:value="0.7571" table:style-name="ce226">
            <text:p>75,71%</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10">
          <table:table-cell office:value-type="float" office:value="330" table:style-name="ce225">
            <text:p><text:a xlink:href="https://finance.yahoo.com/quote/NVDA/options?strike=330&amp;straddle=false">330</text:a></text:p>
          </table:table-cell>
          <table:table-cell office:value-type="percentage" office:value="0.73380000000000001" table:style-name="ce226">
            <text:p>73,38%</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10">
          <table:table-cell office:value-type="float" office:value="335" table:style-name="ce225">
            <text:p><text:a xlink:href="https://finance.yahoo.com/quote/NVDA/options?strike=335&amp;straddle=false">335</text:a></text:p>
          </table:table-cell>
          <table:table-cell office:value-type="percentage" office:value="0.71220000000000006" table:style-name="ce226">
            <text:p>71,22%</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10">
          <table:table-cell office:value-type="float" office:value="340" table:style-name="ce225">
            <text:p><text:a xlink:href="https://finance.yahoo.com/quote/NVDA/options?strike=340&amp;straddle=false">340</text:a></text:p>
          </table:table-cell>
          <table:table-cell office:value-type="percentage" office:value="0.69059999999999999" table:style-name="ce226">
            <text:p>69,06%</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10">
          <table:table-cell office:value-type="float" office:value="345" table:style-name="ce225">
            <text:p><text:a xlink:href="https://finance.yahoo.com/quote/NVDA/options?strike=345&amp;straddle=false">345</text:a></text:p>
          </table:table-cell>
          <table:table-cell office:value-type="percentage" office:value="0.67069999999999996" table:style-name="ce226">
            <text:p>67,07%</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10">
          <table:table-cell office:value-type="float" office:value="350" table:style-name="ce225">
            <text:p><text:a xlink:href="https://finance.yahoo.com/quote/NVDA/options?strike=350&amp;straddle=false">350</text:a></text:p>
          </table:table-cell>
          <table:table-cell office:value-type="percentage" office:value="0.66169999999999995" table:style-name="ce226">
            <text:p>66,17%</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10">
          <table:table-cell office:value-type="float" office:value="355" table:style-name="ce225">
            <text:p><text:a xlink:href="https://finance.yahoo.com/quote/NVDA/options?strike=355&amp;straddle=false">355</text:a></text:p>
          </table:table-cell>
          <table:table-cell office:value-type="percentage" office:value="0.6139" table:style-name="ce226">
            <text:p>61,39%</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10">
          <table:table-cell office:value-type="float" office:value="360" table:style-name="ce225">
            <text:p><text:a xlink:href="https://finance.yahoo.com/quote/NVDA/options?strike=360&amp;straddle=false">360</text:a></text:p>
          </table:table-cell>
          <table:table-cell office:value-type="percentage" office:value="0.61180000000000001" table:style-name="ce226">
            <text:p>61,18%</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10">
          <table:table-cell office:value-type="float" office:value="365" table:style-name="ce225">
            <text:p><text:a xlink:href="https://finance.yahoo.com/quote/NVDA/options?strike=365&amp;straddle=false">365</text:a></text:p>
          </table:table-cell>
          <table:table-cell office:value-type="percentage" office:value="0.59279999999999999" table:style-name="ce226">
            <text:p>59,28%</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9">
          <table:table-cell office:value-type="float" office:value="370" table:style-name="ce225">
            <text:p><text:a xlink:href="https://finance.yahoo.com/quote/NVDA/options?strike=370&amp;straddle=false">370</text:a></text:p>
          </table:table-cell>
          <table:table-cell office:value-type="percentage" office:value="0.55910000000000004" table:style-name="ce226">
            <text:p>55,91%</text:p>
          </table:table-cell>
          <table:table-cell table:style-name="ce9"/>
          <table:covered-table-cell/>
          <table:covered-table-cell table:number-columns-repeated="4"/>
          <table:table-cell table:number-columns-repeated="2" table:style-name="ce242"/>
          <table:table-cell table:number-columns-repeated="16374" table:style-name="ce9"/>
        </table:table-row>
        <table:table-row table:style-name="ro10">
          <table:table-cell office:value-type="float" office:value="375" table:style-name="ce225">
            <text:p><text:a xlink:href="https://finance.yahoo.com/quote/NVDA/options?strike=375&amp;straddle=false">375</text:a></text:p>
          </table:table-cell>
          <table:table-cell office:value-type="percentage" office:value="0.55659999999999998" table:style-name="ce226">
            <text:p>55,66%</text:p>
          </table:table-cell>
          <table:table-cell table:number-columns-repeated="6" table:style-name="ce9"/>
          <table:table-cell table:number-columns-repeated="2" table:style-name="ce242"/>
          <table:table-cell table:number-columns-repeated="14" table:style-name="ce9"/>
          <table:table-cell table:number-columns-repeated="7" table:style-name="ce242"/>
          <table:table-cell table:number-columns-repeated="16353"/>
        </table:table-row>
        <table:table-row table:style-name="ro10">
          <table:table-cell office:value-type="float" office:value="380" table:style-name="ce225">
            <text:p><text:a xlink:href="https://finance.yahoo.com/quote/NVDA/options?strike=380&amp;straddle=false">380</text:a></text:p>
          </table:table-cell>
          <table:table-cell office:value-type="percentage" office:value="0.53920000000000001" table:style-name="ce226">
            <text:p>53,92%</text:p>
          </table:table-cell>
          <table:table-cell table:number-columns-repeated="6" table:style-name="ce9"/>
          <table:table-cell table:number-columns-repeated="2" table:style-name="ce242"/>
          <table:table-cell table:number-columns-repeated="14" table:style-name="ce9"/>
          <table:table-cell table:number-columns-repeated="7" table:style-name="ce242"/>
          <table:table-cell table:number-columns-repeated="16353"/>
        </table:table-row>
        <table:table-row table:style-name="ro11">
          <table:table-cell office:value-type="float" office:value="385" table:style-name="ce225">
            <text:p><text:a xlink:href="https://finance.yahoo.com/quote/NVDA/options?strike=385&amp;straddle=false">385</text:a></text:p>
          </table:table-cell>
          <table:table-cell office:value-type="percentage" office:value="0.52249999999999996" table:style-name="ce226">
            <text:p>52,25%</text:p>
          </table:table-cell>
          <table:table-cell table:number-columns-repeated="16382" table:style-name="ce9"/>
        </table:table-row>
        <table:table-row table:style-name="ro11">
          <table:table-cell office:value-type="float" office:value="390" table:style-name="ce225">
            <text:p><text:a xlink:href="https://finance.yahoo.com/quote/NVDA/options?strike=390&amp;straddle=false">390</text:a></text:p>
          </table:table-cell>
          <table:table-cell office:value-type="percentage" office:value="0.50529999999999997" table:style-name="ce226">
            <text:p>50,53%</text:p>
          </table:table-cell>
          <table:table-cell table:number-columns-repeated="16382" table:style-name="ce9"/>
        </table:table-row>
        <table:table-row table:style-name="ro11">
          <table:table-cell office:value-type="float" office:value="395" table:style-name="ce225">
            <text:p><text:a xlink:href="https://finance.yahoo.com/quote/NVDA/options?strike=395&amp;straddle=false">395</text:a></text:p>
          </table:table-cell>
          <table:table-cell office:value-type="percentage" office:value="0.50370000000000004" table:style-name="ce226">
            <text:p>50,37%</text:p>
          </table:table-cell>
          <table:table-cell table:number-columns-repeated="16382" table:style-name="ce9"/>
        </table:table-row>
        <table:table-row table:style-name="ro11">
          <table:table-cell office:value-type="float" office:value="400" table:style-name="ce225">
            <text:p><text:a xlink:href="https://finance.yahoo.com/quote/NVDA/options?strike=400&amp;straddle=false">400</text:a></text:p>
          </table:table-cell>
          <table:table-cell office:value-type="percentage" office:value="0.48580000000000001" table:style-name="ce226">
            <text:p>48,58%</text:p>
          </table:table-cell>
          <table:table-cell table:number-columns-repeated="16382" table:style-name="ce9"/>
        </table:table-row>
        <table:table-row table:style-name="ro11">
          <table:table-cell office:value-type="float" office:value="405" table:style-name="ce225">
            <text:p><text:a xlink:href="https://finance.yahoo.com/quote/NVDA/options?strike=405&amp;straddle=false">405</text:a></text:p>
          </table:table-cell>
          <table:table-cell office:value-type="percentage" office:value="0.47210000000000002" table:style-name="ce226">
            <text:p>47,21%</text:p>
          </table:table-cell>
          <table:table-cell table:number-columns-repeated="16382"/>
        </table:table-row>
        <table:table-row table:style-name="ro11">
          <table:table-cell office:value-type="float" office:value="410" table:style-name="ce225">
            <text:p><text:a xlink:href="https://finance.yahoo.com/quote/NVDA/options?strike=410&amp;straddle=false">410</text:a></text:p>
          </table:table-cell>
          <table:table-cell office:value-type="percentage" office:value="0.46029999999999999" table:style-name="ce226">
            <text:p>46,03%</text:p>
          </table:table-cell>
          <table:table-cell table:number-columns-repeated="16382"/>
        </table:table-row>
        <table:table-row table:style-name="ro11">
          <table:table-cell office:value-type="float" office:value="415" table:style-name="ce225">
            <text:p><text:a xlink:href="https://finance.yahoo.com/quote/NVDA/options?strike=415&amp;straddle=false">415</text:a></text:p>
          </table:table-cell>
          <table:table-cell office:value-type="percentage" office:value="0.44729999999999998" table:style-name="ce226">
            <text:p>44,73%</text:p>
          </table:table-cell>
          <table:table-cell table:number-columns-repeated="16382"/>
        </table:table-row>
        <table:table-row table:style-name="ro11">
          <table:table-cell office:value-type="float" office:value="420" table:style-name="ce225">
            <text:p><text:a xlink:href="https://finance.yahoo.com/quote/NVDA/options?strike=420&amp;straddle=false">420</text:a></text:p>
          </table:table-cell>
          <table:table-cell office:value-type="percentage" office:value="0.43319999999999997" table:style-name="ce226">
            <text:p>43,32%</text:p>
          </table:table-cell>
          <table:table-cell table:number-columns-repeated="16382"/>
        </table:table-row>
        <table:table-row table:style-name="ro11">
          <table:table-cell office:value-type="float" office:value="425" table:style-name="ce225">
            <text:p><text:a xlink:href="https://finance.yahoo.com/quote/NVDA/options?strike=425&amp;straddle=false">425</text:a></text:p>
          </table:table-cell>
          <table:table-cell office:value-type="percentage" office:value="0.4229" table:style-name="ce226">
            <text:p>42,29%</text:p>
          </table:table-cell>
          <table:table-cell table:number-columns-repeated="16382"/>
        </table:table-row>
        <table:table-row table:style-name="ro11">
          <table:table-cell office:value-type="float" office:value="430" table:style-name="ce225">
            <text:p><text:a xlink:href="https://finance.yahoo.com/quote/NVDA/options?strike=430&amp;straddle=false">430</text:a></text:p>
          </table:table-cell>
          <table:table-cell office:value-type="percentage" office:value="0.4052" table:style-name="ce226">
            <text:p>40,52%</text:p>
          </table:table-cell>
          <table:table-cell table:number-columns-repeated="16382"/>
        </table:table-row>
        <table:table-row table:style-name="ro11">
          <table:table-cell office:value-type="float" office:value="435" table:style-name="ce225">
            <text:p><text:a xlink:href="https://finance.yahoo.com/quote/NVDA/options?strike=435&amp;straddle=false">435</text:a></text:p>
          </table:table-cell>
          <table:table-cell office:value-type="percentage" office:value="0.40529999999999999" table:style-name="ce226">
            <text:p>40,53%</text:p>
          </table:table-cell>
          <table:table-cell table:number-columns-repeated="16382"/>
        </table:table-row>
        <table:table-row table:style-name="ro11">
          <table:table-cell office:value-type="float" office:value="440" table:style-name="ce225">
            <text:p><text:a xlink:href="https://finance.yahoo.com/quote/NVDA/options?strike=440&amp;straddle=false">440</text:a></text:p>
          </table:table-cell>
          <table:table-cell office:value-type="percentage" office:value="0.39729999999999999" table:style-name="ce226">
            <text:p>39,73%</text:p>
          </table:table-cell>
          <table:table-cell table:number-columns-repeated="16382"/>
        </table:table-row>
        <table:table-row table:style-name="ro11">
          <table:table-cell office:value-type="float" office:value="445" table:style-name="ce225">
            <text:p><text:a xlink:href="https://finance.yahoo.com/quote/NVDA/options?strike=445&amp;straddle=false">445</text:a></text:p>
          </table:table-cell>
          <table:table-cell office:value-type="percentage" office:value="0.3901" table:style-name="ce226">
            <text:p>39,01%</text:p>
          </table:table-cell>
          <table:table-cell table:number-columns-repeated="16382"/>
        </table:table-row>
        <table:table-row table:style-name="ro11">
          <table:table-cell office:value-type="float" office:value="450" table:style-name="ce225">
            <text:p><text:a xlink:href="https://finance.yahoo.com/quote/NVDA/options?strike=450&amp;straddle=false">450</text:a></text:p>
          </table:table-cell>
          <table:table-cell office:value-type="percentage" office:value="0.38340000000000002" table:style-name="ce226">
            <text:p>38,34%</text:p>
          </table:table-cell>
          <table:table-cell table:number-columns-repeated="16382"/>
        </table:table-row>
        <table:table-row table:style-name="ro11">
          <table:table-cell office:value-type="float" office:value="455" table:style-name="ce225">
            <text:p><text:a xlink:href="https://finance.yahoo.com/quote/NVDA/options?strike=455&amp;straddle=false">455</text:a></text:p>
          </table:table-cell>
          <table:table-cell office:value-type="percentage" office:value="0.378" table:style-name="ce226">
            <text:p>37,80%</text:p>
          </table:table-cell>
          <table:table-cell table:number-columns-repeated="16382"/>
        </table:table-row>
        <table:table-row table:style-name="ro11">
          <table:table-cell office:value-type="float" office:value="460" table:style-name="ce225">
            <text:p><text:a xlink:href="https://finance.yahoo.com/quote/NVDA/options?strike=460&amp;straddle=false">460</text:a></text:p>
          </table:table-cell>
          <table:table-cell office:value-type="percentage" office:value="0.37180000000000002" table:style-name="ce226">
            <text:p>37,18%</text:p>
          </table:table-cell>
          <table:table-cell table:number-columns-repeated="16382"/>
        </table:table-row>
        <table:table-row table:style-name="ro11">
          <table:table-cell office:value-type="float" office:value="465" table:style-name="ce225">
            <text:p><text:a xlink:href="https://finance.yahoo.com/quote/NVDA/options?strike=465&amp;straddle=false">465</text:a></text:p>
          </table:table-cell>
          <table:table-cell office:value-type="percentage" office:value="0.36709999999999998" table:style-name="ce226">
            <text:p>36,71%</text:p>
          </table:table-cell>
          <table:table-cell table:number-columns-repeated="16382"/>
        </table:table-row>
        <table:table-row table:style-name="ro11">
          <table:table-cell office:value-type="float" office:value="470" table:style-name="ce225">
            <text:p><text:a xlink:href="https://finance.yahoo.com/quote/NVDA/options?strike=470&amp;straddle=false">470</text:a></text:p>
          </table:table-cell>
          <table:table-cell office:value-type="percentage" office:value="0.36230000000000001" table:style-name="ce226">
            <text:p>36,23%</text:p>
          </table:table-cell>
          <table:table-cell table:number-columns-repeated="16382"/>
        </table:table-row>
        <table:table-row table:style-name="ro11">
          <table:table-cell office:value-type="float" office:value="475" table:style-name="ce225">
            <text:p><text:a xlink:href="https://finance.yahoo.com/quote/NVDA/options?strike=475&amp;straddle=false">475</text:a></text:p>
          </table:table-cell>
          <table:table-cell office:value-type="percentage" office:value="0.35620000000000002" table:style-name="ce226">
            <text:p>35,62%</text:p>
          </table:table-cell>
          <table:table-cell table:number-columns-repeated="16382"/>
        </table:table-row>
        <table:table-row table:style-name="ro11">
          <table:table-cell office:value-type="float" office:value="480" table:style-name="ce24">
            <text:p><text:a xlink:href="https://finance.yahoo.com/quote/NVDA/options?strike=480&amp;straddle=false">480</text:a></text:p>
          </table:table-cell>
          <table:table-cell office:value-type="percentage" office:value="0.35539999999999999" table:style-name="ce244">
            <text:p>35,54%</text:p>
          </table:table-cell>
          <table:table-cell table:number-columns-repeated="16382"/>
        </table:table-row>
        <table:table-row table:style-name="ro11">
          <table:table-cell office:value-type="float" office:value="485" table:style-name="ce24">
            <text:p><text:a xlink:href="https://finance.yahoo.com/quote/NVDA/options?strike=485&amp;straddle=false">485</text:a></text:p>
          </table:table-cell>
          <table:table-cell office:value-type="percentage" office:value="0.3533" table:style-name="ce244">
            <text:p>35,33%</text:p>
          </table:table-cell>
          <table:table-cell table:number-columns-repeated="16382"/>
        </table:table-row>
        <table:table-row table:style-name="ro11">
          <table:table-cell office:value-type="float" office:value="490" table:style-name="ce24">
            <text:p><text:a xlink:href="https://finance.yahoo.com/quote/NVDA/options?strike=490&amp;straddle=false">490</text:a></text:p>
          </table:table-cell>
          <table:table-cell office:value-type="percentage" office:value="0.3508" table:style-name="ce244">
            <text:p>35,08%</text:p>
          </table:table-cell>
          <table:table-cell table:number-columns-repeated="16382"/>
        </table:table-row>
        <table:table-row table:style-name="ro11">
          <table:table-cell office:value-type="float" office:value="495" table:style-name="ce24">
            <text:p><text:a xlink:href="https://finance.yahoo.com/quote/NVDA/options?strike=495&amp;straddle=false">495</text:a></text:p>
          </table:table-cell>
          <table:table-cell office:value-type="percentage" office:value="0.3503" table:style-name="ce244">
            <text:p>35,03%</text:p>
          </table:table-cell>
          <table:table-cell table:number-columns-repeated="16382"/>
        </table:table-row>
        <table:table-row table:style-name="ro11">
          <table:table-cell office:value-type="float" office:value="500" table:style-name="ce24">
            <text:p><text:a xlink:href="https://finance.yahoo.com/quote/NVDA/options?strike=500&amp;straddle=false">500</text:a></text:p>
          </table:table-cell>
          <table:table-cell office:value-type="percentage" office:value="0.3478" table:style-name="ce244">
            <text:p>34,78%</text:p>
          </table:table-cell>
          <table:table-cell table:number-columns-repeated="16382"/>
        </table:table-row>
        <table:table-row table:style-name="ro11">
          <table:table-cell office:value-type="float" office:value="505" table:style-name="ce24">
            <text:p><text:a xlink:href="https://finance.yahoo.com/quote/NVDA/options?strike=505&amp;straddle=false">505</text:a></text:p>
          </table:table-cell>
          <table:table-cell office:value-type="percentage" office:value="0.34670000000000001" table:style-name="ce244">
            <text:p>34,67%</text:p>
          </table:table-cell>
          <table:table-cell table:number-columns-repeated="16382"/>
        </table:table-row>
        <table:table-row table:style-name="ro11">
          <table:table-cell office:value-type="float" office:value="510" table:style-name="ce24">
            <text:p><text:a xlink:href="https://finance.yahoo.com/quote/NVDA/options?strike=510&amp;straddle=false">510</text:a></text:p>
          </table:table-cell>
          <table:table-cell office:value-type="percentage" office:value="0.34470000000000001" table:style-name="ce244">
            <text:p>34,47%</text:p>
          </table:table-cell>
          <table:table-cell table:number-columns-repeated="16382"/>
        </table:table-row>
        <table:table-row table:style-name="ro11">
          <table:table-cell office:value-type="float" office:value="515" table:style-name="ce24">
            <text:p><text:a xlink:href="https://finance.yahoo.com/quote/NVDA/options?strike=515&amp;straddle=false">515</text:a></text:p>
          </table:table-cell>
          <table:table-cell office:value-type="percentage" office:value="0.34560000000000002" table:style-name="ce244">
            <text:p>34,56%</text:p>
          </table:table-cell>
          <table:table-cell table:number-columns-repeated="16382"/>
        </table:table-row>
        <table:table-row table:style-name="ro11">
          <table:table-cell office:value-type="float" office:value="520" table:style-name="ce24">
            <text:p><text:a xlink:href="https://finance.yahoo.com/quote/NVDA/options?strike=520&amp;straddle=false">520</text:a></text:p>
          </table:table-cell>
          <table:table-cell office:value-type="percentage" office:value="0.34489999999999998" table:style-name="ce244">
            <text:p>34,49%</text:p>
          </table:table-cell>
          <table:table-cell table:number-columns-repeated="16382"/>
        </table:table-row>
        <table:table-row table:style-name="ro11">
          <table:table-cell office:value-type="float" office:value="525" table:style-name="ce24">
            <text:p><text:a xlink:href="https://finance.yahoo.com/quote/NVDA/options?strike=525&amp;straddle=false">525</text:a></text:p>
          </table:table-cell>
          <table:table-cell office:value-type="percentage" office:value="0.34599999999999997" table:style-name="ce244">
            <text:p>34,60%</text:p>
          </table:table-cell>
          <table:table-cell table:number-columns-repeated="16382"/>
        </table:table-row>
        <table:table-row table:style-name="ro11">
          <table:table-cell office:value-type="float" office:value="530" table:style-name="ce24">
            <text:p><text:a xlink:href="https://finance.yahoo.com/quote/NVDA/options?strike=530&amp;straddle=false">530</text:a></text:p>
          </table:table-cell>
          <table:table-cell office:value-type="percentage" office:value="0.34560000000000002" table:style-name="ce244">
            <text:p>34,56%</text:p>
          </table:table-cell>
          <table:table-cell table:number-columns-repeated="16382"/>
        </table:table-row>
        <table:table-row table:style-name="ro11">
          <table:table-cell office:value-type="float" office:value="535" table:style-name="ce24">
            <text:p><text:a xlink:href="https://finance.yahoo.com/quote/NVDA/options?strike=535&amp;straddle=false">535</text:a></text:p>
          </table:table-cell>
          <table:table-cell office:value-type="percentage" office:value="0.34520000000000001" table:style-name="ce244">
            <text:p>34,52%</text:p>
          </table:table-cell>
          <table:table-cell table:number-columns-repeated="16382"/>
        </table:table-row>
        <table:table-row table:style-name="ro11">
          <table:table-cell office:value-type="float" office:value="540" table:style-name="ce24">
            <text:p><text:a xlink:href="https://finance.yahoo.com/quote/NVDA/options?strike=540&amp;straddle=false">540</text:a></text:p>
          </table:table-cell>
          <table:table-cell office:value-type="percentage" office:value="0.3478" table:style-name="ce244">
            <text:p>34,78%</text:p>
          </table:table-cell>
          <table:table-cell table:number-columns-repeated="16382"/>
        </table:table-row>
        <table:table-row table:style-name="ro11">
          <table:table-cell office:value-type="float" office:value="545" table:style-name="ce24">
            <text:p><text:a xlink:href="https://finance.yahoo.com/quote/NVDA/options?strike=545&amp;straddle=false">545</text:a></text:p>
          </table:table-cell>
          <table:table-cell office:value-type="percentage" office:value="0.3498" table:style-name="ce244">
            <text:p>34,98%</text:p>
          </table:table-cell>
          <table:table-cell table:number-columns-repeated="16382"/>
        </table:table-row>
        <table:table-row table:style-name="ro11">
          <table:table-cell office:value-type="float" office:value="550" table:style-name="ce24">
            <text:p><text:a xlink:href="https://finance.yahoo.com/quote/NVDA/options?strike=550&amp;straddle=false">550</text:a></text:p>
          </table:table-cell>
          <table:table-cell office:value-type="percentage" office:value="0.34970000000000001" table:style-name="ce244">
            <text:p>34,97%</text:p>
          </table:table-cell>
          <table:table-cell table:number-columns-repeated="16382"/>
        </table:table-row>
        <table:table-row table:style-name="ro11">
          <table:table-cell office:value-type="float" office:value="555" table:style-name="ce24">
            <text:p><text:a xlink:href="https://finance.yahoo.com/quote/NVDA/options?strike=555&amp;straddle=false">555</text:a></text:p>
          </table:table-cell>
          <table:table-cell office:value-type="percentage" office:value="0.35049999999999998" table:style-name="ce244">
            <text:p>35,05%</text:p>
          </table:table-cell>
          <table:table-cell table:number-columns-repeated="16382"/>
        </table:table-row>
        <table:table-row table:style-name="ro11">
          <table:table-cell office:value-type="float" office:value="560" table:style-name="ce24">
            <text:p><text:a xlink:href="https://finance.yahoo.com/quote/NVDA/options?strike=560&amp;straddle=false">560</text:a></text:p>
          </table:table-cell>
          <table:table-cell office:value-type="percentage" office:value="0.35389999999999999" table:style-name="ce244">
            <text:p>35,39%</text:p>
          </table:table-cell>
          <table:table-cell table:number-columns-repeated="16382"/>
        </table:table-row>
        <table:table-row table:style-name="ro11">
          <table:table-cell office:value-type="float" office:value="565" table:style-name="ce24">
            <text:p><text:a xlink:href="https://finance.yahoo.com/quote/NVDA/options?strike=565&amp;straddle=false">565</text:a></text:p>
          </table:table-cell>
          <table:table-cell office:value-type="percentage" office:value="0.35560000000000003" table:style-name="ce244">
            <text:p>35,56%</text:p>
          </table:table-cell>
          <table:table-cell table:number-columns-repeated="16382"/>
        </table:table-row>
        <table:table-row table:style-name="ro11">
          <table:table-cell office:value-type="float" office:value="570" table:style-name="ce24">
            <text:p><text:a xlink:href="https://finance.yahoo.com/quote/NVDA/options?strike=570&amp;straddle=false">570</text:a></text:p>
          </table:table-cell>
          <table:table-cell office:value-type="percentage" office:value="0.3579" table:style-name="ce244">
            <text:p>35,79%</text:p>
          </table:table-cell>
          <table:table-cell table:number-columns-repeated="16382"/>
        </table:table-row>
        <table:table-row table:style-name="ro11">
          <table:table-cell office:value-type="float" office:value="575" table:style-name="ce24">
            <text:p><text:a xlink:href="https://finance.yahoo.com/quote/NVDA/options?strike=575&amp;straddle=false">575</text:a></text:p>
          </table:table-cell>
          <table:table-cell office:value-type="percentage" office:value="0.36009999999999998" table:style-name="ce244">
            <text:p>36,01%</text:p>
          </table:table-cell>
          <table:table-cell table:number-columns-repeated="16382"/>
        </table:table-row>
        <table:table-row table:style-name="ro11">
          <table:table-cell office:value-type="float" office:value="580" table:style-name="ce24">
            <text:p><text:a xlink:href="https://finance.yahoo.com/quote/NVDA/options?strike=580&amp;straddle=false">580</text:a></text:p>
          </table:table-cell>
          <table:table-cell office:value-type="percentage" office:value="0.36180000000000001" table:style-name="ce244">
            <text:p>36,18%</text:p>
          </table:table-cell>
          <table:table-cell table:number-columns-repeated="16382"/>
        </table:table-row>
        <table:table-row table:style-name="ro11">
          <table:table-cell office:value-type="float" office:value="585" table:style-name="ce24">
            <text:p><text:a xlink:href="https://finance.yahoo.com/quote/NVDA/options?strike=585&amp;straddle=false">585</text:a></text:p>
          </table:table-cell>
          <table:table-cell office:value-type="percentage" office:value="0.36570000000000003" table:style-name="ce244">
            <text:p>36,57%</text:p>
          </table:table-cell>
          <table:table-cell table:number-columns-repeated="16382"/>
        </table:table-row>
        <table:table-row table:style-name="ro11">
          <table:table-cell office:value-type="float" office:value="590" table:style-name="ce24">
            <text:p><text:a xlink:href="https://finance.yahoo.com/quote/NVDA/options?strike=590&amp;straddle=false">590</text:a></text:p>
          </table:table-cell>
          <table:table-cell office:value-type="percentage" office:value="0.36849999999999999" table:style-name="ce244">
            <text:p>36,85%</text:p>
          </table:table-cell>
          <table:table-cell table:number-columns-repeated="16382"/>
        </table:table-row>
        <table:table-row table:style-name="ro11">
          <table:table-cell office:value-type="float" office:value="595" table:style-name="ce24">
            <text:p><text:a xlink:href="https://finance.yahoo.com/quote/NVDA/options?strike=595&amp;straddle=false">595</text:a></text:p>
          </table:table-cell>
          <table:table-cell office:value-type="percentage" office:value="0.37159999999999999" table:style-name="ce244">
            <text:p>37,16%</text:p>
          </table:table-cell>
          <table:table-cell table:number-columns-repeated="16382"/>
        </table:table-row>
        <table:table-row table:style-name="ro11">
          <table:table-cell office:value-type="float" office:value="600" table:style-name="ce24">
            <text:p><text:a xlink:href="https://finance.yahoo.com/quote/NVDA/options?strike=600&amp;straddle=false">600</text:a></text:p>
          </table:table-cell>
          <table:table-cell office:value-type="percentage" office:value="0.37330000000000002" table:style-name="ce244">
            <text:p>37,33%</text:p>
          </table:table-cell>
          <table:table-cell table:number-columns-repeated="16382"/>
        </table:table-row>
        <table:table-row table:number-rows-repeated="1048472" table:style-name="ro11">
          <table:table-cell table:number-columns-repeated="16384"/>
        </table:table-row>
      </table:table>
      <table:named-expressions>
        <table:named-range table:name="d" table:cell-range-address="Volatility.$G$8" table:base-cell-address="Volatility.$A$1"/>
        <table:named-range table:name="DeltaT" table:cell-range-address="Volatility.$G$11" table:base-cell-address="Volatility.$A$1"/>
        <table:named-range table:name="dividend" table:cell-range-address="Volatility.$G$14" table:base-cell-address="Volatility.$A$1"/>
        <table:named-range table:name="ImpliedVol" table:cell-range-address="American_Call_-_Real_Values__.$D$3" table:base-cell-address="American_Call_-_Real_Values__.$A$1"/>
        <table:named-range table:name="p" table:cell-range-address="Volatility.$G$13" table:base-cell-address="Volatility.$A$1"/>
        <table:named-range table:name="t" table:cell-range-address="Volatility.$G$10" table:base-cell-address="Volatility.$A$1"/>
        <table:named-range table:name="u" table:cell-range-address="Volatility.$G$7" table:base-cell-address="Volatility.$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Roboto Condensed" svg:font-family="&quot;Roboto Condensed&quot;"/>
    <style:font-face style:name="Yahoo Sans Finance" svg:font-family="&quot;Yahoo Sans Finance&quot;"/>
    <style:font-face style:name="Söhne" svg:font-family="Söhne"/>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number-style style:name="N36P0">
      <number:text>$</number:text>
      <number:number number:decimal-places="2" number:min-decimal-places="2" number:min-integer-digits="1" number:grouping="true"/>
      <number:text> </number:text>
    </number:number-style>
    <number:number-style style:name="N36">
      <style:text-properties fo:color="#FF0000"/>
      <number:text>($</number:text>
      <number:number number:decimal-places="2" number:min-decimal-places="2" number:min-integer-digits="1" number:grouping="true"/>
      <number:text>)</number:text>
      <style:map style:condition="value()&gt;=0" style:apply-style-name="N36P0"/>
    </number:number-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 $</number:text>
      <number:fill-character> </number:fill-character>
      <number:text>(</number:text>
      <number:number number:decimal-places="2" number:min-decimal-places="2" number:min-integer-digits="1" number:grouping="true"/>
      <number:text>)</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6" number:min-decimal-places="6" number:min-integer-digits="1" number:grouping="true"/>
    </number:number-style>
    <number:number-style style:name="N39">
      <number:number number:decimal-places="10" number:min-decimal-places="10" number:min-integer-digits="1"/>
    </number:number-style>
    <number:percentage-style style:name="N40">
      <number:number number:decimal-places="3" number:min-decimal-places="3" number:min-integer-digits="1"/>
      <number:text>%</number:text>
    </number:percentage-style>
    <number:date-style style:name="N41">
      <number:month number:style="long" number:textual="true"/>
      <number:text> </number:text>
      <number:day/>
      <number:text>, </number:text>
      <number:year number:style="long"/>
    </number:date-style>
    <number:number-style style:name="N42">
      <number:number number:decimal-places="4" number:min-decimal-places="4" number:min-integer-digits="1"/>
    </number:number-style>
    <number:percentage-style style:name="N43">
      <number:number number:decimal-places="4" number:min-decimal-places="4" number:min-integer-digits="1"/>
      <number:text>%</number:text>
    </number:percentage-style>
    <number:percentage-style style:name="N44">
      <number:number number:decimal-places="6" number:min-decimal-places="6" number:min-integer-digits="1"/>
      <number:text>%</number:text>
    </number:percentage-style>
    <number:number-style style:name="N45">
      <number:number number:decimal-places="5" number:min-decimal-places="5" number:min-integer-digits="1"/>
    </number:number-style>
    <number:number-style style:name="N46">
      <number:number number:decimal-places="5" number:min-decimal-places="5" number:min-integer-digits="1" number:grouping="true"/>
    </number:number-style>
    <number:currency-style style:name="N47P0" number:language="en" number:country="US">
      <number:text> </number:text>
      <number:currency-symbol number:language="en" number:country="US">$</number:currency-symbol>
      <number:fill-character> </number:fill-character>
      <number:number number:decimal-places="2" number:min-decimal-places="2" number:min-integer-digits="1" number:grouping="true"/>
      <number:text> </number:text>
    </number:currency-style>
    <number:currency-style style:name="N47P1" number:language="en" number:country="US">
      <number:text> </number:text>
      <number:currency-symbol number:language="en" number:country="US">$</number:currency-symbol>
      <number:fill-character> </number:fill-character>
      <number:text>(</number:text>
      <number:number number:decimal-places="2" number:min-decimal-places="2" number:min-integer-digits="1" number:grouping="true"/>
      <number:text>)</number:text>
    </number:currency-style>
    <number:currency-style style:name="N47P2" number:language="en" number:country="US">
      <number:text> </number:text>
      <number:currency-symbol number:language="en" number:country="US">$</number:currency-symbol>
      <number:fill-character> </number:fill-character>
      <number:text>-</number:text>
      <number:number number:decimal-places="0" number:min-decimal-places="0" number:min-integer-digits="0"/>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percentage-style style:name="N48">
      <number:number number:decimal-places="1" number:min-decimal-places="1" number:min-integer-digits="1"/>
      <number:text>%</number:text>
    </number:percentage-style>
    <number:percentage-style style:name="N49">
      <number:number number:decimal-places="5" number:min-decimal-places="5" number:min-integer-digits="1"/>
      <number:text>%</number:text>
    </number:percentage-style>
    <style:style style:name="Currency" style:family="table-cell" style:data-style-name="N37"/>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Guest User</dc:creator>
    <meta:creation-date>2023-12-05T04:50:25Z</meta:creation-date>
    <dc:date>2024-10-31T01:37:27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4">
      <number:number number:decimal-places="2" number:min-decimal-places="2" number:min-integer-digits="1"/>
      <number:text>%</number:text>
    </number:percentage-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4">
      <style:chart-properties chart:gap-width="150" chart:overlap="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351.75pt" svg:width="540.75pt" chart:style-name="Crt0">
        <chart:title chart:style-name="CT00">
          <text:p text:style-name="a0" text:class-names="" text:cond-style-name="">Volatility Smile<text:s text:c="1"/></text:p>
        </chart:title>
        <chart:plot-area chart:style-name="Plt0">
          <chart:axis chart:dimension="x" chart:name="primary-x" chart:style-name="Axs0">
            <chart:grid chart:class="major" chart:style-name="GMa0"/>
          </chart:axis>
          <chart:axis chart:dimension="y" chart:name="primary-y" chart:style-name="Axs1">
            <chart:grid chart:class="major" chart:style-name="GMa1"/>
          </chart:axis>
          <chart:series chart:values-cell-range-address="Extra_Credit_#2_(Solver).$B$4:.$B$104" chart:class="chart:scatter" chart:attached-axis="primary-y" chart:style-name="G0S0">
            <chart:domain table:cell-range-address="Extra_Credit_#2_(Solver).$A$4:.$A$104"/>
            <chart:data-point chart:repeated="101"/>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285f4" draw:opacity="100%" draw:stroke="solid" svg:stroke-width="0.01389in" svg:stroke-color="#163567" svg:stroke-opacity="100%" draw:stroke-linejoin="miter" svg:stroke-linecap="butt"/>
    </style:default-style>
  </office:styles>
</office:document-styles>
</file>